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3">
      <style:text-properties fo:color="#000000"/>
    </style:style>
    <style:style style:family="text" style:name="T3" style:display-name="T3" style:parent-style-name="CharStyle8">
      <style:text-properties fo:color="#000000"/>
    </style:style>
    <style:style style:family="text" style:name="T4" style:display-name="T4" style:parent-style-name="CharStyle8">
      <style:text-properties fo:color="#000000"/>
    </style:style>
    <style:style style:family="text" style:name="T5" style:display-name="T5" style:parent-style-name="CharStyle8">
      <style:text-properties fo:color="#000000"/>
    </style:style>
    <style:style style:family="text" style:name="T6" style:display-name="T6" style:parent-style-name="CharStyle8">
      <style:text-properties fo:color="#000000"/>
    </style:style>
    <style:style style:family="text" style:name="T7" style:display-name="T7" style:parent-style-name="CharStyle8">
      <style:text-properties fo:color="#000000"/>
    </style:style>
    <style:style style:family="text" style:name="T8" style:display-name="T8" style:parent-style-name="CharStyle8">
      <style:text-properties fo:color="#000000"/>
    </style:style>
    <style:style style:family="text" style:name="T9" style:display-name="T9" style:parent-style-name="CharStyle8">
      <style:text-properties fo:color="#000000"/>
    </style:style>
    <style:style style:family="text" style:name="T10" style:display-name="T10" style:parent-style-name="CharStyle3">
      <style:text-properties fo:color="#000000"/>
    </style:style>
    <style:style style:family="text" style:name="T11" style:display-name="T11" style:parent-style-name="CharStyle8">
      <style:text-properties fo:color="#000000"/>
    </style:style>
    <style:style style:family="text" style:name="T12" style:display-name="T12" style:parent-style-name="CharStyle8">
      <style:text-properties fo:color="#000000"/>
    </style:style>
    <style:style style:family="text" style:name="T13" style:display-name="T13" style:parent-style-name="CharStyle8">
      <style:text-properties fo:color="#000000"/>
    </style:style>
    <style:style style:family="text" style:name="T14" style:display-name="T14" style:parent-style-name="CharStyle9">
      <style:text-properties fo:color="#000000"/>
    </style:style>
    <style:style style:family="text" style:name="T15" style:display-name="T15" style:parent-style-name="CharStyle8">
      <style:text-properties fo:color="#000000"/>
    </style:style>
    <style:style style:family="text" style:name="T16" style:display-name="T16" style:parent-style-name="CharStyle8">
      <style:text-properties fo:color="#000000"/>
    </style:style>
    <style:style style:family="text" style:name="T17" style:display-name="T17" style:parent-style-name="CharStyle8">
      <style:text-properties fo:color="#000000"/>
    </style:style>
    <style:style style:family="text" style:name="T18" style:display-name="T18" style:parent-style-name="CharStyle8">
      <style:text-properties fo:color="#000000"/>
    </style:style>
    <style:style style:family="text" style:name="T19" style:display-name="T19" style:parent-style-name="CharStyle8">
      <style:text-properties fo:color="#000000"/>
    </style:style>
    <style:style style:family="text" style:name="T20" style:display-name="T20" style:parent-style-name="CharStyle10">
      <style:text-properties fo:color="#000000"/>
    </style:style>
    <style:style style:family="text" style:name="T21" style:display-name="T21" style:parent-style-name="CharStyle8">
      <style:text-properties fo:color="#000000"/>
    </style:style>
    <style:style style:family="text" style:name="T22" style:display-name="T22" style:parent-style-name="CharStyle12">
      <style:text-properties fo:color="#FF00FF"/>
    </style:style>
    <style:style style:family="text" style:name="T23" style:display-name="T23" style:parent-style-name="CharStyle14">
      <style:text-properties fo:color="#000000"/>
    </style:style>
    <style:style style:family="text" style:name="T24" style:display-name="T24" style:parent-style-name="CharStyle14">
      <style:text-properties fo:color="#000000"/>
    </style:style>
    <style:style style:family="text" style:name="T25" style:display-name="T25" style:parent-style-name="CharStyle14">
      <style:text-properties fo:color="#000000"/>
    </style:style>
    <style:style style:family="text" style:name="T26" style:display-name="T26" style:parent-style-name="CharStyle14">
      <style:text-properties fo:color="#000000"/>
    </style:style>
    <style:style style:family="text" style:name="T27" style:display-name="T27" style:parent-style-name="CharStyle14">
      <style:text-properties fo:color="#000000"/>
    </style:style>
    <style:style style:family="text" style:name="T28" style:display-name="T28" style:parent-style-name="CharStyle14">
      <style:text-properties fo:color="#000000"/>
    </style:style>
    <style:style style:family="text" style:name="T29" style:display-name="T29" style:parent-style-name="CharStyle14">
      <style:text-properties fo:color="#000000"/>
    </style:style>
    <style:style style:family="text" style:name="T30" style:display-name="T30" style:parent-style-name="CharStyle16">
      <style:text-properties fo:color="#FF0000"/>
    </style:style>
    <style:style style:family="text" style:name="T31" style:display-name="T31" style:parent-style-name="CharStyle3">
      <style:text-properties fo:color="#000000"/>
    </style:style>
    <style:style style:family="text" style:name="T32" style:display-name="T32" style:parent-style-name="CharStyle3">
      <style:text-properties fo:color="#000000"/>
    </style:style>
    <style:style style:family="text" style:name="T33" style:display-name="T33" style:parent-style-name="CharStyle3">
      <style:text-properties fo:color="#000000"/>
    </style:style>
    <style:style style:family="text" style:name="T34" style:display-name="T34" style:parent-style-name="CharStyle3">
      <style:text-properties fo:color="#000000"/>
    </style:style>
    <style:style style:family="text" style:name="T35" style:display-name="T35" style:parent-style-name="CharStyle3">
      <style:text-properties fo:color="#000000"/>
    </style:style>
    <style:style style:family="text" style:name="T36" style:display-name="T36" style:parent-style-name="CharStyle3">
      <style:text-properties fo:color="#000000"/>
    </style:style>
    <style:style style:family="text" style:name="T37" style:display-name="T37" style:parent-style-name="CharStyle3">
      <style:text-properties fo:color="#000000"/>
    </style:style>
    <style:style style:family="text" style:name="T38" style:display-name="T38" style:parent-style-name="CharStyle3">
      <style:text-properties fo:color="#000000"/>
    </style:style>
    <style:style style:family="text" style:name="T39" style:display-name="T39" style:parent-style-name="CharStyle3">
      <style:text-properties fo:color="#000000"/>
    </style:style>
    <style:style style:family="text" style:name="T40" style:display-name="T40" style:parent-style-name="CharStyle3">
      <style:text-properties fo:color="#000000"/>
    </style:style>
    <style:style style:family="text" style:name="T41" style:display-name="T41" style:parent-style-name="CharStyle3">
      <style:text-properties fo:color="#000000"/>
    </style:style>
    <style:style style:family="text" style:name="T42" style:display-name="T42" style:parent-style-name="CharStyle3">
      <style:text-properties fo:color="#000000"/>
    </style:style>
    <style:style style:family="text" style:name="T43" style:display-name="T43" style:parent-style-name="CharStyle3">
      <style:text-properties fo:color="#000000"/>
    </style:style>
    <style:style style:family="text" style:name="T44" style:display-name="T44" style:parent-style-name="CharStyle3">
      <style:text-properties fo:color="#000000"/>
    </style:style>
    <style:style style:family="text" style:name="T45" style:display-name="T45" style:parent-style-name="CharStyle16">
      <style:text-properties fo:color="#FF0000"/>
    </style:style>
    <style:style style:family="text" style:name="T46" style:display-name="T46" style:parent-style-name="CharStyle3">
      <style:text-properties fo:color="#000000"/>
    </style:style>
    <style:style style:family="text" style:name="T47" style:display-name="T47" style:parent-style-name="CharStyle3">
      <style:text-properties fo:color="#000000"/>
    </style:style>
    <style:style style:family="text" style:name="T48" style:display-name="T48" style:parent-style-name="CharStyle17">
      <style:text-properties fo:language="he" style:language-asian="he" style:language-complex="he" fo:country="IL" style:country-asian="IL" style:country-complex="IL" fo:color="#000000"/>
    </style:style>
    <style:style style:family="text" style:name="T49" style:display-name="T49" style:parent-style-name="CharStyle17">
      <style:text-properties fo:language="en" style:language-asian="en" style:language-complex="en" fo:country="US" style:country-asian="US" style:country-complex="US" style:text-position="25%" fo:color="#000000"/>
    </style:style>
    <style:style style:family="text" style:name="T50" style:display-name="T50" style:parent-style-name="CharStyle3">
      <style:text-properties fo:color="#000000"/>
    </style:style>
    <style:style style:family="text" style:name="T51" style:display-name="T51" style:parent-style-name="CharStyle3">
      <style:text-properties fo:language="en" style:language-asian="en" style:language-complex="en" fo:country="US" style:country-asian="US" style:country-complex="US" style:text-position="25%" fo:color="#000000"/>
    </style:style>
    <style:style style:family="text" style:name="T52" style:display-name="T52" style:parent-style-name="CharStyle3">
      <style:text-properties fo:color="#000000"/>
    </style:style>
    <style:style style:family="text" style:name="T53" style:display-name="T53" style:parent-style-name="CharStyle3">
      <style:text-properties fo:color="#000000"/>
    </style:style>
    <style:style style:family="text" style:name="T54" style:display-name="T54" style:parent-style-name="CharStyle3">
      <style:text-properties fo:color="#000000"/>
    </style:style>
    <style:style style:family="text" style:name="T55" style:display-name="T55" style:parent-style-name="CharStyle3">
      <style:text-properties fo:color="#000000"/>
    </style:style>
    <style:style style:family="text" style:name="T56" style:display-name="T56" style:parent-style-name="CharStyle3">
      <style:text-properties fo:color="#000000"/>
    </style:style>
    <style:style style:family="text" style:name="T57" style:display-name="T57" style:parent-style-name="CharStyle3">
      <style:text-properties fo:color="#000000"/>
    </style:style>
    <style:style style:family="text" style:name="T58" style:display-name="T58" style:parent-style-name="CharStyle3">
      <style:text-properties fo:color="#000000"/>
    </style:style>
    <style:style style:family="text" style:name="T59" style:display-name="T59" style:parent-style-name="CharStyle3">
      <style:text-properties fo:color="#000000"/>
    </style:style>
    <style:style style:family="text" style:name="T60" style:display-name="T60" style:parent-style-name="CharStyle3">
      <style:text-properties fo:color="#000000"/>
    </style:style>
    <style:style style:family="text" style:name="T61" style:display-name="T61" style:parent-style-name="CharStyle3">
      <style:text-properties fo:color="#000000"/>
    </style:style>
    <style:style style:family="text" style:name="T62" style:display-name="T62" style:parent-style-name="CharStyle3">
      <style:text-properties fo:color="#000000"/>
    </style:style>
    <style:style style:family="text" style:name="T63" style:display-name="T63" style:parent-style-name="CharStyle3">
      <style:text-properties fo:color="#000000"/>
    </style:style>
    <style:style style:family="text" style:name="T64" style:display-name="T64" style:parent-style-name="CharStyle17">
      <style:text-properties fo:color="#000000"/>
    </style:style>
    <style:style style:family="text" style:name="T65" style:display-name="T65" style:parent-style-name="CharStyle3">
      <style:text-properties fo:color="#000000"/>
    </style:style>
    <style:style style:family="text" style:name="T66" style:display-name="T66" style:parent-style-name="CharStyle17">
      <style:text-properties fo:language="he" style:language-asian="he" style:language-complex="he" fo:country="IL" style:country-asian="IL" style:country-complex="IL" fo:color="#000000"/>
    </style:style>
    <style:style style:family="text" style:name="T67" style:display-name="T67" style:parent-style-name="CharStyle17">
      <style:text-properties style:text-position="25%" fo:color="#000000"/>
    </style:style>
    <style:style style:family="text" style:name="T68" style:display-name="T68" style:parent-style-name="CharStyle3">
      <style:text-properties fo:color="#000000"/>
    </style:style>
    <style:style style:family="text" style:name="T69" style:display-name="T69" style:parent-style-name="CharStyle3">
      <style:text-properties fo:color="#000000"/>
    </style:style>
    <style:style style:family="text" style:name="T70" style:display-name="T70" style:parent-style-name="CharStyle18">
      <style:text-properties fo:color="#FF00FF" fo:background-color="#FFFFFF"/>
    </style:style>
    <style:style style:family="text" style:name="T71" style:display-name="T71" style:parent-style-name="CharStyle14">
      <style:text-properties fo:color="#000000"/>
    </style:style>
    <style:style style:family="text" style:name="T72" style:display-name="T72" style:parent-style-name="CharStyle14">
      <style:text-properties fo:color="#000000"/>
    </style:style>
    <style:style style:family="text" style:name="T73" style:display-name="T73" style:parent-style-name="CharStyle14">
      <style:text-properties fo:color="#000000"/>
    </style:style>
    <style:style style:family="text" style:name="T74" style:display-name="T74" style:parent-style-name="CharStyle14">
      <style:text-properties fo:color="#000000"/>
    </style:style>
    <style:style style:family="text" style:name="T75" style:display-name="T75" style:parent-style-name="CharStyle14">
      <style:text-properties fo:color="#000000"/>
    </style:style>
    <style:style style:family="text" style:name="T76" style:display-name="T76" style:parent-style-name="CharStyle14">
      <style:text-properties fo:color="#000000"/>
    </style:style>
    <style:style style:family="text" style:name="T77" style:display-name="T77" style:parent-style-name="CharStyle14">
      <style:text-properties fo:color="#000000"/>
    </style:style>
    <style:style style:family="text" style:name="T78" style:display-name="T78" style:parent-style-name="CharStyle14">
      <style:text-properties fo:color="#000000"/>
    </style:style>
    <style:style style:family="text" style:name="T79" style:display-name="T79" style:parent-style-name="CharStyle14">
      <style:text-properties fo:color="#000000"/>
    </style:style>
    <style:style style:family="text" style:name="T80" style:display-name="T80" style:parent-style-name="CharStyle14">
      <style:text-properties fo:color="#000000"/>
    </style:style>
    <style:style style:family="text" style:name="T81" style:display-name="T81" style:parent-style-name="CharStyle14">
      <style:text-properties fo:color="#000000"/>
    </style:style>
    <style:style style:family="text" style:name="T82" style:display-name="T82" style:parent-style-name="CharStyle14">
      <style:text-properties fo:color="#000000"/>
    </style:style>
    <style:style style:family="text" style:name="T83" style:display-name="T83" style:parent-style-name="CharStyle14">
      <style:text-properties fo:color="#000000"/>
    </style:style>
    <style:style style:family="text" style:name="T84" style:display-name="T84" style:parent-style-name="CharStyle14">
      <style:text-properties fo:color="#000000"/>
    </style:style>
    <style:style style:family="text" style:name="T85" style:display-name="T85" style:parent-style-name="CharStyle14">
      <style:text-properties fo:color="#000000"/>
    </style:style>
    <style:style style:family="text" style:name="T86" style:display-name="T86" style:parent-style-name="CharStyle21">
      <style:text-properties fo:color="#FF00FF"/>
    </style:style>
    <style:style style:family="text" style:name="T87" style:display-name="T87" style:parent-style-name="CharStyle23">
      <style:text-properties fo:color="#000000"/>
    </style:style>
    <style:style style:family="text" style:name="T88" style:display-name="T88" style:parent-style-name="CharStyle24">
      <style:text-properties fo:color="#000000"/>
    </style:style>
    <style:style style:family="text" style:name="T89" style:display-name="T89" style:parent-style-name="CharStyle24">
      <style:text-properties fo:language="he" style:language-asian="he" style:language-complex="he" fo:country="IL" style:country-asian="IL" style:country-complex="IL" fo:color="#000000"/>
    </style:style>
    <style:style style:family="text" style:name="T90" style:display-name="T90" style:parent-style-name="CharStyle23">
      <style:text-properties fo:color="#000000"/>
    </style:style>
    <style:style style:family="text" style:name="T91" style:display-name="T91" style:parent-style-name="CharStyle24">
      <style:text-properties fo:color="#000000"/>
    </style:style>
    <style:style style:family="text" style:name="T92" style:display-name="T92" style:parent-style-name="CharStyle24">
      <style:text-properties fo:language="he" style:language-asian="he" style:language-complex="he" fo:country="IL" style:country-asian="IL" style:country-complex="IL" fo:color="#000000"/>
    </style:style>
    <style:style style:family="text" style:name="T93" style:display-name="T93" style:parent-style-name="CharStyle23">
      <style:text-properties fo:color="#000000"/>
    </style:style>
    <style:style style:family="text" style:name="T94" style:display-name="T94" style:parent-style-name="CharStyle24">
      <style:text-properties fo:language="he" style:language-asian="he" style:language-complex="he" fo:country="IL" style:country-asian="IL" style:country-complex="IL" fo:color="#000000"/>
    </style:style>
    <style:style style:family="text" style:name="T95" style:display-name="T95" style:parent-style-name="CharStyle24">
      <style:text-properties style:text-position="25%" fo:color="#000000"/>
    </style:style>
    <style:style style:family="text" style:name="T96" style:display-name="T96" style:parent-style-name="CharStyle23">
      <style:text-properties fo:color="#000000"/>
    </style:style>
    <style:style style:family="text" style:name="T97" style:display-name="T97" style:parent-style-name="CharStyle26">
      <style:text-properties fo:color="#000000"/>
    </style:style>
    <style:style style:family="text" style:name="T98" style:display-name="T98" style:parent-style-name="CharStyle21">
      <style:text-properties fo:color="#FF00FF"/>
    </style:style>
    <style:style style:family="text" style:name="T99" style:display-name="T99" style:parent-style-name="CharStyle8">
      <style:text-properties fo:color="#000000"/>
    </style:style>
    <style:style style:family="text" style:name="T100" style:display-name="T100" style:parent-style-name="CharStyle9">
      <style:text-properties fo:color="#000000"/>
    </style:style>
    <style:style style:family="text" style:name="T101" style:display-name="T101" style:parent-style-name="CharStyle8">
      <style:text-properties fo:color="#000000"/>
    </style:style>
    <style:style style:family="text" style:name="T102" style:display-name="T102" style:parent-style-name="CharStyle27">
      <style:text-properties fo:color="#000000"/>
    </style:style>
    <style:style style:family="text" style:name="T103" style:display-name="T103" style:parent-style-name="CharStyle27">
      <style:text-properties fo:color="#000000"/>
    </style:style>
    <style:style style:family="text" style:name="T104" style:display-name="T104" style:parent-style-name="CharStyle21">
      <style:text-properties fo:color="#FF00FF"/>
    </style:style>
    <style:style style:family="text" style:name="T105" style:display-name="T105" style:parent-style-name="CharStyle8">
      <style:text-properties fo:color="#000000"/>
    </style:style>
    <style:style style:family="text" style:name="T106" style:display-name="T106" style:parent-style-name="CharStyle10">
      <style:text-properties fo:color="#000000"/>
    </style:style>
    <style:style style:family="text" style:name="T107" style:display-name="T107" style:parent-style-name="CharStyle10">
      <style:text-properties fo:language="he" style:language-asian="he" style:language-complex="he" fo:country="IL" style:country-asian="IL" style:country-complex="IL" fo:color="#000000"/>
    </style:style>
    <style:style style:family="text" style:name="T108" style:display-name="T108" style:parent-style-name="CharStyle8">
      <style:text-properties fo:color="#000000"/>
    </style:style>
    <style:style style:family="text" style:name="T109" style:display-name="T109" style:parent-style-name="CharStyle10">
      <style:text-properties fo:color="#000000"/>
    </style:style>
    <style:style style:family="text" style:name="T110" style:display-name="T110" style:parent-style-name="CharStyle10">
      <style:text-properties fo:language="he" style:language-asian="he" style:language-complex="he" fo:country="IL" style:country-asian="IL" style:country-complex="IL" fo:color="#000000"/>
    </style:style>
    <style:style style:family="text" style:name="T111" style:display-name="T111" style:parent-style-name="CharStyle8">
      <style:text-properties fo:color="#000000"/>
    </style:style>
    <style:style style:family="text" style:name="T112" style:display-name="T112" style:parent-style-name="CharStyle10">
      <style:text-properties fo:color="#000000"/>
    </style:style>
    <style:style style:family="text" style:name="T113" style:display-name="T113" style:parent-style-name="CharStyle10">
      <style:text-properties fo:language="he" style:language-asian="he" style:language-complex="he" fo:country="IL" style:country-asian="IL" style:country-complex="IL" fo:color="#000000"/>
    </style:style>
    <style:style style:family="text" style:name="T114" style:display-name="T114" style:parent-style-name="CharStyle8">
      <style:text-properties fo:color="#000000"/>
    </style:style>
    <style:style style:family="text" style:name="T115" style:display-name="T115" style:parent-style-name="CharStyle8">
      <style:text-properties fo:color="#000000"/>
    </style:style>
    <style:style style:family="text" style:name="T116" style:display-name="T116" style:parent-style-name="CharStyle27">
      <style:text-properties fo:color="#000000"/>
    </style:style>
    <style:style style:family="text" style:name="T117" style:display-name="T117" style:parent-style-name="CharStyle27">
      <style:text-properties fo:color="#000000"/>
    </style:style>
    <style:style style:family="text" style:name="T118" style:display-name="T118" style:parent-style-name="CharStyle27">
      <style:text-properties fo:color="#000000"/>
    </style:style>
    <style:style style:family="text" style:name="T119" style:display-name="T119" style:parent-style-name="CharStyle27">
      <style:text-properties fo:color="#000000"/>
    </style:style>
    <style:style style:family="text" style:name="T120" style:display-name="T120" style:parent-style-name="CharStyle20">
      <style:text-properties fo:color="#800000"/>
    </style:style>
    <style:style style:family="text" style:name="T121" style:display-name="T121" style:parent-style-name="CharStyle3">
      <style:text-properties fo:color="#000000"/>
    </style:style>
    <style:style style:family="text" style:name="T122" style:display-name="T122" style:parent-style-name="CharStyle17">
      <style:text-properties fo:color="#000000"/>
    </style:style>
    <style:style style:family="text" style:name="T123" style:display-name="T123" style:parent-style-name="CharStyle17">
      <style:text-properties fo:language="he" style:language-asian="he" style:language-complex="he" fo:country="IL" style:country-asian="IL" style:country-complex="IL" style:text-position="25%" fo:color="#000000"/>
    </style:style>
    <style:style style:family="text" style:name="T124" style:display-name="T124" style:parent-style-name="CharStyle17">
      <style:text-properties fo:language="he" style:language-asian="he" style:language-complex="he" fo:country="IL" style:country-asian="IL" style:country-complex="IL" fo:color="#000000"/>
    </style:style>
    <style:style style:family="text" style:name="T125" style:display-name="T125" style:parent-style-name="CharStyle3">
      <style:text-properties fo:color="#000000"/>
    </style:style>
    <style:style style:family="text" style:name="T126" style:display-name="T126" style:parent-style-name="CharStyle17">
      <style:text-properties fo:color="#000000"/>
    </style:style>
    <style:style style:family="text" style:name="T127" style:display-name="T127" style:parent-style-name="CharStyle17">
      <style:text-properties fo:language="he" style:language-asian="he" style:language-complex="he" fo:country="IL" style:country-asian="IL" style:country-complex="IL" fo:color="#000000"/>
    </style:style>
    <style:style style:family="text" style:name="T128" style:display-name="T128" style:parent-style-name="CharStyle3">
      <style:text-properties fo:color="#000000"/>
    </style:style>
    <style:style style:family="text" style:name="T129" style:display-name="T129" style:parent-style-name="CharStyle3">
      <style:text-properties fo:color="#000000"/>
    </style:style>
    <style:style style:family="text" style:name="T130" style:display-name="T130" style:parent-style-name="CharStyle3">
      <style:text-properties fo:color="#000000"/>
    </style:style>
    <style:style style:family="text" style:name="T131" style:display-name="T131" style:parent-style-name="CharStyle17">
      <style:text-properties fo:color="#000000"/>
    </style:style>
    <style:style style:family="text" style:name="T132" style:display-name="T132" style:parent-style-name="CharStyle3">
      <style:text-properties fo:color="#000000"/>
    </style:style>
    <style:style style:family="text" style:name="T133" style:display-name="T133" style:parent-style-name="CharStyle3">
      <style:text-properties fo:color="#000000"/>
    </style:style>
    <style:style style:family="text" style:name="T134" style:display-name="T134" style:parent-style-name="CharStyle17">
      <style:text-properties fo:color="#000000"/>
    </style:style>
    <style:style style:family="text" style:name="T135" style:display-name="T135" style:parent-style-name="CharStyle3">
      <style:text-properties fo:color="#000000"/>
    </style:style>
    <style:style style:family="text" style:name="T136" style:display-name="T136" style:parent-style-name="CharStyle17">
      <style:text-properties fo:color="#000000"/>
    </style:style>
    <style:style style:family="text" style:name="T137" style:display-name="T137" style:parent-style-name="CharStyle17">
      <style:text-properties fo:language="he" style:language-asian="he" style:language-complex="he" fo:country="IL" style:country-asian="IL" style:country-complex="IL" fo:color="#000000"/>
    </style:style>
    <style:style style:family="text" style:name="T138" style:display-name="T138" style:parent-style-name="CharStyle3">
      <style:text-properties fo:color="#000000"/>
    </style:style>
    <style:style style:family="text" style:name="T139" style:display-name="T139" style:parent-style-name="CharStyle3">
      <style:text-properties fo:color="#000000"/>
    </style:style>
    <style:style style:family="text" style:name="T140" style:display-name="T140" style:parent-style-name="CharStyle17">
      <style:text-properties fo:color="#000000"/>
    </style:style>
    <style:style style:family="text" style:name="T141" style:display-name="T141" style:parent-style-name="CharStyle3">
      <style:text-properties fo:color="#000000"/>
    </style:style>
    <style:style style:family="text" style:name="T142" style:display-name="T142" style:parent-style-name="CharStyle3">
      <style:text-properties fo:color="#000000"/>
    </style:style>
    <style:style style:family="text" style:name="T143" style:display-name="T143" style:parent-style-name="CharStyle17">
      <style:text-properties fo:color="#000000"/>
    </style:style>
    <style:style style:family="text" style:name="T144" style:display-name="T144" style:parent-style-name="CharStyle3">
      <style:text-properties fo:color="#000000"/>
    </style:style>
    <style:style style:family="text" style:name="T145" style:display-name="T145" style:parent-style-name="CharStyle17">
      <style:text-properties fo:color="#000000"/>
    </style:style>
    <style:style style:family="text" style:name="T146" style:display-name="T146" style:parent-style-name="CharStyle17">
      <style:text-properties fo:language="he" style:language-asian="he" style:language-complex="he" fo:country="IL" style:country-asian="IL" style:country-complex="IL" fo:color="#000000"/>
    </style:style>
    <style:style style:family="text" style:name="T147" style:display-name="T147" style:parent-style-name="CharStyle3">
      <style:text-properties fo:color="#000000"/>
    </style:style>
    <style:style style:family="text" style:name="T148" style:display-name="T148" style:parent-style-name="CharStyle3">
      <style:text-properties fo:color="#000000"/>
    </style:style>
    <style:style style:family="text" style:name="T149" style:display-name="T149" style:parent-style-name="CharStyle17">
      <style:text-properties fo:color="#000000"/>
    </style:style>
    <style:style style:family="text" style:name="T150" style:display-name="T150" style:parent-style-name="CharStyle3">
      <style:text-properties fo:color="#000000"/>
    </style:style>
    <style:style style:family="text" style:name="T151" style:display-name="T151" style:parent-style-name="CharStyle3">
      <style:text-properties fo:color="#000000"/>
    </style:style>
    <style:style style:family="text" style:name="T152" style:display-name="T152" style:parent-style-name="CharStyle17">
      <style:text-properties fo:language="he" style:language-asian="he" style:language-complex="he" fo:country="IL" style:country-asian="IL" style:country-complex="IL" fo:color="#000000"/>
    </style:style>
    <style:style style:family="text" style:name="T153" style:display-name="T153" style:parent-style-name="CharStyle17">
      <style:text-properties fo:color="#000000"/>
    </style:style>
    <style:style style:family="text" style:name="T154" style:display-name="T154" style:parent-style-name="CharStyle17">
      <style:text-properties fo:language="he" style:language-asian="he" style:language-complex="he" fo:country="IL" style:country-asian="IL" style:country-complex="IL" fo:color="#000000"/>
    </style:style>
    <style:style style:family="text" style:name="T155" style:display-name="T155" style:parent-style-name="CharStyle3">
      <style:text-properties fo:color="#000000"/>
    </style:style>
    <style:style style:family="text" style:name="T156" style:display-name="T156" style:parent-style-name="CharStyle17">
      <style:text-properties fo:color="#000000"/>
    </style:style>
    <style:style style:family="text" style:name="T157" style:display-name="T157" style:parent-style-name="CharStyle3">
      <style:text-properties fo:color="#000000"/>
    </style:style>
    <style:style style:family="text" style:name="T158" style:display-name="T158" style:parent-style-name="CharStyle3">
      <style:text-properties fo:color="#000000"/>
    </style:style>
    <style:style style:family="text" style:name="T159" style:display-name="T159" style:parent-style-name="CharStyle3">
      <style:text-properties fo:color="#000000"/>
    </style:style>
    <style:style style:family="text" style:name="T160" style:display-name="T160" style:parent-style-name="CharStyle17">
      <style:text-properties fo:color="#000000"/>
    </style:style>
    <style:style style:family="text" style:name="T161" style:display-name="T161" style:parent-style-name="CharStyle3">
      <style:text-properties fo:color="#000000"/>
    </style:style>
    <style:style style:family="text" style:name="T162" style:display-name="T162" style:parent-style-name="CharStyle3">
      <style:text-properties fo:color="#000000"/>
    </style:style>
    <style:style style:family="text" style:name="T163" style:display-name="T163" style:parent-style-name="CharStyle17">
      <style:text-properties fo:color="#000000"/>
    </style:style>
    <style:style style:family="text" style:name="T164" style:display-name="T164" style:parent-style-name="CharStyle3">
      <style:text-properties fo:color="#000000"/>
    </style:style>
    <style:style style:family="text" style:name="T165" style:display-name="T165" style:parent-style-name="CharStyle17">
      <style:text-properties fo:color="#000000"/>
    </style:style>
    <style:style style:family="text" style:name="T166" style:display-name="T166" style:parent-style-name="CharStyle3">
      <style:text-properties fo:color="#000000"/>
    </style:style>
    <style:style style:family="text" style:name="T167" style:display-name="T167" style:parent-style-name="CharStyle3">
      <style:text-properties fo:color="#000000"/>
    </style:style>
    <style:style style:family="text" style:name="T168" style:display-name="T168" style:parent-style-name="CharStyle3">
      <style:text-properties fo:color="#000000"/>
    </style:style>
    <style:style style:family="text" style:name="T169" style:display-name="T169" style:parent-style-name="CharStyle29">
      <style:text-properties fo:color="#000000"/>
    </style:style>
    <style:style style:family="text" style:name="T170" style:display-name="T170" style:parent-style-name="CharStyle3">
      <style:text-properties fo:color="#000000"/>
    </style:style>
    <style:style style:family="text" style:name="T171" style:display-name="T171" style:parent-style-name="CharStyle17">
      <style:text-properties fo:color="#000000"/>
    </style:style>
    <style:style style:family="text" style:name="T172" style:display-name="T172" style:parent-style-name="CharStyle17">
      <style:text-properties fo:language="he" style:language-asian="he" style:language-complex="he" fo:country="IL" style:country-asian="IL" style:country-complex="IL" fo:color="#000000"/>
    </style:style>
    <style:style style:family="text" style:name="T173" style:display-name="T173" style:parent-style-name="CharStyle3">
      <style:text-properties fo:color="#000000"/>
    </style:style>
    <style:style style:family="text" style:name="T174" style:display-name="T174" style:parent-style-name="CharStyle29">
      <style:text-properties fo:color="#000000"/>
    </style:style>
    <style:style style:family="text" style:name="T175" style:display-name="T175" style:parent-style-name="CharStyle29">
      <style:text-properties fo:color="#000000"/>
    </style:style>
    <style:style style:family="text" style:name="T176" style:display-name="T176" style:parent-style-name="CharStyle3">
      <style:text-properties fo:color="#000000"/>
    </style:style>
    <style:style style:family="text" style:name="T177" style:display-name="T177" style:parent-style-name="CharStyle17">
      <style:text-properties fo:color="#000000"/>
    </style:style>
    <style:style style:family="text" style:name="T178" style:display-name="T178" style:parent-style-name="CharStyle17">
      <style:text-properties fo:language="he" style:language-asian="he" style:language-complex="he" fo:country="IL" style:country-asian="IL" style:country-complex="IL" fo:color="#000000"/>
    </style:style>
    <style:style style:family="text" style:name="T179" style:display-name="T179" style:parent-style-name="CharStyle3">
      <style:text-properties fo:color="#000000"/>
    </style:style>
    <style:style style:family="text" style:name="T180" style:display-name="T180" style:parent-style-name="CharStyle17">
      <style:text-properties fo:color="#000000"/>
    </style:style>
    <style:style style:family="text" style:name="T181" style:display-name="T181" style:parent-style-name="CharStyle17">
      <style:text-properties fo:language="he" style:language-asian="he" style:language-complex="he" fo:country="IL" style:country-asian="IL" style:country-complex="IL" fo:color="#000000"/>
    </style:style>
    <style:style style:family="text" style:name="T182" style:display-name="T182" style:parent-style-name="CharStyle3">
      <style:text-properties fo:color="#000000"/>
    </style:style>
    <style:style style:family="text" style:name="T183" style:display-name="T183" style:parent-style-name="CharStyle29">
      <style:text-properties fo:color="#000000"/>
    </style:style>
    <style:style style:family="text" style:name="T184" style:display-name="T184" style:parent-style-name="CharStyle3">
      <style:text-properties fo:color="#000000"/>
    </style:style>
    <style:style style:family="text" style:name="T185" style:display-name="T185" style:parent-style-name="CharStyle17">
      <style:text-properties fo:language="en" style:language-asian="en" style:language-complex="en" fo:country="US" style:country-asian="US" style:country-complex="US" fo:color="#000000"/>
    </style:style>
    <style:style style:family="text" style:name="T186" style:display-name="T186" style:parent-style-name="CharStyle3">
      <style:text-properties fo:color="#000000"/>
    </style:style>
    <style:style style:family="text" style:name="T187" style:display-name="T187" style:parent-style-name="CharStyle29">
      <style:text-properties fo:color="#000000"/>
    </style:style>
    <style:style style:family="text" style:name="T188" style:display-name="T188" style:parent-style-name="CharStyle29">
      <style:text-properties fo:color="#000000"/>
    </style:style>
    <style:style style:family="text" style:name="T189" style:display-name="T189" style:parent-style-name="CharStyle31">
      <style:text-properties fo:color="#FF0000"/>
    </style:style>
    <style:style style:family="text" style:name="T197" style:display-name="T197" style:parent-style-name="CharStyle3">
      <style:text-properties fo:color="#000000"/>
    </style:style>
    <style:style style:family="text" style:name="T198" style:display-name="T198" style:parent-style-name="CharStyle17">
      <style:text-properties fo:language="he" style:language-asian="he" style:language-complex="he" fo:country="IL" style:country-asian="IL" style:country-complex="IL" fo:color="#000000"/>
    </style:style>
    <style:style style:family="text" style:name="T199" style:display-name="T199" style:parent-style-name="CharStyle17">
      <style:text-properties fo:color="#000000"/>
    </style:style>
    <style:style style:family="text" style:name="T200" style:display-name="T200" style:parent-style-name="CharStyle17">
      <style:text-properties fo:language="he" style:language-asian="he" style:language-complex="he" fo:country="IL" style:country-asian="IL" style:country-complex="IL" fo:color="#000000"/>
    </style:style>
    <style:style style:family="text" style:name="T201" style:display-name="T201" style:parent-style-name="CharStyle3">
      <style:text-properties fo:color="#000000"/>
    </style:style>
    <style:style style:family="text" style:name="T202" style:display-name="T202" style:parent-style-name="CharStyle17">
      <style:text-properties fo:language="he" style:language-asian="he" style:language-complex="he" fo:country="IL" style:country-asian="IL" style:country-complex="IL" fo:color="#000000"/>
    </style:style>
    <style:style style:family="text" style:name="T203" style:display-name="T203" style:parent-style-name="CharStyle17">
      <style:text-properties fo:color="#000000"/>
    </style:style>
    <style:style style:family="text" style:name="T204" style:display-name="T204" style:parent-style-name="CharStyle17">
      <style:text-properties fo:language="he" style:language-asian="he" style:language-complex="he" fo:country="IL" style:country-asian="IL" style:country-complex="IL" fo:color="#000000"/>
    </style:style>
    <style:style style:family="text" style:name="T205" style:display-name="T205" style:parent-style-name="CharStyle3">
      <style:text-properties fo:color="#000000"/>
    </style:style>
    <style:style style:family="text" style:name="T206" style:display-name="T206" style:parent-style-name="CharStyle17">
      <style:text-properties fo:color="#000000"/>
    </style:style>
    <style:style style:family="text" style:name="T207" style:display-name="T207" style:parent-style-name="CharStyle17">
      <style:text-properties fo:language="he" style:language-asian="he" style:language-complex="he" fo:country="IL" style:country-asian="IL" style:country-complex="IL" fo:color="#000000"/>
    </style:style>
    <style:style style:family="text" style:name="T208" style:display-name="T208" style:parent-style-name="CharStyle3">
      <style:text-properties fo:color="#000000"/>
    </style:style>
    <style:style style:family="text" style:name="T209" style:display-name="T209" style:parent-style-name="CharStyle17">
      <style:text-properties fo:color="#000000"/>
    </style:style>
    <style:style style:family="text" style:name="T210" style:display-name="T210" style:parent-style-name="CharStyle17">
      <style:text-properties fo:language="he" style:language-asian="he" style:language-complex="he" fo:country="IL" style:country-asian="IL" style:country-complex="IL" fo:color="#000000"/>
    </style:style>
    <style:style style:family="text" style:name="T211" style:display-name="T211" style:parent-style-name="CharStyle3">
      <style:text-properties fo:color="#000000"/>
    </style:style>
    <style:style style:family="text" style:name="T212" style:display-name="T212" style:parent-style-name="CharStyle17">
      <style:text-properties fo:color="#000000"/>
    </style:style>
    <style:style style:family="text" style:name="T213" style:display-name="T213" style:parent-style-name="CharStyle3">
      <style:text-properties fo:language="fr" style:language-asian="fr" style:language-complex="fr" fo:country="FR" style:country-asian="FR" style:country-complex="FR" fo:color="#000000"/>
    </style:style>
    <style:style style:family="text" style:name="T214" style:display-name="T214" style:parent-style-name="CharStyle17">
      <style:text-properties fo:color="#000000"/>
    </style:style>
    <style:style style:family="text" style:name="T215" style:display-name="T215" style:parent-style-name="CharStyle3">
      <style:text-properties fo:color="#000000"/>
    </style:style>
    <style:style style:family="text" style:name="T216" style:display-name="T216" style:parent-style-name="CharStyle17">
      <style:text-properties fo:color="#000000"/>
    </style:style>
    <style:style style:family="text" style:name="T217" style:display-name="T217" style:parent-style-name="CharStyle17">
      <style:text-properties fo:language="he" style:language-asian="he" style:language-complex="he" fo:country="IL" style:country-asian="IL" style:country-complex="IL" fo:color="#000000"/>
    </style:style>
    <style:style style:family="text" style:name="T218" style:display-name="T218" style:parent-style-name="CharStyle3">
      <style:text-properties fo:color="#000000"/>
    </style:style>
    <style:style style:family="text" style:name="T219" style:display-name="T219" style:parent-style-name="CharStyle17">
      <style:text-properties fo:color="#000000"/>
    </style:style>
    <style:style style:family="text" style:name="T220" style:display-name="T220" style:parent-style-name="CharStyle3">
      <style:text-properties fo:color="#000000"/>
    </style:style>
    <style:style style:family="text" style:name="T221" style:display-name="T221" style:parent-style-name="CharStyle17">
      <style:text-properties fo:color="#000000"/>
    </style:style>
    <style:style style:family="text" style:name="T222" style:display-name="T222" style:parent-style-name="CharStyle3">
      <style:text-properties fo:color="#000000"/>
    </style:style>
    <style:style style:family="text" style:name="T223" style:display-name="T223" style:parent-style-name="CharStyle17">
      <style:text-properties fo:color="#000000"/>
    </style:style>
    <style:style style:family="text" style:name="T224" style:display-name="T224" style:parent-style-name="CharStyle3">
      <style:text-properties fo:color="#000000"/>
    </style:style>
    <style:style style:family="text" style:name="T225" style:display-name="T225" style:parent-style-name="CharStyle17">
      <style:text-properties fo:color="#000000"/>
    </style:style>
    <style:style style:family="text" style:name="T226" style:display-name="T226" style:parent-style-name="CharStyle17">
      <style:text-properties fo:language="he" style:language-asian="he" style:language-complex="he" fo:country="IL" style:country-asian="IL" style:country-complex="IL" fo:color="#000000"/>
    </style:style>
    <style:style style:family="text" style:name="T227" style:display-name="T227" style:parent-style-name="CharStyle3">
      <style:text-properties fo:color="#000000"/>
    </style:style>
    <style:style style:family="text" style:name="T228" style:display-name="T228" style:parent-style-name="CharStyle17">
      <style:text-properties fo:color="#000000"/>
    </style:style>
    <style:style style:family="text" style:name="T229" style:display-name="T229" style:parent-style-name="CharStyle3">
      <style:text-properties fo:color="#000000"/>
    </style:style>
    <style:style style:family="text" style:name="T230" style:display-name="T230" style:parent-style-name="CharStyle3">
      <style:text-properties fo:color="#000000"/>
    </style:style>
    <style:style style:family="text" style:name="T231" style:display-name="T231" style:parent-style-name="CharStyle17">
      <style:text-properties fo:color="#000000"/>
    </style:style>
    <style:style style:family="text" style:name="T232" style:display-name="T232" style:parent-style-name="CharStyle3">
      <style:text-properties fo:color="#000000"/>
    </style:style>
    <style:style style:family="text" style:name="T233" style:display-name="T233" style:parent-style-name="CharStyle17">
      <style:text-properties fo:color="#000000"/>
    </style:style>
    <style:style style:family="text" style:name="T234" style:display-name="T234" style:parent-style-name="CharStyle3">
      <style:text-properties fo:color="#000000"/>
    </style:style>
    <style:style style:family="text" style:name="T235" style:display-name="T235" style:parent-style-name="CharStyle17">
      <style:text-properties fo:color="#000000"/>
    </style:style>
    <style:style style:family="text" style:name="T236" style:display-name="T236" style:parent-style-name="CharStyle3">
      <style:text-properties fo:color="#000000"/>
    </style:style>
    <style:style style:family="text" style:name="T237" style:display-name="T237" style:parent-style-name="CharStyle17">
      <style:text-properties fo:language="he" style:language-asian="he" style:language-complex="he" fo:country="IL" style:country-asian="IL" style:country-complex="IL" fo:color="#000000"/>
    </style:style>
    <style:style style:family="text" style:name="T238" style:display-name="T238" style:parent-style-name="CharStyle17">
      <style:text-properties fo:color="#000000"/>
    </style:style>
    <style:style style:family="text" style:name="T239" style:display-name="T239" style:parent-style-name="CharStyle3">
      <style:text-properties fo:color="#000000"/>
    </style:style>
    <style:style style:family="text" style:name="T240" style:display-name="T240" style:parent-style-name="CharStyle17">
      <style:text-properties fo:color="#000000"/>
    </style:style>
    <style:style style:family="text" style:name="T241" style:display-name="T241" style:parent-style-name="CharStyle3">
      <style:text-properties fo:color="#000000"/>
    </style:style>
    <style:style style:family="text" style:name="T242" style:display-name="T242" style:parent-style-name="CharStyle17">
      <style:text-properties fo:color="#000000"/>
    </style:style>
    <style:style style:family="text" style:name="T243" style:display-name="T243" style:parent-style-name="CharStyle3">
      <style:text-properties fo:color="#000000"/>
    </style:style>
    <style:style style:family="text" style:name="T244" style:display-name="T244" style:parent-style-name="CharStyle17">
      <style:text-properties fo:color="#000000"/>
    </style:style>
    <style:style style:family="text" style:name="T245" style:display-name="T245" style:parent-style-name="CharStyle3">
      <style:text-properties fo:color="#000000"/>
    </style:style>
    <style:style style:family="text" style:name="T246" style:display-name="T246" style:parent-style-name="CharStyle17">
      <style:text-properties fo:color="#000000"/>
    </style:style>
    <style:style style:family="text" style:name="T247" style:display-name="T247" style:parent-style-name="CharStyle3">
      <style:text-properties fo:color="#000000"/>
    </style:style>
    <style:style style:family="text" style:name="T248" style:display-name="T248" style:parent-style-name="CharStyle17">
      <style:text-properties fo:color="#000000"/>
    </style:style>
    <style:style style:family="text" style:name="T249" style:display-name="T249" style:parent-style-name="CharStyle3">
      <style:text-properties fo:color="#000000"/>
    </style:style>
    <style:style style:family="text" style:name="T250" style:display-name="T250" style:parent-style-name="CharStyle17">
      <style:text-properties fo:color="#000000"/>
    </style:style>
    <style:style style:family="text" style:name="T251" style:display-name="T251" style:parent-style-name="CharStyle3">
      <style:text-properties fo:color="#000000"/>
    </style:style>
    <style:style style:family="text" style:name="T252" style:display-name="T252" style:parent-style-name="CharStyle17">
      <style:text-properties fo:color="#000000"/>
    </style:style>
    <style:style style:family="text" style:name="T253" style:display-name="T253" style:parent-style-name="CharStyle3">
      <style:text-properties fo:color="#000000"/>
    </style:style>
    <style:style style:family="text" style:name="T254" style:display-name="T254" style:parent-style-name="CharStyle17">
      <style:text-properties fo:color="#000000"/>
    </style:style>
    <style:style style:family="text" style:name="T255" style:display-name="T255" style:parent-style-name="CharStyle17">
      <style:text-properties fo:language="he" style:language-asian="he" style:language-complex="he" fo:country="IL" style:country-asian="IL" style:country-complex="IL" fo:color="#000000"/>
    </style:style>
    <style:style style:family="text" style:name="T256" style:display-name="T256" style:parent-style-name="CharStyle3">
      <style:text-properties fo:color="#000000"/>
    </style:style>
    <style:style style:family="text" style:name="T257" style:display-name="T257" style:parent-style-name="CharStyle17">
      <style:text-properties fo:color="#000000"/>
    </style:style>
    <style:style style:family="text" style:name="T258" style:display-name="T258" style:parent-style-name="CharStyle3">
      <style:text-properties fo:color="#000000"/>
    </style:style>
    <style:style style:family="text" style:name="T259" style:display-name="T259" style:parent-style-name="CharStyle17">
      <style:text-properties fo:color="#000000"/>
    </style:style>
    <style:style style:family="text" style:name="T260" style:display-name="T260" style:parent-style-name="CharStyle3">
      <style:text-properties fo:color="#000000"/>
    </style:style>
    <style:style style:family="text" style:name="T261" style:display-name="T261" style:parent-style-name="CharStyle17">
      <style:text-properties fo:color="#000000"/>
    </style:style>
    <style:style style:family="text" style:name="T262" style:display-name="T262" style:parent-style-name="CharStyle17">
      <style:text-properties fo:language="he" style:language-asian="he" style:language-complex="he" fo:country="IL" style:country-asian="IL" style:country-complex="IL" fo:color="#000000"/>
    </style:style>
    <style:style style:family="text" style:name="T263" style:display-name="T263" style:parent-style-name="CharStyle3">
      <style:text-properties fo:color="#000000"/>
    </style:style>
    <style:style style:family="text" style:name="T264" style:display-name="T264" style:parent-style-name="CharStyle17">
      <style:text-properties fo:color="#000000"/>
    </style:style>
    <style:style style:family="text" style:name="T265" style:display-name="T265" style:parent-style-name="CharStyle3">
      <style:text-properties fo:color="#000000"/>
    </style:style>
    <style:style style:family="text" style:name="T266" style:display-name="T266" style:parent-style-name="CharStyle17">
      <style:text-properties fo:language="he" style:language-asian="he" style:language-complex="he" fo:country="IL" style:country-asian="IL" style:country-complex="IL" fo:color="#000000"/>
    </style:style>
    <style:style style:family="text" style:name="T267" style:display-name="T267" style:parent-style-name="CharStyle17">
      <style:text-properties fo:color="#000000"/>
    </style:style>
    <style:style style:family="text" style:name="T268" style:display-name="T268" style:parent-style-name="CharStyle17">
      <style:text-properties fo:language="he" style:language-asian="he" style:language-complex="he" fo:country="IL" style:country-asian="IL" style:country-complex="IL" fo:color="#000000"/>
    </style:style>
    <style:style style:family="text" style:name="T269" style:display-name="T269" style:parent-style-name="CharStyle3">
      <style:text-properties fo:color="#000000"/>
    </style:style>
    <style:style style:family="text" style:name="T270" style:display-name="T270" style:parent-style-name="CharStyle3">
      <style:text-properties fo:color="#000000"/>
    </style:style>
    <style:style style:family="text" style:name="T271" style:display-name="T271" style:parent-style-name="CharStyle3">
      <style:text-properties fo:color="#000000"/>
    </style:style>
    <style:style style:family="text" style:name="T272" style:display-name="T272" style:parent-style-name="CharStyle17">
      <style:text-properties fo:color="#000000"/>
    </style:style>
    <style:style style:family="text" style:name="T273" style:display-name="T273" style:parent-style-name="CharStyle3">
      <style:text-properties fo:color="#000000"/>
    </style:style>
    <style:style style:family="text" style:name="T274" style:display-name="T274" style:parent-style-name="CharStyle17">
      <style:text-properties fo:language="he" style:language-asian="he" style:language-complex="he" fo:country="IL" style:country-asian="IL" style:country-complex="IL" fo:color="#000000"/>
    </style:style>
    <style:style style:family="text" style:name="T275" style:display-name="T275" style:parent-style-name="CharStyle17">
      <style:text-properties fo:color="#000000"/>
    </style:style>
    <style:style style:family="text" style:name="T276" style:display-name="T276" style:parent-style-name="CharStyle17">
      <style:text-properties fo:language="he" style:language-asian="he" style:language-complex="he" fo:country="IL" style:country-asian="IL" style:country-complex="IL" fo:color="#000000"/>
    </style:style>
    <style:style style:family="text" style:name="T277" style:display-name="T277" style:parent-style-name="CharStyle3">
      <style:text-properties fo:color="#000000"/>
    </style:style>
    <style:style style:family="text" style:name="T278" style:display-name="T278" style:parent-style-name="CharStyle17">
      <style:text-properties fo:color="#000000"/>
    </style:style>
    <style:style style:family="text" style:name="T279" style:display-name="T279" style:parent-style-name="CharStyle17">
      <style:text-properties fo:language="he" style:language-asian="he" style:language-complex="he" fo:country="IL" style:country-asian="IL" style:country-complex="IL" fo:color="#000000"/>
    </style:style>
    <style:style style:family="text" style:name="T280" style:display-name="T280" style:parent-style-name="CharStyle3">
      <style:text-properties fo:color="#000000"/>
    </style:style>
    <style:style style:family="text" style:name="T281" style:display-name="T281" style:parent-style-name="CharStyle3">
      <style:text-properties fo:color="#000000"/>
    </style:style>
    <style:style style:family="text" style:name="T282" style:display-name="T282" style:parent-style-name="CharStyle3">
      <style:text-properties fo:color="#000000"/>
    </style:style>
    <style:style style:family="text" style:name="T283" style:display-name="T283" style:parent-style-name="CharStyle17">
      <style:text-properties fo:color="#000000"/>
    </style:style>
    <style:style style:family="text" style:name="T284" style:display-name="T284" style:parent-style-name="CharStyle3">
      <style:text-properties fo:color="#000000"/>
    </style:style>
    <style:style style:family="text" style:name="T285" style:display-name="T285" style:parent-style-name="CharStyle17">
      <style:text-properties fo:color="#000000"/>
    </style:style>
    <style:style style:family="text" style:name="T286" style:display-name="T286" style:parent-style-name="CharStyle3">
      <style:text-properties fo:color="#000000"/>
    </style:style>
    <style:style style:family="text" style:name="T287" style:display-name="T287" style:parent-style-name="CharStyle17">
      <style:text-properties fo:color="#000000"/>
    </style:style>
    <style:style style:family="text" style:name="T288" style:display-name="T288" style:parent-style-name="CharStyle3">
      <style:text-properties fo:color="#000000"/>
    </style:style>
    <style:style style:family="text" style:name="T289" style:display-name="T289" style:parent-style-name="CharStyle3">
      <style:text-properties fo:color="#000000"/>
    </style:style>
    <style:style style:family="text" style:name="T290" style:display-name="T290" style:parent-style-name="CharStyle17">
      <style:text-properties fo:color="#000000"/>
    </style:style>
    <style:style style:family="text" style:name="T291" style:display-name="T291" style:parent-style-name="CharStyle3">
      <style:text-properties fo:color="#000000"/>
    </style:style>
    <style:style style:family="text" style:name="T292" style:display-name="T292" style:parent-style-name="CharStyle3">
      <style:text-properties style:text-position="25%" fo:color="#000000"/>
    </style:style>
    <style:style style:family="text" style:name="T293" style:display-name="T293" style:parent-style-name="CharStyle3">
      <style:text-properties fo:color="#000000"/>
    </style:style>
    <style:style style:family="text" style:name="T294" style:display-name="T294" style:parent-style-name="CharStyle17">
      <style:text-properties fo:color="#000000"/>
    </style:style>
    <style:style style:family="text" style:name="T295" style:display-name="T295" style:parent-style-name="CharStyle3">
      <style:text-properties fo:color="#000000"/>
    </style:style>
    <style:style style:family="text" style:name="T296" style:display-name="T296" style:parent-style-name="CharStyle17">
      <style:text-properties fo:color="#000000"/>
    </style:style>
    <style:style style:family="text" style:name="T297" style:display-name="T297" style:parent-style-name="CharStyle3">
      <style:text-properties fo:language="fr" style:language-asian="fr" style:language-complex="fr" fo:country="FR" style:country-asian="FR" style:country-complex="FR" fo:color="#000000"/>
    </style:style>
    <style:style style:family="text" style:name="T298" style:display-name="T298" style:parent-style-name="CharStyle17">
      <style:text-properties fo:color="#000000"/>
    </style:style>
    <style:style style:family="text" style:name="T299" style:display-name="T299" style:parent-style-name="CharStyle3">
      <style:text-properties fo:color="#000000"/>
    </style:style>
    <style:style style:family="text" style:name="T300" style:display-name="T300" style:parent-style-name="CharStyle17">
      <style:text-properties fo:color="#000000"/>
    </style:style>
    <style:style style:family="text" style:name="T301" style:display-name="T301" style:parent-style-name="CharStyle17">
      <style:text-properties fo:language="he" style:language-asian="he" style:language-complex="he" fo:country="IL" style:country-asian="IL" style:country-complex="IL" fo:color="#000000"/>
    </style:style>
    <style:style style:family="text" style:name="T302" style:display-name="T302" style:parent-style-name="CharStyle3">
      <style:text-properties fo:color="#000000"/>
    </style:style>
    <style:style style:family="text" style:name="T303" style:display-name="T303" style:parent-style-name="CharStyle3">
      <style:text-properties fo:color="#000000"/>
    </style:style>
    <style:style style:family="text" style:name="T304" style:display-name="T304" style:parent-style-name="CharStyle17">
      <style:text-properties fo:color="#000000"/>
    </style:style>
    <style:style style:family="text" style:name="T305" style:display-name="T305" style:parent-style-name="CharStyle3">
      <style:text-properties fo:color="#000000"/>
    </style:style>
    <style:style style:family="text" style:name="T306" style:display-name="T306" style:parent-style-name="CharStyle17">
      <style:text-properties fo:color="#000000"/>
    </style:style>
    <style:style style:family="text" style:name="T307" style:display-name="T307" style:parent-style-name="CharStyle3">
      <style:text-properties fo:color="#000000"/>
    </style:style>
    <style:style style:family="text" style:name="T308" style:display-name="T308" style:parent-style-name="CharStyle17">
      <style:text-properties fo:color="#000000"/>
    </style:style>
    <style:style style:family="text" style:name="T309" style:display-name="T309" style:parent-style-name="CharStyle3">
      <style:text-properties fo:color="#000000"/>
    </style:style>
    <style:style style:family="text" style:name="T310" style:display-name="T310" style:parent-style-name="CharStyle17">
      <style:text-properties fo:color="#000000"/>
    </style:style>
    <style:style style:family="text" style:name="T311" style:display-name="T311" style:parent-style-name="CharStyle3">
      <style:text-properties fo:color="#000000"/>
    </style:style>
    <style:style style:family="text" style:name="T312" style:display-name="T312" style:parent-style-name="CharStyle3">
      <style:text-properties fo:color="#000000"/>
    </style:style>
    <style:style style:family="text" style:name="T313" style:display-name="T313" style:parent-style-name="CharStyle17">
      <style:text-properties fo:color="#000000"/>
    </style:style>
    <style:style style:family="text" style:name="T314" style:display-name="T314" style:parent-style-name="CharStyle3">
      <style:text-properties fo:color="#000000"/>
    </style:style>
    <style:style style:family="text" style:name="T315" style:display-name="T315" style:parent-style-name="CharStyle17">
      <style:text-properties fo:color="#000000"/>
    </style:style>
    <style:style style:family="text" style:name="T316" style:display-name="T316" style:parent-style-name="CharStyle3">
      <style:text-properties fo:color="#000000"/>
    </style:style>
    <style:style style:family="text" style:name="T317" style:display-name="T317" style:parent-style-name="CharStyle17">
      <style:text-properties fo:color="#000000"/>
    </style:style>
    <style:style style:family="text" style:name="T318" style:display-name="T318" style:parent-style-name="CharStyle3">
      <style:text-properties fo:color="#000000"/>
    </style:style>
    <style:style style:family="text" style:name="T319" style:display-name="T319" style:parent-style-name="CharStyle3">
      <style:text-properties fo:color="#000000"/>
    </style:style>
    <style:style style:family="text" style:name="T320" style:display-name="T320" style:parent-style-name="CharStyle17">
      <style:text-properties fo:color="#000000"/>
    </style:style>
    <style:style style:family="text" style:name="T321" style:display-name="T321" style:parent-style-name="CharStyle3">
      <style:text-properties fo:color="#000000"/>
    </style:style>
    <style:style style:family="text" style:name="T322" style:display-name="T322" style:parent-style-name="CharStyle17">
      <style:text-properties fo:color="#000000"/>
    </style:style>
    <style:style style:family="text" style:name="T323" style:display-name="T323" style:parent-style-name="CharStyle17">
      <style:text-properties fo:language="he" style:language-asian="he" style:language-complex="he" fo:country="IL" style:country-asian="IL" style:country-complex="IL" fo:color="#000000"/>
    </style:style>
    <style:style style:family="text" style:name="T324" style:display-name="T324" style:parent-style-name="CharStyle3">
      <style:text-properties fo:color="#000000"/>
    </style:style>
    <style:style style:family="text" style:name="T325" style:display-name="T325" style:parent-style-name="CharStyle17">
      <style:text-properties fo:color="#000000"/>
    </style:style>
    <style:style style:family="text" style:name="T326" style:display-name="T326" style:parent-style-name="CharStyle17">
      <style:text-properties fo:language="he" style:language-asian="he" style:language-complex="he" fo:country="IL" style:country-asian="IL" style:country-complex="IL" fo:color="#000000"/>
    </style:style>
    <style:style style:family="text" style:name="T327" style:display-name="T327" style:parent-style-name="CharStyle3">
      <style:text-properties fo:color="#000000"/>
    </style:style>
    <style:style style:family="text" style:name="T328" style:display-name="T328" style:parent-style-name="CharStyle3">
      <style:text-properties fo:color="#000000"/>
    </style:style>
    <style:style style:family="text" style:name="T329" style:display-name="T329" style:parent-style-name="CharStyle3">
      <style:text-properties fo:color="#000000"/>
    </style:style>
    <style:style style:family="text" style:name="T330" style:display-name="T330" style:parent-style-name="CharStyle17">
      <style:text-properties fo:color="#000000"/>
    </style:style>
    <style:style style:family="text" style:name="T331" style:display-name="T331" style:parent-style-name="CharStyle3">
      <style:text-properties fo:color="#000000"/>
    </style:style>
    <style:style style:family="text" style:name="T332" style:display-name="T332" style:parent-style-name="CharStyle17">
      <style:text-properties fo:color="#000000"/>
    </style:style>
    <style:style style:family="text" style:name="T333" style:display-name="T333" style:parent-style-name="CharStyle3">
      <style:text-properties fo:color="#000000"/>
    </style:style>
    <style:style style:family="text" style:name="T334" style:display-name="T334" style:parent-style-name="CharStyle17">
      <style:text-properties fo:color="#000000"/>
    </style:style>
    <style:style style:family="text" style:name="T335" style:display-name="T335" style:parent-style-name="CharStyle3">
      <style:text-properties fo:color="#000000"/>
    </style:style>
    <style:style style:family="text" style:name="T336" style:display-name="T336" style:parent-style-name="CharStyle17">
      <style:text-properties fo:color="#000000"/>
    </style:style>
    <style:style style:family="text" style:name="T337" style:display-name="T337" style:parent-style-name="CharStyle3">
      <style:text-properties fo:color="#000000"/>
    </style:style>
    <style:style style:family="text" style:name="T338" style:display-name="T338" style:parent-style-name="CharStyle17">
      <style:text-properties fo:color="#000000"/>
    </style:style>
    <style:style style:family="text" style:name="T339" style:display-name="T339" style:parent-style-name="CharStyle3">
      <style:text-properties fo:color="#000000"/>
    </style:style>
    <style:style style:family="text" style:name="T340" style:display-name="T340" style:parent-style-name="CharStyle3">
      <style:text-properties style:text-position="25%" fo:color="#000000"/>
    </style:style>
    <style:style style:family="text" style:name="T341" style:display-name="T341" style:parent-style-name="CharStyle3">
      <style:text-properties fo:color="#000000"/>
    </style:style>
    <style:style style:family="text" style:name="T342" style:display-name="T342" style:parent-style-name="CharStyle31">
      <style:text-properties fo:color="#FF0000"/>
    </style:style>
    <style:style style:family="text" style:name="T344" style:display-name="T344" style:parent-style-name="CharStyle3">
      <style:text-properties fo:color="#000000"/>
    </style:style>
    <style:style style:family="text" style:name="T345" style:display-name="T345" style:parent-style-name="CharStyle17">
      <style:text-properties fo:color="#000000"/>
    </style:style>
    <style:style style:family="text" style:name="T346" style:display-name="T346" style:parent-style-name="CharStyle3">
      <style:text-properties fo:color="#000000"/>
    </style:style>
    <style:style style:family="text" style:name="T347" style:display-name="T347" style:parent-style-name="CharStyle3">
      <style:text-properties fo:color="#000000"/>
    </style:style>
    <style:style style:family="text" style:name="T348" style:display-name="T348" style:parent-style-name="CharStyle17">
      <style:text-properties fo:language="he" style:language-asian="he" style:language-complex="he" fo:country="IL" style:country-asian="IL" style:country-complex="IL" fo:color="#000000"/>
    </style:style>
    <style:style style:family="text" style:name="T349" style:display-name="T349" style:parent-style-name="CharStyle17">
      <style:text-properties style:text-position="25%" fo:color="#000000"/>
    </style:style>
    <style:style style:family="text" style:name="T350" style:display-name="T350" style:parent-style-name="CharStyle3">
      <style:text-properties fo:color="#000000"/>
    </style:style>
    <style:style style:family="text" style:name="T351" style:display-name="T351" style:parent-style-name="CharStyle17">
      <style:text-properties fo:color="#000000"/>
    </style:style>
    <style:style style:family="text" style:name="T352" style:display-name="T352" style:parent-style-name="CharStyle17">
      <style:text-properties fo:language="he" style:language-asian="he" style:language-complex="he" fo:country="IL" style:country-asian="IL" style:country-complex="IL" fo:color="#000000"/>
    </style:style>
    <style:style style:family="text" style:name="T353" style:display-name="T353" style:parent-style-name="CharStyle3">
      <style:text-properties fo:color="#000000"/>
    </style:style>
    <style:style style:family="text" style:name="T354" style:display-name="T354" style:parent-style-name="CharStyle3">
      <style:text-properties fo:color="#000000"/>
    </style:style>
    <style:style style:family="text" style:name="T355" style:display-name="T355" style:parent-style-name="CharStyle3">
      <style:text-properties fo:color="#000000"/>
    </style:style>
    <style:style style:family="text" style:name="T356" style:display-name="T356" style:parent-style-name="CharStyle17">
      <style:text-properties fo:language="he" style:language-asian="he" style:language-complex="he" fo:country="IL" style:country-asian="IL" style:country-complex="IL" fo:color="#000000"/>
    </style:style>
    <style:style style:family="text" style:name="T357" style:display-name="T357" style:parent-style-name="CharStyle17">
      <style:text-properties fo:color="#000000"/>
    </style:style>
    <style:style style:family="text" style:name="T358" style:display-name="T358" style:parent-style-name="CharStyle17">
      <style:text-properties fo:language="he" style:language-asian="he" style:language-complex="he" fo:country="IL" style:country-asian="IL" style:country-complex="IL" fo:color="#000000"/>
    </style:style>
    <style:style style:family="text" style:name="T359" style:display-name="T359" style:parent-style-name="CharStyle3">
      <style:text-properties fo:color="#000000"/>
    </style:style>
    <style:style style:family="text" style:name="T360" style:display-name="T360" style:parent-style-name="CharStyle3">
      <style:text-properties fo:color="#000000"/>
    </style:style>
    <style:style style:family="text" style:name="T361" style:display-name="T361" style:parent-style-name="CharStyle3">
      <style:text-properties fo:color="#000000"/>
    </style:style>
    <style:style style:family="text" style:name="T362" style:display-name="T362" style:parent-style-name="CharStyle3">
      <style:text-properties fo:color="#000000"/>
    </style:style>
    <style:style style:family="text" style:name="T363" style:display-name="T363" style:parent-style-name="CharStyle3">
      <style:text-properties fo:color="#000000"/>
    </style:style>
    <style:style style:family="text" style:name="T364" style:display-name="T364" style:parent-style-name="CharStyle36">
      <style:text-properties fo:color="#FF00FF"/>
    </style:style>
    <style:style style:family="text" style:name="T365" style:display-name="T365" style:parent-style-name="CharStyle14">
      <style:text-properties fo:color="#000000"/>
    </style:style>
    <style:style style:family="text" style:name="T366" style:display-name="T366" style:parent-style-name="CharStyle14">
      <style:text-properties fo:color="#000000"/>
    </style:style>
    <style:style style:family="text" style:name="T367" style:display-name="T367" style:parent-style-name="CharStyle14">
      <style:text-properties fo:color="#000000"/>
    </style:style>
    <style:style style:family="text" style:name="T368" style:display-name="T368" style:parent-style-name="CharStyle14">
      <style:text-properties fo:color="#000000"/>
    </style:style>
    <style:style style:family="text" style:name="T369" style:display-name="T369" style:parent-style-name="CharStyle14">
      <style:text-properties fo:color="#000000"/>
    </style:style>
    <style:style style:family="text" style:name="T370" style:display-name="T370" style:parent-style-name="CharStyle14">
      <style:text-properties fo:color="#000000"/>
    </style:style>
    <style:style style:family="text" style:name="T371" style:display-name="T371" style:parent-style-name="CharStyle14">
      <style:text-properties fo:color="#000000"/>
    </style:style>
    <style:style style:family="text" style:name="T372" style:display-name="T372" style:parent-style-name="CharStyle14">
      <style:text-properties fo:color="#000000"/>
    </style:style>
    <style:style style:family="text" style:name="T373" style:display-name="T373" style:parent-style-name="CharStyle14">
      <style:text-properties fo:color="#000000"/>
    </style:style>
    <style:style style:family="text" style:name="T374" style:display-name="T374" style:parent-style-name="CharStyle14">
      <style:text-properties fo:color="#000000"/>
    </style:style>
    <style:style style:family="text" style:name="T375" style:display-name="T375" style:parent-style-name="CharStyle37">
      <style:text-properties fo:color="#FF00FF"/>
    </style:style>
    <style:style style:family="text" style:name="T376" style:display-name="T376" style:parent-style-name="CharStyle8">
      <style:text-properties fo:color="#000000"/>
    </style:style>
    <style:style style:family="text" style:name="T377" style:display-name="T377" style:parent-style-name="CharStyle38">
      <style:text-properties fo:color="#000000"/>
    </style:style>
    <style:style style:family="text" style:name="T378" style:display-name="T378" style:parent-style-name="CharStyle38">
      <style:text-properties fo:language="he" style:language-asian="he" style:language-complex="he" fo:country="IL" style:country-asian="IL" style:country-complex="IL" fo:color="#000000"/>
    </style:style>
    <style:style style:family="text" style:name="T379" style:display-name="T379" style:parent-style-name="CharStyle8">
      <style:text-properties fo:color="#000000"/>
    </style:style>
    <style:style style:family="text" style:name="T380" style:display-name="T380" style:parent-style-name="CharStyle8">
      <style:text-properties fo:color="#000000"/>
    </style:style>
    <style:style style:family="text" style:name="T381" style:display-name="T381" style:parent-style-name="CharStyle8">
      <style:text-properties fo:color="#000000"/>
    </style:style>
    <style:style style:family="text" style:name="T382" style:display-name="T382" style:parent-style-name="CharStyle26">
      <style:text-properties fo:color="#000000"/>
    </style:style>
    <style:style style:family="text" style:name="T383" style:display-name="T383" style:parent-style-name="CharStyle26">
      <style:text-properties fo:color="#000000"/>
    </style:style>
    <style:style style:family="text" style:name="T384" style:display-name="T384" style:parent-style-name="CharStyle26">
      <style:text-properties fo:color="#000000"/>
    </style:style>
    <style:style style:family="text" style:name="T385" style:display-name="T385" style:parent-style-name="CharStyle39">
      <style:text-properties fo:color="#FF0000"/>
    </style:style>
    <style:style style:family="text" style:name="T386" style:display-name="T386" style:parent-style-name="CharStyle8">
      <style:text-properties fo:color="#000000"/>
    </style:style>
    <style:style style:family="text" style:name="T387" style:display-name="T387" style:parent-style-name="CharStyle38">
      <style:text-properties fo:language="he" style:language-asian="he" style:language-complex="he" fo:country="IL" style:country-asian="IL" style:country-complex="IL" fo:color="#000000"/>
    </style:style>
    <style:style style:family="text" style:name="T388" style:display-name="T388" style:parent-style-name="CharStyle38">
      <style:text-properties fo:color="#000000"/>
    </style:style>
    <style:style style:family="text" style:name="T389" style:display-name="T389" style:parent-style-name="CharStyle38">
      <style:text-properties fo:language="he" style:language-asian="he" style:language-complex="he" fo:country="IL" style:country-asian="IL" style:country-complex="IL" fo:color="#000000"/>
    </style:style>
    <style:style style:family="text" style:name="T390" style:display-name="T390" style:parent-style-name="CharStyle8">
      <style:text-properties fo:color="#000000"/>
    </style:style>
    <style:style style:family="text" style:name="T391" style:display-name="T391" style:parent-style-name="CharStyle38">
      <style:text-properties fo:color="#000000"/>
    </style:style>
    <style:style style:family="text" style:name="T392" style:display-name="T392" style:parent-style-name="CharStyle38">
      <style:text-properties fo:language="he" style:language-asian="he" style:language-complex="he" fo:country="IL" style:country-asian="IL" style:country-complex="IL" fo:color="#000000"/>
    </style:style>
    <style:style style:family="text" style:name="T393" style:display-name="T393" style:parent-style-name="CharStyle8">
      <style:text-properties fo:color="#000000"/>
    </style:style>
    <style:style style:family="text" style:name="T394" style:display-name="T394" style:parent-style-name="CharStyle38">
      <style:text-properties fo:color="#000000"/>
    </style:style>
    <style:style style:family="text" style:name="T395" style:display-name="T395" style:parent-style-name="CharStyle38">
      <style:text-properties fo:language="he" style:language-asian="he" style:language-complex="he" fo:country="IL" style:country-asian="IL" style:country-complex="IL" fo:color="#000000"/>
    </style:style>
    <style:style style:family="text" style:name="T396" style:display-name="T396" style:parent-style-name="CharStyle8">
      <style:text-properties fo:color="#000000"/>
    </style:style>
    <style:style style:family="text" style:name="T397" style:display-name="T397" style:parent-style-name="CharStyle8">
      <style:text-properties fo:color="#000000"/>
    </style:style>
    <style:style style:family="text" style:name="T398" style:display-name="T398" style:parent-style-name="CharStyle8">
      <style:text-properties fo:color="#000000"/>
    </style:style>
    <style:style style:family="text" style:name="T399" style:display-name="T399" style:parent-style-name="CharStyle38">
      <style:text-properties fo:color="#000000"/>
    </style:style>
    <style:style style:family="text" style:name="T400" style:display-name="T400" style:parent-style-name="CharStyle38">
      <style:text-properties fo:language="he" style:language-asian="he" style:language-complex="he" fo:country="IL" style:country-asian="IL" style:country-complex="IL" fo:color="#000000"/>
    </style:style>
    <style:style style:family="text" style:name="T401" style:display-name="T401" style:parent-style-name="CharStyle8">
      <style:text-properties fo:color="#000000"/>
    </style:style>
    <style:style style:family="text" style:name="T402" style:display-name="T402" style:parent-style-name="CharStyle38">
      <style:text-properties fo:color="#000000"/>
    </style:style>
    <style:style style:family="text" style:name="T403" style:display-name="T403" style:parent-style-name="CharStyle38">
      <style:text-properties fo:language="he" style:language-asian="he" style:language-complex="he" fo:country="IL" style:country-asian="IL" style:country-complex="IL" fo:color="#000000"/>
    </style:style>
    <style:style style:family="text" style:name="T404" style:display-name="T404" style:parent-style-name="CharStyle8">
      <style:text-properties fo:color="#000000"/>
    </style:style>
    <style:style style:family="text" style:name="T405" style:display-name="T405" style:parent-style-name="CharStyle38">
      <style:text-properties fo:color="#000000"/>
    </style:style>
    <style:style style:family="text" style:name="T406" style:display-name="T406" style:parent-style-name="CharStyle38">
      <style:text-properties fo:language="he" style:language-asian="he" style:language-complex="he" fo:country="IL" style:country-asian="IL" style:country-complex="IL" fo:color="#000000"/>
    </style:style>
    <style:style style:family="text" style:name="T407" style:display-name="T407" style:parent-style-name="CharStyle8">
      <style:text-properties fo:color="#000000"/>
    </style:style>
    <style:style style:family="text" style:name="T408" style:display-name="T408" style:parent-style-name="CharStyle38">
      <style:text-properties fo:color="#000000"/>
    </style:style>
    <style:style style:family="text" style:name="T409" style:display-name="T409" style:parent-style-name="CharStyle38">
      <style:text-properties fo:language="he" style:language-asian="he" style:language-complex="he" fo:country="IL" style:country-asian="IL" style:country-complex="IL" fo:color="#000000"/>
    </style:style>
    <style:style style:family="text" style:name="T410" style:display-name="T410" style:parent-style-name="CharStyle8">
      <style:text-properties fo:color="#000000"/>
    </style:style>
    <style:style style:family="text" style:name="T411" style:display-name="T411" style:parent-style-name="CharStyle38">
      <style:text-properties fo:language="he" style:language-asian="he" style:language-complex="he" fo:country="IL" style:country-asian="IL" style:country-complex="IL" fo:color="#000000"/>
    </style:style>
    <style:style style:family="text" style:name="T412" style:display-name="T412" style:parent-style-name="CharStyle38">
      <style:text-properties fo:color="#000000"/>
    </style:style>
    <style:style style:family="text" style:name="T413" style:display-name="T413" style:parent-style-name="CharStyle38">
      <style:text-properties fo:language="he" style:language-asian="he" style:language-complex="he" fo:country="IL" style:country-asian="IL" style:country-complex="IL" fo:color="#000000"/>
    </style:style>
    <style:style style:family="text" style:name="T414" style:display-name="T414" style:parent-style-name="CharStyle8">
      <style:text-properties fo:color="#000000"/>
    </style:style>
    <style:style style:family="text" style:name="T415" style:display-name="T415" style:parent-style-name="CharStyle38">
      <style:text-properties fo:color="#000000"/>
    </style:style>
    <style:style style:family="text" style:name="T416" style:display-name="T416" style:parent-style-name="CharStyle38">
      <style:text-properties fo:language="he" style:language-asian="he" style:language-complex="he" fo:country="IL" style:country-asian="IL" style:country-complex="IL" fo:color="#000000"/>
    </style:style>
    <style:style style:family="text" style:name="T417" style:display-name="T417" style:parent-style-name="CharStyle8">
      <style:text-properties fo:color="#000000"/>
    </style:style>
    <style:style style:family="text" style:name="T418" style:display-name="T418" style:parent-style-name="CharStyle38">
      <style:text-properties fo:color="#000000"/>
    </style:style>
    <style:style style:family="text" style:name="T419" style:display-name="T419" style:parent-style-name="CharStyle38">
      <style:text-properties fo:language="he" style:language-asian="he" style:language-complex="he" fo:country="IL" style:country-asian="IL" style:country-complex="IL" fo:color="#000000"/>
    </style:style>
    <style:style style:family="text" style:name="T420" style:display-name="T420" style:parent-style-name="CharStyle8">
      <style:text-properties fo:color="#000000"/>
    </style:style>
    <style:style style:family="text" style:name="T421" style:display-name="T421" style:parent-style-name="CharStyle38">
      <style:text-properties fo:color="#000000"/>
    </style:style>
    <style:style style:family="text" style:name="T422" style:display-name="T422" style:parent-style-name="CharStyle38">
      <style:text-properties fo:language="he" style:language-asian="he" style:language-complex="he" fo:country="IL" style:country-asian="IL" style:country-complex="IL" fo:color="#000000"/>
    </style:style>
    <style:style style:family="text" style:name="T423" style:display-name="T423" style:parent-style-name="CharStyle8">
      <style:text-properties fo:color="#000000"/>
    </style:style>
    <style:style style:family="text" style:name="T424" style:display-name="T424" style:parent-style-name="CharStyle14">
      <style:text-properties fo:color="#000000"/>
    </style:style>
    <style:style style:family="text" style:name="T425" style:display-name="T425" style:parent-style-name="CharStyle14">
      <style:text-properties fo:color="#000000"/>
    </style:style>
    <style:style style:family="text" style:name="T426" style:display-name="T426" style:parent-style-name="CharStyle14">
      <style:text-properties fo:color="#000000"/>
    </style:style>
    <style:style style:family="text" style:name="T427" style:display-name="T427" style:parent-style-name="CharStyle41">
      <style:text-properties fo:color="#800000"/>
    </style:style>
    <style:style style:family="text" style:name="T428" style:display-name="T428" style:parent-style-name="CharStyle42">
      <style:text-properties fo:language="en" style:language-asian="en" style:language-complex="en" fo:country="US" style:country-asian="US" style:country-complex="US" fo:color="#000000"/>
    </style:style>
    <style:style style:family="text" style:name="T429" style:display-name="T429" style:parent-style-name="CharStyle42">
      <style:text-properties fo:color="#000000"/>
    </style:style>
    <style:style style:family="text" style:name="T430" style:display-name="T430" style:parent-style-name="CharStyle3">
      <style:text-properties fo:color="#000000"/>
    </style:style>
    <style:style style:family="text" style:name="T431" style:display-name="T431" style:parent-style-name="CharStyle29">
      <style:text-properties fo:language="en" style:language-asian="en" style:language-complex="en" fo:country="US" style:country-asian="US" style:country-complex="US" fo:color="#000000"/>
    </style:style>
    <style:style style:family="text" style:name="T432" style:display-name="T432" style:parent-style-name="CharStyle29">
      <style:text-properties fo:language="en" style:language-asian="en" style:language-complex="en" fo:country="US" style:country-asian="US" style:country-complex="US" fo:color="#000000"/>
    </style:style>
    <style:style style:family="text" style:name="T433" style:display-name="T433" style:parent-style-name="CharStyle42">
      <style:text-properties fo:language="en" style:language-asian="en" style:language-complex="en" fo:country="US" style:country-asian="US" style:country-complex="US" fo:color="#000000"/>
    </style:style>
    <style:style style:family="text" style:name="T434" style:display-name="T434" style:parent-style-name="CharStyle42">
      <style:text-properties fo:color="#000000"/>
    </style:style>
    <style:style style:family="text" style:name="T435" style:display-name="T435" style:parent-style-name="CharStyle3">
      <style:text-properties fo:color="#000000"/>
    </style:style>
    <style:style style:family="text" style:name="T436" style:display-name="T436" style:parent-style-name="CharStyle29">
      <style:text-properties fo:language="en" style:language-asian="en" style:language-complex="en" fo:country="US" style:country-asian="US" style:country-complex="US" fo:color="#000000"/>
    </style:style>
    <style:style style:family="text" style:name="T437" style:display-name="T437" style:parent-style-name="CharStyle42">
      <style:text-properties fo:language="en" style:language-asian="en" style:language-complex="en" fo:country="US" style:country-asian="US" style:country-complex="US" fo:color="#000000"/>
    </style:style>
    <style:style style:family="text" style:name="T438" style:display-name="T438" style:parent-style-name="CharStyle42">
      <style:text-properties fo:color="#000000"/>
    </style:style>
    <style:style style:family="text" style:name="T439" style:display-name="T439" style:parent-style-name="CharStyle3">
      <style:text-properties fo:color="#000000"/>
    </style:style>
    <style:style style:family="text" style:name="T440" style:display-name="T440" style:parent-style-name="CharStyle29">
      <style:text-properties fo:language="en" style:language-asian="en" style:language-complex="en" fo:country="US" style:country-asian="US" style:country-complex="US" fo:color="#000000"/>
    </style:style>
    <style:style style:family="text" style:name="T441" style:display-name="T441" style:parent-style-name="CharStyle29">
      <style:text-properties fo:language="en" style:language-asian="en" style:language-complex="en" fo:country="US" style:country-asian="US" style:country-complex="US" fo:color="#000000"/>
    </style:style>
    <style:style style:family="text" style:name="T442" style:display-name="T442" style:parent-style-name="CharStyle42">
      <style:text-properties fo:language="en" style:language-asian="en" style:language-complex="en" fo:country="US" style:country-asian="US" style:country-complex="US" fo:color="#000000"/>
    </style:style>
    <style:style style:family="text" style:name="T443" style:display-name="T443" style:parent-style-name="CharStyle42">
      <style:text-properties fo:color="#000000"/>
    </style:style>
    <style:style style:family="text" style:name="T444" style:display-name="T444" style:parent-style-name="CharStyle3">
      <style:text-properties fo:color="#000000"/>
    </style:style>
    <style:style style:family="text" style:name="T445" style:display-name="T445" style:parent-style-name="CharStyle29">
      <style:text-properties fo:language="en" style:language-asian="en" style:language-complex="en" fo:country="US" style:country-asian="US" style:country-complex="US" fo:color="#000000"/>
    </style:style>
    <style:style style:family="text" style:name="T446" style:display-name="T446" style:parent-style-name="CharStyle42">
      <style:text-properties fo:language="en" style:language-asian="en" style:language-complex="en" fo:country="US" style:country-asian="US" style:country-complex="US" fo:color="#000000"/>
    </style:style>
    <style:style style:family="text" style:name="T447" style:display-name="T447" style:parent-style-name="CharStyle42">
      <style:text-properties fo:color="#000000"/>
    </style:style>
    <style:style style:family="text" style:name="T448" style:display-name="T448" style:parent-style-name="CharStyle3">
      <style:text-properties fo:color="#000000"/>
    </style:style>
    <style:style style:family="text" style:name="T449" style:display-name="T449" style:parent-style-name="CharStyle29">
      <style:text-properties fo:language="en" style:language-asian="en" style:language-complex="en" fo:country="US" style:country-asian="US" style:country-complex="US" fo:color="#000000"/>
    </style:style>
    <style:style style:family="text" style:name="T450" style:display-name="T450" style:parent-style-name="CharStyle29">
      <style:text-properties fo:language="en" style:language-asian="en" style:language-complex="en" fo:country="US" style:country-asian="US" style:country-complex="US" fo:color="#000000"/>
    </style:style>
    <style:style style:family="text" style:name="T451" style:display-name="T451" style:parent-style-name="CharStyle42">
      <style:text-properties fo:language="en" style:language-asian="en" style:language-complex="en" fo:country="US" style:country-asian="US" style:country-complex="US" fo:color="#000000"/>
    </style:style>
    <style:style style:family="text" style:name="T452" style:display-name="T452" style:parent-style-name="CharStyle42">
      <style:text-properties fo:color="#000000"/>
    </style:style>
    <style:style style:family="text" style:name="T453" style:display-name="T453" style:parent-style-name="CharStyle3">
      <style:text-properties fo:color="#000000"/>
    </style:style>
    <style:style style:family="text" style:name="T454" style:display-name="T454" style:parent-style-name="CharStyle29">
      <style:text-properties fo:language="en" style:language-asian="en" style:language-complex="en" fo:country="US" style:country-asian="US" style:country-complex="US" fo:color="#000000"/>
    </style:style>
    <style:style style:family="text" style:name="T455" style:display-name="T455" style:parent-style-name="CharStyle29">
      <style:text-properties fo:language="en" style:language-asian="en" style:language-complex="en" fo:country="US" style:country-asian="US" style:country-complex="US" fo:color="#000000"/>
    </style:style>
    <style:style style:family="text" style:name="T456" style:display-name="T456" style:parent-style-name="CharStyle42">
      <style:text-properties fo:language="en" style:language-asian="en" style:language-complex="en" fo:country="US" style:country-asian="US" style:country-complex="US" fo:color="#000000"/>
    </style:style>
    <style:style style:family="text" style:name="T457" style:display-name="T457" style:parent-style-name="CharStyle42">
      <style:text-properties fo:color="#000000"/>
    </style:style>
    <style:style style:family="text" style:name="T458" style:display-name="T458" style:parent-style-name="CharStyle3">
      <style:text-properties fo:color="#000000"/>
    </style:style>
    <style:style style:family="text" style:name="T459" style:display-name="T459" style:parent-style-name="CharStyle29">
      <style:text-properties fo:language="en" style:language-asian="en" style:language-complex="en" fo:country="US" style:country-asian="US" style:country-complex="US" fo:color="#000000"/>
    </style:style>
    <style:style style:family="text" style:name="T460" style:display-name="T460" style:parent-style-name="CharStyle29">
      <style:text-properties fo:language="en" style:language-asian="en" style:language-complex="en" fo:country="US" style:country-asian="US" style:country-complex="US" fo:color="#000000"/>
    </style:style>
    <style:style style:family="text" style:name="T461" style:display-name="T461" style:parent-style-name="CharStyle42">
      <style:text-properties fo:language="en" style:language-asian="en" style:language-complex="en" fo:country="US" style:country-asian="US" style:country-complex="US" fo:color="#000000"/>
    </style:style>
    <style:style style:family="text" style:name="T462" style:display-name="T462" style:parent-style-name="CharStyle42">
      <style:text-properties fo:color="#000000"/>
    </style:style>
    <style:style style:family="text" style:name="T463" style:display-name="T463" style:parent-style-name="CharStyle3">
      <style:text-properties fo:color="#000000"/>
    </style:style>
    <style:style style:family="text" style:name="T464" style:display-name="T464" style:parent-style-name="CharStyle29">
      <style:text-properties fo:language="en" style:language-asian="en" style:language-complex="en" fo:country="US" style:country-asian="US" style:country-complex="US" fo:color="#000000"/>
    </style:style>
    <style:style style:family="text" style:name="T465" style:display-name="T465" style:parent-style-name="CharStyle29">
      <style:text-properties fo:language="en" style:language-asian="en" style:language-complex="en" fo:country="US" style:country-asian="US" style:country-complex="US" fo:color="#000000"/>
    </style:style>
    <style:style style:family="text" style:name="T466" style:display-name="T466" style:parent-style-name="CharStyle3">
      <style:text-properties fo:color="#000000"/>
    </style:style>
    <style:style style:family="text" style:name="T467" style:display-name="T467" style:parent-style-name="CharStyle42">
      <style:text-properties fo:language="en" style:language-asian="en" style:language-complex="en" fo:country="US" style:country-asian="US" style:country-complex="US" fo:color="#000000"/>
    </style:style>
    <style:style style:family="text" style:name="T468" style:display-name="T468" style:parent-style-name="CharStyle42">
      <style:text-properties fo:color="#000000"/>
    </style:style>
    <style:style style:family="text" style:name="T469" style:display-name="T469" style:parent-style-name="CharStyle3">
      <style:text-properties fo:color="#000000"/>
    </style:style>
    <style:style style:family="text" style:name="T474" style:display-name="T474" style:parent-style-name="CharStyle3">
      <style:text-properties fo:color="#000000"/>
    </style:style>
    <style:style style:family="text" style:name="T475" style:display-name="T475" style:parent-style-name="CharStyle42">
      <style:text-properties fo:language="en" style:language-asian="en" style:language-complex="en" fo:country="US" style:country-asian="US" style:country-complex="US" fo:color="#000000"/>
    </style:style>
    <style:style style:family="text" style:name="T476" style:display-name="T476" style:parent-style-name="CharStyle42">
      <style:text-properties fo:color="#000000"/>
    </style:style>
    <style:style style:family="text" style:name="T477" style:display-name="T477" style:parent-style-name="CharStyle3">
      <style:text-properties fo:color="#000000"/>
    </style:style>
    <style:style style:family="text" style:name="T478" style:display-name="T478" style:parent-style-name="CharStyle42">
      <style:text-properties fo:language="en" style:language-asian="en" style:language-complex="en" fo:country="US" style:country-asian="US" style:country-complex="US" fo:color="#000000"/>
    </style:style>
    <style:style style:family="text" style:name="T479" style:display-name="T479" style:parent-style-name="CharStyle42">
      <style:text-properties fo:color="#000000"/>
    </style:style>
    <style:style style:family="text" style:name="T480" style:display-name="T480" style:parent-style-name="CharStyle3">
      <style:text-properties fo:color="#000000"/>
    </style:style>
    <style:style style:family="text" style:name="T481" style:display-name="T481" style:parent-style-name="CharStyle3">
      <style:text-properties fo:color="#000000"/>
    </style:style>
    <style:style style:family="text" style:name="T482" style:display-name="T482" style:parent-style-name="CharStyle3">
      <style:text-properties fo:color="#000000"/>
    </style:style>
    <style:style style:family="text" style:name="T483" style:display-name="T483" style:parent-style-name="CharStyle3">
      <style:text-properties fo:color="#000000"/>
    </style:style>
    <style:style style:family="text" style:name="T484" style:display-name="T484" style:parent-style-name="CharStyle3">
      <style:text-properties fo:color="#000000"/>
    </style:style>
    <style:style style:family="text" style:name="T485" style:display-name="T485" style:parent-style-name="CharStyle3">
      <style:text-properties fo:color="#000000"/>
    </style:style>
    <style:style style:family="text" style:name="T490" style:display-name="T490" style:parent-style-name="CharStyle42">
      <style:text-properties fo:language="en" style:language-asian="en" style:language-complex="en" fo:country="US" style:country-asian="US" style:country-complex="US" fo:color="#000000"/>
    </style:style>
    <style:style style:family="text" style:name="T491" style:display-name="T491" style:parent-style-name="CharStyle42">
      <style:text-properties fo:color="#000000"/>
    </style:style>
    <style:style style:family="text" style:name="T492" style:display-name="T492" style:parent-style-name="CharStyle3">
      <style:text-properties fo:color="#000000"/>
    </style:style>
    <style:style style:family="text" style:name="T493" style:display-name="T493" style:parent-style-name="CharStyle3">
      <style:text-properties fo:color="#000000"/>
    </style:style>
    <style:style style:family="text" style:name="T494" style:display-name="T494" style:parent-style-name="CharStyle42">
      <style:text-properties fo:language="en" style:language-asian="en" style:language-complex="en" fo:country="US" style:country-asian="US" style:country-complex="US" fo:color="#000000"/>
    </style:style>
    <style:style style:family="text" style:name="T495" style:display-name="T495" style:parent-style-name="CharStyle42">
      <style:text-properties fo:color="#000000"/>
    </style:style>
    <style:style style:family="text" style:name="T496" style:display-name="T496" style:parent-style-name="CharStyle3">
      <style:text-properties fo:color="#000000"/>
    </style:style>
    <style:style style:family="text" style:name="T497" style:display-name="T497" style:parent-style-name="CharStyle42">
      <style:text-properties fo:language="en" style:language-asian="en" style:language-complex="en" fo:country="US" style:country-asian="US" style:country-complex="US" fo:color="#000000"/>
    </style:style>
    <style:style style:family="text" style:name="T498" style:display-name="T498" style:parent-style-name="CharStyle42">
      <style:text-properties fo:color="#000000"/>
    </style:style>
    <style:style style:family="text" style:name="T499" style:display-name="T499" style:parent-style-name="CharStyle3">
      <style:text-properties fo:color="#000000"/>
    </style:style>
    <style:style style:family="text" style:name="T500" style:display-name="T500" style:parent-style-name="CharStyle3">
      <style:text-properties fo:color="#000000"/>
    </style:style>
    <style:style style:family="text" style:name="T501" style:display-name="T501" style:parent-style-name="CharStyle3">
      <style:text-properties fo:color="#000000"/>
    </style:style>
    <style:style style:family="text" style:name="T502" style:display-name="T502" style:parent-style-name="CharStyle3">
      <style:text-properties style:text-position="25%" fo:color="#000000"/>
    </style:style>
    <style:style style:family="text" style:name="T503" style:display-name="T503" style:parent-style-name="CharStyle3">
      <style:text-properties fo:color="#000000"/>
    </style:style>
    <style:style style:family="text" style:name="T504" style:display-name="T504" style:parent-style-name="CharStyle3">
      <style:text-properties fo:color="#000000"/>
    </style:style>
    <style:style style:family="text" style:name="T505" style:display-name="T505" style:parent-style-name="CharStyle3">
      <style:text-properties fo:color="#000000"/>
    </style:style>
    <style:style style:family="text" style:name="T506" style:display-name="T506" style:parent-style-name="CharStyle35">
      <style:text-properties fo:color="#0000FF"/>
    </style:style>
    <style:style style:family="text" style:name="T507" style:display-name="T507" style:parent-style-name="CharStyle14">
      <style:text-properties fo:color="#000000"/>
    </style:style>
    <style:style style:family="text" style:name="T508" style:display-name="T508" style:parent-style-name="CharStyle14">
      <style:text-properties fo:color="#000000"/>
    </style:style>
    <style:style style:family="text" style:name="T509" style:display-name="T509" style:parent-style-name="CharStyle14">
      <style:text-properties fo:color="#000000"/>
    </style:style>
    <style:style style:family="text" style:name="T510" style:display-name="T510" style:parent-style-name="CharStyle14">
      <style:text-properties fo:color="#000000"/>
    </style:style>
    <style:style style:family="text" style:name="T511" style:display-name="T511" style:parent-style-name="CharStyle14">
      <style:text-properties fo:color="#000000"/>
    </style:style>
    <style:style style:family="text" style:name="T512" style:display-name="T512" style:parent-style-name="CharStyle14">
      <style:text-properties fo:color="#000000"/>
    </style:style>
    <style:style style:family="text" style:name="T513" style:display-name="T513" style:parent-style-name="CharStyle47">
      <style:text-properties fo:color="#FF00FF"/>
    </style:style>
    <style:style style:family="text" style:name="T514" style:display-name="T514" style:parent-style-name="CharStyle8">
      <style:text-properties fo:color="#000000"/>
    </style:style>
    <style:style style:family="text" style:name="T515" style:display-name="T515" style:parent-style-name="CharStyle8">
      <style:text-properties fo:color="#000000"/>
    </style:style>
    <style:style style:family="text" style:name="T516" style:display-name="T516" style:parent-style-name="CharStyle38">
      <style:text-properties fo:language="he" style:language-asian="he" style:language-complex="he" fo:country="IL" style:country-asian="IL" style:country-complex="IL" fo:color="#000000"/>
    </style:style>
    <style:style style:family="text" style:name="T517" style:display-name="T517" style:parent-style-name="CharStyle38">
      <style:text-properties style:text-position="25%" fo:color="#000000"/>
    </style:style>
    <style:style style:family="text" style:name="T518" style:display-name="T518" style:parent-style-name="CharStyle8">
      <style:text-properties fo:color="#000000"/>
    </style:style>
    <style:style style:family="text" style:name="T519" style:display-name="T519" style:parent-style-name="CharStyle14">
      <style:text-properties fo:color="#000000"/>
    </style:style>
    <style:style style:family="text" style:name="T520" style:display-name="T520" style:parent-style-name="CharStyle47">
      <style:text-properties fo:color="#FF00FF"/>
    </style:style>
    <style:style style:family="text" style:name="T521" style:display-name="T521" style:parent-style-name="CharStyle3">
      <style:text-properties fo:color="#000000"/>
    </style:style>
    <style:style style:family="text" style:name="T522" style:display-name="T522" style:parent-style-name="CharStyle48">
      <style:text-properties fo:language="fr" style:language-asian="fr" style:language-complex="fr" fo:country="FR" style:country-asian="FR" style:country-complex="FR" fo:color="#000000"/>
    </style:style>
    <style:style style:family="text" style:name="T523" style:display-name="T523" style:parent-style-name="CharStyle3">
      <style:text-properties fo:color="#000000"/>
    </style:style>
    <style:style style:family="text" style:name="T524" style:display-name="T524" style:parent-style-name="CharStyle3">
      <style:text-properties fo:color="#000000"/>
    </style:style>
    <style:style style:family="text" style:name="T525" style:display-name="T525" style:parent-style-name="CharStyle14">
      <style:text-properties fo:color="#000000"/>
    </style:style>
    <style:style style:family="text" style:name="T526" style:display-name="T526" style:parent-style-name="CharStyle14">
      <style:text-properties fo:color="#000000"/>
    </style:style>
    <style:style style:family="text" style:name="T527" style:display-name="T527" style:parent-style-name="CharStyle14">
      <style:text-properties fo:color="#000000"/>
    </style:style>
    <style:style style:family="text" style:name="T528" style:display-name="T528" style:parent-style-name="CharStyle14">
      <style:text-properties fo:color="#000000"/>
    </style:style>
    <style:style style:family="text" style:name="T529" style:display-name="T529" style:parent-style-name="CharStyle49">
      <style:text-properties fo:color="#800000"/>
    </style:style>
    <style:style style:family="text" style:name="T530" style:display-name="T530" style:parent-style-name="CharStyle42">
      <style:text-properties fo:language="en" style:language-asian="en" style:language-complex="en" fo:country="US" style:country-asian="US" style:country-complex="US" fo:color="#000000"/>
    </style:style>
    <style:style style:family="text" style:name="T531" style:display-name="T531" style:parent-style-name="CharStyle42">
      <style:text-properties fo:color="#000000"/>
    </style:style>
    <style:style style:family="text" style:name="T532" style:display-name="T532" style:parent-style-name="CharStyle3">
      <style:text-properties fo:color="#000000"/>
    </style:style>
    <style:style style:family="text" style:name="T533" style:display-name="T533" style:parent-style-name="CharStyle29">
      <style:text-properties fo:language="en" style:language-asian="en" style:language-complex="en" fo:country="US" style:country-asian="US" style:country-complex="US" fo:color="#000000"/>
    </style:style>
    <style:style style:family="text" style:name="T534" style:display-name="T534" style:parent-style-name="CharStyle29">
      <style:text-properties fo:language="en" style:language-asian="en" style:language-complex="en" fo:country="US" style:country-asian="US" style:country-complex="US" fo:color="#000000"/>
    </style:style>
    <style:style style:family="text" style:name="T535" style:display-name="T535" style:parent-style-name="CharStyle42">
      <style:text-properties fo:language="en" style:language-asian="en" style:language-complex="en" fo:country="US" style:country-asian="US" style:country-complex="US" fo:color="#000000"/>
    </style:style>
    <style:style style:family="text" style:name="T536" style:display-name="T536" style:parent-style-name="CharStyle42">
      <style:text-properties fo:color="#000000"/>
    </style:style>
    <style:style style:family="text" style:name="T537" style:display-name="T537" style:parent-style-name="CharStyle3">
      <style:text-properties fo:color="#000000"/>
    </style:style>
    <style:style style:family="text" style:name="T538" style:display-name="T538" style:parent-style-name="CharStyle29">
      <style:text-properties fo:language="en" style:language-asian="en" style:language-complex="en" fo:country="US" style:country-asian="US" style:country-complex="US" fo:color="#000000"/>
    </style:style>
    <style:style style:family="text" style:name="T539" style:display-name="T539" style:parent-style-name="CharStyle29">
      <style:text-properties fo:language="en" style:language-asian="en" style:language-complex="en" fo:country="US" style:country-asian="US" style:country-complex="US" fo:color="#000000"/>
    </style:style>
    <style:style style:family="text" style:name="T540" style:display-name="T540" style:parent-style-name="CharStyle42">
      <style:text-properties fo:language="en" style:language-asian="en" style:language-complex="en" fo:country="US" style:country-asian="US" style:country-complex="US" fo:color="#000000"/>
    </style:style>
    <style:style style:family="text" style:name="T541" style:display-name="T541" style:parent-style-name="CharStyle42">
      <style:text-properties fo:color="#000000"/>
    </style:style>
    <style:style style:family="text" style:name="T542" style:display-name="T542" style:parent-style-name="CharStyle3">
      <style:text-properties fo:color="#000000"/>
    </style:style>
    <style:style style:family="text" style:name="T543" style:display-name="T543" style:parent-style-name="CharStyle29">
      <style:text-properties fo:language="en" style:language-asian="en" style:language-complex="en" fo:country="US" style:country-asian="US" style:country-complex="US" fo:color="#000000"/>
    </style:style>
    <style:style style:family="text" style:name="T544" style:display-name="T544" style:parent-style-name="CharStyle42">
      <style:text-properties fo:language="en" style:language-asian="en" style:language-complex="en" fo:country="US" style:country-asian="US" style:country-complex="US" fo:color="#000000"/>
    </style:style>
    <style:style style:family="text" style:name="T545" style:display-name="T545" style:parent-style-name="CharStyle42">
      <style:text-properties fo:color="#000000"/>
    </style:style>
    <style:style style:family="text" style:name="T546" style:display-name="T546" style:parent-style-name="CharStyle3">
      <style:text-properties fo:color="#000000"/>
    </style:style>
    <style:style style:family="text" style:name="T547" style:display-name="T547" style:parent-style-name="CharStyle29">
      <style:text-properties fo:language="en" style:language-asian="en" style:language-complex="en" fo:country="US" style:country-asian="US" style:country-complex="US" fo:color="#000000"/>
    </style:style>
    <style:style style:family="text" style:name="T548" style:display-name="T548" style:parent-style-name="CharStyle29">
      <style:text-properties fo:language="en" style:language-asian="en" style:language-complex="en" fo:country="US" style:country-asian="US" style:country-complex="US" fo:color="#000000"/>
    </style:style>
    <style:style style:family="text" style:name="T549" style:display-name="T549" style:parent-style-name="CharStyle42">
      <style:text-properties fo:language="en" style:language-asian="en" style:language-complex="en" fo:country="US" style:country-asian="US" style:country-complex="US" fo:color="#000000"/>
    </style:style>
    <style:style style:family="text" style:name="T550" style:display-name="T550" style:parent-style-name="CharStyle42">
      <style:text-properties fo:color="#000000"/>
    </style:style>
    <style:style style:family="text" style:name="T551" style:display-name="T551" style:parent-style-name="CharStyle3">
      <style:text-properties fo:color="#000000"/>
    </style:style>
    <style:style style:family="text" style:name="T552" style:display-name="T552" style:parent-style-name="CharStyle29">
      <style:text-properties fo:language="en" style:language-asian="en" style:language-complex="en" fo:country="US" style:country-asian="US" style:country-complex="US" fo:color="#000000"/>
    </style:style>
    <style:style style:family="text" style:name="T553" style:display-name="T553" style:parent-style-name="CharStyle29">
      <style:text-properties fo:language="en" style:language-asian="en" style:language-complex="en" fo:country="US" style:country-asian="US" style:country-complex="US" fo:color="#000000"/>
    </style:style>
    <style:style style:family="text" style:name="T554" style:display-name="T554" style:parent-style-name="CharStyle42">
      <style:text-properties fo:language="en" style:language-asian="en" style:language-complex="en" fo:country="US" style:country-asian="US" style:country-complex="US" fo:color="#000000"/>
    </style:style>
    <style:style style:family="text" style:name="T555" style:display-name="T555" style:parent-style-name="CharStyle42">
      <style:text-properties fo:color="#000000"/>
    </style:style>
    <style:style style:family="text" style:name="T556" style:display-name="T556" style:parent-style-name="CharStyle3">
      <style:text-properties fo:color="#000000"/>
    </style:style>
    <style:style style:family="text" style:name="T557" style:display-name="T557" style:parent-style-name="CharStyle29">
      <style:text-properties fo:language="en" style:language-asian="en" style:language-complex="en" fo:country="US" style:country-asian="US" style:country-complex="US" fo:color="#000000"/>
    </style:style>
    <style:style style:family="text" style:name="T558" style:display-name="T558" style:parent-style-name="CharStyle29">
      <style:text-properties fo:language="en" style:language-asian="en" style:language-complex="en" fo:country="US" style:country-asian="US" style:country-complex="US" fo:color="#000000"/>
    </style:style>
    <style:style style:family="text" style:name="T559" style:display-name="T559" style:parent-style-name="CharStyle42">
      <style:text-properties fo:language="en" style:language-asian="en" style:language-complex="en" fo:country="US" style:country-asian="US" style:country-complex="US" fo:color="#000000"/>
    </style:style>
    <style:style style:family="text" style:name="T560" style:display-name="T560" style:parent-style-name="CharStyle42">
      <style:text-properties fo:color="#000000"/>
    </style:style>
    <style:style style:family="text" style:name="T561" style:display-name="T561" style:parent-style-name="CharStyle3">
      <style:text-properties fo:color="#000000"/>
    </style:style>
    <style:style style:family="text" style:name="T562" style:display-name="T562" style:parent-style-name="CharStyle29">
      <style:text-properties fo:language="en" style:language-asian="en" style:language-complex="en" fo:country="US" style:country-asian="US" style:country-complex="US" fo:color="#000000"/>
    </style:style>
    <style:style style:family="text" style:name="T563" style:display-name="T563" style:parent-style-name="CharStyle29">
      <style:text-properties fo:language="en" style:language-asian="en" style:language-complex="en" fo:country="US" style:country-asian="US" style:country-complex="US" fo:color="#000000"/>
    </style:style>
    <style:style style:family="text" style:name="T564" style:display-name="T564" style:parent-style-name="CharStyle42">
      <style:text-properties fo:language="en" style:language-asian="en" style:language-complex="en" fo:country="US" style:country-asian="US" style:country-complex="US" fo:color="#000000"/>
    </style:style>
    <style:style style:family="text" style:name="T565" style:display-name="T565" style:parent-style-name="CharStyle42">
      <style:text-properties fo:color="#000000"/>
    </style:style>
    <style:style style:family="text" style:name="T566" style:display-name="T566" style:parent-style-name="CharStyle3">
      <style:text-properties fo:color="#000000"/>
    </style:style>
    <style:style style:family="text" style:name="T567" style:display-name="T567" style:parent-style-name="CharStyle29">
      <style:text-properties fo:language="en" style:language-asian="en" style:language-complex="en" fo:country="US" style:country-asian="US" style:country-complex="US" fo:color="#000000"/>
    </style:style>
    <style:style style:family="text" style:name="T568" style:display-name="T568" style:parent-style-name="CharStyle42">
      <style:text-properties fo:language="en" style:language-asian="en" style:language-complex="en" fo:country="US" style:country-asian="US" style:country-complex="US" fo:color="#000000"/>
    </style:style>
    <style:style style:family="text" style:name="T569" style:display-name="T569" style:parent-style-name="CharStyle42">
      <style:text-properties fo:color="#000000"/>
    </style:style>
    <style:style style:family="text" style:name="T570" style:display-name="T570" style:parent-style-name="CharStyle3">
      <style:text-properties fo:color="#000000"/>
    </style:style>
    <style:style style:family="text" style:name="T571" style:display-name="T571" style:parent-style-name="CharStyle29">
      <style:text-properties fo:language="en" style:language-asian="en" style:language-complex="en" fo:country="US" style:country-asian="US" style:country-complex="US" fo:color="#000000"/>
    </style:style>
    <style:style style:family="text" style:name="T572" style:display-name="T572" style:parent-style-name="CharStyle29">
      <style:text-properties fo:language="en" style:language-asian="en" style:language-complex="en" fo:country="US" style:country-asian="US" style:country-complex="US" fo:color="#000000"/>
    </style:style>
    <style:style style:family="text" style:name="T573" style:display-name="T573" style:parent-style-name="CharStyle42">
      <style:text-properties fo:language="en" style:language-asian="en" style:language-complex="en" fo:country="US" style:country-asian="US" style:country-complex="US" fo:color="#000000"/>
    </style:style>
    <style:style style:family="text" style:name="T574" style:display-name="T574" style:parent-style-name="CharStyle42">
      <style:text-properties fo:color="#000000"/>
    </style:style>
    <style:style style:family="text" style:name="T575" style:display-name="T575" style:parent-style-name="CharStyle3">
      <style:text-properties fo:color="#000000"/>
    </style:style>
    <style:style style:family="text" style:name="T576" style:display-name="T576" style:parent-style-name="CharStyle29">
      <style:text-properties fo:language="en" style:language-asian="en" style:language-complex="en" fo:country="US" style:country-asian="US" style:country-complex="US" fo:color="#000000"/>
    </style:style>
    <style:style style:family="text" style:name="T577" style:display-name="T577" style:parent-style-name="CharStyle20">
      <style:text-properties fo:color="#800000"/>
    </style:style>
    <style:style style:family="text" style:name="T579" style:display-name="T579" style:parent-style-name="CharStyle3">
      <style:text-properties fo:color="#000000"/>
    </style:style>
    <style:style style:family="text" style:name="T580" style:display-name="T580" style:parent-style-name="CharStyle3">
      <style:text-properties fo:color="#000000"/>
    </style:style>
    <style:style style:family="text" style:name="T581" style:display-name="T581" style:parent-style-name="CharStyle42">
      <style:text-properties fo:language="en" style:language-asian="en" style:language-complex="en" fo:country="US" style:country-asian="US" style:country-complex="US" fo:color="#000000"/>
    </style:style>
    <style:style style:family="text" style:name="T582" style:display-name="T582" style:parent-style-name="CharStyle42">
      <style:text-properties fo:color="#000000"/>
    </style:style>
    <style:style style:family="text" style:name="T583" style:display-name="T583" style:parent-style-name="CharStyle3">
      <style:text-properties fo:color="#000000"/>
    </style:style>
    <style:style style:family="text" style:name="T584" style:display-name="T584" style:parent-style-name="CharStyle3">
      <style:text-properties fo:color="#000000"/>
    </style:style>
    <style:style style:family="text" style:name="T585" style:display-name="T585" style:parent-style-name="CharStyle3">
      <style:text-properties fo:color="#000000"/>
    </style:style>
    <style:style style:family="text" style:name="T586" style:display-name="T586" style:parent-style-name="CharStyle3">
      <style:text-properties fo:color="#000000"/>
    </style:style>
    <style:style style:family="text" style:name="T587" style:display-name="T587" style:parent-style-name="CharStyle3">
      <style:text-properties fo:color="#000000"/>
    </style:style>
    <style:style style:family="text" style:name="T588" style:display-name="T588" style:parent-style-name="CharStyle3">
      <style:text-properties fo:color="#000000"/>
    </style:style>
    <style:style style:family="text" style:name="T589" style:display-name="T589" style:parent-style-name="CharStyle3">
      <style:text-properties fo:color="#000000"/>
    </style:style>
    <style:style style:family="text" style:name="T590" style:display-name="T590" style:parent-style-name="CharStyle3">
      <style:text-properties fo:color="#000000"/>
    </style:style>
    <style:style style:family="text" style:name="T591" style:display-name="T591" style:parent-style-name="CharStyle3">
      <style:text-properties fo:color="#000000"/>
    </style:style>
    <style:style style:family="text" style:name="T592" style:display-name="T592" style:parent-style-name="CharStyle3">
      <style:text-properties fo:color="#000000"/>
    </style:style>
    <style:style style:family="text" style:name="T593" style:display-name="T593" style:parent-style-name="CharStyle3">
      <style:text-properties fo:color="#000000"/>
    </style:style>
    <style:style style:family="text" style:name="T594" style:display-name="T594" style:parent-style-name="CharStyle3">
      <style:text-properties fo:color="#000000"/>
    </style:style>
    <style:style style:family="text" style:name="T595" style:display-name="T595" style:parent-style-name="CharStyle3">
      <style:text-properties fo:color="#000000"/>
    </style:style>
    <style:style style:family="text" style:name="T596" style:display-name="T596" style:parent-style-name="CharStyle3">
      <style:text-properties fo:color="#000000"/>
    </style:style>
    <style:style style:family="text" style:name="T597" style:display-name="T597" style:parent-style-name="CharStyle3">
      <style:text-properties fo:color="#000000"/>
    </style:style>
    <style:style style:family="text" style:name="T598" style:display-name="T598" style:parent-style-name="CharStyle3">
      <style:text-properties fo:color="#000000"/>
    </style:style>
    <style:style style:family="text" style:name="T599" style:display-name="T599" style:parent-style-name="CharStyle3">
      <style:text-properties fo:color="#000000"/>
    </style:style>
    <style:style style:family="text" style:name="T600" style:display-name="T600" style:parent-style-name="CharStyle3">
      <style:text-properties fo:color="#000000"/>
    </style:style>
    <style:style style:family="text" style:name="T601" style:display-name="T601" style:parent-style-name="CharStyle3">
      <style:text-properties fo:color="#000000"/>
    </style:style>
    <style:style style:family="text" style:name="T602" style:display-name="T602" style:parent-style-name="CharStyle3">
      <style:text-properties fo:color="#000000"/>
    </style:style>
    <style:style style:family="text" style:name="T604" style:display-name="T604" style:parent-style-name="CharStyle3">
      <style:text-properties fo:color="#000000"/>
    </style:style>
    <style:style style:family="text" style:name="T605" style:display-name="T605" style:parent-style-name="CharStyle3">
      <style:text-properties fo:color="#000000"/>
    </style:style>
    <style:style style:family="text" style:name="T606" style:display-name="T606" style:parent-style-name="CharStyle3">
      <style:text-properties fo:color="#000000"/>
    </style:style>
    <style:style style:family="text" style:name="T607" style:display-name="T607" style:parent-style-name="CharStyle3">
      <style:text-properties fo:color="#000000"/>
    </style:style>
    <style:style style:family="text" style:name="T608" style:display-name="T608" style:parent-style-name="CharStyle3">
      <style:text-properties fo:color="#000000"/>
    </style:style>
    <style:style style:family="text" style:name="T609" style:display-name="T609" style:parent-style-name="CharStyle3">
      <style:text-properties fo:color="#000000"/>
    </style:style>
    <style:style style:family="text" style:name="T610" style:display-name="T610" style:parent-style-name="CharStyle3">
      <style:text-properties fo:color="#000000"/>
    </style:style>
    <style:style style:family="text" style:name="T611" style:display-name="T611" style:parent-style-name="CharStyle3">
      <style:text-properties fo:color="#000000"/>
    </style:style>
    <style:style style:family="text" style:name="T612" style:display-name="T612" style:parent-style-name="CharStyle3">
      <style:text-properties fo:color="#000000"/>
    </style:style>
    <style:style style:family="text" style:name="T613" style:display-name="T613" style:parent-style-name="CharStyle3">
      <style:text-properties fo:color="#000000"/>
    </style:style>
    <style:style style:family="text" style:name="T614" style:display-name="T614" style:parent-style-name="CharStyle3">
      <style:text-properties fo:color="#000000"/>
    </style:style>
    <style:style style:family="text" style:name="T615" style:display-name="T615" style:parent-style-name="CharStyle20">
      <style:text-properties fo:color="#800000"/>
    </style:style>
    <style:style style:family="text" style:name="T617" style:display-name="T617" style:parent-style-name="CharStyle3">
      <style:text-properties fo:color="#000000"/>
    </style:style>
    <style:style style:family="text" style:name="T618" style:display-name="T618" style:parent-style-name="CharStyle3">
      <style:text-properties fo:color="#000000"/>
    </style:style>
    <style:style style:family="text" style:name="T619" style:display-name="T619" style:parent-style-name="CharStyle42">
      <style:text-properties fo:language="en" style:language-asian="en" style:language-complex="en" fo:country="US" style:country-asian="US" style:country-complex="US" fo:color="#000000"/>
    </style:style>
    <style:style style:family="text" style:name="T620" style:display-name="T620" style:parent-style-name="CharStyle42">
      <style:text-properties fo:color="#000000"/>
    </style:style>
    <style:style style:family="text" style:name="T621" style:display-name="T621" style:parent-style-name="CharStyle3">
      <style:text-properties fo:color="#000000"/>
    </style:style>
    <style:style style:family="text" style:name="T622" style:display-name="T622" style:parent-style-name="CharStyle3">
      <style:text-properties fo:color="#000000"/>
    </style:style>
    <style:style style:family="text" style:name="T623" style:display-name="T623" style:parent-style-name="CharStyle3">
      <style:text-properties fo:color="#000000"/>
    </style:style>
    <style:style style:family="text" style:name="T624" style:display-name="T624" style:parent-style-name="CharStyle3">
      <style:text-properties fo:color="#000000"/>
    </style:style>
    <style:style style:family="text" style:name="T625" style:display-name="T625" style:parent-style-name="CharStyle3">
      <style:text-properties fo:color="#000000"/>
    </style:style>
    <style:style style:family="text" style:name="T626" style:display-name="T626" style:parent-style-name="CharStyle3">
      <style:text-properties fo:color="#000000"/>
    </style:style>
    <style:style style:family="text" style:name="T627" style:display-name="T627" style:parent-style-name="CharStyle3">
      <style:text-properties fo:color="#000000"/>
    </style:style>
    <style:style style:family="text" style:name="T628" style:display-name="T628" style:parent-style-name="CharStyle3">
      <style:text-properties fo:color="#000000"/>
    </style:style>
    <style:style style:family="text" style:name="T629" style:display-name="T629" style:parent-style-name="CharStyle3">
      <style:text-properties fo:color="#000000"/>
    </style:style>
    <style:style style:family="text" style:name="T630" style:display-name="T630" style:parent-style-name="CharStyle3">
      <style:text-properties fo:color="#000000"/>
    </style:style>
    <style:style style:family="text" style:name="T631" style:display-name="T631" style:parent-style-name="CharStyle3">
      <style:text-properties style:text-position="25%" fo:color="#000000"/>
    </style:style>
    <style:style style:family="text" style:name="T632" style:display-name="T632" style:parent-style-name="CharStyle3">
      <style:text-properties fo:color="#000000"/>
    </style:style>
    <style:style style:family="text" style:name="T633" style:display-name="T633" style:parent-style-name="CharStyle3">
      <style:text-properties style:text-position="25%" fo:color="#000000"/>
    </style:style>
    <style:style style:family="text" style:name="T634" style:display-name="T634" style:parent-style-name="CharStyle3">
      <style:text-properties fo:color="#000000"/>
    </style:style>
    <style:style style:family="text" style:name="T635" style:display-name="T635" style:parent-style-name="CharStyle3">
      <style:text-properties fo:color="#000000"/>
    </style:style>
    <style:style style:family="text" style:name="T636" style:display-name="T636" style:parent-style-name="CharStyle3">
      <style:text-properties fo:color="#000000"/>
    </style:style>
    <style:style style:family="text" style:name="T637" style:display-name="T637" style:parent-style-name="CharStyle3">
      <style:text-properties fo:color="#000000"/>
    </style:style>
    <style:style style:family="text" style:name="T638" style:display-name="T638" style:parent-style-name="CharStyle3">
      <style:text-properties fo:color="#000000"/>
    </style:style>
    <style:style style:family="text" style:name="T639" style:display-name="T639" style:parent-style-name="CharStyle3">
      <style:text-properties fo:color="#000000"/>
    </style:style>
    <style:style style:family="text" style:name="T640" style:display-name="T640" style:parent-style-name="CharStyle3">
      <style:text-properties fo:color="#000000"/>
    </style:style>
    <style:style style:family="text" style:name="T641" style:display-name="T641" style:parent-style-name="CharStyle3">
      <style:text-properties fo:color="#000000"/>
    </style:style>
    <style:style style:family="text" style:name="T642" style:display-name="T642" style:parent-style-name="CharStyle3">
      <style:text-properties fo:color="#000000"/>
    </style:style>
    <style:style style:family="text" style:name="T643" style:display-name="T643" style:parent-style-name="CharStyle3">
      <style:text-properties fo:color="#000000"/>
    </style:style>
    <style:style style:family="text" style:name="T644" style:display-name="T644" style:parent-style-name="CharStyle3">
      <style:text-properties fo:color="#000000"/>
    </style:style>
    <style:style style:family="text" style:name="T645" style:display-name="T645" style:parent-style-name="CharStyle3">
      <style:text-properties fo:color="#000000"/>
    </style:style>
    <style:style style:family="text" style:name="T646" style:display-name="T646" style:parent-style-name="CharStyle3">
      <style:text-properties fo:color="#000000"/>
    </style:style>
    <style:style style:family="text" style:name="T647" style:display-name="T647" style:parent-style-name="CharStyle3">
      <style:text-properties fo:color="#000000"/>
    </style:style>
    <style:style style:family="text" style:name="T648" style:display-name="T648" style:parent-style-name="CharStyle3">
      <style:text-properties fo:color="#000000"/>
    </style:style>
    <style:style style:family="text" style:name="T649" style:display-name="T649" style:parent-style-name="CharStyle3">
      <style:text-properties fo:color="#000000"/>
    </style:style>
    <style:style style:family="text" style:name="T650" style:display-name="T650" style:parent-style-name="CharStyle3">
      <style:text-properties fo:color="#000000"/>
    </style:style>
    <style:style style:family="text" style:name="T651" style:display-name="T651" style:parent-style-name="CharStyle3">
      <style:text-properties fo:color="#000000"/>
    </style:style>
    <style:style style:family="text" style:name="T652" style:display-name="T652" style:parent-style-name="CharStyle3">
      <style:text-properties fo:color="#000000"/>
    </style:style>
    <style:style style:family="text" style:name="T653" style:display-name="T653" style:parent-style-name="CharStyle3">
      <style:text-properties fo:color="#000000"/>
    </style:style>
    <style:style style:family="text" style:name="T654" style:display-name="T654" style:parent-style-name="CharStyle3">
      <style:text-properties fo:color="#000000"/>
    </style:style>
    <style:style style:family="text" style:name="T655" style:display-name="T655" style:parent-style-name="CharStyle3">
      <style:text-properties fo:color="#000000"/>
    </style:style>
    <style:style style:family="text" style:name="T656" style:display-name="T656" style:parent-style-name="CharStyle3">
      <style:text-properties fo:color="#000000"/>
    </style:style>
    <style:style style:family="text" style:name="T657" style:display-name="T657" style:parent-style-name="CharStyle48">
      <style:text-properties fo:color="#000000"/>
    </style:style>
    <style:style style:family="text" style:name="T658" style:display-name="T658" style:parent-style-name="CharStyle3">
      <style:text-properties fo:color="#000000"/>
    </style:style>
    <style:style style:family="text" style:name="T659" style:display-name="T659" style:parent-style-name="CharStyle35">
      <style:text-properties fo:color="#0000FF"/>
    </style:style>
    <style:style style:family="text" style:name="T660" style:display-name="T660" style:parent-style-name="CharStyle14">
      <style:text-properties fo:color="#000000"/>
    </style:style>
    <style:style style:family="text" style:name="T661" style:display-name="T661" style:parent-style-name="CharStyle14">
      <style:text-properties fo:color="#000000"/>
    </style:style>
    <style:style style:family="text" style:name="T662" style:display-name="T662" style:parent-style-name="CharStyle14">
      <style:text-properties fo:color="#000000"/>
    </style:style>
    <style:style style:family="text" style:name="T663" style:display-name="T663" style:parent-style-name="CharStyle14">
      <style:text-properties fo:color="#000000"/>
    </style:style>
    <style:style style:family="text" style:name="T664" style:display-name="T664" style:parent-style-name="CharStyle14">
      <style:text-properties fo:color="#000000"/>
    </style:style>
    <style:style style:family="text" style:name="T665" style:display-name="T665" style:parent-style-name="CharStyle14">
      <style:text-properties fo:color="#000000"/>
    </style:style>
    <style:style style:family="text" style:name="T666" style:display-name="T666" style:parent-style-name="CharStyle14">
      <style:text-properties fo:color="#000000"/>
    </style:style>
    <style:style style:family="text" style:name="T667" style:display-name="T667" style:parent-style-name="CharStyle14">
      <style:text-properties fo:color="#000000"/>
    </style:style>
    <style:style style:family="text" style:name="T668" style:display-name="T668" style:parent-style-name="CharStyle14">
      <style:text-properties fo:color="#000000"/>
    </style:style>
    <style:style style:family="text" style:name="T669" style:display-name="T669" style:parent-style-name="CharStyle14">
      <style:text-properties fo:color="#000000"/>
    </style:style>
    <style:style style:family="text" style:name="T670" style:display-name="T670" style:parent-style-name="CharStyle14">
      <style:text-properties fo:color="#000000"/>
    </style:style>
    <style:style style:family="text" style:name="T671" style:display-name="T671" style:parent-style-name="CharStyle14">
      <style:text-properties fo:color="#000000"/>
    </style:style>
    <style:style style:family="text" style:name="T672" style:display-name="T672" style:parent-style-name="CharStyle14">
      <style:text-properties fo:color="#000000"/>
    </style:style>
    <style:style style:family="text" style:name="T673" style:display-name="T673" style:parent-style-name="CharStyle14">
      <style:text-properties fo:color="#000000"/>
    </style:style>
    <style:style style:family="text" style:name="T674" style:display-name="T674" style:parent-style-name="CharStyle14">
      <style:text-properties fo:color="#000000"/>
    </style:style>
    <style:style style:family="text" style:name="T675" style:display-name="T675" style:parent-style-name="CharStyle14">
      <style:text-properties fo:color="#000000"/>
    </style:style>
    <style:style style:family="text" style:name="T676" style:display-name="T676" style:parent-style-name="CharStyle14">
      <style:text-properties fo:color="#000000"/>
    </style:style>
    <style:style style:family="text" style:name="T677" style:display-name="T677" style:parent-style-name="CharStyle14">
      <style:text-properties fo:color="#000000"/>
    </style:style>
    <style:style style:family="text" style:name="T678" style:display-name="T678" style:parent-style-name="CharStyle14">
      <style:text-properties fo:color="#000000"/>
    </style:style>
    <style:style style:family="text" style:name="T679" style:display-name="T679" style:parent-style-name="CharStyle14">
      <style:text-properties fo:color="#000000"/>
    </style:style>
    <style:style style:family="text" style:name="T680" style:display-name="T680" style:parent-style-name="CharStyle14">
      <style:text-properties fo:color="#000000"/>
    </style:style>
    <style:style style:family="text" style:name="T681" style:display-name="T681" style:parent-style-name="CharStyle14">
      <style:text-properties fo:color="#000000"/>
    </style:style>
    <style:style style:family="text" style:name="T682" style:display-name="T682" style:parent-style-name="CharStyle14">
      <style:text-properties fo:color="#000000"/>
    </style:style>
    <style:style style:family="text" style:name="T683" style:display-name="T683" style:parent-style-name="CharStyle14">
      <style:text-properties fo:color="#000000"/>
    </style:style>
    <style:style style:family="text" style:name="T684" style:display-name="T684" style:parent-style-name="CharStyle14">
      <style:text-properties fo:color="#000000"/>
    </style:style>
    <style:style style:family="text" style:name="T685" style:display-name="T685" style:parent-style-name="CharStyle14">
      <style:text-properties fo:color="#000000"/>
    </style:style>
    <style:style style:family="text" style:name="T686" style:display-name="T686" style:parent-style-name="CharStyle14">
      <style:text-properties fo:color="#000000"/>
    </style:style>
    <style:style style:family="text" style:name="T687" style:display-name="T687" style:parent-style-name="CharStyle14">
      <style:text-properties fo:color="#000000"/>
    </style:style>
    <style:style style:family="text" style:name="T688" style:display-name="T688" style:parent-style-name="CharStyle14">
      <style:text-properties fo:color="#000000"/>
    </style:style>
    <style:style style:family="text" style:name="T689" style:display-name="T689" style:parent-style-name="CharStyle14">
      <style:text-properties fo:color="#000000"/>
    </style:style>
    <style:style style:family="text" style:name="T690" style:display-name="T690" style:parent-style-name="CharStyle14">
      <style:text-properties fo:color="#000000"/>
    </style:style>
    <style:style style:family="text" style:name="T691" style:display-name="T691" style:parent-style-name="CharStyle14">
      <style:text-properties fo:color="#000000"/>
    </style:style>
    <style:style style:family="text" style:name="T692" style:display-name="T692" style:parent-style-name="CharStyle14">
      <style:text-properties fo:color="#000000"/>
    </style:style>
    <style:style style:family="text" style:name="T693" style:display-name="T693" style:parent-style-name="CharStyle14">
      <style:text-properties fo:color="#000000"/>
    </style:style>
    <style:style style:family="text" style:name="T694" style:display-name="T694" style:parent-style-name="CharStyle23">
      <style:text-properties fo:color="#000000"/>
    </style:style>
    <style:style style:family="text" style:name="T695" style:display-name="T695" style:parent-style-name="CharStyle24">
      <style:text-properties fo:language="he" style:language-asian="he" style:language-complex="he" fo:country="IL" style:country-asian="IL" style:country-complex="IL" fo:color="#000000"/>
    </style:style>
    <style:style style:family="text" style:name="T696" style:display-name="T696" style:parent-style-name="CharStyle24">
      <style:text-properties style:text-position="25%" fo:color="#000000"/>
    </style:style>
    <style:style style:family="text" style:name="T697" style:display-name="T697" style:parent-style-name="CharStyle23">
      <style:text-properties fo:color="#000000"/>
    </style:style>
    <style:style style:family="text" style:name="T699" style:display-name="T699" style:parent-style-name="CharStyle23">
      <style:text-properties fo:color="#000000"/>
    </style:style>
    <style:style style:family="text" style:name="T700" style:display-name="T700" style:parent-style-name="CharStyle24">
      <style:text-properties fo:language="he" style:language-asian="he" style:language-complex="he" fo:country="IL" style:country-asian="IL" style:country-complex="IL" fo:color="#000000"/>
    </style:style>
    <style:style style:family="text" style:name="T701" style:display-name="T701" style:parent-style-name="CharStyle24">
      <style:text-properties style:text-position="25%" fo:color="#000000"/>
    </style:style>
    <style:style style:family="text" style:name="T702" style:display-name="T702" style:parent-style-name="CharStyle23">
      <style:text-properties fo:color="#000000"/>
    </style:style>
    <style:style style:family="text" style:name="T703" style:display-name="T703" style:parent-style-name="CharStyle23">
      <style:text-properties fo:color="#000000"/>
    </style:style>
    <style:style style:family="text" style:name="T704" style:display-name="T704" style:parent-style-name="CharStyle14">
      <style:text-properties fo:color="#000000"/>
    </style:style>
    <style:style style:family="text" style:name="T705" style:display-name="T705" style:parent-style-name="CharStyle14">
      <style:text-properties fo:color="#000000"/>
    </style:style>
    <style:style style:family="text" style:name="T706" style:display-name="T706" style:parent-style-name="CharStyle14">
      <style:text-properties fo:color="#000000"/>
    </style:style>
    <style:style style:family="text" style:name="T707" style:display-name="T707" style:parent-style-name="CharStyle8">
      <style:text-properties fo:color="#000000"/>
    </style:style>
    <style:style style:family="text" style:name="T709" style:display-name="T709" style:parent-style-name="CharStyle8">
      <style:text-properties fo:color="#000000"/>
    </style:style>
    <style:style style:family="text" style:name="T710" style:display-name="T710" style:parent-style-name="CharStyle8">
      <style:text-properties fo:color="#000000"/>
    </style:style>
    <style:style style:family="text" style:name="T711" style:display-name="T711" style:parent-style-name="CharStyle8">
      <style:text-properties fo:color="#000000"/>
    </style:style>
    <style:style style:family="text" style:name="T712" style:display-name="T712" style:parent-style-name="CharStyle8">
      <style:text-properties fo:color="#000000"/>
    </style:style>
    <style:style style:family="text" style:name="T713" style:display-name="T713" style:parent-style-name="CharStyle8">
      <style:text-properties fo:color="#000000"/>
    </style:style>
    <style:style style:family="text" style:name="T714" style:display-name="T714" style:parent-style-name="CharStyle8">
      <style:text-properties fo:color="#000000"/>
    </style:style>
    <style:style style:family="text" style:name="T715" style:display-name="T715" style:parent-style-name="CharStyle54">
      <style:text-properties fo:color="#000000"/>
    </style:style>
    <style:style style:family="text" style:name="T716" style:display-name="T716" style:parent-style-name="CharStyle14">
      <style:text-properties fo:color="#000000"/>
    </style:style>
    <style:style style:family="text" style:name="T717" style:display-name="T717" style:parent-style-name="CharStyle14">
      <style:text-properties fo:color="#000000"/>
    </style:style>
    <style:style style:family="text" style:name="T718" style:display-name="T718" style:parent-style-name="CharStyle14">
      <style:text-properties fo:color="#000000"/>
    </style:style>
    <style:style style:family="text" style:name="T719" style:display-name="T719" style:parent-style-name="CharStyle14">
      <style:text-properties fo:color="#000000"/>
    </style:style>
    <style:style style:family="text" style:name="T720" style:display-name="T720" style:parent-style-name="CharStyle14">
      <style:text-properties fo:color="#000000"/>
    </style:style>
    <style:style style:family="text" style:name="T721" style:display-name="T721" style:parent-style-name="CharStyle14">
      <style:text-properties fo:color="#000000"/>
    </style:style>
    <style:style style:family="text" style:name="T722" style:display-name="T722" style:parent-style-name="CharStyle14">
      <style:text-properties fo:color="#000000"/>
    </style:style>
    <style:style style:family="text" style:name="T723" style:display-name="T723" style:parent-style-name="CharStyle41">
      <style:text-properties fo:color="#800000"/>
    </style:style>
    <style:style style:family="text" style:name="T724" style:display-name="T724" style:parent-style-name="CharStyle42">
      <style:text-properties fo:language="en" style:language-asian="en" style:language-complex="en" fo:country="US" style:country-asian="US" style:country-complex="US" fo:color="#000000"/>
    </style:style>
    <style:style style:family="text" style:name="T725" style:display-name="T725" style:parent-style-name="CharStyle42">
      <style:text-properties fo:color="#000000"/>
    </style:style>
    <style:style style:family="text" style:name="T726" style:display-name="T726" style:parent-style-name="CharStyle3">
      <style:text-properties fo:color="#000000"/>
    </style:style>
    <style:style style:family="text" style:name="T727" style:display-name="T727" style:parent-style-name="CharStyle29">
      <style:text-properties fo:language="en" style:language-asian="en" style:language-complex="en" fo:country="US" style:country-asian="US" style:country-complex="US" fo:color="#000000"/>
    </style:style>
    <style:style style:family="text" style:name="T728" style:display-name="T728" style:parent-style-name="CharStyle29">
      <style:text-properties fo:language="en" style:language-asian="en" style:language-complex="en" fo:country="US" style:country-asian="US" style:country-complex="US" fo:color="#000000"/>
    </style:style>
    <style:style style:family="text" style:name="T729" style:display-name="T729" style:parent-style-name="CharStyle42">
      <style:text-properties fo:language="en" style:language-asian="en" style:language-complex="en" fo:country="US" style:country-asian="US" style:country-complex="US" fo:color="#000000"/>
    </style:style>
    <style:style style:family="text" style:name="T730" style:display-name="T730" style:parent-style-name="CharStyle42">
      <style:text-properties fo:color="#000000"/>
    </style:style>
    <style:style style:family="text" style:name="T731" style:display-name="T731" style:parent-style-name="CharStyle3">
      <style:text-properties fo:color="#000000"/>
    </style:style>
    <style:style style:family="text" style:name="T732" style:display-name="T732" style:parent-style-name="CharStyle29">
      <style:text-properties fo:language="en" style:language-asian="en" style:language-complex="en" fo:country="US" style:country-asian="US" style:country-complex="US" fo:color="#000000"/>
    </style:style>
    <style:style style:family="text" style:name="T733" style:display-name="T733" style:parent-style-name="CharStyle29">
      <style:text-properties fo:language="en" style:language-asian="en" style:language-complex="en" fo:country="US" style:country-asian="US" style:country-complex="US" fo:color="#000000"/>
    </style:style>
    <style:style style:family="text" style:name="T734" style:display-name="T734" style:parent-style-name="CharStyle29">
      <style:text-properties fo:language="en" style:language-asian="en" style:language-complex="en" fo:country="US" style:country-asian="US" style:country-complex="US" fo:color="#000000"/>
    </style:style>
    <style:style style:family="text" style:name="T735" style:display-name="T735" style:parent-style-name="CharStyle42">
      <style:text-properties fo:language="en" style:language-asian="en" style:language-complex="en" fo:country="US" style:country-asian="US" style:country-complex="US" fo:color="#000000"/>
    </style:style>
    <style:style style:family="text" style:name="T736" style:display-name="T736" style:parent-style-name="CharStyle42">
      <style:text-properties fo:color="#000000"/>
    </style:style>
    <style:style style:family="text" style:name="T737" style:display-name="T737" style:parent-style-name="CharStyle3">
      <style:text-properties fo:color="#000000"/>
    </style:style>
    <style:style style:family="text" style:name="T738" style:display-name="T738" style:parent-style-name="CharStyle29">
      <style:text-properties fo:language="en" style:language-asian="en" style:language-complex="en" fo:country="US" style:country-asian="US" style:country-complex="US" fo:color="#000000"/>
    </style:style>
    <style:style style:family="text" style:name="T739" style:display-name="T739" style:parent-style-name="CharStyle29">
      <style:text-properties fo:language="en" style:language-asian="en" style:language-complex="en" fo:country="US" style:country-asian="US" style:country-complex="US" fo:color="#000000"/>
    </style:style>
    <style:style style:family="text" style:name="T740" style:display-name="T740" style:parent-style-name="CharStyle42">
      <style:text-properties fo:language="en" style:language-asian="en" style:language-complex="en" fo:country="US" style:country-asian="US" style:country-complex="US" fo:color="#000000"/>
    </style:style>
    <style:style style:family="text" style:name="T741" style:display-name="T741" style:parent-style-name="CharStyle42">
      <style:text-properties fo:color="#000000"/>
    </style:style>
    <style:style style:family="text" style:name="T742" style:display-name="T742" style:parent-style-name="CharStyle3">
      <style:text-properties fo:color="#000000"/>
    </style:style>
    <style:style style:family="text" style:name="T743" style:display-name="T743" style:parent-style-name="CharStyle29">
      <style:text-properties fo:language="en" style:language-asian="en" style:language-complex="en" fo:country="US" style:country-asian="US" style:country-complex="US" fo:color="#000000"/>
    </style:style>
    <style:style style:family="text" style:name="T744" style:display-name="T744" style:parent-style-name="CharStyle29">
      <style:text-properties fo:language="en" style:language-asian="en" style:language-complex="en" fo:country="US" style:country-asian="US" style:country-complex="US" fo:color="#000000"/>
    </style:style>
    <style:style style:family="text" style:name="T745" style:display-name="T745" style:parent-style-name="CharStyle42">
      <style:text-properties fo:language="en" style:language-asian="en" style:language-complex="en" fo:country="US" style:country-asian="US" style:country-complex="US" fo:color="#000000"/>
    </style:style>
    <style:style style:family="text" style:name="T746" style:display-name="T746" style:parent-style-name="CharStyle42">
      <style:text-properties fo:color="#000000"/>
    </style:style>
    <style:style style:family="text" style:name="T747" style:display-name="T747" style:parent-style-name="CharStyle3">
      <style:text-properties fo:color="#000000"/>
    </style:style>
    <style:style style:family="text" style:name="T748" style:display-name="T748" style:parent-style-name="CharStyle29">
      <style:text-properties fo:language="en" style:language-asian="en" style:language-complex="en" fo:country="US" style:country-asian="US" style:country-complex="US" fo:color="#000000"/>
    </style:style>
    <style:style style:family="text" style:name="T749" style:display-name="T749" style:parent-style-name="CharStyle29">
      <style:text-properties fo:language="en" style:language-asian="en" style:language-complex="en" fo:country="US" style:country-asian="US" style:country-complex="US" fo:color="#000000"/>
    </style:style>
    <style:style style:family="text" style:name="T750" style:display-name="T750" style:parent-style-name="CharStyle42">
      <style:text-properties fo:language="en" style:language-asian="en" style:language-complex="en" fo:country="US" style:country-asian="US" style:country-complex="US" fo:color="#000000"/>
    </style:style>
    <style:style style:family="text" style:name="T751" style:display-name="T751" style:parent-style-name="CharStyle42">
      <style:text-properties fo:color="#000000"/>
    </style:style>
    <style:style style:family="text" style:name="T752" style:display-name="T752" style:parent-style-name="CharStyle3">
      <style:text-properties fo:color="#000000"/>
    </style:style>
    <style:style style:family="text" style:name="T753" style:display-name="T753" style:parent-style-name="CharStyle29">
      <style:text-properties fo:language="en" style:language-asian="en" style:language-complex="en" fo:country="US" style:country-asian="US" style:country-complex="US" fo:color="#000000"/>
    </style:style>
    <style:style style:family="text" style:name="T754" style:display-name="T754" style:parent-style-name="CharStyle29">
      <style:text-properties fo:language="en" style:language-asian="en" style:language-complex="en" fo:country="US" style:country-asian="US" style:country-complex="US" fo:color="#000000"/>
    </style:style>
    <style:style style:family="text" style:name="T755" style:display-name="T755" style:parent-style-name="CharStyle42">
      <style:text-properties fo:language="en" style:language-asian="en" style:language-complex="en" fo:country="US" style:country-asian="US" style:country-complex="US" fo:color="#000000"/>
    </style:style>
    <style:style style:family="text" style:name="T756" style:display-name="T756" style:parent-style-name="CharStyle42">
      <style:text-properties fo:color="#000000"/>
    </style:style>
    <style:style style:family="text" style:name="T757" style:display-name="T757" style:parent-style-name="CharStyle3">
      <style:text-properties fo:color="#000000"/>
    </style:style>
    <style:style style:family="text" style:name="T758" style:display-name="T758" style:parent-style-name="CharStyle29">
      <style:text-properties fo:language="en" style:language-asian="en" style:language-complex="en" fo:country="US" style:country-asian="US" style:country-complex="US" fo:color="#000000"/>
    </style:style>
    <style:style style:family="text" style:name="T759" style:display-name="T759" style:parent-style-name="CharStyle29">
      <style:text-properties fo:language="en" style:language-asian="en" style:language-complex="en" fo:country="US" style:country-asian="US" style:country-complex="US" fo:color="#000000"/>
    </style:style>
    <style:style style:family="text" style:name="T760" style:display-name="T760" style:parent-style-name="CharStyle29">
      <style:text-properties fo:language="en" style:language-asian="en" style:language-complex="en" fo:country="US" style:country-asian="US" style:country-complex="US" fo:color="#000000"/>
    </style:style>
    <style:style style:family="text" style:name="T761" style:display-name="T761" style:parent-style-name="CharStyle42">
      <style:text-properties fo:language="en" style:language-asian="en" style:language-complex="en" fo:country="US" style:country-asian="US" style:country-complex="US" fo:color="#000000"/>
    </style:style>
    <style:style style:family="text" style:name="T762" style:display-name="T762" style:parent-style-name="CharStyle42">
      <style:text-properties fo:color="#000000"/>
    </style:style>
    <style:style style:family="text" style:name="T763" style:display-name="T763" style:parent-style-name="CharStyle3">
      <style:text-properties fo:color="#000000"/>
    </style:style>
    <style:style style:family="text" style:name="T764" style:display-name="T764" style:parent-style-name="CharStyle29">
      <style:text-properties fo:color="#000000"/>
    </style:style>
    <style:style style:family="text" style:name="T765" style:display-name="T765" style:parent-style-name="CharStyle29">
      <style:text-properties fo:color="#000000"/>
    </style:style>
    <style:style style:family="text" style:name="T766" style:display-name="T766" style:parent-style-name="CharStyle42">
      <style:text-properties fo:language="en" style:language-asian="en" style:language-complex="en" fo:country="US" style:country-asian="US" style:country-complex="US" fo:color="#000000"/>
    </style:style>
    <style:style style:family="text" style:name="T767" style:display-name="T767" style:parent-style-name="CharStyle42">
      <style:text-properties fo:color="#000000"/>
    </style:style>
    <style:style style:family="text" style:name="T768" style:display-name="T768" style:parent-style-name="CharStyle3">
      <style:text-properties fo:color="#000000"/>
    </style:style>
    <style:style style:family="text" style:name="T769" style:display-name="T769" style:parent-style-name="CharStyle29">
      <style:text-properties fo:language="en" style:language-asian="en" style:language-complex="en" fo:country="US" style:country-asian="US" style:country-complex="US" fo:color="#000000"/>
    </style:style>
    <style:style style:family="text" style:name="T770" style:display-name="T770" style:parent-style-name="CharStyle29">
      <style:text-properties fo:language="en" style:language-asian="en" style:language-complex="en" fo:country="US" style:country-asian="US" style:country-complex="US" fo:color="#000000"/>
    </style:style>
    <style:style style:family="text" style:name="T771" style:display-name="T771" style:parent-style-name="CharStyle29">
      <style:text-properties fo:language="en" style:language-asian="en" style:language-complex="en" fo:country="US" style:country-asian="US" style:country-complex="US" fo:color="#000000"/>
    </style:style>
    <style:style style:family="text" style:name="T772" style:display-name="T772" style:parent-style-name="CharStyle42">
      <style:text-properties fo:language="en" style:language-asian="en" style:language-complex="en" fo:country="US" style:country-asian="US" style:country-complex="US" fo:color="#000000"/>
    </style:style>
    <style:style style:family="text" style:name="T773" style:display-name="T773" style:parent-style-name="CharStyle42">
      <style:text-properties fo:color="#000000"/>
    </style:style>
    <style:style style:family="text" style:name="T774" style:display-name="T774" style:parent-style-name="CharStyle3">
      <style:text-properties fo:color="#000000"/>
    </style:style>
    <style:style style:family="text" style:name="T775" style:display-name="T775" style:parent-style-name="CharStyle29">
      <style:text-properties fo:language="en" style:language-asian="en" style:language-complex="en" fo:country="US" style:country-asian="US" style:country-complex="US" fo:color="#000000"/>
    </style:style>
    <style:style style:family="text" style:name="T776" style:display-name="T776" style:parent-style-name="CharStyle29">
      <style:text-properties fo:language="en" style:language-asian="en" style:language-complex="en" fo:country="US" style:country-asian="US" style:country-complex="US" fo:color="#000000"/>
    </style:style>
    <style:style style:family="text" style:name="T777" style:display-name="T777" style:parent-style-name="CharStyle29">
      <style:text-properties fo:language="en" style:language-asian="en" style:language-complex="en" fo:country="US" style:country-asian="US" style:country-complex="US" fo:color="#000000"/>
    </style:style>
    <style:style style:family="text" style:name="T778" style:display-name="T778" style:parent-style-name="CharStyle20">
      <style:text-properties fo:color="#800000"/>
    </style:style>
    <style:style style:family="text" style:name="T779" style:display-name="T779" style:parent-style-name="CharStyle3">
      <style:text-properties fo:color="#000000"/>
    </style:style>
    <style:style style:family="text" style:name="T780" style:display-name="T780" style:parent-style-name="CharStyle17">
      <style:text-properties fo:language="en" style:language-asian="en" style:language-complex="en" fo:country="US" style:country-asian="US" style:country-complex="US" fo:color="#000000"/>
    </style:style>
    <style:style style:family="text" style:name="T781" style:display-name="T781" style:parent-style-name="CharStyle3">
      <style:text-properties fo:color="#000000"/>
    </style:style>
    <style:style style:family="text" style:name="T782" style:display-name="T782" style:parent-style-name="CharStyle3">
      <style:text-properties fo:color="#000000"/>
    </style:style>
    <style:style style:family="text" style:name="T783" style:display-name="T783" style:parent-style-name="CharStyle3">
      <style:text-properties fo:color="#000000"/>
    </style:style>
    <style:style style:family="text" style:name="T784" style:display-name="T784" style:parent-style-name="CharStyle3">
      <style:text-properties fo:color="#000000"/>
    </style:style>
    <style:style style:family="text" style:name="T785" style:display-name="T785" style:parent-style-name="CharStyle3">
      <style:text-properties fo:color="#000000"/>
    </style:style>
    <style:style style:family="text" style:name="T786" style:display-name="T786" style:parent-style-name="CharStyle3">
      <style:text-properties fo:color="#000000"/>
    </style:style>
    <style:style style:family="text" style:name="T787" style:display-name="T787" style:parent-style-name="CharStyle3">
      <style:text-properties fo:color="#000000"/>
    </style:style>
    <style:style style:family="text" style:name="T788" style:display-name="T788" style:parent-style-name="CharStyle3">
      <style:text-properties fo:color="#000000"/>
    </style:style>
    <style:style style:family="text" style:name="T789" style:display-name="T789" style:parent-style-name="CharStyle3">
      <style:text-properties fo:color="#000000"/>
    </style:style>
    <style:style style:family="text" style:name="T790" style:display-name="T790" style:parent-style-name="CharStyle3">
      <style:text-properties fo:color="#000000"/>
    </style:style>
    <style:style style:family="text" style:name="T791" style:display-name="T791" style:parent-style-name="CharStyle3">
      <style:text-properties fo:color="#000000"/>
    </style:style>
    <style:style style:family="text" style:name="T792" style:display-name="T792" style:parent-style-name="CharStyle3">
      <style:text-properties fo:color="#000000"/>
    </style:style>
    <style:style style:family="text" style:name="T793" style:display-name="T793" style:parent-style-name="CharStyle3">
      <style:text-properties fo:color="#000000"/>
    </style:style>
    <style:style style:family="text" style:name="T795" style:display-name="T795" style:parent-style-name="CharStyle3">
      <style:text-properties fo:color="#000000"/>
    </style:style>
    <style:style style:family="text" style:name="T796" style:display-name="T796" style:parent-style-name="CharStyle3">
      <style:text-properties fo:color="#000000"/>
    </style:style>
    <style:style style:family="text" style:name="T797" style:display-name="T797" style:parent-style-name="CharStyle3">
      <style:text-properties fo:color="#000000"/>
    </style:style>
    <style:style style:family="text" style:name="T798" style:display-name="T798" style:parent-style-name="CharStyle3">
      <style:text-properties fo:color="#000000"/>
    </style:style>
    <style:style style:family="text" style:name="T799" style:display-name="T799" style:parent-style-name="CharStyle3">
      <style:text-properties fo:color="#000000"/>
    </style:style>
    <style:style style:family="text" style:name="T800" style:display-name="T800" style:parent-style-name="CharStyle3">
      <style:text-properties fo:color="#000000"/>
    </style:style>
    <style:style style:family="text" style:name="T801" style:display-name="T801" style:parent-style-name="CharStyle3">
      <style:text-properties fo:color="#000000"/>
    </style:style>
    <style:style style:family="text" style:name="T802" style:display-name="T802" style:parent-style-name="CharStyle3">
      <style:text-properties fo:color="#000000"/>
    </style:style>
    <style:style style:family="text" style:name="T803" style:display-name="T803" style:parent-style-name="CharStyle3">
      <style:text-properties fo:color="#000000"/>
    </style:style>
    <style:style style:family="text" style:name="T804" style:display-name="T804" style:parent-style-name="CharStyle3">
      <style:text-properties fo:color="#000000"/>
    </style:style>
    <style:style style:family="text" style:name="T805" style:display-name="T805" style:parent-style-name="CharStyle3">
      <style:text-properties fo:color="#000000"/>
    </style:style>
    <style:style style:family="text" style:name="T806" style:display-name="T806" style:parent-style-name="CharStyle3">
      <style:text-properties fo:color="#000000"/>
    </style:style>
    <style:style style:family="text" style:name="T807" style:display-name="T807" style:parent-style-name="CharStyle20">
      <style:text-properties fo:color="#800000"/>
    </style:style>
    <style:style style:family="text" style:name="T808" style:display-name="T808" style:parent-style-name="CharStyle3">
      <style:text-properties fo:color="#000000"/>
    </style:style>
    <style:style style:family="text" style:name="T809" style:display-name="T809" style:parent-style-name="CharStyle3">
      <style:text-properties style:text-position="-25%" fo:color="#000000"/>
    </style:style>
    <style:style style:family="text" style:name="T810" style:display-name="T810" style:parent-style-name="CharStyle3">
      <style:text-properties fo:color="#000000"/>
    </style:style>
    <style:style style:family="text" style:name="T811" style:display-name="T811" style:parent-style-name="CharStyle17">
      <style:text-properties fo:language="he" style:language-asian="he" style:language-complex="he" fo:country="IL" style:country-asian="IL" style:country-complex="IL" fo:color="#000000"/>
    </style:style>
    <style:style style:family="text" style:name="T812" style:display-name="T812" style:parent-style-name="CharStyle17">
      <style:text-properties style:text-position="25%" fo:color="#000000"/>
    </style:style>
    <style:style style:family="text" style:name="T813" style:display-name="T813" style:parent-style-name="CharStyle3">
      <style:text-properties fo:color="#000000"/>
    </style:style>
    <style:style style:family="text" style:name="T814" style:display-name="T814" style:parent-style-name="CharStyle17">
      <style:text-properties fo:color="#000000"/>
    </style:style>
    <style:style style:family="text" style:name="T815" style:display-name="T815" style:parent-style-name="CharStyle3">
      <style:text-properties fo:color="#000000"/>
    </style:style>
    <style:style style:family="text" style:name="T816" style:display-name="T816" style:parent-style-name="CharStyle17">
      <style:text-properties fo:color="#000000"/>
    </style:style>
    <style:style style:family="text" style:name="T817" style:display-name="T817" style:parent-style-name="CharStyle3">
      <style:text-properties fo:color="#000000"/>
    </style:style>
    <style:style style:family="text" style:name="T818" style:display-name="T818" style:parent-style-name="CharStyle3">
      <style:text-properties fo:color="#000000"/>
    </style:style>
    <style:style style:family="text" style:name="T819" style:display-name="T819" style:parent-style-name="CharStyle48">
      <style:text-properties fo:color="#000000"/>
    </style:style>
    <style:style style:family="text" style:name="T820" style:display-name="T820" style:parent-style-name="CharStyle3">
      <style:text-properties fo:color="#000000"/>
    </style:style>
    <style:style style:family="text" style:name="T821" style:display-name="T821" style:parent-style-name="CharStyle17">
      <style:text-properties fo:language="he" style:language-asian="he" style:language-complex="he" fo:country="IL" style:country-asian="IL" style:country-complex="IL" style:text-position="25%" fo:color="#000000"/>
    </style:style>
    <style:style style:family="text" style:name="T822" style:display-name="T822" style:parent-style-name="CharStyle3">
      <style:text-properties fo:color="#000000"/>
    </style:style>
    <style:style style:family="text" style:name="T823" style:display-name="T823" style:parent-style-name="CharStyle48">
      <style:text-properties fo:color="#000000"/>
    </style:style>
    <style:style style:family="text" style:name="T824" style:display-name="T824" style:parent-style-name="CharStyle3">
      <style:text-properties fo:color="#000000"/>
    </style:style>
    <style:style style:family="text" style:name="T825" style:display-name="T825" style:parent-style-name="CharStyle17">
      <style:text-properties fo:color="#000000"/>
    </style:style>
    <style:style style:family="text" style:name="T826" style:display-name="T826" style:parent-style-name="CharStyle3">
      <style:text-properties fo:color="#000000"/>
    </style:style>
    <style:style style:family="text" style:name="T827" style:display-name="T827" style:parent-style-name="CharStyle48">
      <style:text-properties fo:color="#000000"/>
    </style:style>
    <style:style style:family="text" style:name="T828" style:display-name="T828" style:parent-style-name="CharStyle3">
      <style:text-properties fo:color="#000000"/>
    </style:style>
    <style:style style:family="text" style:name="T829" style:display-name="T829" style:parent-style-name="CharStyle3">
      <style:text-properties fo:color="#000000"/>
    </style:style>
    <style:style style:family="text" style:name="T830" style:display-name="T830" style:parent-style-name="CharStyle17">
      <style:text-properties fo:color="#000000"/>
    </style:style>
    <style:style style:family="text" style:name="T831" style:display-name="T831" style:parent-style-name="CharStyle17">
      <style:text-properties fo:language="he" style:language-asian="he" style:language-complex="he" fo:country="IL" style:country-asian="IL" style:country-complex="IL" fo:color="#000000"/>
    </style:style>
    <style:style style:family="text" style:name="T832" style:display-name="T832" style:parent-style-name="CharStyle3">
      <style:text-properties fo:color="#000000"/>
    </style:style>
    <style:style style:family="text" style:name="T833" style:display-name="T833" style:parent-style-name="CharStyle48">
      <style:text-properties fo:color="#000000"/>
    </style:style>
    <style:style style:family="text" style:name="T834" style:display-name="T834" style:parent-style-name="CharStyle48">
      <style:text-properties fo:color="#000000"/>
    </style:style>
    <style:style style:family="text" style:name="T835" style:display-name="T835" style:parent-style-name="CharStyle3">
      <style:text-properties fo:color="#000000"/>
    </style:style>
    <style:style style:family="text" style:name="T836" style:display-name="T836" style:parent-style-name="CharStyle3">
      <style:text-properties fo:color="#000000"/>
    </style:style>
    <style:style style:family="text" style:name="T837" style:display-name="T837" style:parent-style-name="CharStyle3">
      <style:text-properties fo:color="#000000"/>
    </style:style>
    <style:style style:family="text" style:name="T838" style:display-name="T838" style:parent-style-name="CharStyle3">
      <style:text-properties fo:color="#000000"/>
    </style:style>
    <style:style style:family="text" style:name="T839" style:display-name="T839" style:parent-style-name="CharStyle3">
      <style:text-properties fo:color="#000000"/>
    </style:style>
    <style:style style:family="text" style:name="T840" style:display-name="T840" style:parent-style-name="CharStyle3">
      <style:text-properties fo:color="#000000"/>
    </style:style>
    <style:style style:family="text" style:name="T841" style:display-name="T841" style:parent-style-name="CharStyle3">
      <style:text-properties fo:color="#000000"/>
    </style:style>
    <style:style style:family="text" style:name="T842" style:display-name="T842" style:parent-style-name="CharStyle3">
      <style:text-properties fo:color="#000000"/>
    </style:style>
    <style:style style:family="text" style:name="T843" style:display-name="T843" style:parent-style-name="CharStyle3">
      <style:text-properties fo:color="#000000"/>
    </style:style>
    <style:style style:family="text" style:name="T844" style:display-name="T844" style:parent-style-name="CharStyle17">
      <style:text-properties fo:color="#000000"/>
    </style:style>
    <style:style style:family="text" style:name="T845" style:display-name="T845" style:parent-style-name="CharStyle3">
      <style:text-properties fo:color="#000000"/>
    </style:style>
    <style:style style:family="text" style:name="T846" style:display-name="T846" style:parent-style-name="CharStyle3">
      <style:text-properties fo:color="#000000"/>
    </style:style>
    <style:style style:family="text" style:name="T847" style:display-name="T847" style:parent-style-name="CharStyle3">
      <style:text-properties fo:color="#000000"/>
    </style:style>
    <style:style style:family="text" style:name="T848" style:display-name="T848" style:parent-style-name="CharStyle3">
      <style:text-properties fo:color="#000000"/>
    </style:style>
    <style:style style:family="text" style:name="T849" style:display-name="T849" style:parent-style-name="CharStyle3">
      <style:text-properties fo:color="#000000"/>
    </style:style>
    <style:style style:family="text" style:name="T850" style:display-name="T850" style:parent-style-name="CharStyle3">
      <style:text-properties fo:color="#000000"/>
    </style:style>
    <style:style style:family="text" style:name="T851" style:display-name="T851" style:parent-style-name="CharStyle3">
      <style:text-properties fo:color="#000000"/>
    </style:style>
    <style:style style:family="text" style:name="T852" style:display-name="T852" style:parent-style-name="CharStyle17">
      <style:text-properties fo:language="he" style:language-asian="he" style:language-complex="he" fo:country="IL" style:country-asian="IL" style:country-complex="IL" fo:color="#000000"/>
    </style:style>
    <style:style style:family="text" style:name="T853" style:display-name="T853" style:parent-style-name="CharStyle17">
      <style:text-properties fo:language="en" style:language-asian="en" style:language-complex="en" fo:country="US" style:country-asian="US" style:country-complex="US" style:text-position="25%" fo:color="#000000"/>
    </style:style>
    <style:style style:family="text" style:name="T854" style:display-name="T854" style:parent-style-name="CharStyle3">
      <style:text-properties fo:color="#000000"/>
    </style:style>
    <style:style style:family="text" style:name="T855" style:display-name="T855" style:parent-style-name="CharStyle3">
      <style:text-properties fo:color="#000000"/>
    </style:style>
    <style:style style:family="text" style:name="T856" style:display-name="T856" style:parent-style-name="CharStyle3">
      <style:text-properties fo:color="#000000"/>
    </style:style>
    <style:style style:family="text" style:name="T857" style:display-name="T857" style:parent-style-name="CharStyle3">
      <style:text-properties fo:color="#000000"/>
    </style:style>
    <style:style style:family="text" style:name="T858" style:display-name="T858" style:parent-style-name="CharStyle3">
      <style:text-properties fo:color="#000000"/>
    </style:style>
    <style:style style:family="text" style:name="T859" style:display-name="T859" style:parent-style-name="CharStyle3">
      <style:text-properties fo:color="#000000"/>
    </style:style>
    <style:style style:family="text" style:name="T860" style:display-name="T860" style:parent-style-name="CharStyle3">
      <style:text-properties fo:color="#000000"/>
    </style:style>
    <style:style style:family="text" style:name="T861" style:display-name="T861" style:parent-style-name="CharStyle3">
      <style:text-properties fo:color="#000000"/>
    </style:style>
    <style:style style:family="text" style:name="T862" style:display-name="T862" style:parent-style-name="CharStyle3">
      <style:text-properties fo:color="#000000"/>
    </style:style>
    <style:style style:family="text" style:name="T863" style:display-name="T863" style:parent-style-name="CharStyle54">
      <style:text-properties fo:color="#000000"/>
    </style:style>
    <style:style style:family="text" style:name="T864" style:display-name="T864" style:parent-style-name="CharStyle14">
      <style:text-properties fo:color="#000000"/>
    </style:style>
    <style:style style:family="text" style:name="T865" style:display-name="T865" style:parent-style-name="CharStyle14">
      <style:text-properties fo:color="#000000"/>
    </style:style>
    <style:style style:family="text" style:name="T866" style:display-name="T866" style:parent-style-name="CharStyle14">
      <style:text-properties fo:color="#000000"/>
    </style:style>
    <style:style style:family="text" style:name="T867" style:display-name="T867" style:parent-style-name="CharStyle14">
      <style:text-properties fo:color="#000000"/>
    </style:style>
    <style:style style:family="text" style:name="T868" style:display-name="T868" style:parent-style-name="CharStyle14">
      <style:text-properties fo:color="#000000"/>
    </style:style>
    <style:style style:family="text" style:name="T869" style:display-name="T869" style:parent-style-name="CharStyle14">
      <style:text-properties fo:color="#000000"/>
    </style:style>
    <style:style style:family="text" style:name="T870" style:display-name="T870" style:parent-style-name="CharStyle14">
      <style:text-properties fo:color="#000000"/>
    </style:style>
    <style:style style:family="text" style:name="T871" style:display-name="T871" style:parent-style-name="CharStyle14">
      <style:text-properties fo:color="#000000"/>
    </style:style>
    <style:style style:family="text" style:name="T872" style:display-name="T872" style:parent-style-name="CharStyle14">
      <style:text-properties fo:color="#000000"/>
    </style:style>
    <style:style style:family="text" style:name="T873" style:display-name="T873" style:parent-style-name="CharStyle14">
      <style:text-properties fo:color="#000000"/>
    </style:style>
    <style:style style:family="text" style:name="T874" style:display-name="T874" style:parent-style-name="CharStyle14">
      <style:text-properties fo:color="#000000"/>
    </style:style>
    <style:style style:family="text" style:name="T875" style:display-name="T875" style:parent-style-name="CharStyle14">
      <style:text-properties fo:color="#000000"/>
    </style:style>
    <style:style style:family="text" style:name="T876" style:display-name="T876" style:parent-style-name="CharStyle14">
      <style:text-properties fo:color="#000000"/>
    </style:style>
    <style:style style:family="text" style:name="T877" style:display-name="T877" style:parent-style-name="CharStyle14">
      <style:text-properties fo:color="#000000"/>
    </style:style>
    <style:style style:family="text" style:name="T878" style:display-name="T878" style:parent-style-name="CharStyle14">
      <style:text-properties fo:color="#000000"/>
    </style:style>
    <style:style style:family="text" style:name="T879" style:display-name="T879" style:parent-style-name="CharStyle14">
      <style:text-properties fo:color="#000000"/>
    </style:style>
    <style:style style:family="text" style:name="T880" style:display-name="T880" style:parent-style-name="CharStyle14">
      <style:text-properties fo:color="#000000"/>
    </style:style>
    <style:style style:family="text" style:name="T881" style:display-name="T881" style:parent-style-name="CharStyle14">
      <style:text-properties fo:color="#000000"/>
    </style:style>
    <style:style style:family="text" style:name="T882" style:display-name="T882" style:parent-style-name="CharStyle14">
      <style:text-properties fo:color="#000000"/>
    </style:style>
    <style:style style:family="text" style:name="T883" style:display-name="T883" style:parent-style-name="CharStyle14">
      <style:text-properties fo:color="#000000"/>
    </style:style>
    <style:style style:family="text" style:name="T884" style:display-name="T884" style:parent-style-name="CharStyle14">
      <style:text-properties fo:color="#000000"/>
    </style:style>
    <style:style style:family="text" style:name="T885" style:display-name="T885" style:parent-style-name="CharStyle55">
      <style:text-properties fo:color="#FF00FF"/>
    </style:style>
    <style:style style:family="text" style:name="T886" style:display-name="T886" style:parent-style-name="CharStyle8">
      <style:text-properties fo:color="#000000"/>
    </style:style>
    <style:style style:family="text" style:name="T887" style:display-name="T887" style:parent-style-name="CharStyle14">
      <style:text-properties fo:color="#000000"/>
    </style:style>
    <style:style style:family="text" style:name="T888" style:display-name="T888" style:parent-style-name="CharStyle14">
      <style:text-properties fo:color="#000000"/>
    </style:style>
    <style:style style:family="text" style:name="T889" style:display-name="T889" style:parent-style-name="CharStyle56">
      <style:text-properties fo:color="#0000FF"/>
    </style:style>
    <style:style style:family="text" style:name="T890" style:display-name="T890" style:parent-style-name="CharStyle3">
      <style:text-properties fo:color="#000000"/>
    </style:style>
    <style:style style:family="text" style:name="T891" style:display-name="T891" style:parent-style-name="CharStyle3">
      <style:text-properties fo:color="#000000"/>
    </style:style>
    <style:style style:family="text" style:name="T892" style:display-name="T892" style:parent-style-name="CharStyle3">
      <style:text-properties style:text-position="25%" fo:color="#000000"/>
    </style:style>
    <style:style style:family="text" style:name="T893" style:display-name="T893" style:parent-style-name="CharStyle3">
      <style:text-properties fo:color="#000000"/>
    </style:style>
    <style:style style:family="text" style:name="T894" style:display-name="T894" style:parent-style-name="CharStyle3">
      <style:text-properties fo:color="#000000"/>
    </style:style>
    <style:style style:family="text" style:name="T895" style:display-name="T895" style:parent-style-name="CharStyle17">
      <style:text-properties fo:language="he" style:language-asian="he" style:language-complex="he" fo:country="IL" style:country-asian="IL" style:country-complex="IL" fo:color="#000000"/>
    </style:style>
    <style:style style:family="text" style:name="T896" style:display-name="T896" style:parent-style-name="CharStyle17">
      <style:text-properties fo:language="en" style:language-asian="en" style:language-complex="en" fo:country="US" style:country-asian="US" style:country-complex="US" style:text-position="25%" fo:color="#000000"/>
    </style:style>
    <style:style style:family="text" style:name="T897" style:display-name="T897" style:parent-style-name="CharStyle3">
      <style:text-properties fo:color="#000000"/>
    </style:style>
    <style:style style:family="text" style:name="T898" style:display-name="T898" style:parent-style-name="CharStyle3">
      <style:text-properties fo:color="#000000"/>
    </style:style>
    <style:style style:family="text" style:name="T899" style:display-name="T899" style:parent-style-name="CharStyle3">
      <style:text-properties fo:color="#000000"/>
    </style:style>
    <style:style style:family="text" style:name="T900" style:display-name="T900" style:parent-style-name="CharStyle14">
      <style:text-properties fo:color="#000000"/>
    </style:style>
    <style:style style:family="text" style:name="T901" style:display-name="T901" style:parent-style-name="CharStyle14">
      <style:text-properties fo:color="#000000"/>
    </style:style>
    <style:style style:family="text" style:name="T902" style:display-name="T902" style:parent-style-name="CharStyle14">
      <style:text-properties fo:color="#000000"/>
    </style:style>
    <style:style style:family="text" style:name="T903" style:display-name="T903" style:parent-style-name="CharStyle14">
      <style:text-properties fo:color="#000000"/>
    </style:style>
    <style:style style:family="text" style:name="T904" style:display-name="T904" style:parent-style-name="CharStyle14">
      <style:text-properties fo:color="#000000"/>
    </style:style>
    <style:style style:family="text" style:name="T905" style:display-name="T905" style:parent-style-name="CharStyle14">
      <style:text-properties fo:color="#000000"/>
    </style:style>
    <style:style style:family="text" style:name="T906" style:display-name="T906" style:parent-style-name="CharStyle49">
      <style:text-properties fo:color="#800000"/>
    </style:style>
    <style:style style:family="text" style:name="T907" style:display-name="T907" style:parent-style-name="CharStyle17">
      <style:text-properties fo:language="en" style:language-asian="en" style:language-complex="en" fo:country="US" style:country-asian="US" style:country-complex="US" fo:color="#000000"/>
    </style:style>
    <style:style style:family="text" style:name="T908" style:display-name="T908" style:parent-style-name="CharStyle17">
      <style:text-properties fo:language="he" style:language-asian="he" style:language-complex="he" fo:country="IL" style:country-asian="IL" style:country-complex="IL" fo:color="#000000"/>
    </style:style>
    <style:style style:family="text" style:name="T909" style:display-name="T909" style:parent-style-name="CharStyle3">
      <style:text-properties fo:color="#000000"/>
    </style:style>
    <style:style style:family="text" style:name="T910" style:display-name="T910" style:parent-style-name="CharStyle29">
      <style:text-properties fo:language="en" style:language-asian="en" style:language-complex="en" fo:country="US" style:country-asian="US" style:country-complex="US" fo:color="#000000"/>
    </style:style>
    <style:style style:family="text" style:name="T911" style:display-name="T911" style:parent-style-name="CharStyle29">
      <style:text-properties fo:language="en" style:language-asian="en" style:language-complex="en" fo:country="US" style:country-asian="US" style:country-complex="US" fo:color="#000000"/>
    </style:style>
    <style:style style:family="text" style:name="T912" style:display-name="T912" style:parent-style-name="CharStyle17">
      <style:text-properties fo:language="en" style:language-asian="en" style:language-complex="en" fo:country="US" style:country-asian="US" style:country-complex="US" fo:color="#000000"/>
    </style:style>
    <style:style style:family="text" style:name="T913" style:display-name="T913" style:parent-style-name="CharStyle17">
      <style:text-properties fo:language="he" style:language-asian="he" style:language-complex="he" fo:country="IL" style:country-asian="IL" style:country-complex="IL" fo:color="#000000"/>
    </style:style>
    <style:style style:family="text" style:name="T914" style:display-name="T914" style:parent-style-name="CharStyle3">
      <style:text-properties fo:color="#000000"/>
    </style:style>
    <style:style style:family="text" style:name="T915" style:display-name="T915" style:parent-style-name="CharStyle29">
      <style:text-properties fo:language="en" style:language-asian="en" style:language-complex="en" fo:country="US" style:country-asian="US" style:country-complex="US" fo:color="#000000"/>
    </style:style>
    <style:style style:family="text" style:name="T916" style:display-name="T916" style:parent-style-name="CharStyle29">
      <style:text-properties fo:language="en" style:language-asian="en" style:language-complex="en" fo:country="US" style:country-asian="US" style:country-complex="US" fo:color="#000000"/>
    </style:style>
    <style:style style:family="text" style:name="T917" style:display-name="T917" style:parent-style-name="CharStyle17">
      <style:text-properties fo:language="en" style:language-asian="en" style:language-complex="en" fo:country="US" style:country-asian="US" style:country-complex="US" fo:color="#000000"/>
    </style:style>
    <style:style style:family="text" style:name="T918" style:display-name="T918" style:parent-style-name="CharStyle17">
      <style:text-properties fo:language="he" style:language-asian="he" style:language-complex="he" fo:country="IL" style:country-asian="IL" style:country-complex="IL" fo:color="#000000"/>
    </style:style>
    <style:style style:family="text" style:name="T919" style:display-name="T919" style:parent-style-name="CharStyle3">
      <style:text-properties fo:color="#000000"/>
    </style:style>
    <style:style style:family="text" style:name="T920" style:display-name="T920" style:parent-style-name="CharStyle29">
      <style:text-properties fo:language="en" style:language-asian="en" style:language-complex="en" fo:country="US" style:country-asian="US" style:country-complex="US" fo:color="#000000"/>
    </style:style>
    <style:style style:family="text" style:name="T921" style:display-name="T921" style:parent-style-name="CharStyle29">
      <style:text-properties fo:language="en" style:language-asian="en" style:language-complex="en" fo:country="US" style:country-asian="US" style:country-complex="US" fo:color="#000000"/>
    </style:style>
    <style:style style:family="text" style:name="T922" style:display-name="T922" style:parent-style-name="CharStyle17">
      <style:text-properties fo:language="en" style:language-asian="en" style:language-complex="en" fo:country="US" style:country-asian="US" style:country-complex="US" fo:color="#000000"/>
    </style:style>
    <style:style style:family="text" style:name="T923" style:display-name="T923" style:parent-style-name="CharStyle17">
      <style:text-properties fo:language="he" style:language-asian="he" style:language-complex="he" fo:country="IL" style:country-asian="IL" style:country-complex="IL" fo:color="#000000"/>
    </style:style>
    <style:style style:family="text" style:name="T924" style:display-name="T924" style:parent-style-name="CharStyle3">
      <style:text-properties fo:color="#000000"/>
    </style:style>
    <style:style style:family="text" style:name="T925" style:display-name="T925" style:parent-style-name="CharStyle29">
      <style:text-properties fo:language="en" style:language-asian="en" style:language-complex="en" fo:country="US" style:country-asian="US" style:country-complex="US" fo:color="#000000"/>
    </style:style>
    <style:style style:family="text" style:name="T926" style:display-name="T926" style:parent-style-name="CharStyle29">
      <style:text-properties fo:language="en" style:language-asian="en" style:language-complex="en" fo:country="US" style:country-asian="US" style:country-complex="US" fo:color="#000000"/>
    </style:style>
    <style:style style:family="text" style:name="T927" style:display-name="T927" style:parent-style-name="CharStyle17">
      <style:text-properties fo:language="en" style:language-asian="en" style:language-complex="en" fo:country="US" style:country-asian="US" style:country-complex="US" fo:color="#000000"/>
    </style:style>
    <style:style style:family="text" style:name="T928" style:display-name="T928" style:parent-style-name="CharStyle17">
      <style:text-properties fo:language="he" style:language-asian="he" style:language-complex="he" fo:country="IL" style:country-asian="IL" style:country-complex="IL" fo:color="#000000"/>
    </style:style>
    <style:style style:family="text" style:name="T929" style:display-name="T929" style:parent-style-name="CharStyle3">
      <style:text-properties fo:color="#000000"/>
    </style:style>
    <style:style style:family="text" style:name="T930" style:display-name="T930" style:parent-style-name="CharStyle29">
      <style:text-properties fo:language="en" style:language-asian="en" style:language-complex="en" fo:country="US" style:country-asian="US" style:country-complex="US" fo:color="#000000"/>
    </style:style>
    <style:style style:family="text" style:name="T931" style:display-name="T931" style:parent-style-name="CharStyle29">
      <style:text-properties fo:language="en" style:language-asian="en" style:language-complex="en" fo:country="US" style:country-asian="US" style:country-complex="US" fo:color="#000000"/>
    </style:style>
    <style:style style:family="text" style:name="T932" style:display-name="T932" style:parent-style-name="CharStyle3">
      <style:text-properties fo:color="#000000"/>
    </style:style>
    <style:style style:family="text" style:name="T933" style:display-name="T933" style:parent-style-name="CharStyle17">
      <style:text-properties fo:language="en" style:language-asian="en" style:language-complex="en" fo:country="US" style:country-asian="US" style:country-complex="US" fo:color="#000000"/>
    </style:style>
    <style:style style:family="text" style:name="T934" style:display-name="T934" style:parent-style-name="CharStyle17">
      <style:text-properties fo:language="he" style:language-asian="he" style:language-complex="he" fo:country="IL" style:country-asian="IL" style:country-complex="IL" fo:color="#000000"/>
    </style:style>
    <style:style style:family="text" style:name="T935" style:display-name="T935" style:parent-style-name="CharStyle3">
      <style:text-properties fo:color="#000000"/>
    </style:style>
    <style:style style:family="text" style:name="T936" style:display-name="T936" style:parent-style-name="CharStyle29">
      <style:text-properties fo:language="en" style:language-asian="en" style:language-complex="en" fo:country="US" style:country-asian="US" style:country-complex="US" fo:color="#000000"/>
    </style:style>
    <style:style style:family="text" style:name="T937" style:display-name="T937" style:parent-style-name="CharStyle29">
      <style:text-properties fo:language="en" style:language-asian="en" style:language-complex="en" fo:country="US" style:country-asian="US" style:country-complex="US" fo:color="#000000"/>
    </style:style>
    <style:style style:family="text" style:name="T938" style:display-name="T938" style:parent-style-name="CharStyle17">
      <style:text-properties fo:language="en" style:language-asian="en" style:language-complex="en" fo:country="US" style:country-asian="US" style:country-complex="US" fo:color="#000000"/>
    </style:style>
    <style:style style:family="text" style:name="T939" style:display-name="T939" style:parent-style-name="CharStyle17">
      <style:text-properties fo:language="he" style:language-asian="he" style:language-complex="he" fo:country="IL" style:country-asian="IL" style:country-complex="IL" fo:color="#000000"/>
    </style:style>
    <style:style style:family="text" style:name="T940" style:display-name="T940" style:parent-style-name="CharStyle3">
      <style:text-properties fo:color="#000000"/>
    </style:style>
    <style:style style:family="text" style:name="T941" style:display-name="T941" style:parent-style-name="CharStyle29">
      <style:text-properties fo:color="#000000"/>
    </style:style>
    <style:style style:family="text" style:name="T942" style:display-name="T942" style:parent-style-name="CharStyle29">
      <style:text-properties fo:color="#000000"/>
    </style:style>
    <style:style style:family="text" style:name="T943" style:display-name="T943" style:parent-style-name="CharStyle17">
      <style:text-properties fo:language="en" style:language-asian="en" style:language-complex="en" fo:country="US" style:country-asian="US" style:country-complex="US" fo:color="#000000"/>
    </style:style>
    <style:style style:family="text" style:name="T944" style:display-name="T944" style:parent-style-name="CharStyle17">
      <style:text-properties fo:language="he" style:language-asian="he" style:language-complex="he" fo:country="IL" style:country-asian="IL" style:country-complex="IL" fo:color="#000000"/>
    </style:style>
    <style:style style:family="text" style:name="T945" style:display-name="T945" style:parent-style-name="CharStyle3">
      <style:text-properties fo:color="#000000"/>
    </style:style>
    <style:style style:family="text" style:name="T946" style:display-name="T946" style:parent-style-name="CharStyle29">
      <style:text-properties fo:language="en" style:language-asian="en" style:language-complex="en" fo:country="US" style:country-asian="US" style:country-complex="US" fo:color="#000000"/>
    </style:style>
    <style:style style:family="text" style:name="T947" style:display-name="T947" style:parent-style-name="CharStyle17">
      <style:text-properties fo:language="en" style:language-asian="en" style:language-complex="en" fo:country="US" style:country-asian="US" style:country-complex="US" fo:color="#000000"/>
    </style:style>
    <style:style style:family="text" style:name="T948" style:display-name="T948" style:parent-style-name="CharStyle17">
      <style:text-properties fo:language="he" style:language-asian="he" style:language-complex="he" fo:country="IL" style:country-asian="IL" style:country-complex="IL" fo:color="#000000"/>
    </style:style>
    <style:style style:family="text" style:name="T949" style:display-name="T949" style:parent-style-name="CharStyle3">
      <style:text-properties fo:color="#000000"/>
    </style:style>
    <style:style style:family="text" style:name="T950" style:display-name="T950" style:parent-style-name="CharStyle29">
      <style:text-properties fo:language="en" style:language-asian="en" style:language-complex="en" fo:country="US" style:country-asian="US" style:country-complex="US" fo:color="#000000"/>
    </style:style>
    <style:style style:family="text" style:name="T951" style:display-name="T951" style:parent-style-name="CharStyle29">
      <style:text-properties fo:language="en" style:language-asian="en" style:language-complex="en" fo:country="US" style:country-asian="US" style:country-complex="US" fo:color="#000000"/>
    </style:style>
    <style:style style:family="text" style:name="T952" style:display-name="T952" style:parent-style-name="CharStyle17">
      <style:text-properties fo:language="en" style:language-asian="en" style:language-complex="en" fo:country="US" style:country-asian="US" style:country-complex="US" fo:color="#000000"/>
    </style:style>
    <style:style style:family="text" style:name="T953" style:display-name="T953" style:parent-style-name="CharStyle17">
      <style:text-properties fo:language="he" style:language-asian="he" style:language-complex="he" fo:country="IL" style:country-asian="IL" style:country-complex="IL" fo:color="#000000"/>
    </style:style>
    <style:style style:family="text" style:name="T954" style:display-name="T954" style:parent-style-name="CharStyle3">
      <style:text-properties fo:color="#000000"/>
    </style:style>
    <style:style style:family="text" style:name="T955" style:display-name="T955" style:parent-style-name="CharStyle29">
      <style:text-properties fo:language="en" style:language-asian="en" style:language-complex="en" fo:country="US" style:country-asian="US" style:country-complex="US" fo:color="#000000"/>
    </style:style>
    <style:style style:family="text" style:name="T956" style:display-name="T956" style:parent-style-name="CharStyle29">
      <style:text-properties fo:language="en" style:language-asian="en" style:language-complex="en" fo:country="US" style:country-asian="US" style:country-complex="US" fo:color="#000000"/>
    </style:style>
    <style:style style:family="text" style:name="T957" style:display-name="T957" style:parent-style-name="CharStyle17">
      <style:text-properties fo:language="en" style:language-asian="en" style:language-complex="en" fo:country="US" style:country-asian="US" style:country-complex="US" fo:color="#000000"/>
    </style:style>
    <style:style style:family="text" style:name="T958" style:display-name="T958" style:parent-style-name="CharStyle17">
      <style:text-properties fo:language="he" style:language-asian="he" style:language-complex="he" fo:country="IL" style:country-asian="IL" style:country-complex="IL" fo:color="#000000"/>
    </style:style>
    <style:style style:family="text" style:name="T959" style:display-name="T959" style:parent-style-name="CharStyle3">
      <style:text-properties fo:color="#000000"/>
    </style:style>
    <style:style style:family="text" style:name="T960" style:display-name="T960" style:parent-style-name="CharStyle29">
      <style:text-properties fo:language="en" style:language-asian="en" style:language-complex="en" fo:country="US" style:country-asian="US" style:country-complex="US" fo:color="#000000"/>
    </style:style>
    <style:style style:family="text" style:name="T961" style:display-name="T961" style:parent-style-name="CharStyle29">
      <style:text-properties fo:language="en" style:language-asian="en" style:language-complex="en" fo:country="US" style:country-asian="US" style:country-complex="US" fo:color="#000000"/>
    </style:style>
    <style:style style:family="text" style:name="T962" style:display-name="T962" style:parent-style-name="CharStyle17">
      <style:text-properties fo:language="en" style:language-asian="en" style:language-complex="en" fo:country="US" style:country-asian="US" style:country-complex="US" fo:color="#000000"/>
    </style:style>
    <style:style style:family="text" style:name="T963" style:display-name="T963" style:parent-style-name="CharStyle17">
      <style:text-properties fo:language="he" style:language-asian="he" style:language-complex="he" fo:country="IL" style:country-asian="IL" style:country-complex="IL" fo:color="#000000"/>
    </style:style>
    <style:style style:family="text" style:name="T964" style:display-name="T964" style:parent-style-name="CharStyle3">
      <style:text-properties fo:color="#000000"/>
    </style:style>
    <style:style style:family="text" style:name="T965" style:display-name="T965" style:parent-style-name="CharStyle29">
      <style:text-properties fo:language="en" style:language-asian="en" style:language-complex="en" fo:country="US" style:country-asian="US" style:country-complex="US" fo:color="#000000"/>
    </style:style>
    <style:style style:family="text" style:name="T966" style:display-name="T966" style:parent-style-name="CharStyle29">
      <style:text-properties fo:language="en" style:language-asian="en" style:language-complex="en" fo:country="US" style:country-asian="US" style:country-complex="US" fo:color="#000000"/>
    </style:style>
    <style:style style:family="text" style:name="T967" style:display-name="T967" style:parent-style-name="CharStyle58">
      <style:text-properties fo:color="#000000"/>
    </style:style>
    <style:style style:family="text" style:name="T968" style:display-name="T968" style:parent-style-name="CharStyle59">
      <style:text-properties fo:color="#000000"/>
    </style:style>
    <style:style style:family="text" style:name="T969" style:display-name="T969" style:parent-style-name="CharStyle59">
      <style:text-properties fo:language="he" style:language-asian="he" style:language-complex="he" fo:country="IL" style:country-asian="IL" style:country-complex="IL" fo:color="#000000"/>
    </style:style>
    <style:style style:family="text" style:name="T970" style:display-name="T970" style:parent-style-name="CharStyle58">
      <style:text-properties fo:color="#000000"/>
    </style:style>
    <style:style style:family="text" style:name="T971" style:display-name="T971" style:parent-style-name="CharStyle59">
      <style:text-properties fo:color="#000000"/>
    </style:style>
    <style:style style:family="text" style:name="T972" style:display-name="T972" style:parent-style-name="CharStyle59">
      <style:text-properties fo:language="he" style:language-asian="he" style:language-complex="he" fo:country="IL" style:country-asian="IL" style:country-complex="IL" fo:color="#000000"/>
    </style:style>
    <style:style style:family="text" style:name="T973" style:display-name="T973" style:parent-style-name="CharStyle60">
      <style:text-properties fo:color="#FF0000"/>
    </style:style>
    <style:style style:family="text" style:name="T974" style:display-name="T974" style:parent-style-name="CharStyle3">
      <style:text-properties fo:color="#000000"/>
    </style:style>
    <style:style style:family="text" style:name="T975" style:display-name="T975" style:parent-style-name="CharStyle3">
      <style:text-properties fo:color="#000000"/>
    </style:style>
    <style:style style:family="text" style:name="T976" style:display-name="T976" style:parent-style-name="CharStyle3">
      <style:text-properties fo:color="#000000"/>
    </style:style>
    <style:style style:family="text" style:name="T977" style:display-name="T977" style:parent-style-name="CharStyle3">
      <style:text-properties fo:color="#000000"/>
    </style:style>
    <style:style style:family="text" style:name="T978" style:display-name="T978" style:parent-style-name="CharStyle3">
      <style:text-properties fo:color="#000000"/>
    </style:style>
    <style:style style:family="text" style:name="T979" style:display-name="T979" style:parent-style-name="CharStyle3">
      <style:text-properties fo:color="#000000"/>
    </style:style>
    <style:style style:family="text" style:name="T980" style:display-name="T980" style:parent-style-name="CharStyle3">
      <style:text-properties fo:color="#000000"/>
    </style:style>
    <style:style style:family="text" style:name="T981" style:display-name="T981" style:parent-style-name="CharStyle3">
      <style:text-properties fo:color="#000000"/>
    </style:style>
    <style:style style:family="text" style:name="T982" style:display-name="T982" style:parent-style-name="CharStyle3">
      <style:text-properties fo:color="#000000"/>
    </style:style>
    <style:style style:family="text" style:name="T983" style:display-name="T983" style:parent-style-name="CharStyle3">
      <style:text-properties fo:color="#000000"/>
    </style:style>
    <style:style style:family="text" style:name="T984" style:display-name="T984" style:parent-style-name="CharStyle3">
      <style:text-properties fo:color="#000000"/>
    </style:style>
    <style:style style:family="text" style:name="T985" style:display-name="T985" style:parent-style-name="CharStyle3">
      <style:text-properties fo:color="#000000"/>
    </style:style>
    <style:style style:family="text" style:name="T986" style:display-name="T986" style:parent-style-name="CharStyle60">
      <style:text-properties fo:color="#FF0000"/>
    </style:style>
    <style:style style:family="text" style:name="T987" style:display-name="T987" style:parent-style-name="CharStyle3">
      <style:text-properties fo:color="#000000"/>
    </style:style>
    <style:style style:family="text" style:name="T988" style:display-name="T988" style:parent-style-name="CharStyle3">
      <style:text-properties fo:color="#000000"/>
    </style:style>
    <style:style style:family="text" style:name="T989" style:display-name="T989" style:parent-style-name="CharStyle17">
      <style:text-properties fo:language="he" style:language-asian="he" style:language-complex="he" fo:country="IL" style:country-asian="IL" style:country-complex="IL" fo:color="#000000"/>
    </style:style>
    <style:style style:family="text" style:name="T990" style:display-name="T990" style:parent-style-name="CharStyle17">
      <style:text-properties fo:language="en" style:language-asian="en" style:language-complex="en" fo:country="US" style:country-asian="US" style:country-complex="US" style:text-position="25%" fo:color="#000000"/>
    </style:style>
    <style:style style:family="text" style:name="T991" style:display-name="T991" style:parent-style-name="CharStyle17">
      <style:text-properties fo:language="he" style:language-asian="he" style:language-complex="he" fo:country="IL" style:country-asian="IL" style:country-complex="IL" fo:color="#000000"/>
    </style:style>
    <style:style style:family="text" style:name="T992" style:display-name="T992" style:parent-style-name="CharStyle3">
      <style:text-properties fo:color="#000000"/>
    </style:style>
    <style:style style:family="text" style:name="T993" style:display-name="T993" style:parent-style-name="CharStyle3">
      <style:text-properties fo:color="#000000"/>
    </style:style>
    <style:style style:family="text" style:name="T994" style:display-name="T994" style:parent-style-name="CharStyle3">
      <style:text-properties fo:color="#000000"/>
    </style:style>
    <style:style style:family="text" style:name="T995" style:display-name="T995" style:parent-style-name="CharStyle3">
      <style:text-properties fo:color="#000000"/>
    </style:style>
    <style:style style:family="text" style:name="T996" style:display-name="T996" style:parent-style-name="CharStyle3">
      <style:text-properties fo:color="#000000"/>
    </style:style>
    <style:style style:family="text" style:name="T997" style:display-name="T997" style:parent-style-name="CharStyle3">
      <style:text-properties fo:color="#000000"/>
    </style:style>
    <style:style style:family="text" style:name="T998" style:display-name="T998" style:parent-style-name="CharStyle3">
      <style:text-properties fo:color="#000000"/>
    </style:style>
    <style:style style:family="text" style:name="T999" style:display-name="T999" style:parent-style-name="CharStyle3">
      <style:text-properties fo:color="#000000"/>
    </style:style>
    <style:style style:family="text" style:name="T1000" style:display-name="T1000" style:parent-style-name="CharStyle3">
      <style:text-properties fo:color="#000000"/>
    </style:style>
    <style:style style:family="text" style:name="T1001" style:display-name="T1001" style:parent-style-name="CharStyle3">
      <style:text-properties fo:color="#000000"/>
    </style:style>
    <style:style style:family="text" style:name="T1002" style:display-name="T1002" style:parent-style-name="CharStyle61">
      <style:text-properties fo:color="#000000"/>
    </style:style>
    <style:style style:family="text" style:name="T1003" style:display-name="T1003" style:parent-style-name="CharStyle62">
      <style:text-properties fo:color="#000000"/>
    </style:style>
    <style:style style:family="text" style:name="T1004" style:display-name="T1004" style:parent-style-name="CharStyle62">
      <style:text-properties fo:language="he" style:language-asian="he" style:language-complex="he" fo:country="IL" style:country-asian="IL" style:country-complex="IL" fo:color="#000000"/>
    </style:style>
    <style:style style:family="text" style:name="T1005" style:display-name="T1005" style:parent-style-name="CharStyle61">
      <style:text-properties fo:color="#000000"/>
    </style:style>
    <style:style style:family="text" style:name="T1006" style:display-name="T1006" style:parent-style-name="CharStyle62">
      <style:text-properties fo:color="#000000"/>
    </style:style>
    <style:style style:family="text" style:name="T1007" style:display-name="T1007" style:parent-style-name="CharStyle62">
      <style:text-properties fo:language="he" style:language-asian="he" style:language-complex="he" fo:country="IL" style:country-asian="IL" style:country-complex="IL" fo:color="#000000"/>
    </style:style>
    <style:style style:family="text" style:name="T1008" style:display-name="T1008" style:parent-style-name="CharStyle63">
      <style:text-properties fo:color="#0000FF"/>
    </style:style>
    <style:style style:family="text" style:name="T1009" style:display-name="T1009" style:parent-style-name="CharStyle14">
      <style:text-properties fo:color="#000000"/>
    </style:style>
    <style:style style:family="text" style:name="T1010" style:display-name="T1010" style:parent-style-name="CharStyle14">
      <style:text-properties fo:color="#000000"/>
    </style:style>
    <style:style style:family="text" style:name="T1011" style:display-name="T1011" style:parent-style-name="CharStyle14">
      <style:text-properties fo:color="#000000"/>
    </style:style>
    <style:style style:family="text" style:name="T1012" style:display-name="T1012" style:parent-style-name="CharStyle14">
      <style:text-properties fo:color="#000000"/>
    </style:style>
    <style:style style:family="text" style:name="T1013" style:display-name="T1013" style:parent-style-name="CharStyle14">
      <style:text-properties fo:color="#000000"/>
    </style:style>
    <style:style style:family="text" style:name="T1014" style:display-name="T1014" style:parent-style-name="CharStyle14">
      <style:text-properties fo:color="#000000"/>
    </style:style>
    <style:style style:family="text" style:name="T1015" style:display-name="T1015" style:parent-style-name="CharStyle14">
      <style:text-properties fo:color="#000000"/>
    </style:style>
    <style:style style:family="text" style:name="T1016" style:display-name="T1016" style:parent-style-name="CharStyle14">
      <style:text-properties fo:color="#000000"/>
    </style:style>
    <style:style style:family="text" style:name="T1017" style:display-name="T1017" style:parent-style-name="CharStyle14">
      <style:text-properties fo:color="#000000"/>
    </style:style>
    <style:style style:family="text" style:name="T1018" style:display-name="T1018" style:parent-style-name="CharStyle14">
      <style:text-properties fo:color="#000000"/>
    </style:style>
    <style:style style:family="text" style:name="T1019" style:display-name="T1019" style:parent-style-name="CharStyle14">
      <style:text-properties fo:color="#000000"/>
    </style:style>
    <style:style style:family="text" style:name="T1020" style:display-name="T1020" style:parent-style-name="CharStyle56">
      <style:text-properties fo:color="#0000FF"/>
    </style:style>
    <style:style style:family="text" style:name="T1021" style:display-name="T1021" style:parent-style-name="CharStyle8">
      <style:text-properties fo:color="#000000"/>
    </style:style>
    <style:style style:family="text" style:name="T1022" style:display-name="T1022" style:parent-style-name="CharStyle10">
      <style:text-properties fo:language="fr" style:language-asian="fr" style:language-complex="fr" fo:country="FR" style:country-asian="FR" style:country-complex="FR" fo:color="#000000"/>
    </style:style>
    <style:style style:family="text" style:name="T1023" style:display-name="T1023" style:parent-style-name="CharStyle10">
      <style:text-properties fo:language="he" style:language-asian="he" style:language-complex="he" fo:country="IL" style:country-asian="IL" style:country-complex="IL" fo:color="#000000"/>
    </style:style>
    <style:style style:family="text" style:name="T1024" style:display-name="T1024" style:parent-style-name="CharStyle8">
      <style:text-properties fo:color="#000000"/>
    </style:style>
    <style:style style:family="text" style:name="T1025" style:display-name="T1025" style:parent-style-name="CharStyle9">
      <style:text-properties fo:color="#000000"/>
    </style:style>
    <style:style style:family="text" style:name="T1026" style:display-name="T1026" style:parent-style-name="CharStyle8">
      <style:text-properties fo:color="#000000"/>
    </style:style>
    <style:style style:family="text" style:name="T1027" style:display-name="T1027" style:parent-style-name="CharStyle14">
      <style:text-properties fo:color="#000000"/>
    </style:style>
    <style:style style:family="text" style:name="T1028" style:display-name="T1028" style:parent-style-name="CharStyle8">
      <style:text-properties fo:color="#000000"/>
    </style:style>
    <style:style style:family="text" style:name="T1030" style:display-name="T1030" style:parent-style-name="CharStyle8">
      <style:text-properties fo:color="#000000"/>
    </style:style>
    <style:style style:family="text" style:name="T1031" style:display-name="T1031" style:parent-style-name="CharStyle10">
      <style:text-properties fo:language="fr" style:language-asian="fr" style:language-complex="fr" fo:country="FR" style:country-asian="FR" style:country-complex="FR" fo:color="#000000"/>
    </style:style>
    <style:style style:family="text" style:name="T1032" style:display-name="T1032" style:parent-style-name="CharStyle10">
      <style:text-properties fo:language="he" style:language-asian="he" style:language-complex="he" fo:country="IL" style:country-asian="IL" style:country-complex="IL" fo:color="#000000"/>
    </style:style>
    <style:style style:family="text" style:name="T1033" style:display-name="T1033" style:parent-style-name="CharStyle8">
      <style:text-properties fo:color="#000000"/>
    </style:style>
    <style:style style:family="text" style:name="T1034" style:display-name="T1034" style:parent-style-name="CharStyle9">
      <style:text-properties fo:language="fr" style:language-asian="fr" style:language-complex="fr" fo:country="FR" style:country-asian="FR" style:country-complex="FR" fo:color="#000000"/>
    </style:style>
    <style:style style:family="text" style:name="T1035" style:display-name="T1035" style:parent-style-name="CharStyle8">
      <style:text-properties fo:color="#000000"/>
    </style:style>
    <style:style style:family="text" style:name="T1036" style:display-name="T1036" style:parent-style-name="CharStyle8">
      <style:text-properties fo:color="#000000"/>
    </style:style>
    <style:style style:family="text" style:name="T1037" style:display-name="T1037" style:parent-style-name="CharStyle8">
      <style:text-properties fo:color="#000000"/>
    </style:style>
    <style:style style:family="text" style:name="T1038" style:display-name="T1038" style:parent-style-name="CharStyle8">
      <style:text-properties fo:color="#000000"/>
    </style:style>
    <style:style style:family="text" style:name="T1039" style:display-name="T1039" style:parent-style-name="CharStyle8">
      <style:text-properties fo:color="#000000"/>
    </style:style>
    <style:style style:family="text" style:name="T1040" style:display-name="T1040" style:parent-style-name="CharStyle14">
      <style:text-properties fo:color="#000000"/>
    </style:style>
    <style:style style:family="text" style:name="T1041" style:display-name="T1041" style:parent-style-name="CharStyle14">
      <style:text-properties fo:color="#000000"/>
    </style:style>
    <style:style style:family="text" style:name="T1042" style:display-name="T1042" style:parent-style-name="CharStyle14">
      <style:text-properties fo:color="#000000"/>
    </style:style>
    <style:style style:family="text" style:name="T1043" style:display-name="T1043" style:parent-style-name="CharStyle14">
      <style:text-properties fo:color="#000000"/>
    </style:style>
    <style:style style:family="text" style:name="T1044" style:display-name="T1044" style:parent-style-name="CharStyle56">
      <style:text-properties fo:color="#0000FF"/>
    </style:style>
    <style:style style:family="text" style:name="T1045" style:display-name="T1045" style:parent-style-name="CharStyle3">
      <style:text-properties fo:color="#000000"/>
    </style:style>
    <style:style style:family="text" style:name="T1046" style:display-name="T1046" style:parent-style-name="CharStyle29">
      <style:text-properties fo:language="en" style:language-asian="en" style:language-complex="en" fo:country="US" style:country-asian="US" style:country-complex="US" fo:color="#000000"/>
    </style:style>
    <style:style style:family="text" style:name="T1047" style:display-name="T1047" style:parent-style-name="CharStyle29">
      <style:text-properties fo:language="en" style:language-asian="en" style:language-complex="en" fo:country="US" style:country-asian="US" style:country-complex="US" fo:color="#000000"/>
    </style:style>
    <style:style style:family="text" style:name="T1048" style:display-name="T1048" style:parent-style-name="CharStyle42">
      <style:text-properties fo:language="en" style:language-asian="en" style:language-complex="en" fo:country="US" style:country-asian="US" style:country-complex="US" fo:color="#000000"/>
    </style:style>
    <style:style style:family="text" style:name="T1049" style:display-name="T1049" style:parent-style-name="CharStyle42">
      <style:text-properties fo:color="#000000"/>
    </style:style>
    <style:style style:family="text" style:name="T1050" style:display-name="T1050" style:parent-style-name="CharStyle3">
      <style:text-properties fo:color="#000000"/>
    </style:style>
    <style:style style:family="text" style:name="T1051" style:display-name="T1051" style:parent-style-name="CharStyle29">
      <style:text-properties fo:language="en" style:language-asian="en" style:language-complex="en" fo:country="US" style:country-asian="US" style:country-complex="US" fo:color="#000000"/>
    </style:style>
    <style:style style:family="text" style:name="T1052" style:display-name="T1052" style:parent-style-name="CharStyle29">
      <style:text-properties fo:language="en" style:language-asian="en" style:language-complex="en" fo:country="US" style:country-asian="US" style:country-complex="US" fo:color="#000000"/>
    </style:style>
    <style:style style:family="text" style:name="T1053" style:display-name="T1053" style:parent-style-name="CharStyle42">
      <style:text-properties fo:language="en" style:language-asian="en" style:language-complex="en" fo:country="US" style:country-asian="US" style:country-complex="US" fo:color="#000000"/>
    </style:style>
    <style:style style:family="text" style:name="T1054" style:display-name="T1054" style:parent-style-name="CharStyle42">
      <style:text-properties fo:color="#000000"/>
    </style:style>
    <style:style style:family="text" style:name="T1055" style:display-name="T1055" style:parent-style-name="CharStyle3">
      <style:text-properties fo:color="#000000"/>
    </style:style>
    <style:style style:family="text" style:name="T1056" style:display-name="T1056" style:parent-style-name="CharStyle29">
      <style:text-properties fo:language="en" style:language-asian="en" style:language-complex="en" fo:country="US" style:country-asian="US" style:country-complex="US" fo:color="#000000"/>
    </style:style>
    <style:style style:family="text" style:name="T1057" style:display-name="T1057" style:parent-style-name="CharStyle29">
      <style:text-properties fo:language="en" style:language-asian="en" style:language-complex="en" fo:country="US" style:country-asian="US" style:country-complex="US" fo:color="#000000"/>
    </style:style>
    <style:style style:family="text" style:name="T1058" style:display-name="T1058" style:parent-style-name="CharStyle42">
      <style:text-properties fo:language="en" style:language-asian="en" style:language-complex="en" fo:country="US" style:country-asian="US" style:country-complex="US" fo:color="#000000"/>
    </style:style>
    <style:style style:family="text" style:name="T1059" style:display-name="T1059" style:parent-style-name="CharStyle42">
      <style:text-properties fo:color="#000000"/>
    </style:style>
    <style:style style:family="text" style:name="T1060" style:display-name="T1060" style:parent-style-name="CharStyle3">
      <style:text-properties fo:color="#000000"/>
    </style:style>
    <style:style style:family="text" style:name="T1061" style:display-name="T1061" style:parent-style-name="CharStyle29">
      <style:text-properties fo:language="en" style:language-asian="en" style:language-complex="en" fo:country="US" style:country-asian="US" style:country-complex="US" fo:color="#000000"/>
    </style:style>
    <style:style style:family="text" style:name="T1062" style:display-name="T1062" style:parent-style-name="CharStyle29">
      <style:text-properties fo:language="en" style:language-asian="en" style:language-complex="en" fo:country="US" style:country-asian="US" style:country-complex="US" fo:color="#000000"/>
    </style:style>
    <style:style style:family="text" style:name="T1063" style:display-name="T1063" style:parent-style-name="CharStyle42">
      <style:text-properties fo:language="en" style:language-asian="en" style:language-complex="en" fo:country="US" style:country-asian="US" style:country-complex="US" fo:color="#000000"/>
    </style:style>
    <style:style style:family="text" style:name="T1064" style:display-name="T1064" style:parent-style-name="CharStyle42">
      <style:text-properties fo:color="#000000"/>
    </style:style>
    <style:style style:family="text" style:name="T1065" style:display-name="T1065" style:parent-style-name="CharStyle3">
      <style:text-properties fo:color="#000000"/>
    </style:style>
    <style:style style:family="text" style:name="T1066" style:display-name="T1066" style:parent-style-name="CharStyle29">
      <style:text-properties fo:language="en" style:language-asian="en" style:language-complex="en" fo:country="US" style:country-asian="US" style:country-complex="US" fo:color="#000000"/>
    </style:style>
    <style:style style:family="text" style:name="T1067" style:display-name="T1067" style:parent-style-name="CharStyle42">
      <style:text-properties fo:language="en" style:language-asian="en" style:language-complex="en" fo:country="US" style:country-asian="US" style:country-complex="US" fo:color="#000000"/>
    </style:style>
    <style:style style:family="text" style:name="T1068" style:display-name="T1068" style:parent-style-name="CharStyle42">
      <style:text-properties fo:color="#000000"/>
    </style:style>
    <style:style style:family="text" style:name="T1069" style:display-name="T1069" style:parent-style-name="CharStyle3">
      <style:text-properties fo:color="#000000"/>
    </style:style>
    <style:style style:family="text" style:name="T1070" style:display-name="T1070" style:parent-style-name="CharStyle29">
      <style:text-properties fo:language="en" style:language-asian="en" style:language-complex="en" fo:country="US" style:country-asian="US" style:country-complex="US" fo:color="#000000"/>
    </style:style>
    <style:style style:family="text" style:name="T1071" style:display-name="T1071" style:parent-style-name="CharStyle29">
      <style:text-properties fo:language="en" style:language-asian="en" style:language-complex="en" fo:country="US" style:country-asian="US" style:country-complex="US" fo:color="#000000"/>
    </style:style>
    <style:style style:family="text" style:name="T1072" style:display-name="T1072" style:parent-style-name="CharStyle42">
      <style:text-properties fo:language="en" style:language-asian="en" style:language-complex="en" fo:country="US" style:country-asian="US" style:country-complex="US" fo:color="#000000"/>
    </style:style>
    <style:style style:family="text" style:name="T1073" style:display-name="T1073" style:parent-style-name="CharStyle42">
      <style:text-properties fo:color="#000000"/>
    </style:style>
    <style:style style:family="text" style:name="T1074" style:display-name="T1074" style:parent-style-name="CharStyle3">
      <style:text-properties fo:color="#000000"/>
    </style:style>
    <style:style style:family="text" style:name="T1075" style:display-name="T1075" style:parent-style-name="CharStyle29">
      <style:text-properties fo:language="en" style:language-asian="en" style:language-complex="en" fo:country="US" style:country-asian="US" style:country-complex="US" fo:color="#000000"/>
    </style:style>
    <style:style style:family="text" style:name="T1076" style:display-name="T1076" style:parent-style-name="CharStyle29">
      <style:text-properties fo:language="en" style:language-asian="en" style:language-complex="en" fo:country="US" style:country-asian="US" style:country-complex="US" fo:color="#000000"/>
    </style:style>
    <style:style style:family="text" style:name="T1077" style:display-name="T1077" style:parent-style-name="CharStyle29">
      <style:text-properties fo:language="en" style:language-asian="en" style:language-complex="en" fo:country="US" style:country-asian="US" style:country-complex="US" fo:color="#000000"/>
    </style:style>
    <style:style style:family="text" style:name="T1078" style:display-name="T1078" style:parent-style-name="CharStyle42">
      <style:text-properties fo:language="en" style:language-asian="en" style:language-complex="en" fo:country="US" style:country-asian="US" style:country-complex="US" fo:color="#000000"/>
    </style:style>
    <style:style style:family="text" style:name="T1079" style:display-name="T1079" style:parent-style-name="CharStyle42">
      <style:text-properties fo:color="#000000"/>
    </style:style>
    <style:style style:family="text" style:name="T1080" style:display-name="T1080" style:parent-style-name="CharStyle3">
      <style:text-properties fo:color="#000000"/>
    </style:style>
    <style:style style:family="text" style:name="T1081" style:display-name="T1081" style:parent-style-name="CharStyle29">
      <style:text-properties fo:language="en" style:language-asian="en" style:language-complex="en" fo:country="US" style:country-asian="US" style:country-complex="US" fo:color="#000000"/>
    </style:style>
    <style:style style:family="text" style:name="T1082" style:display-name="T1082" style:parent-style-name="CharStyle29">
      <style:text-properties fo:language="en" style:language-asian="en" style:language-complex="en" fo:country="US" style:country-asian="US" style:country-complex="US" fo:color="#000000"/>
    </style:style>
    <style:style style:family="text" style:name="T1083" style:display-name="T1083" style:parent-style-name="CharStyle29">
      <style:text-properties fo:language="en" style:language-asian="en" style:language-complex="en" fo:country="US" style:country-asian="US" style:country-complex="US" fo:color="#000000"/>
    </style:style>
    <style:style style:family="text" style:name="T1084" style:display-name="T1084" style:parent-style-name="CharStyle42">
      <style:text-properties fo:language="en" style:language-asian="en" style:language-complex="en" fo:country="US" style:country-asian="US" style:country-complex="US" fo:color="#000000"/>
    </style:style>
    <style:style style:family="text" style:name="T1085" style:display-name="T1085" style:parent-style-name="CharStyle42">
      <style:text-properties fo:color="#000000"/>
    </style:style>
    <style:style style:family="text" style:name="T1086" style:display-name="T1086" style:parent-style-name="CharStyle3">
      <style:text-properties fo:color="#000000"/>
    </style:style>
    <style:style style:family="text" style:name="T1087" style:display-name="T1087" style:parent-style-name="CharStyle29">
      <style:text-properties fo:language="en" style:language-asian="en" style:language-complex="en" fo:country="US" style:country-asian="US" style:country-complex="US" fo:color="#000000"/>
    </style:style>
    <style:style style:family="text" style:name="T1088" style:display-name="T1088" style:parent-style-name="CharStyle29">
      <style:text-properties fo:language="en" style:language-asian="en" style:language-complex="en" fo:country="US" style:country-asian="US" style:country-complex="US" fo:color="#000000"/>
    </style:style>
    <style:style style:family="paragraph" style:name="P15" style:display-name="P15" style:parent-style-name="Style2">
      <style:paragraph-properties fo:background-color="transparent" fo:margin-top="0.000cm" fo:margin-bottom="0.706cm" fo:line-height="100.%" fo:margin-left="0.000cm" fo:margin-right="0.000cm" fo:text-indent="0.000cm" fo:text-align="center" style:page-number="auto"/>
      <style:text-properties/>
    </style:style>
    <style:style style:family="paragraph" style:name="P17" style:display-name="P17" style:parent-style-name="Style7">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18" style:display-name="P18" style:parent-style-name="Style7">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19" style:display-name="P19" style:parent-style-name="Style7">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20" style:display-name="P20" style:parent-style-name="Style7">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21" style:display-name="P21" style:parent-style-name="Style7">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22" style:display-name="P22" style:parent-style-name="Style7">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23" style:display-name="P23" style:parent-style-name="Style7">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24" style:display-name="P24" style:parent-style-name="Style2">
      <style:paragraph-properties fo:background-color="transparent" fo:margin-top="0.000cm" fo:margin-bottom="0.706cm" fo:line-height="100.%" fo:margin-left="0.000cm" fo:margin-right="0.000cm" fo:text-indent="0.000cm" fo:text-align="center" style:page-number="auto"/>
      <style:text-properties/>
    </style:style>
    <style:style style:family="paragraph" style:name="P25" style:display-name="P25" style:parent-style-name="Style7">
      <style:paragraph-properties fo:background-color="transparent" fo:margin-top="0.000cm" fo:margin-bottom="0.000cm" fo:line-height="157.%" fo:margin-left="0.000cm" fo:margin-right="0.000cm" fo:text-indent="1.023cm" fo:text-align="justify" style:page-number="auto"/>
      <style:text-properties/>
    </style:style>
    <style:style style:family="paragraph" style:name="P26" style:display-name="P26" style:parent-style-name="Style7">
      <style:paragraph-properties fo:background-color="transparent" fo:margin-top="0.000cm" fo:margin-bottom="0.000cm" fo:line-height="157.%" fo:margin-left="0.000cm" fo:margin-right="0.000cm" fo:text-indent="1.023cm" fo:text-align="justify" style:page-number="auto"/>
      <style:text-properties/>
    </style:style>
    <style:style style:family="paragraph" style:name="P27" style:display-name="P27" style:parent-style-name="Style7">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28" style:display-name="P28" style:parent-style-name="Style7">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29" style:display-name="P29" style:parent-style-name="Style7">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30" style:display-name="P30" style:parent-style-name="Style7">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31" style:display-name="P31" style:parent-style-name="Style7">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32" style:display-name="P32" style:parent-style-name="Style11">
      <style:paragraph-properties fo:keep-with-next="always" fo:keep-together="always" fo:background-color="transparent" fo:margin-top="0.000cm" fo:margin-bottom="0.176cm" fo:line-height="100.%" fo:margin-left="0.000cm" fo:margin-right="0.000cm" fo:text-indent="0.000cm" fo:text-align="center" style:page-number="auto"/>
      <style:text-properties/>
    </style:style>
    <style:style style:family="paragraph" style:name="P33" style:display-name="P33"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34" style:display-name="P34"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35" style:display-name="P35"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36" style:display-name="P36"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37" style:display-name="P37"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38" style:display-name="P38" style:parent-style-name="Style13">
      <style:paragraph-properties fo:background-color="transparent" fo:margin-top="0.000cm" fo:margin-bottom="0.000cm" fo:margin-left="0.000cm" fo:margin-right="0.000cm" fo:text-indent="0.000cm" fo:text-align="justify" style:page-number="auto"/>
      <style:text-properties/>
    </style:style>
    <style:style style:family="paragraph" style:name="P39" style:display-name="P39" style:parent-style-name="Style13">
      <style:paragraph-properties fo:background-color="transparent" fo:margin-top="0.000cm" fo:margin-bottom="0.388cm" fo:margin-left="0.000cm" fo:margin-right="0.000cm" fo:text-indent="1.094cm" fo:text-align="justify" style:page-number="auto"/>
      <style:text-properties/>
    </style:style>
    <style:style style:family="paragraph" style:name="P40" style:display-name="P40" style:parent-style-name="Style15">
      <style:paragraph-properties fo:background-color="transparent" fo:margin-top="0.000cm" fo:line-height="100.%" fo:margin-left="0.000cm" fo:margin-right="0.000cm" fo:text-indent="0.000cm" fo:text-align="center" style:page-number="auto"/>
      <style:text-properties/>
    </style:style>
    <style:style style:family="paragraph" style:name="P41" style:display-name="P41" style:parent-style-name="Style2">
      <style:paragraph-properties fo:background-color="transparent" fo:margin-top="0.000cm" fo:margin-bottom="0.741cm" fo:line-height="191.%" fo:margin-left="0.000cm" fo:margin-right="0.000cm" fo:text-indent="0.000cm" fo:text-align="center" style:page-number="auto"/>
      <style:text-properties/>
    </style:style>
    <style:style style:family="paragraph" style:name="P42" style:display-name="P42"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3" style:display-name="P43"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4" style:display-name="P44"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5" style:display-name="P45"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6" style:display-name="P46"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7" style:display-name="P47"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8" style:display-name="P48"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9" style:display-name="P49"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0" style:display-name="P50"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1" style:display-name="P51"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2" style:display-name="P52" style:parent-style-name="Style2">
      <style:paragraph-properties fo:background-color="transparent" fo:margin-top="0.000cm" fo:margin-bottom="0.388cm" fo:line-height="191.%" fo:margin-left="0.000cm" fo:margin-right="0.000cm" fo:text-indent="1.023cm" fo:text-align="justify" style:page-number="auto"/>
      <style:text-properties/>
    </style:style>
    <style:style style:family="paragraph" style:name="P53" style:display-name="P53"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4" style:display-name="P54" style:parent-style-name="Style2">
      <style:paragraph-properties fo:background-color="transparent" fo:margin-top="0.000cm" fo:margin-bottom="0.318cm" fo:line-height="191.%" fo:margin-left="0.000cm" fo:margin-right="0.000cm" fo:text-indent="1.023cm" fo:text-align="justify" style:page-number="auto"/>
      <style:text-properties/>
    </style:style>
    <style:style style:family="paragraph" style:name="P55" style:display-name="P55" style:parent-style-name="Style15">
      <style:paragraph-properties fo:background-color="transparent" fo:margin-top="0.000cm" fo:line-height="100.%" fo:margin-left="0.000cm" fo:margin-right="0.000cm" fo:text-indent="0.000cm" fo:text-align="center" style:page-number="auto"/>
      <style:text-properties/>
    </style:style>
    <style:style style:family="paragraph" style:name="P56" style:display-name="P56" style:parent-style-name="Style2">
      <style:paragraph-properties fo:background-color="transparent" fo:margin-top="0.000cm" fo:margin-bottom="0.741cm" fo:line-height="190.%" fo:margin-left="0.000cm" fo:margin-right="0.000cm" fo:text-indent="0.000cm" fo:text-align="center" style:page-number="auto"/>
      <style:text-properties/>
    </style:style>
    <style:style style:family="paragraph" style:name="P57" style:display-name="P57" style:parent-style-name="Style2">
      <style:paragraph-properties fo:background-color="transparent" fo:margin-top="0.000cm" fo:margin-bottom="0.000cm" fo:line-height="193.%" fo:margin-left="0.000cm" fo:margin-right="0.000cm" fo:text-indent="1.023cm" fo:text-align="justify" style:page-number="auto"/>
      <style:text-properties/>
    </style:style>
    <style:style style:family="paragraph" style:name="P58" style:display-name="P58" style:parent-style-name="Style2">
      <style:paragraph-properties fo:background-color="transparent" fo:margin-top="0.000cm" fo:margin-bottom="0.000cm" fo:line-height="190.%" fo:margin-left="0.000cm" fo:margin-right="0.000cm" fo:text-indent="1.023cm" fo:text-align="justify" style:page-number="auto"/>
      <style:text-properties/>
    </style:style>
    <style:style style:family="paragraph" style:name="P59" style:display-name="P59" style:parent-style-name="Style2">
      <style:paragraph-properties fo:background-color="transparent" fo:margin-top="0.000cm" fo:margin-bottom="0.000cm" fo:line-height="190.%" fo:margin-left="0.000cm" fo:margin-right="0.000cm" fo:text-indent="1.023cm" fo:text-align="justify" style:page-number="auto"/>
      <style:text-properties/>
    </style:style>
    <style:style style:family="paragraph" style:name="P60" style:display-name="P60" style:parent-style-name="Style2">
      <style:paragraph-properties fo:background-color="transparent" fo:margin-top="0.000cm" fo:margin-bottom="0.000cm" fo:line-height="190.%" fo:margin-left="0.000cm" fo:margin-right="0.000cm" fo:text-indent="1.023cm" fo:text-align="justify" style:page-number="auto"/>
      <style:text-properties/>
    </style:style>
    <style:style style:family="paragraph" style:name="P61" style:display-name="P61" style:parent-style-name="Style2">
      <style:paragraph-properties fo:background-color="transparent" fo:margin-top="0.000cm" fo:margin-bottom="0.000cm" fo:line-height="190.%" fo:margin-left="0.000cm" fo:margin-right="0.000cm" fo:text-indent="1.023cm" fo:text-align="justify" style:page-number="auto"/>
      <style:text-properties/>
    </style:style>
    <style:style style:family="paragraph" style:name="P62" style:display-name="P62" style:parent-style-name="Style2">
      <style:paragraph-properties fo:background-color="transparent" fo:margin-top="0.000cm" fo:margin-bottom="0.000cm" fo:line-height="190.%" fo:margin-left="0.000cm" fo:margin-right="0.000cm" fo:text-indent="1.023cm" fo:text-align="justify" style:page-number="auto"/>
      <style:text-properties/>
    </style:style>
    <style:style style:family="paragraph" style:name="P63" style:display-name="P63" style:parent-style-name="Style2">
      <style:paragraph-properties fo:background-color="transparent" fo:margin-top="0.000cm" fo:margin-bottom="0.000cm" fo:line-height="190.%" fo:margin-left="0.000cm" fo:margin-right="0.000cm" fo:text-indent="1.023cm" fo:text-align="justify" style:page-number="auto"/>
      <style:text-properties/>
    </style:style>
    <style:style style:family="paragraph" style:name="P64" style:display-name="P64" style:parent-style-name="Style2">
      <style:paragraph-properties fo:background-color="transparent" fo:margin-top="0.000cm" fo:margin-bottom="0.000cm" fo:line-height="190.%" fo:margin-left="0.000cm" fo:margin-right="0.000cm" fo:text-indent="1.023cm" fo:text-align="justify" style:page-number="auto"/>
      <style:text-properties/>
    </style:style>
    <style:style style:family="paragraph" style:name="P65" style:display-name="P65" style:parent-style-name="Style2">
      <style:paragraph-properties fo:background-color="transparent" fo:margin-top="0.000cm" fo:margin-bottom="0.000cm" fo:line-height="190.%" fo:margin-left="0.000cm" fo:margin-right="0.000cm" fo:text-indent="1.023cm" fo:text-align="justify" style:page-number="auto"/>
      <style:text-properties/>
    </style:style>
    <style:style style:family="paragraph" style:name="P66" style:display-name="P66" style:parent-style-name="Style2">
      <style:paragraph-properties fo:background-color="transparent" fo:margin-top="0.000cm" fo:margin-bottom="0.318cm" fo:line-height="190.%" fo:margin-left="0.000cm" fo:margin-right="0.000cm" fo:text-indent="1.023cm" fo:text-align="justify" style:page-number="auto"/>
      <style:text-properties/>
    </style:style>
    <style:style style:family="paragraph" style:name="P67" style:display-name="P67" style:parent-style-name="Style2">
      <style:paragraph-properties fo:background-color="transparent" fo:margin-top="0.000cm" fo:margin-bottom="0.000cm" fo:line-height="191.%" fo:margin-left="0.000cm" fo:margin-right="0.000cm" fo:text-indent="1.023cm" fo:text-align="right" style:page-number="auto"/>
      <style:text-properties/>
    </style:style>
    <style:style style:family="paragraph" style:name="P68" style:display-name="P68"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69" style:display-name="P69" style:parent-style-name="Style2">
      <style:paragraph-properties fo:background-color="transparent" fo:margin-top="0.000cm" fo:margin-bottom="0.353cm" fo:line-height="191.%" fo:margin-left="0.000cm" fo:margin-right="0.000cm" fo:text-indent="1.023cm" fo:text-align="justify" style:page-number="auto"/>
      <style:text-properties/>
    </style:style>
    <style:style style:family="paragraph" style:name="P70" style:display-name="P70" style:parent-style-name="Style11">
      <style:paragraph-properties fo:keep-with-next="always" fo:keep-together="always" fo:background-color="transparent" fo:margin-top="0.000cm" fo:margin-bottom="0.000cm" fo:line-height="118.%" fo:margin-left="0.000cm" fo:margin-right="0.000cm" fo:text-indent="0.000cm" fo:text-align="center" style:page-number="auto"/>
      <style:text-properties/>
    </style:style>
    <style:style style:family="paragraph" style:name="P71" style:display-name="P71" style:parent-style-name="Style13">
      <style:paragraph-properties fo:background-color="transparent" fo:margin-top="0.000cm" fo:margin-bottom="0.917cm" fo:line-height="118.%" fo:margin-left="0.000cm" fo:margin-right="0.000cm" fo:text-indent="0.000cm" fo:text-align="center" style:page-number="auto"/>
      <style:text-properties/>
    </style:style>
    <style:style style:family="paragraph" style:name="P72" style:display-name="P72"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73" style:display-name="P73"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74" style:display-name="P74"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75" style:display-name="P75"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76" style:display-name="P76"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77" style:display-name="P77"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78" style:display-name="P78"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79" style:display-name="P79"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80" style:display-name="P80"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81" style:display-name="P81"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82" style:display-name="P82"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83" style:display-name="P83"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84" style:display-name="P84"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85" style:display-name="P85" style:parent-style-name="Style19">
      <style:paragraph-properties fo:keep-with-next="always" fo:keep-together="always" fo:background-color="transparent" fo:margin-top="0.000cm" fo:margin-bottom="0.000cm" fo:line-height="164.%" fo:margin-left="0.000cm" fo:margin-right="0.000cm" fo:text-indent="1.023cm" fo:text-align="justify" style:page-number="auto"/>
      <style:text-properties/>
    </style:style>
    <style:style style:family="paragraph" style:name="P86" style:display-name="P86" style:parent-style-name="Style22">
      <style:paragraph-properties fo:background-color="transparent" fo:margin-top="0.000cm" fo:margin-left="0.000cm" fo:margin-right="0.000cm" fo:text-indent="1.023cm" fo:text-align="justify" style:page-number="auto"/>
      <style:text-properties/>
    </style:style>
    <style:style style:family="paragraph" style:name="P87" style:display-name="P87" style:parent-style-name="Style25">
      <style:paragraph-properties fo:background-color="transparent" fo:margin-top="0.000cm" fo:margin-bottom="0.000cm" fo:margin-left="0.000cm" fo:margin-right="0.000cm" fo:text-indent="1.023cm" fo:text-align="justify" style:page-number="auto"/>
      <style:text-properties/>
    </style:style>
    <style:style style:family="paragraph" style:name="P88" style:display-name="P88" style:parent-style-name="Style19">
      <style:paragraph-properties fo:keep-with-next="always" fo:keep-together="always" fo:background-color="transparent" fo:margin-top="0.000cm" fo:margin-bottom="0.423cm" fo:line-height="100.%" fo:margin-left="0.000cm" fo:margin-right="0.000cm" fo:text-indent="1.058cm" fo:text-align="justify" style:page-number="auto"/>
      <style:text-properties/>
    </style:style>
    <style:style style:family="paragraph" style:name="P89" style:display-name="P89" style:parent-style-name="Style7">
      <style:paragraph-properties fo:background-color="transparent" fo:margin-top="0.000cm" fo:margin-bottom="0.529cm" fo:line-height="218.%" fo:margin-left="0.000cm" fo:margin-right="0.000cm" fo:text-indent="1.058cm" fo:text-align="justify" style:page-number="auto"/>
      <style:text-properties/>
    </style:style>
    <style:style style:family="paragraph" style:name="P90" style:display-name="P90" style:parent-style-name="Style13">
      <style:paragraph-properties fo:background-color="transparent" fo:margin-top="0.000cm" fo:margin-bottom="0.494cm" fo:line-height="161.%" fo:margin-left="0.000cm" fo:margin-right="0.000cm" fo:text-indent="1.058cm" fo:text-align="justify" style:page-number="auto"/>
      <style:text-properties/>
    </style:style>
    <style:style style:family="paragraph" style:name="P91" style:display-name="P91" style:parent-style-name="Style13">
      <style:paragraph-properties fo:background-color="transparent" fo:margin-top="0.000cm" fo:margin-bottom="0.564cm" fo:line-height="161.%" fo:margin-left="0.000cm" fo:margin-right="0.000cm" fo:text-indent="0.000cm" fo:text-align="justify" style:page-number="auto"/>
      <style:text-properties/>
    </style:style>
    <style:style style:family="paragraph" style:name="P92" style:display-name="P92" style:parent-style-name="Style19">
      <style:paragraph-properties fo:keep-with-next="always" fo:keep-together="always" fo:background-color="transparent" fo:margin-top="0.000cm" fo:margin-bottom="1.058cm" fo:line-height="100.%" fo:margin-left="0.000cm" fo:margin-right="0.000cm" fo:text-indent="1.023cm" fo:text-align="justify" style:page-number="auto"/>
      <style:text-properties/>
    </style:style>
    <style:style style:family="paragraph" style:name="P93" style:display-name="P93" style:parent-style-name="Style7">
      <style:paragraph-properties fo:background-color="transparent" fo:margin-top="0.000cm" fo:margin-bottom="0.000cm" fo:line-height="174.%" fo:margin-left="0.000cm" fo:margin-right="0.000cm" fo:text-indent="1.023cm" fo:text-align="justify" style:page-number="auto"/>
      <style:text-properties/>
    </style:style>
    <style:style style:family="paragraph" style:name="P94" style:display-name="P94" style:parent-style-name="Style7">
      <style:paragraph-properties fo:background-color="transparent" fo:margin-top="0.000cm" fo:margin-bottom="0.811cm" fo:line-height="174.%" fo:margin-left="0.000cm" fo:margin-right="0.000cm" fo:text-indent="1.023cm" fo:text-align="justify" style:page-number="auto"/>
      <style:text-properties/>
    </style:style>
    <style:style style:family="paragraph" style:name="P95" style:display-name="P95" style:parent-style-name="Style13">
      <style:paragraph-properties fo:background-color="transparent" fo:margin-top="0.000cm" fo:margin-bottom="0.811cm" fo:line-height="161.%" fo:margin-left="0.000cm" fo:margin-right="0.000cm" fo:text-indent="1.023cm" fo:text-align="justify" style:page-number="auto"/>
      <style:text-properties/>
    </style:style>
    <style:style style:family="paragraph" style:name="P96" style:display-name="P96" style:parent-style-name="Style13">
      <style:paragraph-properties fo:background-color="transparent" fo:margin-top="0.000cm" fo:margin-bottom="0.000cm" fo:line-height="161.%" fo:margin-left="0.000cm" fo:margin-right="0.000cm" fo:text-indent="1.023cm" fo:text-align="justify" style:page-number="auto"/>
      <style:text-properties/>
    </style:style>
    <style:style style:family="paragraph" style:name="P97" style:display-name="P97" style:parent-style-name="Style13">
      <style:paragraph-properties fo:background-color="transparent" fo:margin-top="0.000cm" fo:margin-bottom="0.176cm" fo:line-height="100.%" fo:margin-left="0.000cm" fo:margin-right="0.000cm" fo:text-indent="0.000cm" fo:text-align="left" style:page-number="auto"/>
      <style:text-properties/>
    </style:style>
    <style:style style:family="paragraph" style:name="P98" style:display-name="P98" style:parent-style-name="Style19">
      <style:paragraph-properties fo:keep-with-next="always" fo:keep-together="always" fo:background-color="transparent" fo:margin-top="0.000cm" fo:margin-bottom="1.199cm" fo:line-height="100.%" fo:margin-left="0.000cm" fo:margin-right="0.000cm" fo:text-indent="1.023cm" fo:text-align="justify" style:page-number="auto"/>
      <style:text-properties/>
    </style:style>
    <style:style style:family="paragraph" style:name="P99" style:display-name="P99" style:parent-style-name="Style2">
      <style:paragraph-properties fo:background-color="transparent" fo:margin-top="0.000cm" fo:margin-bottom="0.000cm" fo:line-height="188.%" fo:margin-left="0.000cm" fo:margin-right="0.000cm" fo:text-indent="1.023cm" fo:text-align="justify" style:page-number="auto"/>
      <style:text-properties/>
    </style:style>
    <style:style style:family="paragraph" style:name="P100" style:display-name="P100" style:parent-style-name="Style2">
      <style:paragraph-properties fo:background-color="transparent" fo:margin-top="0.000cm" fo:margin-bottom="0.000cm" fo:line-height="207.%" fo:margin-left="0.000cm" fo:margin-right="1.023cm" fo:text-indent="0.000cm" fo:text-align="justify" style:page-number="auto"/>
      <style:text-properties/>
    </style:style>
    <style:style style:family="paragraph" style:name="P101" style:display-name="P101" style:parent-style-name="Style2">
      <style:paragraph-properties fo:background-color="transparent" fo:margin-top="0.000cm" fo:margin-bottom="0.000cm" fo:line-height="207.%" fo:margin-left="0.000cm" fo:margin-right="1.023cm" fo:text-indent="0.000cm" fo:text-align="justify" style:page-number="auto"/>
      <style:text-properties/>
    </style:style>
    <style:style style:family="paragraph" style:name="P102" style:display-name="P102" style:parent-style-name="Style2">
      <style:paragraph-properties fo:background-color="transparent" fo:margin-top="0.000cm" fo:margin-bottom="0.000cm" fo:line-height="197.%" fo:margin-left="0.000cm" fo:margin-right="1.023cm" fo:text-indent="0.000cm" fo:text-align="justify" style:page-number="auto"/>
      <style:text-properties/>
    </style:style>
    <style:style style:family="paragraph" style:name="P103" style:display-name="P103" style:parent-style-name="Style2">
      <style:paragraph-properties fo:background-color="transparent" fo:margin-top="0.000cm" fo:margin-bottom="0.000cm" fo:line-height="207.%" fo:margin-left="0.000cm" fo:margin-right="1.023cm" fo:text-indent="0.000cm" fo:text-align="justify" style:page-number="auto"/>
      <style:text-properties/>
    </style:style>
    <style:style style:family="paragraph" style:name="P104" style:display-name="P104" style:parent-style-name="Style2">
      <style:paragraph-properties fo:background-color="transparent" fo:margin-top="0.000cm" fo:margin-bottom="0.000cm" fo:line-height="197.%" fo:margin-left="0.000cm" fo:margin-right="1.023cm" fo:text-indent="0.000cm" fo:text-align="justify" style:page-number="auto"/>
      <style:text-properties/>
    </style:style>
    <style:style style:family="paragraph" style:name="P105" style:display-name="P105" style:parent-style-name="Style2">
      <style:paragraph-properties fo:background-color="transparent" fo:margin-top="0.000cm" fo:margin-bottom="0.000cm" fo:line-height="207.%" fo:margin-left="0.000cm" fo:margin-right="1.023cm" fo:text-indent="0.000cm" fo:text-align="justify" style:page-number="auto"/>
      <style:text-properties/>
    </style:style>
    <style:style style:family="paragraph" style:name="P106" style:display-name="P106" style:parent-style-name="Style2">
      <style:paragraph-properties fo:background-color="transparent" fo:margin-top="0.000cm" fo:margin-bottom="0.000cm" fo:line-height="197.%" fo:margin-left="0.000cm" fo:margin-right="1.023cm" fo:text-indent="0.000cm" fo:text-align="justify" style:page-number="auto"/>
      <style:text-properties/>
    </style:style>
    <style:style style:family="paragraph" style:name="P107" style:display-name="P107" style:parent-style-name="Style2">
      <style:paragraph-properties fo:background-color="transparent" fo:margin-top="0.000cm" fo:margin-bottom="0.000cm" fo:line-height="207.%" fo:margin-left="0.000cm" fo:margin-right="1.023cm" fo:text-indent="0.000cm" fo:text-align="justify" style:page-number="auto"/>
      <style:text-properties/>
    </style:style>
    <style:style style:family="paragraph" style:name="P108" style:display-name="P108" style:parent-style-name="Style2">
      <style:paragraph-properties fo:background-color="transparent" fo:margin-top="0.000cm" fo:margin-bottom="0.459cm" fo:line-height="207.%" fo:margin-left="0.000cm" fo:margin-right="1.023cm" fo:text-indent="0.000cm" fo:text-align="justify" style:page-number="auto"/>
      <style:text-properties/>
    </style:style>
    <style:style style:family="paragraph" style:name="P109" style:display-name="P109" style:parent-style-name="Style2">
      <style:paragraph-properties fo:background-color="transparent" fo:margin-top="0.000cm" fo:margin-bottom="0.000cm" fo:line-height="207.%" fo:margin-left="0.000cm" fo:margin-right="0.000cm" fo:text-indent="0.000cm" fo:text-align="right" style:page-number="auto"/>
      <style:text-properties/>
    </style:style>
    <style:style style:family="paragraph" style:name="P110" style:display-name="P110" style:parent-style-name="Style2">
      <style:paragraph-properties fo:background-color="transparent" fo:margin-top="0.000cm" fo:margin-bottom="0.000cm" fo:line-height="197.%" fo:margin-left="0.000cm" fo:margin-right="0.000cm" fo:text-indent="1.023cm" fo:text-align="justify" style:page-number="auto"/>
      <style:text-properties/>
    </style:style>
    <style:style style:family="paragraph" style:name="P111" style:display-name="P111" style:parent-style-name="Style2">
      <style:paragraph-properties fo:background-color="transparent" fo:margin-top="0.000cm" fo:margin-bottom="0.459cm" fo:line-height="207.%" fo:margin-left="0.000cm" fo:margin-right="0.000cm" fo:text-indent="1.023cm" fo:text-align="justify" style:page-number="auto"/>
      <style:text-properties/>
    </style:style>
    <style:style style:family="paragraph" style:name="P112" style:display-name="P112" style:parent-style-name="Style2">
      <style:paragraph-properties fo:background-color="transparent" fo:margin-top="0.000cm" fo:margin-bottom="0.000cm" fo:line-height="207.%" fo:margin-left="0.000cm" fo:margin-right="0.000cm" fo:text-indent="1.023cm" fo:text-align="justify" style:page-number="auto"/>
      <style:text-properties/>
    </style:style>
    <style:style style:family="paragraph" style:name="P113" style:display-name="P113" style:parent-style-name="Style28">
      <style:paragraph-properties fo:background-color="transparent" fo:margin-top="0.000cm" fo:margin-bottom="0.459cm" fo:line-height="100.%" fo:margin-left="0.000cm" fo:margin-right="0.000cm" fo:text-indent="0.000cm" fo:text-align="justify" style:page-number="auto"/>
      <style:text-properties/>
    </style:style>
    <style:style style:family="paragraph" style:name="P114" style:display-name="P114" style:parent-style-name="Style2">
      <style:paragraph-properties fo:background-color="transparent" fo:margin-top="0.000cm" fo:margin-bottom="0.353cm" fo:line-height="100.%" fo:margin-left="0.000cm" fo:margin-right="0.000cm" fo:text-indent="1.023cm" fo:text-align="right" style:page-number="auto"/>
      <style:text-properties/>
    </style:style>
    <style:style style:family="paragraph" style:name="P115" style:display-name="P115" style:parent-style-name="Style28">
      <style:paragraph-properties fo:background-color="transparent" fo:margin-top="0.000cm" fo:margin-bottom="0.459cm" fo:line-height="100.%" fo:margin-left="0.000cm" fo:margin-right="0.000cm" fo:text-indent="0.000cm" fo:text-align="left" style:page-number="auto"/>
      <style:text-properties/>
    </style:style>
    <style:style style:family="paragraph" style:name="P116" style:display-name="P116" style:parent-style-name="Style28">
      <style:paragraph-properties fo:background-color="transparent" fo:margin-top="0.000cm" fo:margin-bottom="0.459cm" fo:line-height="100.%" fo:margin-left="0.000cm" fo:margin-right="0.000cm" fo:text-indent="0.000cm" fo:text-align="left" style:page-number="auto"/>
      <style:text-properties/>
    </style:style>
    <style:style style:family="paragraph" style:name="P117" style:display-name="P117" style:parent-style-name="Style2">
      <style:paragraph-properties fo:background-color="transparent" fo:margin-top="0.000cm" fo:margin-bottom="0.353cm" fo:line-height="100.%" fo:margin-left="0.000cm" fo:margin-right="0.000cm" fo:text-indent="1.023cm" fo:text-align="right" style:page-number="auto"/>
      <style:text-properties/>
    </style:style>
    <style:style style:family="paragraph" style:name="P118" style:display-name="P118" style:parent-style-name="Style28">
      <style:paragraph-properties fo:background-color="transparent" fo:margin-top="0.000cm" fo:margin-bottom="0.459cm" fo:line-height="100.%" fo:margin-left="0.000cm" fo:margin-right="0.000cm" fo:text-indent="0.000cm" fo:text-align="left" style:page-number="auto"/>
      <style:text-properties/>
    </style:style>
    <style:style style:family="paragraph" style:name="P119" style:display-name="P119" style:parent-style-name="Style2">
      <style:paragraph-properties fo:background-color="transparent" fo:margin-top="0.000cm" fo:margin-bottom="0.353cm" fo:line-height="100.%" fo:margin-left="0.000cm" fo:margin-right="0.000cm" fo:text-indent="1.023cm" fo:text-align="right" style:page-number="auto"/>
      <style:text-properties/>
    </style:style>
    <style:style style:family="paragraph" style:name="P120" style:display-name="P120" style:parent-style-name="Style28">
      <style:paragraph-properties fo:background-color="transparent" fo:margin-top="0.000cm" fo:margin-bottom="0.459cm" fo:line-height="100.%" fo:margin-left="0.000cm" fo:margin-right="0.000cm" fo:text-indent="0.000cm" fo:text-align="left" style:page-number="auto"/>
      <style:text-properties/>
    </style:style>
    <style:style style:family="paragraph" style:name="P121" style:display-name="P121" style:parent-style-name="Style28">
      <style:paragraph-properties fo:background-color="transparent" fo:margin-top="0.000cm" fo:margin-bottom="0.459cm" fo:line-height="100.%" fo:margin-left="0.000cm" fo:margin-right="0.000cm" fo:text-indent="0.000cm" fo:text-align="left" style:page-number="auto"/>
      <style:text-properties/>
    </style:style>
    <style:style style:family="paragraph" style:name="P122" style:display-name="P122" style:parent-style-name="Style30">
      <style:paragraph-properties fo:keep-with-next="always" fo:keep-together="always" fo:background-color="transparent" fo:margin-top="0.000cm" fo:margin-bottom="0.353cm" fo:line-height="100.%" fo:margin-left="0.000cm" fo:margin-right="0.000cm" fo:text-indent="0.000cm" fo:text-align="justify" style:page-number="auto"/>
      <style:text-properties/>
    </style:style>
    <style:style style:family="paragraph" style:name="P124" style:display-name="P124" style:parent-style-name="Style2">
      <style:paragraph-properties fo:background-color="transparent" fo:margin-top="0.000cm" fo:margin-bottom="0.000cm" fo:line-height="187.%" fo:margin-left="0.000cm" fo:margin-right="0.000cm" fo:text-indent="1.058cm" fo:text-align="justify" style:page-number="auto"/>
      <style:text-properties/>
    </style:style>
    <style:style style:family="paragraph" style:name="P125" style:display-name="P125" style:parent-style-name="Style2">
      <style:paragraph-properties fo:background-color="transparent" fo:margin-top="0.000cm" fo:margin-bottom="0.000cm" fo:line-height="183.%" fo:margin-left="0.000cm" fo:margin-right="0.000cm" fo:text-indent="1.058cm" fo:text-align="justify" style:page-number="auto"/>
      <style:text-properties/>
    </style:style>
    <style:style style:family="paragraph" style:name="P126" style:display-name="P126" style:parent-style-name="Style2">
      <style:paragraph-properties fo:background-color="transparent" fo:margin-top="0.000cm" fo:margin-bottom="0.000cm" fo:margin-left="0.000cm" fo:margin-right="0.000cm" fo:text-indent="1.058cm" fo:text-align="justify" style:page-number="auto"/>
      <style:text-properties/>
    </style:style>
    <style:style style:family="paragraph" style:name="P127" style:display-name="P127" style:parent-style-name="Style2">
      <style:paragraph-properties fo:background-color="transparent" fo:margin-top="0.000cm" fo:margin-bottom="0.000cm" fo:line-height="183.%" fo:margin-left="0.000cm" fo:margin-right="0.000cm" fo:text-indent="1.058cm" fo:text-align="justify" style:page-number="auto"/>
      <style:text-properties/>
    </style:style>
    <style:style style:family="paragraph" style:name="P128" style:display-name="P128" style:parent-style-name="Style2">
      <style:paragraph-properties fo:background-color="transparent" fo:margin-top="0.000cm" fo:margin-bottom="0.000cm" fo:margin-left="0.000cm" fo:margin-right="0.000cm" fo:text-indent="1.058cm" fo:text-align="justify" style:page-number="auto"/>
      <style:text-properties/>
    </style:style>
    <style:style style:family="paragraph" style:name="P129" style:display-name="P129" style:parent-style-name="Style2">
      <style:paragraph-properties fo:background-color="transparent" fo:margin-top="0.000cm" fo:margin-bottom="0.706cm" fo:margin-left="0.000cm" fo:margin-right="0.000cm" fo:text-indent="1.058cm" fo:text-align="justify" style:page-number="auto"/>
      <style:text-properties/>
    </style:style>
    <style:style style:family="paragraph" style:name="P130" style:display-name="P130" style:parent-style-name="Style2">
      <style:paragraph-properties fo:background-color="transparent" fo:margin-top="0.000cm" fo:margin-bottom="0.000cm" fo:line-height="186.%" fo:margin-left="0.000cm" fo:margin-right="0.000cm" fo:text-indent="1.058cm" fo:text-align="justify" style:page-number="auto">
        <style:tab-stops>
          <style:tab-stop style:position="4.933cm" style:type="left"/>
          <style:tab-stop style:position="7.829cm" style:type="left"/>
          <style:tab-stop style:position="12.824cm" style:type="right"/>
          <style:tab-stop style:position="14.609cm" style:type="right"/>
        </style:tab-stops>
      </style:paragraph-properties>
      <style:text-properties/>
    </style:style>
    <style:style style:family="paragraph" style:name="P131" style:display-name="P131" style:parent-style-name="Style2">
      <style:paragraph-properties fo:background-color="transparent" fo:margin-top="0.000cm" fo:margin-bottom="0.000cm" fo:margin-left="0.000cm" fo:margin-right="0.000cm" fo:text-indent="0.000cm" fo:text-align="justify" style:page-number="auto">
        <style:tab-stops>
          <style:tab-stop style:position="4.891cm" style:type="left"/>
          <style:tab-stop style:position="9.438cm" style:type="left"/>
          <style:tab-stop style:position="12.824cm" style:type="right"/>
          <style:tab-stop style:position="14.609cm" style:type="right"/>
        </style:tab-stops>
      </style:paragraph-properties>
      <style:text-properties/>
    </style:style>
    <style:style style:family="paragraph" style:name="P132" style:display-name="P132" style:parent-style-name="Style2">
      <style:paragraph-properties fo:background-color="transparent" fo:margin-top="0.000cm" fo:margin-bottom="0.000cm" fo:margin-left="0.000cm" fo:margin-right="0.000cm" fo:text-indent="0.000cm" fo:text-align="justify" style:page-number="auto">
        <style:tab-stops>
          <style:tab-stop style:position="4.933cm" style:type="left"/>
          <style:tab-stop style:position="7.803cm" style:type="left"/>
          <style:tab-stop style:position="9.412cm" style:type="left"/>
          <style:tab-stop style:position="14.609cm" style:type="right"/>
        </style:tab-stops>
      </style:paragraph-properties>
      <style:text-properties/>
    </style:style>
    <style:style style:family="paragraph" style:name="P133" style:display-name="P133" style:parent-style-name="Style2">
      <style:paragraph-properties fo:background-color="transparent" fo:margin-top="0.000cm" fo:margin-bottom="0.000cm" fo:line-height="175.%" fo:margin-left="0.000cm" fo:margin-right="0.000cm" fo:text-indent="0.000cm" fo:text-align="justify" style:page-number="auto">
        <style:tab-stops>
          <style:tab-stop style:position="4.942cm" style:type="left"/>
          <style:tab-stop style:position="7.795cm" style:type="left"/>
          <style:tab-stop style:position="9.404cm" style:type="left"/>
          <style:tab-stop style:position="12.824cm" style:type="right"/>
          <style:tab-stop style:position="14.609cm" style:type="right"/>
        </style:tab-stops>
      </style:paragraph-properties>
      <style:text-properties/>
    </style:style>
    <style:style style:family="paragraph" style:name="P134" style:display-name="P134" style:parent-style-name="Style2">
      <style:paragraph-properties fo:background-color="transparent" fo:margin-top="0.000cm" fo:margin-bottom="0.706cm" fo:margin-left="0.000cm" fo:margin-right="0.000cm" fo:text-indent="0.000cm" fo:text-align="justify" style:page-number="auto"/>
      <style:text-properties/>
    </style:style>
    <style:style style:family="paragraph" style:name="P135" style:display-name="P135" style:parent-style-name="Style2">
      <style:paragraph-properties fo:background-color="transparent" fo:margin-top="0.000cm" fo:margin-bottom="0.706cm" fo:line-height="185.%" fo:margin-left="0.000cm" fo:margin-right="0.000cm" fo:text-indent="1.058cm" fo:text-align="justify" style:page-number="auto"/>
      <style:text-properties/>
    </style:style>
    <style:style style:family="paragraph" style:name="P136" style:display-name="P136" style:parent-style-name="Style30">
      <style:paragraph-properties fo:keep-with-next="always" fo:keep-together="always" fo:background-color="transparent" fo:margin-top="0.000cm" fo:margin-bottom="0.353cm" fo:line-height="100.%" fo:margin-left="0.000cm" fo:margin-right="0.000cm" fo:text-indent="0.000cm" fo:text-align="justify" style:page-number="auto"/>
      <style:text-properties/>
    </style:style>
    <style:style style:family="paragraph" style:name="P138" style:display-name="P138" style:parent-style-name="Style2">
      <style:paragraph-properties fo:background-color="transparent" fo:margin-top="0.000cm" fo:margin-bottom="0.000cm" fo:line-height="194.%" fo:margin-left="0.000cm" fo:margin-right="0.000cm" fo:text-indent="1.058cm" fo:text-align="justify" style:page-number="auto"/>
      <style:text-properties/>
    </style:style>
    <style:style style:family="paragraph" style:name="P139" style:display-name="P139" style:parent-style-name="Style2">
      <style:paragraph-properties fo:background-color="transparent" fo:margin-top="0.000cm" fo:margin-bottom="0.000cm" fo:line-height="194.%" fo:margin-left="0.000cm" fo:margin-right="0.000cm" fo:text-indent="1.058cm" fo:text-align="justify" style:page-number="auto"/>
      <style:text-properties/>
    </style:style>
    <style:style style:family="paragraph" style:name="P140" style:display-name="P140" style:parent-style-name="Style2">
      <style:paragraph-properties fo:background-color="transparent" fo:margin-top="0.000cm" fo:margin-bottom="0.000cm" fo:margin-left="0.000cm" fo:margin-right="0.000cm" fo:text-indent="1.058cm" fo:text-align="justify" style:page-number="auto"/>
      <style:text-properties/>
    </style:style>
    <style:style style:family="paragraph" style:name="P141" style:display-name="P141" style:parent-style-name="Style2">
      <style:paragraph-properties fo:background-color="transparent" fo:margin-top="0.000cm" fo:margin-bottom="0.000cm" fo:line-height="184.%" fo:margin-left="0.000cm" fo:margin-right="0.000cm" fo:text-indent="1.058cm" fo:text-align="justify" style:page-number="auto"/>
      <style:text-properties/>
    </style:style>
    <style:style style:family="paragraph" style:name="P142" style:display-name="P142" style:parent-style-name="Style2">
      <style:paragraph-properties fo:background-color="transparent" fo:margin-top="0.000cm" fo:margin-bottom="0.000cm" fo:line-height="184.%" fo:margin-left="0.000cm" fo:margin-right="0.000cm" fo:text-indent="1.058cm" fo:text-align="justify" style:page-number="auto"/>
      <style:text-properties/>
    </style:style>
    <style:style style:family="paragraph" style:name="P143" style:display-name="P143" style:parent-style-name="Style2">
      <style:paragraph-properties fo:background-color="transparent" fo:margin-top="0.000cm" fo:margin-bottom="0.706cm" fo:line-height="188.%" fo:margin-left="0.000cm" fo:margin-right="0.000cm" fo:text-indent="1.058cm" fo:text-align="justify" style:page-number="auto"/>
      <style:text-properties/>
    </style:style>
    <style:style style:family="paragraph" style:name="P144" style:display-name="P144" style:parent-style-name="Style2">
      <style:paragraph-properties fo:background-color="transparent" fo:margin-top="0.000cm" fo:margin-bottom="0.706cm" fo:line-height="190.%" fo:margin-left="0.000cm" fo:margin-right="0.000cm" fo:text-indent="1.058cm" fo:text-align="justify" style:page-number="auto"/>
      <style:text-properties/>
    </style:style>
    <style:style style:family="paragraph" style:name="P145" style:display-name="P145" style:parent-style-name="Style2">
      <style:paragraph-properties fo:background-color="transparent" fo:margin-top="0.000cm" fo:margin-bottom="0.706cm" fo:line-height="193.%" fo:margin-left="0.000cm" fo:margin-right="0.000cm" fo:text-indent="1.058cm" fo:text-align="justify" style:page-number="auto"/>
      <style:text-properties/>
    </style:style>
    <style:style style:family="paragraph" style:name="P146" style:display-name="P146" style:parent-style-name="Style34">
      <style:paragraph-properties fo:keep-with-next="always" fo:keep-together="always" fo:background-color="transparent" fo:margin-top="0.000cm" fo:margin-bottom="0.953cm" fo:line-height="100.%" fo:margin-left="0.000cm" fo:margin-right="0.000cm" fo:text-indent="1.023cm" fo:text-align="justify" style:page-number="auto"/>
      <style:text-properties/>
    </style:style>
    <style:style style:family="paragraph" style:name="P147" style:display-name="P147"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148" style:display-name="P148"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149" style:display-name="P149"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150" style:display-name="P150"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151" style:display-name="P151"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152" style:display-name="P152" style:parent-style-name="Style13">
      <style:paragraph-properties fo:background-color="transparent" fo:margin-top="0.000cm" fo:margin-bottom="0.741cm" fo:line-height="159.%" fo:margin-left="0.000cm" fo:margin-right="0.000cm" fo:text-indent="1.023cm" fo:text-align="justify" style:page-number="auto"/>
      <style:text-properties/>
    </style:style>
    <style:style style:family="paragraph" style:name="P153" style:display-name="P153"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154" style:display-name="P154" style:parent-style-name="Style13">
      <style:paragraph-properties fo:background-color="transparent" fo:margin-top="0.000cm" fo:margin-bottom="0.741cm" fo:margin-left="0.000cm" fo:margin-right="0.000cm" fo:text-indent="1.023cm" fo:text-align="justify" style:page-number="auto"/>
      <style:text-properties/>
    </style:style>
    <style:style style:family="paragraph" style:name="P155" style:display-name="P155"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156" style:display-name="P156" style:parent-style-name="Style30">
      <style:paragraph-properties fo:keep-with-next="always" fo:keep-together="always" fo:background-color="transparent" fo:margin-top="0.000cm" fo:margin-bottom="1.482cm" fo:line-height="100.%" fo:margin-left="0.000cm" fo:margin-right="0.000cm" fo:text-indent="1.058cm" fo:text-align="right" style:page-number="auto"/>
      <style:text-properties/>
    </style:style>
    <style:style style:family="paragraph" style:name="P157" style:display-name="P157" style:parent-style-name="Style7">
      <style:paragraph-properties fo:background-color="transparent" fo:margin-top="0.000cm" fo:margin-bottom="0.000cm" fo:line-height="218.%" fo:margin-left="0.000cm" fo:margin-right="0.000cm" fo:text-indent="1.058cm" fo:text-align="justify" style:page-number="auto"/>
      <style:text-properties/>
    </style:style>
    <style:style style:family="paragraph" style:name="P158" style:display-name="P158" style:parent-style-name="Style7">
      <style:paragraph-properties fo:background-color="transparent" fo:margin-top="0.000cm" fo:margin-bottom="0.000cm" fo:line-height="218.%" fo:margin-left="0.000cm" fo:margin-right="0.000cm" fo:text-indent="0.000cm" fo:text-align="justify" style:page-number="auto"/>
      <style:text-properties/>
    </style:style>
    <style:style style:family="paragraph" style:name="P159" style:display-name="P159" style:parent-style-name="Style7">
      <style:paragraph-properties fo:background-color="transparent" fo:margin-top="0.000cm" fo:margin-bottom="1.164cm" fo:line-height="218.%" fo:margin-left="0.000cm" fo:margin-right="0.000cm" fo:text-indent="0.000cm" fo:text-align="justify" style:page-number="auto"/>
      <style:text-properties/>
    </style:style>
    <style:style style:family="paragraph" style:name="P160" style:display-name="P160" style:parent-style-name="Style25">
      <style:paragraph-properties fo:background-color="transparent" fo:margin-top="0.000cm" fo:margin-bottom="0.000cm" fo:margin-left="0.000cm" fo:margin-right="0.000cm" fo:text-indent="1.058cm" fo:text-align="justify" style:page-number="auto"/>
      <style:text-properties/>
    </style:style>
    <style:style style:family="paragraph" style:name="P161" style:display-name="P161" style:parent-style-name="Style25">
      <style:paragraph-properties fo:background-color="transparent" fo:margin-top="0.000cm" fo:margin-bottom="1.341cm" fo:margin-left="0.000cm" fo:margin-right="0.000cm" fo:text-indent="1.058cm" fo:text-align="justify" style:page-number="auto"/>
      <style:text-properties/>
    </style:style>
    <style:style style:family="paragraph" style:name="P162" style:display-name="P162" style:parent-style-name="Style25">
      <style:paragraph-properties fo:background-color="transparent" fo:margin-top="0.000cm" fo:margin-bottom="2.999cm" fo:margin-left="0.000cm" fo:margin-right="0.000cm" fo:text-indent="0.000cm" fo:text-align="justify" style:page-number="auto"/>
      <style:text-properties/>
    </style:style>
    <style:style style:family="paragraph" style:name="P163" style:display-name="P163" style:parent-style-name="Style19">
      <style:paragraph-properties fo:keep-with-next="always" fo:keep-together="always" fo:background-color="transparent" fo:margin-top="0.000cm" fo:margin-bottom="1.023cm" fo:line-height="100.%" fo:margin-left="0.000cm" fo:margin-right="0.000cm" fo:text-indent="1.023cm" fo:text-align="justify" style:page-number="auto"/>
      <style:text-properties/>
    </style:style>
    <style:style style:family="paragraph" style:name="P164" style:display-name="P164" style:parent-style-name="Style7">
      <style:paragraph-properties fo:background-color="transparent" fo:margin-top="0.000cm" fo:margin-bottom="0.000cm" fo:line-height="161.%" fo:margin-left="0.000cm" fo:margin-right="0.000cm" fo:text-indent="1.023cm" fo:text-align="justify" style:page-number="auto"/>
      <style:text-properties/>
    </style:style>
    <style:style style:family="paragraph" style:name="P165" style:display-name="P165" style:parent-style-name="Style7">
      <style:paragraph-properties fo:background-color="transparent" fo:margin-top="0.000cm" fo:margin-bottom="0.000cm" fo:line-height="161.%" fo:margin-left="0.000cm" fo:margin-right="0.000cm" fo:text-indent="1.023cm" fo:text-align="justify" style:page-number="auto"/>
      <style:text-properties/>
    </style:style>
    <style:style style:family="paragraph" style:name="P166" style:display-name="P166" style:parent-style-name="Style7">
      <style:paragraph-properties fo:background-color="transparent" fo:margin-top="0.000cm" fo:margin-bottom="0.635cm" fo:line-height="161.%" fo:margin-left="0.000cm" fo:margin-right="0.000cm" fo:text-indent="1.023cm" fo:text-align="justify" style:page-number="auto"/>
      <style:text-properties/>
    </style:style>
    <style:style style:family="paragraph" style:name="P167" style:display-name="P167"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168" style:display-name="P168" style:parent-style-name="Style13">
      <style:paragraph-properties fo:background-color="transparent" fo:margin-top="0.000cm" fo:margin-bottom="1.023cm" fo:margin-left="0.000cm" fo:margin-right="0.000cm" fo:text-indent="1.058cm" fo:text-align="justify" style:page-number="auto"/>
      <style:text-properties/>
    </style:style>
    <style:style style:family="paragraph" style:name="P169" style:display-name="P169" style:parent-style-name="Style13">
      <style:paragraph-properties fo:background-color="transparent" fo:margin-top="0.000cm" fo:margin-bottom="0.000cm" fo:line-height="159.%" fo:margin-left="0.000cm" fo:margin-right="0.000cm" fo:text-indent="0.000cm" fo:text-align="justify" style:page-number="auto"/>
      <style:text-properties/>
    </style:style>
    <style:style style:family="paragraph" style:name="P170" style:display-name="P170" style:parent-style-name="Style40">
      <style:paragraph-properties fo:keep-with-next="always" fo:keep-together="always" fo:background-color="transparent" fo:margin-top="0.000cm" fo:line-height="100.%" fo:margin-left="0.000cm" fo:margin-right="0.000cm" fo:text-indent="1.023cm" fo:text-align="justify" style:page-number="auto"/>
      <style:text-properties/>
    </style:style>
    <style:style style:family="paragraph" style:name="P171" style:display-name="P171" style:parent-style-name="Style2">
      <style:paragraph-properties fo:background-color="transparent" fo:margin-top="0.000cm" fo:margin-bottom="0.318cm" fo:line-height="100.%" fo:margin-left="0.000cm" fo:margin-right="0.000cm" fo:text-indent="1.023cm" fo:text-align="justify" style:page-number="auto"/>
      <style:text-properties/>
    </style:style>
    <style:style style:family="paragraph" style:name="P172" style:display-name="P172"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173" style:display-name="P173"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174" style:display-name="P174"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175" style:display-name="P175"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176" style:display-name="P176"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177" style:display-name="P177"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178" style:display-name="P178"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179" style:display-name="P179"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180" style:display-name="P180"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181" style:display-name="P181"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182" style:display-name="P182"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183" style:display-name="P183"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184" style:display-name="P184"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185" style:display-name="P185"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186" style:display-name="P186"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187" style:display-name="P187"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188" style:display-name="P188"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189" style:display-name="P189"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190" style:display-name="P190" style:parent-style-name="Style2">
      <style:paragraph-properties fo:background-color="transparent" fo:margin-top="0.000cm" fo:margin-bottom="0.318cm" fo:line-height="100.%" fo:margin-left="0.000cm" fo:margin-right="0.000cm" fo:text-indent="1.023cm" fo:text-align="justify" style:page-number="auto"/>
      <style:text-properties/>
    </style:style>
    <style:style style:family="paragraph" style:name="P191" style:display-name="P191"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192" style:display-name="P192"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193" style:display-name="P193" style:parent-style-name="Style2">
      <style:paragraph-properties fo:background-color="transparent" fo:margin-top="0.000cm" fo:margin-bottom="0.000cm" fo:line-height="194.%" fo:margin-left="0.000cm" fo:margin-right="0.000cm" fo:text-indent="1.023cm" fo:text-align="justify" style:page-number="auto"/>
      <style:text-properties/>
    </style:style>
    <style:style style:family="paragraph" style:name="P196" style:display-name="P196"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197" style:display-name="P197"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198" style:display-name="P198"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199" style:display-name="P199"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00" style:display-name="P200"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01" style:display-name="P201" style:parent-style-name="Style2">
      <style:paragraph-properties fo:background-color="transparent" fo:margin-top="0.000cm" fo:margin-bottom="0.000cm" fo:margin-left="0.000cm" fo:margin-right="0.000cm" fo:text-indent="1.023cm" fo:text-align="justify" style:page-number="auto">
        <style:tab-stops>
          <style:tab-stop style:position="2.184cm" style:type="left"/>
          <style:tab-stop style:position="2.855cm" style:type="left"/>
          <style:tab-stop style:position="3.938cm" style:type="left"/>
          <style:tab-stop style:position="5.124cm" style:type="left"/>
          <style:tab-stop style:position="5.801cm" style:type="left"/>
          <style:tab-stop style:position="6.334cm" style:type="left"/>
          <style:tab-stop style:position="7.384cm" style:type="left"/>
          <style:tab-stop style:position="8.671cm" style:type="left"/>
          <style:tab-stop style:position="10.017cm" style:type="left"/>
          <style:tab-stop style:position="11.448cm" style:type="left"/>
          <style:tab-stop style:position="14.395cm" style:type="left"/>
        </style:tab-stops>
      </style:paragraph-properties>
      <style:text-properties/>
    </style:style>
    <style:style style:family="paragraph" style:name="P204" style:display-name="P204" style:parent-style-name="Style2">
      <style:paragraph-properties fo:background-color="transparent" fo:margin-top="0.000cm" fo:margin-bottom="0.000cm" fo:line-height="197.%" fo:margin-left="0.000cm" fo:margin-right="0.000cm" fo:text-indent="0.000cm" fo:text-align="justify" style:page-number="auto"/>
      <style:text-properties/>
    </style:style>
    <style:style style:family="paragraph" style:name="P205" style:display-name="P205"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06" style:display-name="P206"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07" style:display-name="P207"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08" style:display-name="P208"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09" style:display-name="P209"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10" style:display-name="P210" style:parent-style-name="Style34">
      <style:paragraph-properties fo:keep-with-next="always" fo:keep-together="always" fo:background-color="transparent" fo:margin-top="0.000cm" fo:margin-bottom="0.176cm" fo:line-height="100.%" fo:margin-left="0.000cm" fo:margin-right="0.000cm" fo:text-indent="0.000cm" fo:text-align="center" style:page-number="auto"/>
      <style:text-properties/>
    </style:style>
    <style:style style:family="paragraph" style:name="P211" style:display-name="P211"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212" style:display-name="P212"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213" style:display-name="P213"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214" style:display-name="P214"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215" style:display-name="P215"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216" style:display-name="P216" style:parent-style-name="Style46">
      <style:paragraph-properties fo:background-color="transparent" fo:margin-top="0.000cm" fo:margin-bottom="0.000cm" fo:line-height="137.%" fo:margin-left="0.000cm" fo:margin-right="0.000cm" fo:text-indent="1.023cm" fo:text-align="justify" style:page-number="auto"/>
      <style:text-properties/>
    </style:style>
    <style:style style:family="paragraph" style:name="P217" style:display-name="P217" style:parent-style-name="Style7">
      <style:paragraph-properties fo:background-color="transparent" fo:margin-top="0.000cm" fo:margin-bottom="0.000cm" fo:margin-left="0.000cm" fo:margin-right="0.000cm" fo:text-indent="1.023cm" fo:text-align="justify" style:page-number="auto">
        <style:tab-stops>
          <style:tab-stop style:position="3.150cm" style:type="left"/>
          <style:tab-stop style:position="4.099cm" style:type="left"/>
          <style:tab-stop style:position="5.352cm" style:type="left"/>
          <style:tab-stop style:position="8.290cm" style:type="left"/>
          <style:tab-stop style:position="8.942cm" style:type="left"/>
          <style:tab-stop style:position="9.857cm" style:type="left"/>
          <style:tab-stop style:position="12.033cm" style:type="left"/>
          <style:tab-stop style:position="13.311cm" style:type="left"/>
          <style:tab-stop style:position="14.192cm" style:type="left"/>
        </style:tab-stops>
      </style:paragraph-properties>
      <style:text-properties/>
    </style:style>
    <style:style style:family="paragraph" style:name="P218" style:display-name="P218" style:parent-style-name="Style7">
      <style:paragraph-properties fo:background-color="transparent" fo:margin-top="0.000cm" fo:margin-bottom="0.706cm" fo:margin-left="0.000cm" fo:margin-right="0.000cm" fo:text-indent="0.000cm" fo:text-align="justify" style:page-number="auto"/>
      <style:text-properties/>
    </style:style>
    <style:style style:family="paragraph" style:name="P219" style:display-name="P219" style:parent-style-name="Style13">
      <style:paragraph-properties fo:background-color="transparent" fo:margin-top="0.000cm" fo:margin-bottom="0.388cm" fo:line-height="159.%" fo:margin-left="0.000cm" fo:margin-right="0.000cm" fo:text-indent="1.023cm" fo:text-align="justify" style:page-number="auto"/>
      <style:text-properties/>
    </style:style>
    <style:style style:family="paragraph" style:name="P220" style:display-name="P220" style:parent-style-name="Style46">
      <style:paragraph-properties fo:background-color="transparent" fo:margin-top="0.000cm" fo:margin-bottom="0.318cm" fo:line-height="100.%" fo:margin-left="0.000cm" fo:margin-right="0.000cm" fo:text-indent="1.023cm" fo:text-align="justify" style:page-number="auto"/>
      <style:text-properties/>
    </style:style>
    <style:style style:family="paragraph" style:name="P221" style:display-name="P221"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22" style:display-name="P222" style:parent-style-name="Style2">
      <style:paragraph-properties fo:background-color="transparent" fo:margin-top="0.000cm" fo:margin-bottom="0.635cm" fo:margin-left="0.000cm" fo:margin-right="0.000cm" fo:text-indent="1.023cm" fo:text-align="justify" style:page-number="auto"/>
      <style:text-properties/>
    </style:style>
    <style:style style:family="paragraph" style:name="P223" style:display-name="P223"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224" style:display-name="P224" style:parent-style-name="Style13">
      <style:paragraph-properties fo:background-color="transparent" fo:margin-top="0.000cm" fo:margin-bottom="0.494cm" fo:margin-left="0.000cm" fo:margin-right="0.000cm" fo:text-indent="1.058cm" fo:text-align="justify" style:page-number="auto"/>
      <style:text-properties/>
    </style:style>
    <style:style style:family="paragraph" style:name="P225" style:display-name="P225" style:parent-style-name="Style13">
      <style:paragraph-properties fo:background-color="transparent" fo:margin-top="0.000cm" fo:margin-bottom="0.000cm" fo:margin-left="0.000cm" fo:margin-right="0.000cm" fo:text-indent="0.000cm" fo:text-align="justify" style:page-number="auto"/>
      <style:text-properties/>
    </style:style>
    <style:style style:family="paragraph" style:name="P226" style:display-name="P226"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227" style:display-name="P227" style:parent-style-name="Style22">
      <style:paragraph-properties fo:background-color="transparent" fo:margin-top="0.000cm" fo:margin-bottom="0.318cm" fo:line-height="100.%" fo:margin-left="0.000cm" fo:margin-right="0.000cm" fo:text-indent="1.023cm" fo:text-align="right" style:page-number="auto"/>
      <style:text-properties/>
    </style:style>
    <style:style style:family="paragraph" style:name="P228" style:display-name="P228"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229" style:display-name="P229"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230" style:display-name="P230" style:parent-style-name="Style28">
      <style:paragraph-properties fo:background-color="transparent" fo:margin-top="0.000cm" fo:line-height="100.%" fo:margin-left="0.000cm" fo:margin-right="0.000cm" fo:text-indent="0.000cm" fo:text-align="left" style:page-number="auto">
        <style:tab-stops>
          <style:tab-stop style:position="14.509cm" style:leader-style="dotted" style:leader-text="." style:type="left"/>
        </style:tab-stops>
      </style:paragraph-properties>
      <style:text-properties/>
    </style:style>
    <style:style style:family="paragraph" style:name="P231" style:display-name="P231"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232" style:display-name="P232"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233" style:display-name="P233" style:parent-style-name="Style28">
      <style:paragraph-properties fo:background-color="transparent" fo:margin-top="0.000cm" fo:line-height="100.%" fo:margin-left="0.000cm" fo:margin-right="0.000cm" fo:text-indent="0.000cm" fo:text-align="left" style:page-number="auto">
        <style:tab-stops>
          <style:tab-stop style:position="14.509cm" style:leader-style="dotted" style:leader-text="." style:type="left"/>
        </style:tab-stops>
      </style:paragraph-properties>
      <style:text-properties/>
    </style:style>
    <style:style style:family="paragraph" style:name="P234" style:display-name="P234"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235" style:display-name="P235"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236" style:display-name="P236"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237" style:display-name="P237"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238" style:display-name="P238" style:parent-style-name="Style28">
      <style:paragraph-properties fo:background-color="transparent" fo:margin-top="0.000cm" fo:line-height="100.%" fo:margin-left="0.000cm" fo:margin-right="0.000cm" fo:text-indent="1.058cm" fo:text-align="justify" style:page-number="auto">
        <style:tab-stops>
          <style:tab-stop style:position="14.509cm" style:leader-style="dotted" style:leader-text="." style:type="left"/>
        </style:tab-stops>
      </style:paragraph-properties>
      <style:text-properties/>
    </style:style>
    <style:style style:family="paragraph" style:name="P239" style:display-name="P239"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240" style:display-name="P240"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241" style:display-name="P241" style:parent-style-name="Style28">
      <style:paragraph-properties fo:background-color="transparent" fo:margin-top="0.000cm" fo:line-height="100.%" fo:margin-left="0.000cm" fo:margin-right="0.000cm" fo:text-indent="0.000cm" fo:text-align="left" style:page-number="auto">
        <style:tab-stops>
          <style:tab-stop style:position="14.509cm" style:leader-style="dotted" style:leader-text="." style:type="left"/>
        </style:tab-stops>
      </style:paragraph-properties>
      <style:text-properties/>
    </style:style>
    <style:style style:family="paragraph" style:name="P242" style:display-name="P242"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243" style:display-name="P243"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244" style:display-name="P244" style:parent-style-name="Style28">
      <style:paragraph-properties fo:background-color="transparent" fo:margin-top="0.000cm" fo:line-height="100.%" fo:margin-left="0.000cm" fo:margin-right="0.000cm" fo:text-indent="0.000cm" fo:text-align="left" style:page-number="auto">
        <style:tab-stops>
          <style:tab-stop style:position="14.509cm" style:leader-style="dotted" style:leader-text="." style:type="left"/>
        </style:tab-stops>
      </style:paragraph-properties>
      <style:text-properties/>
    </style:style>
    <style:style style:family="paragraph" style:name="P245" style:display-name="P245"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246" style:display-name="P246"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247" style:display-name="P247" style:parent-style-name="Style28">
      <style:paragraph-properties fo:background-color="transparent" fo:margin-top="0.000cm" fo:line-height="100.%" fo:margin-left="0.000cm" fo:margin-right="0.000cm" fo:text-indent="0.000cm" fo:text-align="left" style:page-number="auto">
        <style:tab-stops>
          <style:tab-stop style:position="14.509cm" style:leader-style="dotted" style:leader-text="." style:type="left"/>
        </style:tab-stops>
      </style:paragraph-properties>
      <style:text-properties/>
    </style:style>
    <style:style style:family="paragraph" style:name="P248" style:display-name="P248"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249" style:display-name="P249"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250" style:display-name="P250"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251" style:display-name="P251"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252" style:display-name="P252" style:parent-style-name="Style28">
      <style:paragraph-properties fo:background-color="transparent" fo:margin-top="0.000cm" fo:line-height="100.%" fo:margin-left="0.000cm" fo:margin-right="0.000cm" fo:text-indent="0.000cm" fo:text-align="left" style:page-number="auto">
        <style:tab-stops>
          <style:tab-stop style:position="14.509cm" style:leader-style="dotted" style:leader-text="." style:type="left"/>
        </style:tab-stops>
      </style:paragraph-properties>
      <style:text-properties/>
    </style:style>
    <style:style style:family="paragraph" style:name="P253" style:display-name="P253"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254" style:display-name="P254"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255" style:display-name="P255" style:parent-style-name="Style19">
      <style:paragraph-properties fo:keep-with-next="always" fo:keep-together="always" fo:background-color="transparent" fo:margin-top="0.000cm" fo:margin-bottom="0.282cm" fo:line-height="100.%" fo:margin-left="0.000cm" fo:margin-right="0.000cm" fo:text-indent="0.000cm" fo:text-align="center" style:page-number="auto"/>
      <style:text-properties/>
    </style:style>
    <style:style style:family="paragraph" style:name="P257" style:display-name="P257" style:parent-style-name="Style2">
      <style:paragraph-properties fo:background-color="transparent" fo:margin-top="0.000cm" fo:margin-bottom="0.000cm" fo:margin-left="0.000cm" fo:margin-right="0.000cm" fo:text-indent="0.000cm" fo:text-align="center" style:page-number="auto"/>
      <style:text-properties/>
    </style:style>
    <style:style style:family="paragraph" style:name="P258" style:display-name="P258" style:parent-style-name="Style2">
      <style:paragraph-properties fo:background-color="transparent" fo:margin-top="0.000cm" fo:margin-bottom="0.741cm" fo:margin-left="0.000cm" fo:margin-right="0.000cm" fo:text-indent="0.000cm" fo:text-align="center" style:page-number="auto"/>
      <style:text-properties/>
    </style:style>
    <style:style style:family="paragraph" style:name="P259" style:display-name="P259"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60" style:display-name="P260"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61" style:display-name="P261"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62" style:display-name="P262"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63" style:display-name="P263"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64" style:display-name="P264"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65" style:display-name="P265"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66" style:display-name="P266"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67" style:display-name="P267"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68" style:display-name="P268"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69" style:display-name="P269"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70" style:display-name="P270"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71" style:display-name="P271" style:parent-style-name="Style2">
      <style:paragraph-properties fo:background-color="transparent" fo:margin-top="0.000cm" fo:margin-bottom="0.741cm" fo:margin-left="0.000cm" fo:margin-right="0.000cm" fo:text-indent="1.023cm" fo:text-align="justify" style:page-number="auto"/>
      <style:text-properties/>
    </style:style>
    <style:style style:family="paragraph" style:name="P272" style:display-name="P272"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73" style:display-name="P273"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74" style:display-name="P274"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75" style:display-name="P275"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76" style:display-name="P276" style:parent-style-name="Style2">
      <style:paragraph-properties fo:background-color="transparent" fo:margin-top="0.000cm" fo:margin-bottom="0.741cm" fo:margin-left="0.000cm" fo:margin-right="0.000cm" fo:text-indent="1.023cm" fo:text-align="justify" style:page-number="auto"/>
      <style:text-properties/>
    </style:style>
    <style:style style:family="paragraph" style:name="P277" style:display-name="P277" style:parent-style-name="Style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279" style:display-name="P279" style:parent-style-name="Style2">
      <style:paragraph-properties fo:background-color="transparent" fo:margin-top="0.000cm" fo:margin-bottom="0.000cm" fo:margin-left="0.000cm" fo:margin-right="0.000cm" fo:text-indent="1.023cm" fo:text-align="right" style:page-number="auto"/>
      <style:text-properties/>
    </style:style>
    <style:style style:family="paragraph" style:name="P280" style:display-name="P280" style:parent-style-name="Style2">
      <style:paragraph-properties fo:background-color="transparent" fo:margin-top="0.000cm" fo:margin-bottom="0.000cm" fo:margin-left="0.000cm" fo:margin-right="0.000cm" fo:text-indent="1.023cm" fo:text-align="right" style:page-number="auto"/>
      <style:text-properties/>
    </style:style>
    <style:style style:family="paragraph" style:name="P281" style:display-name="P281" style:parent-style-name="Style2">
      <style:paragraph-properties fo:background-color="transparent" fo:margin-top="0.000cm" fo:margin-bottom="0.000cm" fo:margin-left="0.000cm" fo:margin-right="0.000cm" fo:text-indent="1.023cm" fo:text-align="right" style:page-number="auto"/>
      <style:text-properties/>
    </style:style>
    <style:style style:family="paragraph" style:name="P282" style:display-name="P282" style:parent-style-name="Style2">
      <style:paragraph-properties fo:background-color="transparent" fo:margin-top="0.000cm" fo:margin-bottom="0.000cm" fo:margin-left="0.000cm" fo:margin-right="0.000cm" fo:text-indent="1.023cm" fo:text-align="right" style:page-number="auto"/>
      <style:text-properties/>
    </style:style>
    <style:style style:family="paragraph" style:name="P283" style:display-name="P283"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84" style:display-name="P284" style:parent-style-name="Style2">
      <style:paragraph-properties fo:background-color="transparent" fo:margin-top="0.000cm" fo:margin-bottom="0.000cm" fo:margin-left="0.000cm" fo:margin-right="0.000cm" fo:text-indent="1.023cm" fo:text-align="right" style:page-number="auto"/>
      <style:text-properties/>
    </style:style>
    <style:style style:family="paragraph" style:name="P285" style:display-name="P285" style:parent-style-name="Style2">
      <style:paragraph-properties fo:background-color="transparent" fo:margin-top="0.000cm" fo:margin-bottom="0.000cm" fo:margin-left="0.000cm" fo:margin-right="0.000cm" fo:text-indent="1.023cm" fo:text-align="right" style:page-number="auto"/>
      <style:text-properties/>
    </style:style>
    <style:style style:family="paragraph" style:name="P286" style:display-name="P286"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87" style:display-name="P287"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88" style:display-name="P288" style:parent-style-name="Style2">
      <style:paragraph-properties fo:background-color="transparent" fo:margin-top="0.000cm" fo:margin-bottom="0.741cm" fo:margin-left="0.000cm" fo:margin-right="0.000cm" fo:text-indent="1.023cm" fo:text-align="justify" style:page-number="auto"/>
      <style:text-properties/>
    </style:style>
    <style:style style:family="paragraph" style:name="P289" style:display-name="P289" style:parent-style-name="Style2">
      <style:paragraph-properties fo:background-color="transparent" fo:margin-top="0.000cm" fo:margin-bottom="0.529cm" fo:margin-left="0.000cm" fo:margin-right="0.000cm" fo:text-indent="1.023cm" fo:text-align="justify" style:page-number="auto"/>
      <style:text-properties/>
    </style:style>
    <style:style style:family="paragraph" style:name="P290" style:display-name="P290" style:parent-style-name="Style19">
      <style:paragraph-properties fo:keep-with-next="always" fo:keep-together="always" fo:background-color="transparent" fo:margin-top="0.000cm" fo:margin-bottom="0.282cm" fo:line-height="100.%" fo:margin-left="0.000cm" fo:margin-right="6.244cm" fo:text-indent="0.000cm" fo:text-align="right" style:page-number="auto"/>
      <style:text-properties/>
    </style:style>
    <style:style style:family="paragraph" style:name="P292" style:display-name="P292" style:parent-style-name="Style2">
      <style:paragraph-properties fo:background-color="transparent" fo:margin-top="0.000cm" fo:margin-bottom="0.000cm" fo:margin-left="0.000cm" fo:margin-right="6.244cm" fo:text-indent="0.000cm" fo:text-align="right" style:page-number="auto"/>
      <style:text-properties/>
    </style:style>
    <style:style style:family="paragraph" style:name="P293" style:display-name="P293" style:parent-style-name="Style2">
      <style:paragraph-properties fo:background-color="transparent" fo:margin-top="0.000cm" fo:margin-bottom="0.741cm" fo:margin-left="0.000cm" fo:margin-right="3.634cm" fo:text-indent="0.000cm" fo:text-align="justify" style:page-number="auto"/>
      <style:text-properties/>
    </style:style>
    <style:style style:family="paragraph" style:name="P294" style:display-name="P294"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295" style:display-name="P295"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296" style:display-name="P296"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97" style:display-name="P297"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98" style:display-name="P298"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299" style:display-name="P299"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300" style:display-name="P300"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301" style:display-name="P301"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302" style:display-name="P302"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303" style:display-name="P303"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304" style:display-name="P304" style:parent-style-name="Style2">
      <style:paragraph-properties fo:background-color="transparent" fo:margin-top="0.000cm" fo:margin-bottom="0.282cm" fo:line-height="100.%" fo:margin-left="0.000cm" fo:margin-right="0.000cm" fo:text-indent="1.023cm" fo:text-align="justify" style:page-number="auto"/>
      <style:text-properties/>
    </style:style>
    <style:style style:family="paragraph" style:name="P305" style:display-name="P305" style:parent-style-name="Style2">
      <style:paragraph-properties fo:background-color="transparent" fo:margin-top="0.000cm" fo:margin-bottom="0.282cm" fo:line-height="100.%" fo:margin-left="0.000cm" fo:margin-right="0.000cm" fo:text-indent="1.023cm" fo:text-align="justify" style:page-number="auto"/>
      <style:text-properties/>
    </style:style>
    <style:style style:family="paragraph" style:name="P306" style:display-name="P306" style:parent-style-name="Style2">
      <style:paragraph-properties fo:background-color="transparent" fo:margin-top="0.000cm" fo:margin-bottom="0.741cm" fo:margin-left="0.000cm" fo:margin-right="0.000cm" fo:text-indent="1.023cm" fo:text-align="justify" style:page-number="auto"/>
      <style:text-properties/>
    </style:style>
    <style:style style:family="paragraph" style:name="P307" style:display-name="P307"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308" style:display-name="P308"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309" style:display-name="P309"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310" style:display-name="P310"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311" style:display-name="P311" style:parent-style-name="Style2">
      <style:paragraph-properties fo:background-color="transparent" fo:margin-top="0.000cm" fo:margin-bottom="0.494cm" fo:margin-left="0.000cm" fo:margin-right="0.000cm" fo:text-indent="1.023cm" fo:text-align="justify" style:page-number="auto"/>
      <style:text-properties/>
    </style:style>
    <style:style style:family="paragraph" style:name="P312" style:display-name="P312" style:parent-style-name="Style2">
      <style:paragraph-properties fo:background-color="transparent" fo:margin-top="0.000cm" fo:margin-bottom="0.000cm" fo:line-height="182.%" fo:margin-left="0.000cm" fo:margin-right="0.000cm" fo:text-indent="1.023cm" fo:text-align="justify" style:page-number="auto"/>
      <style:text-properties/>
    </style:style>
    <style:style style:family="paragraph" style:name="P313" style:display-name="P313" style:parent-style-name="Style2">
      <style:paragraph-properties fo:background-color="transparent" fo:margin-top="0.000cm" fo:margin-bottom="0.000cm" fo:line-height="182.%" fo:margin-left="0.000cm" fo:margin-right="0.000cm" fo:text-indent="1.023cm" fo:text-align="justify" style:page-number="auto"/>
      <style:text-properties/>
    </style:style>
    <style:style style:family="paragraph" style:name="P314" style:display-name="P314" style:parent-style-name="Style2">
      <style:paragraph-properties fo:background-color="transparent" fo:margin-top="0.000cm" fo:margin-bottom="0.000cm" fo:line-height="182.%" fo:margin-left="0.000cm" fo:margin-right="0.000cm" fo:text-indent="0.000cm" fo:text-align="justify" style:page-number="auto"/>
      <style:text-properties/>
    </style:style>
    <style:style style:family="paragraph" style:name="P315" style:display-name="P315" style:parent-style-name="Style2">
      <style:paragraph-properties fo:background-color="transparent" fo:margin-top="0.000cm" fo:margin-bottom="0.000cm" fo:line-height="182.%" fo:margin-left="0.000cm" fo:margin-right="0.000cm" fo:text-indent="1.023cm" fo:text-align="justify" style:page-number="auto"/>
      <style:text-properties/>
    </style:style>
    <style:style style:family="paragraph" style:name="P316" style:display-name="P316" style:parent-style-name="Style2">
      <style:paragraph-properties fo:background-color="transparent" fo:margin-top="0.000cm" fo:margin-bottom="0.000cm" fo:line-height="182.%" fo:margin-left="0.000cm" fo:margin-right="0.000cm" fo:text-indent="1.023cm" fo:text-align="justify" style:page-number="auto"/>
      <style:text-properties/>
    </style:style>
    <style:style style:family="paragraph" style:name="P317" style:display-name="P317" style:parent-style-name="Style2">
      <style:paragraph-properties fo:background-color="transparent" fo:margin-top="0.000cm" fo:margin-bottom="0.000cm" fo:line-height="182.%" fo:margin-left="0.000cm" fo:margin-right="0.000cm" fo:text-indent="1.023cm" fo:text-align="justify" style:page-number="auto"/>
      <style:text-properties/>
    </style:style>
    <style:style style:family="paragraph" style:name="P318" style:display-name="P318" style:parent-style-name="Style2">
      <style:paragraph-properties fo:background-color="transparent" fo:margin-top="0.000cm" fo:margin-bottom="0.000cm" fo:line-height="182.%" fo:margin-left="0.000cm" fo:margin-right="0.000cm" fo:text-indent="1.023cm" fo:text-align="justify" style:page-number="auto"/>
      <style:text-properties/>
    </style:style>
    <style:style style:family="paragraph" style:name="P319" style:display-name="P319" style:parent-style-name="Style2">
      <style:paragraph-properties fo:background-color="transparent" fo:margin-top="0.000cm" fo:margin-bottom="0.000cm" fo:line-height="182.%" fo:margin-left="0.000cm" fo:margin-right="0.000cm" fo:text-indent="1.023cm" fo:text-align="justify" style:page-number="auto"/>
      <style:text-properties/>
    </style:style>
    <style:style style:family="paragraph" style:name="P320" style:display-name="P320" style:parent-style-name="Style2">
      <style:paragraph-properties fo:background-color="transparent" fo:margin-top="0.000cm" fo:margin-bottom="0.000cm" fo:line-height="182.%" fo:margin-left="0.000cm" fo:margin-right="0.000cm" fo:text-indent="1.023cm" fo:text-align="right" style:page-number="auto"/>
      <style:text-properties/>
    </style:style>
    <style:style style:family="paragraph" style:name="P321" style:display-name="P321" style:parent-style-name="Style2">
      <style:paragraph-properties fo:background-color="transparent" fo:margin-top="0.000cm" fo:margin-bottom="0.000cm" fo:line-height="182.%" fo:margin-left="0.000cm" fo:margin-right="0.000cm" fo:text-indent="1.023cm" fo:text-align="right" style:page-number="auto"/>
      <style:text-properties/>
    </style:style>
    <style:style style:family="paragraph" style:name="P322" style:display-name="P322" style:parent-style-name="Style2">
      <style:paragraph-properties fo:background-color="transparent" fo:margin-top="0.000cm" fo:margin-bottom="0.000cm" fo:line-height="182.%" fo:margin-left="0.000cm" fo:margin-right="0.000cm" fo:text-indent="1.023cm" fo:text-align="justify" style:page-number="auto"/>
      <style:text-properties/>
    </style:style>
    <style:style style:family="paragraph" style:name="P323" style:display-name="P323" style:parent-style-name="Style2">
      <style:paragraph-properties fo:background-color="transparent" fo:margin-top="0.000cm" fo:margin-bottom="0.000cm" fo:line-height="182.%" fo:margin-left="0.000cm" fo:margin-right="0.000cm" fo:text-indent="1.023cm" fo:text-align="justify" style:page-number="auto"/>
      <style:text-properties/>
    </style:style>
    <style:style style:family="paragraph" style:name="P324" style:display-name="P324" style:parent-style-name="Style2">
      <style:paragraph-properties fo:background-color="transparent" fo:margin-top="0.000cm" fo:margin-bottom="0.000cm" fo:line-height="182.%" fo:margin-left="0.000cm" fo:margin-right="0.000cm" fo:text-indent="1.023cm" fo:text-align="justify" style:page-number="auto"/>
      <style:text-properties/>
    </style:style>
    <style:style style:family="paragraph" style:name="P325" style:display-name="P325" style:parent-style-name="Style2">
      <style:paragraph-properties fo:background-color="transparent" fo:margin-top="0.000cm" fo:margin-bottom="0.776cm" fo:line-height="182.%" fo:margin-left="0.000cm" fo:margin-right="0.000cm" fo:text-indent="1.023cm" fo:text-align="justify" style:page-number="auto"/>
      <style:text-properties/>
    </style:style>
    <style:style style:family="paragraph" style:name="P326" style:display-name="P326" style:parent-style-name="Style2">
      <style:paragraph-properties fo:background-color="transparent" fo:margin-top="0.000cm" fo:margin-bottom="0.000cm" fo:line-height="182.%" fo:margin-left="0.000cm" fo:margin-right="0.000cm" fo:text-indent="1.023cm" fo:text-align="justify" style:page-number="auto"/>
      <style:text-properties/>
    </style:style>
    <style:style style:family="paragraph" style:name="P327" style:display-name="P327" style:parent-style-name="Style34">
      <style:paragraph-properties fo:keep-with-next="always" fo:keep-together="always" fo:background-color="transparent" fo:margin-top="0.000cm" fo:margin-bottom="0.176cm" fo:line-height="100.%" fo:margin-left="0.000cm" fo:margin-right="0.000cm" fo:text-indent="0.000cm" fo:text-align="center" style:page-number="auto"/>
      <style:text-properties/>
    </style:style>
    <style:style style:family="paragraph" style:name="P328" style:display-name="P328"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329" style:display-name="P329"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330" style:display-name="P330"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331" style:display-name="P331"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32" style:display-name="P332"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33" style:display-name="P333"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34" style:display-name="P334"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35" style:display-name="P335"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336" style:display-name="P336"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37" style:display-name="P337" style:parent-style-name="Style13">
      <style:paragraph-properties fo:background-color="transparent" fo:margin-top="0.000cm" fo:margin-bottom="0.000cm" fo:margin-left="0.000cm" fo:margin-right="0.000cm" fo:text-indent="1.023cm" fo:text-align="justify" style:page-number="auto">
        <style:tab-stops>
          <style:tab-stop style:position="1.470cm" style:type="left"/>
        </style:tab-stops>
      </style:paragraph-properties>
      <style:text-properties/>
    </style:style>
    <style:style style:family="paragraph" style:name="P338" style:display-name="P338"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39" style:display-name="P339" style:parent-style-name="Style13">
      <style:paragraph-properties fo:background-color="transparent" fo:margin-top="0.000cm" fo:margin-bottom="0.000cm" fo:margin-left="0.000cm" fo:margin-right="0.000cm" fo:text-indent="1.023cm" fo:text-align="left" style:page-number="auto">
        <style:tab-stops>
          <style:tab-stop style:position="1.494cm" style:type="left"/>
        </style:tab-stops>
      </style:paragraph-properties>
      <style:text-properties/>
    </style:style>
    <style:style style:family="paragraph" style:name="P340" style:display-name="P340" style:parent-style-name="Style13">
      <style:paragraph-properties fo:background-color="transparent" fo:margin-top="0.000cm" fo:margin-bottom="0.741cm" fo:margin-left="0.000cm" fo:margin-right="0.000cm" fo:text-indent="1.023cm" fo:text-align="justify" style:page-number="auto">
        <style:tab-stops>
          <style:tab-stop style:position="1.494cm" style:type="left"/>
        </style:tab-stops>
      </style:paragraph-properties>
      <style:text-properties/>
    </style:style>
    <style:style style:family="paragraph" style:name="P341" style:display-name="P341"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342" style:display-name="P342" style:parent-style-name="Style13">
      <style:paragraph-properties fo:background-color="transparent" fo:margin-top="0.000cm" fo:margin-bottom="0.000cm" fo:margin-left="0.000cm" fo:margin-right="0.000cm" fo:text-indent="1.023cm" fo:text-align="justify" style:page-number="auto">
        <style:tab-stops>
          <style:tab-stop style:position="1.470cm" style:type="left"/>
        </style:tab-stops>
      </style:paragraph-properties>
      <style:text-properties/>
    </style:style>
    <style:style style:family="paragraph" style:name="P343" style:display-name="P343" style:parent-style-name="Style13">
      <style:paragraph-properties fo:background-color="transparent" fo:margin-top="0.000cm" fo:margin-bottom="0.459cm" fo:margin-left="0.000cm" fo:margin-right="0.000cm" fo:text-indent="1.023cm" fo:text-align="justify" style:page-number="auto">
        <style:tab-stops>
          <style:tab-stop style:position="1.494cm" style:type="left"/>
        </style:tab-stops>
      </style:paragraph-properties>
      <style:text-properties/>
    </style:style>
    <style:style style:family="paragraph" style:name="P344" style:display-name="P344" style:parent-style-name="Style13">
      <style:paragraph-properties fo:background-color="transparent" fo:margin-top="0.000cm" fo:margin-bottom="0.000cm" fo:margin-left="0.000cm" fo:margin-right="0.000cm" fo:text-indent="0.000cm" fo:text-align="left" style:page-number="auto"/>
      <style:text-properties/>
    </style:style>
    <style:style style:family="paragraph" style:name="P345" style:display-name="P345" style:parent-style-name="Style13">
      <style:paragraph-properties fo:background-color="transparent" fo:margin-top="0.000cm" fo:margin-bottom="0.000cm" fo:margin-left="0.000cm" fo:margin-right="0.000cm" fo:text-indent="1.023cm" fo:text-align="left" style:page-number="auto">
        <style:tab-stops>
          <style:tab-stop style:position="1.494cm" style:type="left"/>
        </style:tab-stops>
      </style:paragraph-properties>
      <style:text-properties/>
    </style:style>
    <style:style style:family="paragraph" style:name="P346" style:display-name="P346"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47" style:display-name="P347"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48" style:display-name="P348"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49" style:display-name="P349" style:parent-style-name="Style13">
      <style:paragraph-properties fo:background-color="transparent" fo:margin-top="0.000cm" fo:margin-bottom="0.000cm" fo:margin-left="0.000cm" fo:margin-right="0.000cm" fo:text-indent="1.023cm" fo:text-align="justify" style:page-number="auto">
        <style:tab-stops>
          <style:tab-stop style:position="1.470cm" style:type="left"/>
        </style:tab-stops>
      </style:paragraph-properties>
      <style:text-properties/>
    </style:style>
    <style:style style:family="paragraph" style:name="P350" style:display-name="P350"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51" style:display-name="P351"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52" style:display-name="P352"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53" style:display-name="P353"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54" style:display-name="P354" style:parent-style-name="Style13">
      <style:paragraph-properties fo:background-color="transparent" fo:margin-top="0.000cm" fo:margin-bottom="0.000cm" fo:margin-left="0.000cm" fo:margin-right="0.000cm" fo:text-indent="1.023cm" fo:text-align="justify" style:page-number="auto">
        <style:tab-stops>
          <style:tab-stop style:position="1.462cm" style:type="left"/>
        </style:tab-stops>
      </style:paragraph-properties>
      <style:text-properties/>
    </style:style>
    <style:style style:family="paragraph" style:name="P355" style:display-name="P355"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56" style:display-name="P356"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57" style:display-name="P357" style:parent-style-name="Style13">
      <style:paragraph-properties fo:background-color="transparent" fo:margin-top="0.000cm" fo:margin-bottom="0.000cm" fo:margin-left="0.000cm" fo:margin-right="0.000cm" fo:text-indent="1.023cm" fo:text-align="justify" style:page-number="auto">
        <style:tab-stops>
          <style:tab-stop style:position="1.462cm" style:type="left"/>
        </style:tab-stops>
      </style:paragraph-properties>
      <style:text-properties/>
    </style:style>
    <style:style style:family="paragraph" style:name="P358" style:display-name="P358" style:parent-style-name="Style13">
      <style:paragraph-properties fo:background-color="transparent" fo:margin-top="0.000cm" fo:margin-bottom="0.000cm" fo:margin-left="0.000cm" fo:margin-right="0.000cm" fo:text-indent="1.023cm" fo:text-align="left" style:page-number="auto">
        <style:tab-stops>
          <style:tab-stop style:position="1.494cm" style:type="left"/>
        </style:tab-stops>
      </style:paragraph-properties>
      <style:text-properties/>
    </style:style>
    <style:style style:family="paragraph" style:name="P359" style:display-name="P359" style:parent-style-name="Style13">
      <style:paragraph-properties fo:background-color="transparent" fo:margin-top="0.000cm" fo:margin-bottom="0.000cm" fo:margin-left="0.000cm" fo:margin-right="0.000cm" fo:text-indent="1.023cm" fo:text-align="justify" style:page-number="auto">
        <style:tab-stops>
          <style:tab-stop style:position="1.494cm" style:type="left"/>
        </style:tab-stops>
      </style:paragraph-properties>
      <style:text-properties/>
    </style:style>
    <style:style style:family="paragraph" style:name="P360" style:display-name="P360" style:parent-style-name="Style13">
      <style:paragraph-properties fo:background-color="transparent" fo:margin-top="0.000cm" fo:margin-bottom="0.741cm" fo:margin-left="0.000cm" fo:margin-right="0.000cm" fo:text-indent="1.023cm" fo:text-align="justify" style:page-number="auto">
        <style:tab-stops>
          <style:tab-stop style:position="1.494cm" style:type="left"/>
        </style:tab-stops>
      </style:paragraph-properties>
      <style:text-properties/>
    </style:style>
    <style:style style:family="paragraph" style:name="P361" style:display-name="P361"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362" style:display-name="P362" style:parent-style-name="Style22">
      <style:paragraph-properties fo:background-color="transparent" fo:margin-top="0.000cm" fo:margin-bottom="0.000cm" fo:line-height="169.%" fo:margin-left="0.000cm" fo:margin-right="0.000cm" fo:text-indent="1.058cm" fo:text-align="justify" style:page-number="auto"/>
      <style:text-properties/>
    </style:style>
    <style:style style:family="paragraph" style:name="P364" style:display-name="P364" style:parent-style-name="Style22">
      <style:paragraph-properties fo:background-color="transparent" fo:margin-top="0.000cm" fo:margin-bottom="0.000cm" fo:line-height="169.%" fo:margin-left="0.000cm" fo:margin-right="0.000cm" fo:text-indent="1.058cm" fo:text-align="justify" style:page-number="auto"/>
      <style:text-properties/>
    </style:style>
    <style:style style:family="paragraph" style:name="P365" style:display-name="P365" style:parent-style-name="Style22">
      <style:paragraph-properties fo:background-color="transparent" fo:margin-top="0.000cm" fo:margin-bottom="0.600cm" fo:line-height="169.%" fo:margin-left="0.000cm" fo:margin-right="0.000cm" fo:text-indent="1.058cm" fo:text-align="justify" style:page-number="auto"/>
      <style:text-properties/>
    </style:style>
    <style:style style:family="paragraph" style:name="P366" style:display-name="P366"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367" style:display-name="P367"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368" style:display-name="P368" style:parent-style-name="Style13">
      <style:paragraph-properties fo:background-color="transparent" fo:margin-top="0.000cm" fo:margin-bottom="0.282cm" fo:margin-left="0.000cm" fo:margin-right="0.000cm" fo:text-indent="1.058cm" fo:text-align="justify" style:page-number="auto"/>
      <style:text-properties/>
    </style:style>
    <style:style style:family="paragraph" style:name="P369" style:display-name="P369" style:parent-style-name="Style7">
      <style:paragraph-properties fo:background-color="transparent" fo:margin-top="0.000cm" fo:margin-bottom="0.000cm" fo:line-height="158.%" fo:margin-left="0.000cm" fo:margin-right="0.000cm" fo:text-indent="1.023cm" fo:text-align="justify" style:page-number="auto"/>
      <style:text-properties/>
    </style:style>
    <style:style style:family="paragraph" style:name="P371" style:display-name="P371" style:parent-style-name="Style7">
      <style:paragraph-properties fo:background-color="transparent" fo:margin-top="0.000cm" fo:margin-bottom="0.670cm" fo:line-height="158.%" fo:margin-left="0.000cm" fo:margin-right="0.000cm" fo:text-indent="1.023cm" fo:text-align="justify" style:page-number="auto"/>
      <style:text-properties/>
    </style:style>
    <style:style style:family="paragraph" style:name="P372" style:display-name="P372" style:parent-style-name="Style7">
      <style:paragraph-properties fo:background-color="transparent" fo:margin-top="0.000cm" fo:margin-bottom="0.000cm" fo:line-height="161.%" fo:margin-left="0.000cm" fo:margin-right="0.000cm" fo:text-indent="1.023cm" fo:text-align="justify" style:page-number="auto"/>
      <style:text-properties/>
    </style:style>
    <style:style style:family="paragraph" style:name="P373" style:display-name="P373" style:parent-style-name="Style7">
      <style:paragraph-properties fo:background-color="transparent" fo:margin-top="0.000cm" fo:margin-bottom="0.670cm" fo:line-height="161.%" fo:margin-left="0.000cm" fo:margin-right="0.000cm" fo:text-indent="1.023cm" fo:text-align="justify" style:page-number="auto"/>
      <style:text-properties/>
    </style:style>
    <style:style style:family="paragraph" style:name="P374" style:display-name="P374" style:parent-style-name="Style7">
      <style:paragraph-properties fo:background-color="transparent" fo:margin-top="0.000cm" fo:margin-bottom="0.000cm" fo:margin-left="0.000cm" fo:margin-right="0.000cm" fo:text-indent="1.023cm" fo:text-align="justify" style:page-number="auto"/>
      <style:text-properties/>
    </style:style>
    <style:style style:family="paragraph" style:name="P375" style:display-name="P375" style:parent-style-name="Style7">
      <style:paragraph-properties fo:background-color="transparent" fo:margin-top="0.000cm" fo:margin-bottom="0.000cm" fo:margin-left="0.000cm" fo:margin-right="0.000cm" fo:text-indent="1.023cm" fo:text-align="justify" style:page-number="auto">
        <style:tab-stops>
          <style:tab-stop style:position="1.540cm" style:type="left"/>
        </style:tab-stops>
      </style:paragraph-properties>
      <style:text-properties/>
    </style:style>
    <style:style style:family="paragraph" style:name="P376" style:display-name="P376" style:parent-style-name="Style7">
      <style:paragraph-properties fo:background-color="transparent" fo:margin-top="0.000cm" fo:margin-bottom="0.670cm" fo:margin-left="0.000cm" fo:margin-right="0.000cm" fo:text-indent="1.023cm" fo:text-align="justify" style:page-number="auto">
        <style:tab-stops>
          <style:tab-stop style:position="1.523cm" style:type="left"/>
        </style:tab-stops>
      </style:paragraph-properties>
      <style:text-properties/>
    </style:style>
    <style:style style:family="paragraph" style:name="P377" style:display-name="P377" style:parent-style-name="Style11">
      <style:paragraph-properties fo:keep-with-next="always" fo:keep-together="always" fo:background-color="transparent" fo:margin-top="0.000cm" fo:margin-bottom="0.176cm" fo:line-height="100.%" fo:margin-left="0.000cm" fo:margin-right="0.000cm" fo:text-indent="1.023cm" fo:text-align="left" style:page-number="auto"/>
      <style:text-properties/>
    </style:style>
    <style:style style:family="paragraph" style:name="P378" style:display-name="P378"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379" style:display-name="P379"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380" style:display-name="P380" style:parent-style-name="Style13">
      <style:paragraph-properties fo:background-color="transparent" fo:margin-top="0.000cm" fo:margin-bottom="0.741cm" fo:margin-left="0.000cm" fo:margin-right="0.000cm" fo:text-indent="1.023cm" fo:text-align="justify" style:page-number="auto"/>
      <style:text-properties/>
    </style:style>
    <style:style style:family="paragraph" style:name="P381" style:display-name="P381"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382" style:display-name="P382" style:parent-style-name="Style13">
      <style:paragraph-properties fo:background-color="transparent" fo:margin-top="0.000cm" fo:margin-bottom="0.459cm" fo:margin-left="0.000cm" fo:margin-right="0.000cm" fo:text-indent="1.023cm" fo:text-align="justify" style:page-number="auto"/>
      <style:text-properties/>
    </style:style>
    <style:style style:family="paragraph" style:name="P383" style:display-name="P383" style:parent-style-name="Style13">
      <style:paragraph-properties fo:background-color="transparent" fo:margin-top="0.000cm" fo:margin-bottom="0.000cm" fo:margin-left="0.000cm" fo:margin-right="0.000cm" fo:text-indent="0.000cm" fo:text-align="left" style:page-number="auto"/>
      <style:text-properties/>
    </style:style>
    <style:style style:family="paragraph" style:name="P384" style:display-name="P384" style:parent-style-name="Style13">
      <style:paragraph-properties fo:background-color="transparent" fo:margin-top="0.000cm" fo:margin-bottom="2.117cm" fo:margin-left="0.000cm" fo:margin-right="0.000cm" fo:text-indent="1.023cm" fo:text-align="justify" style:page-number="auto"/>
      <style:text-properties/>
    </style:style>
    <style:style style:family="paragraph" style:name="P385" style:display-name="P385" style:parent-style-name="Style40">
      <style:paragraph-properties fo:keep-with-next="always" fo:keep-together="always" fo:background-color="transparent" fo:margin-top="0.000cm" fo:margin-bottom="0.318cm" fo:line-height="100.%" fo:margin-left="0.000cm" fo:margin-right="0.000cm" fo:text-indent="1.023cm" fo:text-align="right" style:page-number="auto"/>
      <style:text-properties/>
    </style:style>
    <style:style style:family="paragraph" style:name="P386" style:display-name="P386"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387" style:display-name="P387"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388" style:display-name="P388"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389" style:display-name="P389"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390" style:display-name="P390" style:parent-style-name="Style28">
      <style:paragraph-properties fo:background-color="transparent" fo:margin-top="0.000cm" fo:line-height="100.%" fo:margin-left="0.000cm" fo:margin-right="0.000cm" fo:text-indent="0.000cm" fo:text-align="left" style:page-number="auto">
        <style:tab-stops>
          <style:tab-stop style:position="13.487cm" style:leader-style="dotted" style:leader-text="." style:type="left"/>
        </style:tab-stops>
      </style:paragraph-properties>
      <style:text-properties/>
    </style:style>
    <style:style style:family="paragraph" style:name="P391" style:display-name="P391" style:parent-style-name="Style28">
      <style:paragraph-properties fo:background-color="transparent" fo:margin-top="0.000cm" fo:line-height="100.%" fo:margin-left="0.000cm" fo:margin-right="0.000cm" fo:text-indent="0.000cm" fo:text-align="left" style:page-number="auto">
        <style:tab-stops>
          <style:tab-stop style:position="14.503cm" style:leader-style="dotted" style:leader-text="." style:type="left"/>
        </style:tab-stops>
      </style:paragraph-properties>
      <style:text-properties/>
    </style:style>
    <style:style style:family="paragraph" style:name="P392" style:display-name="P392" style:parent-style-name="Style28">
      <style:paragraph-properties fo:background-color="transparent" fo:margin-top="0.000cm" fo:line-height="100.%" fo:margin-left="0.000cm" fo:margin-right="0.000cm" fo:text-indent="0.000cm" fo:text-align="left" style:page-number="auto">
        <style:tab-stops>
          <style:tab-stop style:position="14.503cm" style:leader-style="dotted" style:leader-text="." style:type="left"/>
        </style:tab-stops>
      </style:paragraph-properties>
      <style:text-properties/>
    </style:style>
    <style:style style:family="paragraph" style:name="P393" style:display-name="P393"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394" style:display-name="P394"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395" style:display-name="P395" style:parent-style-name="Style28">
      <style:paragraph-properties fo:background-color="transparent" fo:margin-top="0.000cm" fo:line-height="100.%" fo:margin-left="0.000cm" fo:margin-right="0.000cm" fo:text-indent="0.000cm" fo:text-align="left" style:page-number="auto">
        <style:tab-stops>
          <style:tab-stop style:position="14.503cm" style:leader-style="dotted" style:leader-text="." style:type="left"/>
        </style:tab-stops>
      </style:paragraph-properties>
      <style:text-properties/>
    </style:style>
    <style:style style:family="paragraph" style:name="P396" style:display-name="P396"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397" style:display-name="P397"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398" style:display-name="P398" style:parent-style-name="Style28">
      <style:paragraph-properties fo:background-color="transparent" fo:margin-top="0.000cm" fo:line-height="100.%" fo:margin-left="0.000cm" fo:margin-right="0.000cm" fo:text-indent="0.000cm" fo:text-align="left" style:page-number="auto">
        <style:tab-stops>
          <style:tab-stop style:position="14.503cm" style:leader-style="dotted" style:leader-text="." style:type="left"/>
        </style:tab-stops>
      </style:paragraph-properties>
      <style:text-properties/>
    </style:style>
    <style:style style:family="paragraph" style:name="P399" style:display-name="P399"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400" style:display-name="P400"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401" style:display-name="P401" style:parent-style-name="Style28">
      <style:paragraph-properties fo:background-color="transparent" fo:margin-top="0.000cm" fo:line-height="100.%" fo:margin-left="0.000cm" fo:margin-right="0.000cm" fo:text-indent="0.000cm" fo:text-align="left" style:page-number="auto">
        <style:tab-stops>
          <style:tab-stop style:position="14.503cm" style:leader-style="dotted" style:leader-text="." style:type="left"/>
        </style:tab-stops>
      </style:paragraph-properties>
      <style:text-properties/>
    </style:style>
    <style:style style:family="paragraph" style:name="P402" style:display-name="P402"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403" style:display-name="P403"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404" style:display-name="P404" style:parent-style-name="Style28">
      <style:paragraph-properties fo:background-color="transparent" fo:margin-top="0.000cm" fo:line-height="100.%" fo:margin-left="0.000cm" fo:margin-right="0.000cm" fo:text-indent="0.000cm" fo:text-align="left" style:page-number="auto">
        <style:tab-stops>
          <style:tab-stop style:position="14.503cm" style:leader-style="dotted" style:leader-text="." style:type="left"/>
        </style:tab-stops>
      </style:paragraph-properties>
      <style:text-properties/>
    </style:style>
    <style:style style:family="paragraph" style:name="P405" style:display-name="P405"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406" style:display-name="P406"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407" style:display-name="P407"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408" style:display-name="P408"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409" style:display-name="P409" style:parent-style-name="Style2">
      <style:paragraph-properties fo:background-color="transparent" fo:margin-top="0.000cm" fo:margin-bottom="0.423cm" fo:line-height="100.%" fo:margin-left="0.000cm" fo:margin-right="0.000cm" fo:text-indent="1.023cm" fo:text-align="right" style:page-number="auto"/>
      <style:text-properties/>
    </style:style>
    <style:style style:family="paragraph" style:name="P410" style:display-name="P410" style:parent-style-name="Style28">
      <style:paragraph-properties fo:background-color="transparent" fo:margin-top="0.000cm" fo:line-height="100.%" fo:margin-left="0.000cm" fo:margin-right="0.000cm" fo:text-indent="0.000cm" fo:text-align="left" style:page-number="auto"/>
      <style:text-properties/>
    </style:style>
    <style:style style:family="paragraph" style:name="P411" style:display-name="P411" style:parent-style-name="Style28">
      <style:paragraph-properties fo:background-color="transparent" fo:margin-top="0.000cm" fo:line-height="100.%" fo:margin-left="0.000cm" fo:margin-right="0.000cm" fo:text-indent="0.000cm" fo:text-align="justify" style:page-number="auto"/>
      <style:text-properties/>
    </style:style>
    <style:style style:family="paragraph" style:name="P412" style:display-name="P412"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413" style:display-name="P413" style:parent-style-name="Style28">
      <style:paragraph-properties fo:background-color="transparent" fo:margin-top="0.000cm" fo:line-height="100.%" fo:margin-left="0.000cm" fo:margin-right="0.000cm" fo:text-indent="0.000cm" fo:text-align="left" style:page-number="auto">
        <style:tab-stops>
          <style:tab-stop style:position="13.487cm" style:leader-style="dotted" style:leader-text="." style:type="left"/>
        </style:tab-stops>
      </style:paragraph-properties>
      <style:text-properties/>
    </style:style>
    <style:style style:family="paragraph" style:name="P414" style:display-name="P414" style:parent-style-name="Style28">
      <style:paragraph-properties fo:background-color="transparent" fo:margin-top="0.000cm" fo:line-height="100.%" fo:margin-left="0.000cm" fo:margin-right="0.000cm" fo:text-indent="0.000cm" fo:text-align="left" style:page-number="auto">
        <style:tab-stops>
          <style:tab-stop style:position="14.503cm" style:leader-style="dotted" style:leader-text="." style:type="left"/>
        </style:tab-stops>
      </style:paragraph-properties>
      <style:text-properties/>
    </style:style>
    <style:style style:family="paragraph" style:name="P415" style:display-name="P415" style:parent-style-name="Style28">
      <style:paragraph-properties fo:background-color="transparent" fo:margin-top="0.000cm" fo:line-height="100.%" fo:margin-left="0.000cm" fo:margin-right="0.000cm" fo:text-indent="0.000cm" fo:text-align="left" style:page-number="auto">
        <style:tab-stops>
          <style:tab-stop style:position="14.503cm" style:leader-style="dotted" style:leader-text="." style:type="left"/>
        </style:tab-stops>
      </style:paragraph-properties>
      <style:text-properties/>
    </style:style>
    <style:style style:family="paragraph" style:name="P416" style:display-name="P416"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417" style:display-name="P417" style:parent-style-name="Style28">
      <style:paragraph-properties fo:background-color="transparent" fo:margin-top="0.000cm" fo:line-height="100.%" fo:margin-left="0.000cm" fo:margin-right="0.000cm" fo:text-indent="0.000cm" fo:text-align="left" style:page-number="auto">
        <style:tab-stops>
          <style:tab-stop style:position="13.487cm" style:leader-style="dotted" style:leader-text="." style:type="left"/>
        </style:tab-stops>
      </style:paragraph-properties>
      <style:text-properties/>
    </style:style>
    <style:style style:family="paragraph" style:name="P418" style:display-name="P418" style:parent-style-name="Style28">
      <style:paragraph-properties fo:background-color="transparent" fo:margin-top="0.000cm" fo:line-height="100.%" fo:margin-left="0.000cm" fo:margin-right="0.000cm" fo:text-indent="0.000cm" fo:text-align="left" style:page-number="auto">
        <style:tab-stops>
          <style:tab-stop style:position="14.503cm" style:leader-style="dotted" style:leader-text="." style:type="left"/>
        </style:tab-stops>
      </style:paragraph-properties>
      <style:text-properties/>
    </style:style>
    <style:style style:family="paragraph" style:name="P419" style:display-name="P419" style:parent-style-name="Style28">
      <style:paragraph-properties fo:background-color="transparent" fo:margin-top="0.000cm" fo:line-height="100.%" fo:margin-left="0.000cm" fo:margin-right="0.000cm" fo:text-indent="0.000cm" fo:text-align="left" style:page-number="auto">
        <style:tab-stops>
          <style:tab-stop style:position="14.503cm" style:leader-style="dotted" style:leader-text="." style:type="left"/>
        </style:tab-stops>
      </style:paragraph-properties>
      <style:text-properties/>
    </style:style>
    <style:style style:family="paragraph" style:name="P420" style:display-name="P420" style:parent-style-name="Style19">
      <style:paragraph-properties fo:keep-with-next="always" fo:keep-together="always" fo:background-color="transparent" fo:margin-top="0.000cm" fo:margin-bottom="1.058cm" fo:line-height="100.%" fo:margin-left="0.000cm" fo:margin-right="7.408cm" fo:text-indent="0.000cm" fo:text-align="justify" style:page-number="auto"/>
      <style:text-properties/>
    </style:style>
    <style:style style:family="paragraph" style:name="P421" style:display-name="P421" style:parent-style-name="Style2">
      <style:paragraph-properties fo:background-color="transparent" fo:margin-top="0.000cm" fo:margin-bottom="0.706cm" fo:line-height="188.%" fo:margin-left="0.000cm" fo:margin-right="0.000cm" fo:text-indent="1.023cm" fo:text-align="justify" style:page-number="auto"/>
      <style:text-properties/>
    </style:style>
    <style:style style:family="paragraph" style:name="P422" style:display-name="P422"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23" style:display-name="P423"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24" style:display-name="P424" style:parent-style-name="Style2">
      <style:paragraph-properties fo:background-color="transparent" fo:margin-top="0.000cm" fo:margin-bottom="0.000cm" fo:margin-left="0.000cm" fo:margin-right="0.000cm" fo:text-indent="1.023cm" fo:text-align="justify" style:page-number="auto">
        <style:tab-stops>
          <style:tab-stop style:position="1.588cm" style:type="left"/>
        </style:tab-stops>
      </style:paragraph-properties>
      <style:text-properties/>
    </style:style>
    <style:style style:family="paragraph" style:name="P425" style:display-name="P425"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26" style:display-name="P426" style:parent-style-name="Style2">
      <style:paragraph-properties fo:background-color="transparent" fo:margin-top="0.000cm" fo:margin-bottom="0.000cm" fo:margin-left="0.000cm" fo:margin-right="0.000cm" fo:text-indent="1.023cm" fo:text-align="justify" style:page-number="auto">
        <style:tab-stops>
          <style:tab-stop style:position="1.588cm" style:type="left"/>
        </style:tab-stops>
      </style:paragraph-properties>
      <style:text-properties/>
    </style:style>
    <style:style style:family="paragraph" style:name="P427" style:display-name="P427"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28" style:display-name="P428" style:parent-style-name="Style2">
      <style:paragraph-properties fo:background-color="transparent" fo:margin-top="0.000cm" fo:margin-bottom="0.000cm" fo:margin-left="0.000cm" fo:margin-right="0.000cm" fo:text-indent="1.023cm" fo:text-align="justify" style:page-number="auto">
        <style:tab-stops>
          <style:tab-stop style:position="1.588cm" style:type="left"/>
        </style:tab-stops>
      </style:paragraph-properties>
      <style:text-properties/>
    </style:style>
    <style:style style:family="paragraph" style:name="P429" style:display-name="P429" style:parent-style-name="Style2">
      <style:paragraph-properties fo:background-color="transparent" fo:margin-top="0.000cm" fo:margin-bottom="0.000cm" fo:margin-left="0.000cm" fo:margin-right="0.000cm" fo:text-indent="1.023cm" fo:text-align="justify" style:page-number="auto">
        <style:tab-stops>
          <style:tab-stop style:position="1.588cm" style:type="left"/>
        </style:tab-stops>
      </style:paragraph-properties>
      <style:text-properties/>
    </style:style>
    <style:style style:family="paragraph" style:name="P430" style:display-name="P430"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31" style:display-name="P431"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32" style:display-name="P432" style:parent-style-name="Style2">
      <style:paragraph-properties fo:background-color="transparent" fo:margin-top="0.000cm" fo:margin-bottom="0.882cm" fo:margin-left="0.000cm" fo:margin-right="0.000cm" fo:text-indent="1.023cm" fo:text-align="justify" style:page-number="auto"/>
      <style:text-properties/>
    </style:style>
    <style:style style:family="paragraph" style:name="P433" style:display-name="P433" style:parent-style-name="Style2">
      <style:paragraph-properties fo:background-color="transparent" fo:margin-top="0.000cm" fo:margin-bottom="0.000cm" fo:margin-left="0.000cm" fo:margin-right="0.000cm" fo:text-indent="0.000cm" fo:text-align="justify" style:page-number="auto"/>
      <style:text-properties/>
    </style:style>
    <style:style style:family="paragraph" style:name="P435" style:display-name="P435"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36" style:display-name="P436"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37" style:display-name="P437"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38" style:display-name="P438"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39" style:display-name="P439"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40" style:display-name="P440"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41" style:display-name="P441" style:parent-style-name="Style2">
      <style:paragraph-properties fo:background-color="transparent" fo:margin-top="0.000cm" fo:margin-bottom="0.000cm" fo:margin-left="0.000cm" fo:margin-right="0.000cm" fo:text-indent="1.023cm" fo:text-align="justify" style:page-number="auto">
        <style:tab-stops>
          <style:tab-stop style:position="1.588cm" style:type="left"/>
        </style:tab-stops>
      </style:paragraph-properties>
      <style:text-properties/>
    </style:style>
    <style:style style:family="paragraph" style:name="P442" style:display-name="P442" style:parent-style-name="Style2">
      <style:paragraph-properties fo:background-color="transparent" fo:margin-top="0.000cm" fo:margin-bottom="0.000cm" fo:margin-left="0.000cm" fo:margin-right="0.000cm" fo:text-indent="1.023cm" fo:text-align="justify" style:page-number="auto">
        <style:tab-stops>
          <style:tab-stop style:position="1.588cm" style:type="left"/>
        </style:tab-stops>
      </style:paragraph-properties>
      <style:text-properties/>
    </style:style>
    <style:style style:family="paragraph" style:name="P443" style:display-name="P443" style:parent-style-name="Style2">
      <style:paragraph-properties fo:background-color="transparent" fo:margin-top="0.000cm" fo:margin-bottom="0.000cm" fo:margin-left="0.000cm" fo:margin-right="0.000cm" fo:text-indent="1.023cm" fo:text-align="justify" style:page-number="auto">
        <style:tab-stops>
          <style:tab-stop style:position="1.588cm" style:type="left"/>
        </style:tab-stops>
      </style:paragraph-properties>
      <style:text-properties/>
    </style:style>
    <style:style style:family="paragraph" style:name="P444" style:display-name="P444" style:parent-style-name="Style2">
      <style:paragraph-properties fo:background-color="transparent" fo:margin-top="0.000cm" fo:margin-bottom="0.000cm" fo:margin-left="0.000cm" fo:margin-right="0.000cm" fo:text-indent="1.023cm" fo:text-align="justify" style:page-number="auto">
        <style:tab-stops>
          <style:tab-stop style:position="1.588cm" style:type="left"/>
        </style:tab-stops>
      </style:paragraph-properties>
      <style:text-properties/>
    </style:style>
    <style:style style:family="paragraph" style:name="P445" style:display-name="P445"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46" style:display-name="P446"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47" style:display-name="P447" style:parent-style-name="Style19">
      <style:paragraph-properties fo:keep-with-next="always" fo:keep-together="always" fo:background-color="transparent" fo:margin-top="0.000cm" fo:margin-bottom="1.058cm" fo:line-height="100.%" fo:margin-left="0.000cm" fo:margin-right="7.408cm" fo:text-indent="0.000cm" fo:text-align="justify" style:page-number="auto"/>
      <style:text-properties/>
    </style:style>
    <style:style style:family="paragraph" style:name="P448" style:display-name="P448" style:parent-style-name="Style2">
      <style:paragraph-properties fo:background-color="transparent" fo:margin-top="0.000cm" fo:margin-bottom="0.706cm" fo:margin-left="0.000cm" fo:margin-right="0.000cm" fo:text-indent="1.023cm" fo:text-align="justify" style:page-number="auto"/>
      <style:text-properties/>
    </style:style>
    <style:style style:family="paragraph" style:name="P449" style:display-name="P449"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50" style:display-name="P450"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51" style:display-name="P451" style:parent-style-name="Style2">
      <style:paragraph-properties fo:background-color="transparent" fo:margin-top="0.000cm" fo:margin-bottom="0.000cm" fo:line-height="191.%" fo:margin-left="0.000cm" fo:margin-right="0.000cm" fo:text-indent="1.023cm" fo:text-align="justify" style:page-number="auto">
        <style:tab-stops>
          <style:tab-stop style:position="1.588cm" style:type="left"/>
        </style:tab-stops>
      </style:paragraph-properties>
      <style:text-properties/>
    </style:style>
    <style:style style:family="paragraph" style:name="P452" style:display-name="P452"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53" style:display-name="P453" style:parent-style-name="Style2">
      <style:paragraph-properties fo:background-color="transparent" fo:margin-top="0.000cm" fo:margin-bottom="0.000cm" fo:line-height="191.%" fo:margin-left="0.000cm" fo:margin-right="0.000cm" fo:text-indent="1.023cm" fo:text-align="justify" style:page-number="auto">
        <style:tab-stops>
          <style:tab-stop style:position="1.588cm" style:type="left"/>
        </style:tab-stops>
      </style:paragraph-properties>
      <style:text-properties/>
    </style:style>
    <style:style style:family="paragraph" style:name="P454" style:display-name="P454"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55" style:display-name="P455" style:parent-style-name="Style2">
      <style:paragraph-properties fo:background-color="transparent" fo:margin-top="0.000cm" fo:margin-bottom="0.000cm" fo:line-height="191.%" fo:margin-left="0.000cm" fo:margin-right="0.000cm" fo:text-indent="1.023cm" fo:text-align="justify" style:page-number="auto">
        <style:tab-stops>
          <style:tab-stop style:position="1.588cm" style:type="left"/>
        </style:tab-stops>
      </style:paragraph-properties>
      <style:text-properties/>
    </style:style>
    <style:style style:family="paragraph" style:name="P456" style:display-name="P456" style:parent-style-name="Style2">
      <style:paragraph-properties fo:background-color="transparent" fo:margin-top="0.000cm" fo:margin-bottom="0.000cm" fo:line-height="191.%" fo:margin-left="0.000cm" fo:margin-right="0.000cm" fo:text-indent="1.023cm" fo:text-align="justify" style:page-number="auto">
        <style:tab-stops>
          <style:tab-stop style:position="1.588cm" style:type="left"/>
        </style:tab-stops>
      </style:paragraph-properties>
      <style:text-properties/>
    </style:style>
    <style:style style:family="paragraph" style:name="P457" style:display-name="P457"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58" style:display-name="P458"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59" style:display-name="P459"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60" style:display-name="P460"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61" style:display-name="P461"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62" style:display-name="P462"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63" style:display-name="P463"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64" style:display-name="P464"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65" style:display-name="P465"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466" style:display-name="P466" style:parent-style-name="Style2">
      <style:paragraph-properties fo:background-color="transparent" fo:margin-top="0.000cm" fo:margin-bottom="0.000cm" fo:line-height="191.%" fo:margin-left="0.000cm" fo:margin-right="0.000cm" fo:text-indent="1.023cm" fo:text-align="justify" style:page-number="auto">
        <style:tab-stops>
          <style:tab-stop style:position="1.588cm" style:type="left"/>
        </style:tab-stops>
      </style:paragraph-properties>
      <style:text-properties/>
    </style:style>
    <style:style style:family="paragraph" style:name="P467" style:display-name="P467" style:parent-style-name="Style2">
      <style:paragraph-properties fo:background-color="transparent" fo:margin-top="0.000cm" fo:margin-bottom="0.000cm" fo:margin-left="0.000cm" fo:margin-right="0.000cm" fo:text-indent="1.023cm" fo:text-align="justify" style:page-number="auto">
        <style:tab-stops>
          <style:tab-stop style:position="1.588cm" style:type="left"/>
        </style:tab-stops>
      </style:paragraph-properties>
      <style:text-properties/>
    </style:style>
    <style:style style:family="paragraph" style:name="P468" style:display-name="P468" style:parent-style-name="Style2">
      <style:paragraph-properties fo:background-color="transparent" fo:margin-top="0.000cm" fo:margin-bottom="0.000cm" fo:margin-left="0.000cm" fo:margin-right="0.000cm" fo:text-indent="1.023cm" fo:text-align="justify" style:page-number="auto">
        <style:tab-stops>
          <style:tab-stop style:position="1.588cm" style:type="left"/>
        </style:tab-stops>
      </style:paragraph-properties>
      <style:text-properties/>
    </style:style>
    <style:style style:family="paragraph" style:name="P469" style:display-name="P469" style:parent-style-name="Style2">
      <style:paragraph-properties fo:background-color="transparent" fo:margin-top="0.000cm" fo:margin-bottom="0.000cm" fo:margin-left="0.000cm" fo:margin-right="0.000cm" fo:text-indent="1.023cm" fo:text-align="justify" style:page-number="auto">
        <style:tab-stops>
          <style:tab-stop style:position="1.588cm" style:type="left"/>
        </style:tab-stops>
      </style:paragraph-properties>
      <style:text-properties/>
    </style:style>
    <style:style style:family="paragraph" style:name="P470" style:display-name="P470" style:parent-style-name="Style2">
      <style:paragraph-properties fo:background-color="transparent" fo:margin-top="0.000cm" fo:margin-bottom="0.000cm" fo:margin-left="0.000cm" fo:margin-right="0.000cm" fo:text-indent="1.023cm" fo:text-align="justify" style:page-number="auto"/>
      <style:text-properties/>
    </style:style>
    <style:style style:family="paragraph" style:name="P471" style:display-name="P471" style:parent-style-name="Style2">
      <style:paragraph-properties fo:background-color="transparent" fo:margin-top="0.000cm" fo:margin-bottom="0.741cm" fo:line-height="180.%" fo:margin-left="0.000cm" fo:margin-right="0.000cm" fo:text-indent="1.023cm" fo:text-align="justify" style:page-number="auto"/>
      <style:text-properties/>
    </style:style>
    <style:style style:family="paragraph" style:name="P472" style:display-name="P472" style:parent-style-name="Style2">
      <style:paragraph-properties fo:background-color="transparent" fo:margin-top="0.000cm" fo:margin-bottom="0.000cm" fo:line-height="100.%" fo:margin-left="0.000cm" fo:margin-right="8.114cm" fo:text-indent="0.000cm" fo:text-align="justify" style:page-number="auto"/>
      <style:text-properties/>
    </style:style>
    <style:style style:family="paragraph" style:name="P473" style:display-name="P473" style:parent-style-name="Style11">
      <style:paragraph-properties fo:keep-with-next="always" fo:keep-together="always" fo:background-color="transparent" fo:margin-top="0.494cm" fo:margin-bottom="0.176cm" fo:line-height="100.%" fo:margin-left="0.000cm" fo:margin-right="0.000cm" fo:text-indent="0.000cm" fo:text-align="center" style:page-number="auto"/>
      <style:text-properties/>
    </style:style>
    <style:style style:family="paragraph" style:name="P474" style:display-name="P474"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475" style:display-name="P475"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476" style:display-name="P476" style:parent-style-name="Style13">
      <style:paragraph-properties fo:background-color="transparent" fo:margin-top="0.000cm" fo:margin-bottom="0.000cm" fo:margin-left="0.000cm" fo:margin-right="0.000cm" fo:text-indent="1.058cm" fo:text-align="justify" style:page-number="auto">
        <style:tab-stops>
          <style:tab-stop style:position="1.480cm" style:type="left"/>
        </style:tab-stops>
      </style:paragraph-properties>
      <style:text-properties/>
    </style:style>
    <style:style style:family="paragraph" style:name="P477" style:display-name="P477"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478" style:display-name="P478" style:parent-style-name="Style13">
      <style:paragraph-properties fo:background-color="transparent" fo:margin-top="0.000cm" fo:margin-bottom="0.000cm" fo:margin-left="0.000cm" fo:margin-right="0.000cm" fo:text-indent="1.058cm" fo:text-align="justify" style:page-number="auto">
        <style:tab-stops>
          <style:tab-stop style:position="1.480cm" style:type="left"/>
        </style:tab-stops>
      </style:paragraph-properties>
      <style:text-properties/>
    </style:style>
    <style:style style:family="paragraph" style:name="P479" style:display-name="P479"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480" style:display-name="P480" style:parent-style-name="Style13">
      <style:paragraph-properties fo:background-color="transparent" fo:margin-top="0.000cm" fo:margin-bottom="0.000cm" fo:margin-left="0.000cm" fo:margin-right="0.000cm" fo:text-indent="1.058cm" fo:text-align="justify" style:page-number="auto">
        <style:tab-stops>
          <style:tab-stop style:position="1.480cm" style:type="left"/>
        </style:tab-stops>
      </style:paragraph-properties>
      <style:text-properties/>
    </style:style>
    <style:style style:family="paragraph" style:name="P481" style:display-name="P481" style:parent-style-name="Style13">
      <style:paragraph-properties fo:background-color="transparent" fo:margin-top="0.000cm" fo:margin-bottom="0.000cm" fo:margin-left="0.000cm" fo:margin-right="0.000cm" fo:text-indent="1.058cm" fo:text-align="justify" style:page-number="auto">
        <style:tab-stops>
          <style:tab-stop style:position="1.480cm" style:type="left"/>
        </style:tab-stops>
      </style:paragraph-properties>
      <style:text-properties/>
    </style:style>
    <style:style style:family="paragraph" style:name="P482" style:display-name="P482" style:parent-style-name="Style13">
      <style:paragraph-properties fo:background-color="transparent" fo:margin-top="0.000cm" fo:margin-bottom="0.000cm" fo:margin-left="0.000cm" fo:margin-right="0.000cm" fo:text-indent="1.058cm" fo:text-align="justify" style:page-number="auto"/>
      <style:text-properties/>
    </style:style>
    <style:style style:family="paragraph" style:name="P483" style:display-name="P483" style:parent-style-name="Style13">
      <style:paragraph-properties fo:background-color="transparent" fo:margin-top="0.000cm" fo:margin-bottom="0.000cm" fo:line-height="159.%" fo:margin-left="0.000cm" fo:margin-right="0.000cm" fo:text-indent="1.058cm" fo:text-align="justify" style:page-number="auto"/>
      <style:text-properties/>
    </style:style>
    <style:style style:family="paragraph" style:name="P484" style:display-name="P484" style:parent-style-name="Style13">
      <style:paragraph-properties fo:background-color="transparent" fo:margin-top="0.000cm" fo:margin-bottom="0.000cm" fo:line-height="159.%" fo:margin-left="0.000cm" fo:margin-right="0.000cm" fo:text-indent="1.058cm" fo:text-align="justify" style:page-number="auto">
        <style:tab-stops>
          <style:tab-stop style:position="1.479cm" style:type="left"/>
        </style:tab-stops>
      </style:paragraph-properties>
      <style:text-properties/>
    </style:style>
    <style:style style:family="paragraph" style:name="P485" style:display-name="P485" style:parent-style-name="Style13">
      <style:paragraph-properties fo:background-color="transparent" fo:margin-top="0.000cm" fo:margin-bottom="0.000cm" fo:line-height="159.%" fo:margin-left="0.000cm" fo:margin-right="0.000cm" fo:text-indent="1.058cm" fo:text-align="justify" style:page-number="auto"/>
      <style:text-properties/>
    </style:style>
    <style:style style:family="paragraph" style:name="P486" style:display-name="P486" style:parent-style-name="Style13">
      <style:paragraph-properties fo:background-color="transparent" fo:margin-top="0.000cm" fo:margin-bottom="0.000cm" fo:line-height="159.%" fo:margin-left="0.000cm" fo:margin-right="0.000cm" fo:text-indent="1.058cm" fo:text-align="justify" style:page-number="auto">
        <style:tab-stops>
          <style:tab-stop style:position="1.420cm" style:type="left"/>
        </style:tab-stops>
      </style:paragraph-properties>
      <style:text-properties/>
    </style:style>
    <style:style style:family="paragraph" style:name="P487" style:display-name="P487" style:parent-style-name="Style13">
      <style:paragraph-properties fo:background-color="transparent" fo:margin-top="0.000cm" fo:margin-bottom="0.000cm" fo:line-height="159.%" fo:margin-left="0.000cm" fo:margin-right="0.000cm" fo:text-indent="1.058cm" fo:text-align="justify" style:page-number="auto"/>
      <style:text-properties/>
    </style:style>
    <style:style style:family="paragraph" style:name="P488" style:display-name="P488" style:parent-style-name="Style13">
      <style:paragraph-properties fo:background-color="transparent" fo:margin-top="0.000cm" fo:margin-bottom="0.000cm" fo:line-height="159.%" fo:margin-left="0.000cm" fo:margin-right="0.000cm" fo:text-indent="1.058cm" fo:text-align="justify" style:page-number="auto">
        <style:tab-stops>
          <style:tab-stop style:position="1.479cm" style:type="left"/>
        </style:tab-stops>
      </style:paragraph-properties>
      <style:text-properties/>
    </style:style>
    <style:style style:family="paragraph" style:name="P489" style:display-name="P489" style:parent-style-name="Style13">
      <style:paragraph-properties fo:background-color="transparent" fo:margin-top="0.000cm" fo:margin-bottom="0.000cm" fo:line-height="159.%" fo:margin-left="0.000cm" fo:margin-right="0.000cm" fo:text-indent="1.058cm" fo:text-align="justify" style:page-number="auto">
        <style:tab-stops>
          <style:tab-stop style:position="1.479cm" style:type="left"/>
        </style:tab-stops>
      </style:paragraph-properties>
      <style:text-properties/>
    </style:style>
    <style:style style:family="paragraph" style:name="P490" style:display-name="P490" style:parent-style-name="Style13">
      <style:paragraph-properties fo:background-color="transparent" fo:margin-top="0.000cm" fo:margin-bottom="0.000cm" fo:line-height="159.%" fo:margin-left="0.000cm" fo:margin-right="0.000cm" fo:text-indent="1.058cm" fo:text-align="justify" style:page-number="auto">
        <style:tab-stops>
          <style:tab-stop style:position="1.479cm" style:type="left"/>
        </style:tab-stops>
      </style:paragraph-properties>
      <style:text-properties/>
    </style:style>
    <style:style style:family="paragraph" style:name="P491" style:display-name="P491" style:parent-style-name="Style13">
      <style:paragraph-properties fo:background-color="transparent" fo:margin-top="0.000cm" fo:margin-bottom="0.000cm" fo:line-height="159.%" fo:margin-left="0.000cm" fo:margin-right="0.000cm" fo:text-indent="1.058cm" fo:text-align="justify" style:page-number="auto">
        <style:tab-stops>
          <style:tab-stop style:position="1.420cm" style:type="left"/>
        </style:tab-stops>
      </style:paragraph-properties>
      <style:text-properties/>
    </style:style>
    <style:style style:family="paragraph" style:name="P492" style:display-name="P492" style:parent-style-name="Style13">
      <style:paragraph-properties fo:background-color="transparent" fo:margin-top="0.000cm" fo:margin-bottom="0.000cm" fo:line-height="159.%" fo:margin-left="0.000cm" fo:margin-right="0.000cm" fo:text-indent="1.058cm" fo:text-align="justify" style:page-number="auto"/>
      <style:text-properties/>
    </style:style>
    <style:style style:family="paragraph" style:name="P493" style:display-name="P493" style:parent-style-name="Style13">
      <style:paragraph-properties fo:background-color="transparent" fo:margin-top="0.000cm" fo:margin-bottom="3.704cm" fo:line-height="159.%" fo:margin-left="0.000cm" fo:margin-right="0.000cm" fo:text-indent="1.023cm" fo:text-align="justify" style:page-number="auto"/>
      <style:text-properties/>
    </style:style>
    <style:style style:family="paragraph" style:name="P494" style:display-name="P494" style:parent-style-name="Style40">
      <style:paragraph-properties fo:keep-with-next="always" fo:keep-together="always" fo:background-color="transparent" fo:margin-top="0.000cm" fo:margin-bottom="0.423cm" fo:line-height="100.%" fo:margin-left="0.000cm" fo:margin-right="0.000cm" fo:text-indent="1.023cm" fo:text-align="right" style:page-number="auto"/>
      <style:text-properties/>
    </style:style>
    <style:style style:family="paragraph" style:name="P495" style:display-name="P495" style:parent-style-name="Style7">
      <style:paragraph-properties fo:background-color="transparent" fo:margin-top="0.000cm" fo:margin-bottom="0.000cm" fo:line-height="218.%" fo:margin-left="0.000cm" fo:margin-right="0.000cm" fo:text-indent="1.023cm" fo:text-align="justify" style:page-number="auto"/>
      <style:text-properties/>
    </style:style>
    <style:style style:family="paragraph" style:name="P496" style:display-name="P496" style:parent-style-name="Style13">
      <style:paragraph-properties fo:background-color="transparent" fo:margin-top="0.000cm" fo:margin-bottom="0.000cm" fo:line-height="218.%" fo:margin-left="0.000cm" fo:margin-right="0.000cm" fo:text-indent="1.023cm" fo:text-align="justify" style:page-number="auto"/>
      <style:text-properties/>
    </style:style>
    <style:style style:family="paragraph" style:name="P497" style:display-name="P497" style:parent-style-name="Style13">
      <style:paragraph-properties fo:background-color="transparent" fo:margin-top="0.000cm" fo:margin-bottom="2.963cm" fo:line-height="218.%" fo:margin-left="0.000cm" fo:margin-right="0.000cm" fo:text-indent="0.000cm" fo:text-align="justify" style:page-number="auto"/>
      <style:text-properties/>
    </style:style>
    <style:style style:family="paragraph" style:name="P498" style:display-name="P498" style:parent-style-name="Style40">
      <style:paragraph-properties fo:keep-with-next="always" fo:keep-together="always" fo:background-color="transparent" fo:margin-top="0.000cm" fo:margin-bottom="0.529cm" fo:line-height="100.%" fo:margin-left="0.000cm" fo:margin-right="0.000cm" fo:text-indent="1.023cm" fo:text-align="right" style:page-number="auto"/>
      <style:text-properties/>
    </style:style>
    <style:style style:family="paragraph" style:name="P499" style:display-name="P499" style:parent-style-name="Style2">
      <style:paragraph-properties fo:background-color="transparent" fo:margin-top="0.000cm" fo:margin-bottom="0.000cm" fo:line-height="261.%" fo:margin-left="0.000cm" fo:margin-right="0.000cm" fo:text-indent="1.023cm" fo:text-align="justify" style:page-number="auto"/>
      <style:text-properties/>
    </style:style>
    <style:style style:family="paragraph" style:name="P500" style:display-name="P500" style:parent-style-name="Style2">
      <style:paragraph-properties fo:background-color="transparent" fo:margin-top="0.000cm" fo:margin-bottom="0.000cm" fo:line-height="261.%" fo:margin-left="0.000cm" fo:margin-right="0.000cm" fo:text-indent="1.023cm" fo:text-align="justify" style:page-number="auto"/>
      <style:text-properties/>
    </style:style>
    <style:style style:family="paragraph" style:name="P501" style:display-name="P501" style:parent-style-name="Style2">
      <style:paragraph-properties fo:background-color="transparent" fo:margin-top="0.000cm" fo:margin-bottom="0.000cm" fo:line-height="261.%" fo:margin-left="0.000cm" fo:margin-right="0.000cm" fo:text-indent="1.023cm" fo:text-align="justify" style:page-number="auto"/>
      <style:text-properties/>
    </style:style>
    <style:style style:family="paragraph" style:name="P502" style:display-name="P502" style:parent-style-name="Style2">
      <style:paragraph-properties fo:background-color="transparent" fo:margin-top="0.000cm" fo:margin-bottom="0.000cm" fo:line-height="261.%" fo:margin-left="0.000cm" fo:margin-right="0.000cm" fo:text-indent="1.023cm" fo:text-align="justify" style:page-number="auto"/>
      <style:text-properties/>
    </style:style>
    <style:style style:family="paragraph" style:name="P503" style:display-name="P503" style:parent-style-name="Style2">
      <style:paragraph-properties fo:background-color="transparent" fo:margin-top="0.000cm" fo:margin-bottom="5.574cm" fo:line-height="100.%" fo:margin-left="0.000cm" fo:margin-right="0.000cm" fo:text-indent="1.023cm" fo:text-align="justify" style:page-number="auto"/>
      <style:text-properties/>
    </style:style>
    <style:style style:family="paragraph" style:name="P504" style:display-name="P504"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505" style:display-name="P505"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506" style:display-name="P506"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507" style:display-name="P507"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508" style:display-name="P508" style:parent-style-name="Style13">
      <style:paragraph-properties fo:background-color="transparent" fo:margin-top="0.000cm" fo:margin-bottom="0.282cm" fo:line-height="100.%" fo:margin-left="0.000cm" fo:margin-right="0.000cm" fo:text-indent="0.000cm" fo:text-align="justify" style:page-number="auto"/>
      <style:text-properties/>
    </style:style>
    <style:style style:family="paragraph" style:name="P509" style:display-name="P509" style:parent-style-name="Style13">
      <style:paragraph-properties fo:background-color="transparent" fo:margin-top="0.000cm" fo:margin-bottom="5.644cm" fo:margin-left="0.000cm" fo:margin-right="0.000cm" fo:text-indent="1.164cm" fo:text-align="justify" style:page-number="auto"/>
      <style:text-properties/>
    </style:style>
    <style:style style:family="paragraph" style:name="P510" style:display-name="P510" style:parent-style-name="Style22">
      <style:paragraph-properties fo:background-color="transparent" fo:margin-top="0.000cm" fo:margin-bottom="0.282cm" fo:line-height="100.%" fo:margin-left="0.000cm" fo:margin-right="0.000cm" fo:text-indent="1.023cm" fo:text-align="right" style:page-number="auto"/>
      <style:text-properties/>
    </style:style>
    <style:style style:family="paragraph" style:name="P511" style:display-name="P511" style:parent-style-name="Style2">
      <style:paragraph-properties fo:background-color="transparent" fo:margin-top="0.000cm" fo:margin-bottom="0.282cm" fo:line-height="100.%" fo:margin-left="0.000cm" fo:margin-right="0.000cm" fo:text-indent="1.023cm" fo:text-align="right" style:page-number="auto"/>
      <style:text-properties/>
    </style:style>
    <style:style style:family="paragraph" style:name="P512" style:display-name="P512" style:parent-style-name="Style28">
      <style:paragraph-properties fo:background-color="transparent" fo:margin-top="0.000cm" fo:margin-bottom="0.388cm" fo:line-height="100.%" fo:margin-left="0.000cm" fo:margin-right="0.000cm" fo:text-indent="0.000cm" fo:text-align="justify" style:page-number="auto"/>
      <style:text-properties/>
    </style:style>
    <style:style style:family="paragraph" style:name="P513" style:display-name="P513" style:parent-style-name="Style28">
      <style:paragraph-properties fo:background-color="transparent" fo:margin-top="0.000cm" fo:margin-bottom="0.388cm" fo:line-height="100.%" fo:margin-left="0.000cm" fo:margin-right="0.000cm" fo:text-indent="0.000cm" fo:text-align="justify" style:page-number="auto"/>
      <style:text-properties/>
    </style:style>
    <style:style style:family="paragraph" style:name="P514" style:display-name="P514" style:parent-style-name="Style2">
      <style:paragraph-properties fo:background-color="transparent" fo:margin-top="0.000cm" fo:margin-bottom="0.282cm" fo:line-height="100.%" fo:margin-left="0.000cm" fo:margin-right="0.000cm" fo:text-indent="1.023cm" fo:text-align="right" style:page-number="auto"/>
      <style:text-properties/>
    </style:style>
    <style:style style:family="paragraph" style:name="P515" style:display-name="P515" style:parent-style-name="Style28">
      <style:paragraph-properties fo:background-color="transparent" fo:margin-top="0.000cm" fo:margin-bottom="0.388cm" fo:line-height="100.%" fo:margin-left="0.000cm" fo:margin-right="0.000cm" fo:text-indent="0.000cm" fo:text-align="justify" style:page-number="auto"/>
      <style:text-properties/>
    </style:style>
    <style:style style:family="paragraph" style:name="P516" style:display-name="P516" style:parent-style-name="Style28">
      <style:paragraph-properties fo:background-color="transparent" fo:margin-top="0.000cm" fo:margin-bottom="0.388cm" fo:line-height="100.%" fo:margin-left="0.000cm" fo:margin-right="0.000cm" fo:text-indent="0.000cm" fo:text-align="justify" style:page-number="auto"/>
      <style:text-properties/>
    </style:style>
    <style:style style:family="paragraph" style:name="P517" style:display-name="P517" style:parent-style-name="Style2">
      <style:paragraph-properties fo:background-color="transparent" fo:margin-top="0.000cm" fo:margin-bottom="0.282cm" fo:line-height="100.%" fo:margin-left="0.000cm" fo:margin-right="0.000cm" fo:text-indent="1.023cm" fo:text-align="right" style:page-number="auto"/>
      <style:text-properties/>
    </style:style>
    <style:style style:family="paragraph" style:name="P518" style:display-name="P518" style:parent-style-name="Style28">
      <style:paragraph-properties fo:background-color="transparent" fo:margin-top="0.000cm" fo:margin-bottom="0.388cm" fo:line-height="100.%" fo:margin-left="0.000cm" fo:margin-right="0.000cm" fo:text-indent="0.000cm" fo:text-align="justify" style:page-number="auto"/>
      <style:text-properties/>
    </style:style>
    <style:style style:family="paragraph" style:name="P519" style:display-name="P519" style:parent-style-name="Style28">
      <style:paragraph-properties fo:background-color="transparent" fo:margin-top="0.000cm" fo:margin-bottom="0.388cm" fo:line-height="100.%" fo:margin-left="0.000cm" fo:margin-right="0.000cm" fo:text-indent="0.000cm" fo:text-align="justify" style:page-number="auto"/>
      <style:text-properties/>
    </style:style>
    <style:style style:family="paragraph" style:name="P520" style:display-name="P520" style:parent-style-name="Style2">
      <style:paragraph-properties fo:background-color="transparent" fo:margin-top="0.000cm" fo:margin-bottom="0.282cm" fo:line-height="100.%" fo:margin-left="0.000cm" fo:margin-right="0.000cm" fo:text-indent="1.023cm" fo:text-align="right" style:page-number="auto"/>
      <style:text-properties/>
    </style:style>
    <style:style style:family="paragraph" style:name="P521" style:display-name="P521" style:parent-style-name="Style28">
      <style:paragraph-properties fo:background-color="transparent" fo:margin-top="0.000cm" fo:margin-bottom="0.388cm" fo:line-height="100.%" fo:margin-left="0.000cm" fo:margin-right="0.000cm" fo:text-indent="0.000cm" fo:text-align="justify" style:page-number="auto"/>
      <style:text-properties/>
    </style:style>
    <style:style style:family="paragraph" style:name="P522" style:display-name="P522" style:parent-style-name="Style28">
      <style:paragraph-properties fo:background-color="transparent" fo:margin-top="0.000cm" fo:margin-bottom="0.388cm" fo:line-height="100.%" fo:margin-left="0.000cm" fo:margin-right="0.000cm" fo:text-indent="0.000cm" fo:text-align="justify" style:page-number="auto"/>
      <style:text-properties/>
    </style:style>
    <style:style style:family="paragraph" style:name="P523" style:display-name="P523" style:parent-style-name="Style2">
      <style:paragraph-properties fo:background-color="transparent" fo:margin-top="0.000cm" fo:margin-bottom="0.282cm" fo:line-height="100.%" fo:margin-left="0.000cm" fo:margin-right="0.000cm" fo:text-indent="1.023cm" fo:text-align="justify" style:page-number="auto"/>
      <style:text-properties/>
    </style:style>
    <style:style style:family="paragraph" style:name="P524" style:display-name="P524" style:parent-style-name="Style28">
      <style:paragraph-properties fo:background-color="transparent" fo:margin-top="0.000cm" fo:margin-bottom="0.388cm" fo:line-height="100.%" fo:margin-left="0.000cm" fo:margin-right="0.000cm" fo:text-indent="0.000cm" fo:text-align="justify" style:page-number="auto">
        <style:tab-stops>
          <style:tab-stop style:position="13.386cm" style:leader-style="dotted" style:leader-text="." style:type="left"/>
        </style:tab-stops>
      </style:paragraph-properties>
      <style:text-properties/>
    </style:style>
    <style:style style:family="paragraph" style:name="P525" style:display-name="P525" style:parent-style-name="Style28">
      <style:paragraph-properties fo:background-color="transparent" fo:margin-top="0.000cm" fo:margin-bottom="0.388cm" fo:line-height="100.%" fo:margin-left="0.000cm" fo:margin-right="0.000cm" fo:text-indent="0.000cm" fo:text-align="justify" style:page-number="auto">
        <style:tab-stops>
          <style:tab-stop style:position="14.376cm" style:leader-style="dotted" style:leader-text="." style:type="left"/>
        </style:tab-stops>
      </style:paragraph-properties>
      <style:text-properties/>
    </style:style>
    <style:style style:family="paragraph" style:name="P526" style:display-name="P526" style:parent-style-name="Style2">
      <style:paragraph-properties fo:background-color="transparent" fo:margin-top="0.000cm" fo:margin-bottom="0.388cm" fo:line-height="100.%" fo:margin-left="0.000cm" fo:margin-right="0.000cm" fo:text-indent="0.000cm" fo:text-align="justify" style:page-number="auto">
        <style:tab-stops>
          <style:tab-stop style:position="14.376cm" style:leader-style="dotted" style:leader-text="." style:type="left"/>
        </style:tab-stops>
      </style:paragraph-properties>
      <style:text-properties/>
    </style:style>
    <style:style style:family="paragraph" style:name="P527" style:display-name="P527" style:parent-style-name="Style2">
      <style:paragraph-properties fo:background-color="transparent" fo:margin-top="0.000cm" fo:margin-bottom="0.282cm" fo:line-height="100.%" fo:margin-left="0.000cm" fo:margin-right="0.000cm" fo:text-indent="1.023cm" fo:text-align="right" style:page-number="auto"/>
      <style:text-properties/>
    </style:style>
    <style:style style:family="paragraph" style:name="P528" style:display-name="P528" style:parent-style-name="Style28">
      <style:paragraph-properties fo:background-color="transparent" fo:margin-top="0.000cm" fo:margin-bottom="0.388cm" fo:line-height="100.%" fo:margin-left="0.000cm" fo:margin-right="0.000cm" fo:text-indent="0.000cm" fo:text-align="justify" style:page-number="auto">
        <style:tab-stops>
          <style:tab-stop style:position="13.386cm" style:leader-style="dotted" style:leader-text="." style:type="left"/>
        </style:tab-stops>
      </style:paragraph-properties>
      <style:text-properties/>
    </style:style>
    <style:style style:family="paragraph" style:name="P529" style:display-name="P529" style:parent-style-name="Style28">
      <style:paragraph-properties fo:background-color="transparent" fo:margin-top="0.000cm" fo:margin-bottom="0.388cm" fo:line-height="100.%" fo:margin-left="0.000cm" fo:margin-right="0.000cm" fo:text-indent="0.000cm" fo:text-align="justify" style:page-number="auto">
        <style:tab-stops>
          <style:tab-stop style:position="14.376cm" style:leader-style="dotted" style:leader-text="." style:type="left"/>
        </style:tab-stops>
      </style:paragraph-properties>
      <style:text-properties/>
    </style:style>
    <style:style style:family="paragraph" style:name="P530" style:display-name="P530" style:parent-style-name="Style2">
      <style:paragraph-properties fo:background-color="transparent" fo:margin-top="0.000cm" fo:margin-bottom="0.388cm" fo:line-height="100.%" fo:margin-left="0.000cm" fo:margin-right="0.000cm" fo:text-indent="1.023cm" fo:text-align="right" style:page-number="auto"/>
      <style:text-properties/>
    </style:style>
    <style:style style:family="paragraph" style:name="P531" style:display-name="P531" style:parent-style-name="Style28">
      <style:paragraph-properties fo:background-color="transparent" fo:margin-top="0.000cm" fo:margin-bottom="0.388cm" fo:line-height="100.%" fo:margin-left="0.000cm" fo:margin-right="0.000cm" fo:text-indent="0.000cm" fo:text-align="justify" style:page-number="auto"/>
      <style:text-properties/>
    </style:style>
    <style:style style:family="paragraph" style:name="P532" style:display-name="P532" style:parent-style-name="Style28">
      <style:paragraph-properties fo:background-color="transparent" fo:margin-top="0.000cm" fo:margin-bottom="1.164cm" fo:line-height="100.%" fo:margin-left="0.000cm" fo:margin-right="0.000cm" fo:text-indent="0.000cm" fo:text-align="left" style:page-number="auto"/>
      <style:text-properties/>
    </style:style>
    <style:style style:family="paragraph" style:name="P533" style:display-name="P533" style:parent-style-name="Style2">
      <style:paragraph-properties fo:background-color="transparent" fo:margin-top="0.000cm" fo:margin-bottom="0.282cm" fo:line-height="100.%" fo:margin-left="0.000cm" fo:margin-right="0.000cm" fo:text-indent="1.023cm" fo:text-align="right" style:page-number="auto"/>
      <style:text-properties/>
    </style:style>
    <style:style style:family="paragraph" style:name="P534" style:display-name="P534" style:parent-style-name="Style28">
      <style:paragraph-properties fo:background-color="transparent" fo:margin-top="0.000cm" fo:margin-bottom="0.388cm" fo:line-height="100.%" fo:margin-left="0.000cm" fo:margin-right="0.000cm" fo:text-indent="0.000cm" fo:text-align="justify" style:page-number="auto">
        <style:tab-stops>
          <style:tab-stop style:position="13.386cm" style:leader-style="dotted" style:leader-text="." style:type="left"/>
        </style:tab-stops>
      </style:paragraph-properties>
      <style:text-properties/>
    </style:style>
    <style:style style:family="paragraph" style:name="P535" style:display-name="P535" style:parent-style-name="Style2">
      <style:paragraph-properties fo:background-color="transparent" fo:margin-top="0.000cm" fo:margin-bottom="0.282cm" fo:line-height="100.%" fo:margin-left="0.000cm" fo:margin-right="0.000cm" fo:text-indent="1.023cm" fo:text-align="right" style:page-number="auto"/>
      <style:text-properties/>
    </style:style>
    <style:style style:family="paragraph" style:name="P536" style:display-name="P536" style:parent-style-name="Style28">
      <style:paragraph-properties fo:background-color="transparent" fo:margin-top="0.000cm" fo:margin-bottom="0.388cm" fo:line-height="100.%" fo:margin-left="0.000cm" fo:margin-right="0.000cm" fo:text-indent="0.000cm" fo:text-align="justify" style:page-number="auto">
        <style:tab-stops>
          <style:tab-stop style:position="13.386cm" style:leader-style="dotted" style:leader-text="." style:type="left"/>
        </style:tab-stops>
      </style:paragraph-properties>
      <style:text-properties/>
    </style:style>
    <style:style style:family="paragraph" style:name="P537" style:display-name="P537" style:parent-style-name="Style28">
      <style:paragraph-properties fo:background-color="transparent" fo:margin-top="0.000cm" fo:margin-bottom="0.388cm" fo:line-height="100.%" fo:margin-left="0.000cm" fo:margin-right="0.000cm" fo:text-indent="0.000cm" fo:text-align="justify" style:page-number="auto">
        <style:tab-stops>
          <style:tab-stop style:position="14.376cm" style:leader-style="dotted" style:leader-text="." style:type="left"/>
        </style:tab-stops>
      </style:paragraph-properties>
      <style:text-properties/>
    </style:style>
    <style:style style:family="paragraph" style:name="P538" style:display-name="P538" style:parent-style-name="Style2">
      <style:paragraph-properties fo:background-color="transparent" fo:margin-top="0.000cm" fo:margin-bottom="0.282cm" fo:line-height="100.%" fo:margin-left="0.000cm" fo:margin-right="0.000cm" fo:text-indent="1.023cm" fo:text-align="right" style:page-number="auto"/>
      <style:text-properties/>
    </style:style>
    <style:style style:family="paragraph" style:name="P539" style:display-name="P539" style:parent-style-name="Style28">
      <style:paragraph-properties fo:background-color="transparent" fo:margin-top="0.000cm" fo:margin-bottom="0.388cm" fo:line-height="100.%" fo:margin-left="0.000cm" fo:margin-right="0.000cm" fo:text-indent="0.000cm" fo:text-align="justify" style:page-number="auto">
        <style:tab-stops>
          <style:tab-stop style:position="13.386cm" style:leader-style="dotted" style:leader-text="." style:type="left"/>
        </style:tab-stops>
      </style:paragraph-properties>
      <style:text-properties/>
    </style:style>
    <style:style style:family="paragraph" style:name="P540" style:display-name="P540" style:parent-style-name="Style28">
      <style:paragraph-properties fo:background-color="transparent" fo:margin-top="0.000cm" fo:margin-bottom="0.388cm" fo:line-height="100.%" fo:margin-left="0.000cm" fo:margin-right="0.000cm" fo:text-indent="0.000cm" fo:text-align="justify" style:page-number="auto">
        <style:tab-stops>
          <style:tab-stop style:position="14.376cm" style:leader-style="dotted" style:leader-text="." style:type="left"/>
        </style:tab-stops>
      </style:paragraph-properties>
      <style:text-properties/>
    </style:style>
    <style:style style:family="paragraph" style:name="P541" style:display-name="P541" style:parent-style-name="Style2">
      <style:paragraph-properties fo:background-color="transparent" fo:margin-top="0.000cm" fo:margin-bottom="0.282cm" fo:line-height="100.%" fo:margin-left="0.000cm" fo:margin-right="0.000cm" fo:text-indent="1.023cm" fo:text-align="right" style:page-number="auto"/>
      <style:text-properties/>
    </style:style>
    <style:style style:family="paragraph" style:name="P542" style:display-name="P542" style:parent-style-name="Style28">
      <style:paragraph-properties fo:background-color="transparent" fo:margin-top="0.000cm" fo:margin-bottom="0.388cm" fo:line-height="100.%" fo:margin-left="0.000cm" fo:margin-right="0.000cm" fo:text-indent="0.000cm" fo:text-align="justify" style:page-number="auto">
        <style:tab-stops>
          <style:tab-stop style:position="13.386cm" style:leader-style="dotted" style:leader-text="." style:type="left"/>
        </style:tab-stops>
      </style:paragraph-properties>
      <style:text-properties/>
    </style:style>
    <style:style style:family="paragraph" style:name="P543" style:display-name="P543" style:parent-style-name="Style28">
      <style:paragraph-properties fo:background-color="transparent" fo:margin-top="0.000cm" fo:margin-bottom="0.388cm" fo:line-height="100.%" fo:margin-left="0.000cm" fo:margin-right="0.000cm" fo:text-indent="0.000cm" fo:text-align="justify" style:page-number="auto">
        <style:tab-stops>
          <style:tab-stop style:position="14.376cm" style:leader-style="dotted" style:leader-text="." style:type="left"/>
        </style:tab-stops>
      </style:paragraph-properties>
      <style:text-properties/>
    </style:style>
    <style:style style:family="paragraph" style:name="P544" style:display-name="P544" style:parent-style-name="Style2">
      <style:paragraph-properties fo:background-color="transparent" fo:margin-top="0.000cm" fo:margin-bottom="0.282cm" fo:line-height="100.%" fo:margin-left="0.000cm" fo:margin-right="0.000cm" fo:text-indent="1.023cm" fo:text-align="right" style:page-number="auto"/>
      <style:text-properties/>
    </style:style>
    <style:style style:family="paragraph" style:name="P545" style:display-name="P545" style:parent-style-name="Style28">
      <style:paragraph-properties fo:background-color="transparent" fo:margin-top="0.000cm" fo:margin-bottom="0.388cm" fo:line-height="100.%" fo:margin-left="0.000cm" fo:margin-right="0.000cm" fo:text-indent="0.000cm" fo:text-align="justify" style:page-number="auto">
        <style:tab-stops>
          <style:tab-stop style:position="13.386cm" style:leader-style="dotted" style:leader-text="." style:type="left"/>
        </style:tab-stops>
      </style:paragraph-properties>
      <style:text-properties/>
    </style:style>
    <style:style style:family="paragraph" style:name="P546" style:display-name="P546" style:parent-style-name="Style28">
      <style:paragraph-properties fo:background-color="transparent" fo:margin-top="0.000cm" fo:margin-bottom="0.388cm" fo:line-height="100.%" fo:margin-left="0.000cm" fo:margin-right="0.000cm" fo:text-indent="0.000cm" fo:text-align="justify" style:page-number="auto">
        <style:tab-stops>
          <style:tab-stop style:position="14.376cm" style:leader-style="dotted" style:leader-text="." style:type="left"/>
        </style:tab-stops>
      </style:paragraph-properties>
      <style:text-properties/>
    </style:style>
    <style:style style:family="paragraph" style:name="P547" style:display-name="P547" style:parent-style-name="Style57">
      <style:paragraph-properties fo:background-color="transparent" fo:margin-top="0.000cm" fo:margin-bottom="0.000cm" fo:line-height="100.%" fo:margin-left="0.000cm" fo:margin-right="0.000cm" fo:text-indent="0.000cm" fo:text-align="right" style:page-number="auto"/>
      <style:text-properties/>
    </style:style>
    <style:style style:family="paragraph" style:name="P548" style:display-name="P548" style:parent-style-name="Style40">
      <style:paragraph-properties fo:keep-with-next="always" fo:keep-together="always" fo:background-color="transparent" fo:margin-top="0.000cm" fo:margin-bottom="0.247cm" fo:line-height="100.%" fo:margin-left="0.000cm" fo:margin-right="6.385cm" fo:text-indent="0.000cm" fo:text-align="right" style:page-number="auto"/>
      <style:text-properties/>
    </style:style>
    <style:style style:family="paragraph" style:name="P549" style:display-name="P549"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50" style:display-name="P550" style:parent-style-name="Style2">
      <style:paragraph-properties fo:background-color="transparent" fo:margin-top="0.000cm" fo:margin-bottom="0.000cm" fo:line-height="191.%" fo:margin-left="0.000cm" fo:margin-right="0.000cm" fo:text-indent="1.023cm" fo:text-align="justify" style:page-number="auto">
        <style:tab-stops>
          <style:tab-stop style:position="1.563cm" style:type="left"/>
        </style:tab-stops>
      </style:paragraph-properties>
      <style:text-properties/>
    </style:style>
    <style:style style:family="paragraph" style:name="P551" style:display-name="P551"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52" style:display-name="P552" style:parent-style-name="Style2">
      <style:paragraph-properties fo:background-color="transparent" fo:margin-top="0.000cm" fo:margin-bottom="0.000cm" fo:line-height="191.%" fo:margin-left="0.000cm" fo:margin-right="0.000cm" fo:text-indent="1.023cm" fo:text-align="justify" style:page-number="auto">
        <style:tab-stops>
          <style:tab-stop style:position="1.563cm" style:type="left"/>
        </style:tab-stops>
      </style:paragraph-properties>
      <style:text-properties/>
    </style:style>
    <style:style style:family="paragraph" style:name="P553" style:display-name="P553"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54" style:display-name="P554"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55" style:display-name="P555"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56" style:display-name="P556"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57" style:display-name="P557"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58" style:display-name="P558"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59" style:display-name="P559"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60" style:display-name="P560" style:parent-style-name="Style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61" style:display-name="P561" style:parent-style-name="Style40">
      <style:paragraph-properties fo:keep-with-next="always" fo:keep-together="always" fo:background-color="transparent" fo:margin-top="0.000cm" fo:margin-bottom="0.247cm" fo:line-height="100.%" fo:margin-left="0.000cm" fo:margin-right="6.385cm" fo:text-indent="0.000cm" fo:text-align="right" style:page-number="auto"/>
      <style:text-properties/>
    </style:style>
    <style:style style:family="paragraph" style:name="P562" style:display-name="P562"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63" style:display-name="P563" style:parent-style-name="Style2">
      <style:paragraph-properties fo:background-color="transparent" fo:margin-top="0.000cm" fo:margin-bottom="0.000cm" fo:line-height="191.%" fo:margin-left="0.000cm" fo:margin-right="0.000cm" fo:text-indent="1.023cm" fo:text-align="justify" style:page-number="auto">
        <style:tab-stops>
          <style:tab-stop style:position="1.558cm" style:type="left"/>
        </style:tab-stops>
      </style:paragraph-properties>
      <style:text-properties/>
    </style:style>
    <style:style style:family="paragraph" style:name="P564" style:display-name="P564"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65" style:display-name="P565" style:parent-style-name="Style2">
      <style:paragraph-properties fo:background-color="transparent" fo:margin-top="0.000cm" fo:margin-bottom="0.000cm" fo:line-height="191.%" fo:margin-left="0.000cm" fo:margin-right="0.000cm" fo:text-indent="1.023cm" fo:text-align="justify" style:page-number="auto">
        <style:tab-stops>
          <style:tab-stop style:position="1.558cm" style:type="left"/>
        </style:tab-stops>
      </style:paragraph-properties>
      <style:text-properties/>
    </style:style>
    <style:style style:family="paragraph" style:name="P566" style:display-name="P566"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67" style:display-name="P567"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68" style:display-name="P568"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69" style:display-name="P569"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70" style:display-name="P570"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71" style:display-name="P571" style:parent-style-name="Style2">
      <style:paragraph-properties fo:background-color="transparent" fo:margin-top="0.000cm" fo:margin-bottom="0.000cm" fo:line-height="191.%" fo:margin-left="0.000cm" fo:margin-right="0.000cm" fo:text-indent="1.023cm" fo:text-align="justify" style:page-number="auto"/>
      <style:text-properties/>
    </style:style>
    <style:style style:family="paragraph" style:name="P572" style:display-name="P572" style:parent-style-name="Style2">
      <style:paragraph-properties fo:background-color="transparent" fo:margin-top="0.000cm" fo:margin-bottom="0.000cm" fo:line-height="191.%" fo:margin-left="0.000cm" fo:margin-right="0.000cm" fo:text-indent="1.023cm" fo:text-align="justify" style:page-number="auto">
        <style:tab-stops>
          <style:tab-stop style:position="8.831cm" style:type="left"/>
        </style:tab-stops>
      </style:paragraph-properties>
      <style:text-properties/>
    </style:style>
    <style:style style:family="paragraph" style:name="P573" style:display-name="P573" style:parent-style-name="Style11">
      <style:paragraph-properties fo:keep-with-next="always" fo:keep-together="always" fo:background-color="transparent" fo:margin-top="0.000cm" fo:margin-bottom="0.953cm" fo:line-height="100.%" fo:margin-left="0.000cm" fo:margin-right="0.000cm" fo:text-indent="1.023cm" fo:text-align="justify" style:page-number="auto"/>
      <style:text-properties/>
    </style:style>
    <style:style style:family="paragraph" style:name="P574" style:display-name="P574"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575" style:display-name="P575"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576" style:display-name="P576"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577" style:display-name="P577"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578" style:display-name="P578"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579" style:display-name="P579"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580" style:display-name="P580"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581" style:display-name="P581" style:parent-style-name="Style13">
      <style:paragraph-properties fo:background-color="transparent" fo:margin-top="0.000cm" fo:margin-bottom="0.000cm" fo:margin-left="0.000cm" fo:margin-right="0.000cm" fo:text-indent="1.023cm" fo:text-align="justify" style:page-number="auto"/>
      <style:text-properties/>
    </style:style>
    <style:style style:family="paragraph" style:name="P582" style:display-name="P582" style:parent-style-name="Style13">
      <style:paragraph-properties fo:background-color="transparent" fo:margin-top="0.000cm" fo:margin-bottom="0.000cm" fo:line-height="159.%" fo:margin-left="0.000cm" fo:margin-right="0.000cm" fo:text-indent="1.058cm" fo:text-align="justify" style:page-number="auto"/>
      <style:text-properties/>
    </style:style>
    <style:style style:family="paragraph" style:name="P583" style:display-name="P583" style:parent-style-name="Style13">
      <style:paragraph-properties fo:background-color="transparent" fo:margin-top="0.000cm" fo:margin-bottom="0.000cm" fo:line-height="159.%" fo:margin-left="0.000cm" fo:margin-right="0.000cm" fo:text-indent="1.058cm" fo:text-align="justify" style:page-number="auto"/>
      <style:text-properties/>
    </style:style>
    <style:style style:family="paragraph" style:name="P584" style:display-name="P584" style:parent-style-name="Style40">
      <style:paragraph-properties fo:keep-with-next="always" fo:keep-together="always" fo:background-color="transparent" fo:margin-top="0.000cm" fo:margin-bottom="0.423cm" fo:line-height="100.%" fo:margin-left="0.000cm" fo:margin-right="0.000cm" fo:text-indent="1.023cm" fo:text-align="right" style:page-number="auto"/>
      <style:text-properties/>
    </style:style>
    <style:style style:family="paragraph" style:name="P585" style:display-name="P585" style:parent-style-name="Style7">
      <style:paragraph-properties fo:background-color="transparent" fo:margin-top="0.000cm" fo:margin-bottom="0.423cm" fo:line-height="218.%" fo:margin-left="0.000cm" fo:margin-right="0.000cm" fo:text-indent="1.023cm" fo:text-align="justify" style:page-number="auto"/>
      <style:text-properties/>
    </style:style>
    <style:style style:family="paragraph" style:name="P586" style:display-name="P586" style:parent-style-name="Style13">
      <style:paragraph-properties fo:background-color="transparent" fo:margin-top="0.000cm" fo:margin-bottom="0.423cm" fo:margin-left="0.000cm" fo:margin-right="0.000cm" fo:text-indent="1.023cm" fo:text-align="justify" style:page-number="auto"/>
      <style:text-properties/>
    </style:style>
    <style:style style:family="paragraph" style:name="P587" style:display-name="P587" style:parent-style-name="Style7">
      <style:paragraph-properties fo:background-color="transparent" fo:margin-top="0.000cm" fo:margin-bottom="0.000cm" fo:line-height="217.%" fo:margin-left="0.000cm" fo:margin-right="0.000cm" fo:text-indent="1.023cm" fo:text-align="justify" style:page-number="auto"/>
      <style:text-properties/>
    </style:style>
    <style:style style:family="paragraph" style:name="P589" style:display-name="P589" style:parent-style-name="Style7">
      <style:paragraph-properties fo:background-color="transparent" fo:margin-top="0.000cm" fo:margin-bottom="0.000cm" fo:line-height="217.%" fo:margin-left="0.000cm" fo:margin-right="0.000cm" fo:text-indent="1.023cm" fo:text-align="justify" style:page-number="auto">
        <style:tab-stops>
          <style:tab-stop style:position="2.989cm" style:type="left"/>
          <style:tab-stop style:position="3.862cm" style:type="left"/>
          <style:tab-stop style:position="5.141cm" style:type="left"/>
          <style:tab-stop style:position="6.199cm" style:type="left"/>
          <style:tab-stop style:position="6.876cm" style:type="left"/>
          <style:tab-stop style:position="8.942cm" style:type="left"/>
          <style:tab-stop style:position="10.270cm" style:type="left"/>
          <style:tab-stop style:position="12.651cm" style:type="left"/>
          <style:tab-stop style:position="13.836cm" style:type="left"/>
        </style:tab-stops>
      </style:paragraph-properties>
      <style:text-properties/>
    </style:style>
    <style:style style:family="paragraph" style:name="P590" style:display-name="P590" style:parent-style-name="Style7">
      <style:paragraph-properties fo:background-color="transparent" fo:margin-top="0.000cm" fo:margin-bottom="0.000cm" fo:line-height="217.%" fo:margin-left="0.000cm" fo:margin-right="0.000cm" fo:text-indent="0.000cm" fo:text-align="justify" style:page-number="auto"/>
      <style:text-properties/>
    </style:style>
    <style:style style:family="paragraph" style:name="P591" style:display-name="P591" style:parent-style-name="Style7">
      <style:paragraph-properties fo:background-color="transparent" fo:margin-top="0.000cm" fo:margin-bottom="0.000cm" fo:line-height="218.%" fo:margin-left="0.000cm" fo:margin-right="0.000cm" fo:text-indent="1.023cm" fo:text-align="justify" style:page-number="auto"/>
      <style:text-properties/>
    </style:style>
    <style:style style:family="paragraph" style:name="P592" style:display-name="P592" style:parent-style-name="Style7">
      <style:paragraph-properties fo:background-color="transparent" fo:margin-top="0.000cm" fo:margin-bottom="0.000cm" fo:line-height="218.%" fo:margin-left="0.000cm" fo:margin-right="0.000cm" fo:text-indent="1.023cm" fo:text-align="justify" style:page-number="auto"/>
      <style:text-properties/>
    </style:style>
    <style:style style:family="paragraph" style:name="P593" style:display-name="P593" style:parent-style-name="Style7">
      <style:paragraph-properties fo:background-color="transparent" fo:margin-top="0.000cm" fo:margin-bottom="0.247cm" fo:line-height="100.%" fo:margin-left="0.000cm" fo:margin-right="0.000cm" fo:text-indent="0.000cm" fo:text-align="justify" style:page-number="auto"/>
      <style:text-properties/>
    </style:style>
    <style:style style:family="paragraph" style:name="P594" style:display-name="P594"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595" style:display-name="P595"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596" style:display-name="P596"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597" style:display-name="P597" style:parent-style-name="Style13">
      <style:paragraph-properties fo:background-color="transparent" fo:margin-top="0.000cm" fo:margin-bottom="0.000cm" fo:line-height="159.%" fo:margin-left="0.000cm" fo:margin-right="0.000cm" fo:text-indent="1.023cm" fo:text-align="justify" style:page-number="auto"/>
      <style:text-properties/>
    </style:style>
    <style:style style:family="paragraph" style:name="P598" style:display-name="P598" style:parent-style-name="Style40">
      <style:paragraph-properties fo:keep-with-next="always" fo:keep-together="always" fo:background-color="transparent" fo:margin-top="0.000cm" fo:line-height="100.%" fo:margin-left="0.000cm" fo:margin-right="0.000cm" fo:text-indent="1.023cm" fo:text-align="right" style:page-number="auto"/>
      <style:text-properties/>
    </style:style>
    <style:style style:family="paragraph" style:name="P599" style:display-name="P599"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600" style:display-name="P600"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601" style:display-name="P601"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602" style:display-name="P602"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603" style:display-name="P603"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604" style:display-name="P604"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605" style:display-name="P605"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606" style:display-name="P606"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607" style:display-name="P607"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608" style:display-name="P608" style:parent-style-name="Style2">
      <style:paragraph-properties fo:background-color="transparent" fo:margin-top="0.000cm" fo:margin-bottom="0.318cm" fo:line-height="100.%" fo:margin-left="0.000cm" fo:margin-right="0.000cm" fo:text-indent="1.023cm" fo:text-align="justify" style:page-number="auto"/>
      <style:text-properties/>
    </style:style>
    <style:style style:family="paragraph" style:name="P609" style:display-name="P609"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610" style:display-name="P610"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611" style:display-name="P611"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612" style:display-name="P612"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613" style:display-name="P613"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614" style:display-name="P614"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615" style:display-name="P615"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616" style:display-name="P616" style:parent-style-name="Style2">
      <style:paragraph-properties fo:background-color="transparent" fo:margin-top="0.000cm" fo:margin-bottom="0.318cm" fo:line-height="100.%" fo:margin-left="0.000cm" fo:margin-right="0.000cm" fo:text-indent="1.023cm" fo:text-align="justify" style:page-number="auto"/>
      <style:text-properties/>
    </style:style>
    <style:style style:family="paragraph" style:name="P617" style:display-name="P617"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618" style:display-name="P618"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619" style:display-name="P619"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620" style:display-name="P620"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621" style:display-name="P621"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622" style:display-name="P622"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623" style:display-name="P623"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624" style:display-name="P624" style:parent-style-name="Style2">
      <style:paragraph-properties fo:background-color="transparent" fo:margin-top="0.000cm" fo:margin-bottom="0.318cm" fo:line-height="100.%" fo:margin-left="0.000cm" fo:margin-right="0.000cm" fo:text-indent="1.023cm" fo:text-align="right" style:page-number="auto"/>
      <style:text-properties/>
    </style:style>
    <style:style style:family="paragraph" style:name="P625" style:display-name="P625" style:parent-style-name="Style28">
      <style:paragraph-properties fo:background-color="transparent" fo:margin-top="0.000cm" fo:line-height="100.%" fo:margin-left="0.000cm" fo:margin-right="0.000cm" fo:text-indent="0.000cm" fo:text-align="justify" style:page-number="auto">
        <style:tab-stops>
          <style:tab-stop style:position="13.487cm" style:leader-style="dotted" style:leader-text="." style:type="left"/>
        </style:tab-stops>
      </style:paragraph-properties>
      <style:text-properties/>
    </style:style>
    <style:style style:family="paragraph" style:name="P626" style:display-name="P626" style:parent-style-name="Style28">
      <style:paragraph-properties fo:background-color="transparent" fo:margin-top="0.000cm" fo:line-height="100.%" fo:margin-left="0.000cm" fo:margin-right="0.000cm" fo:text-indent="0.000cm" fo:text-align="justify" style:page-number="auto">
        <style:tab-stops>
          <style:tab-stop style:position="14.503cm" style:leader-style="dotted" style:leader-text="." style:type="left"/>
        </style:tab-stops>
      </style:paragraph-properties>
      <style:text-properties/>
    </style:style>
    <style:style style:family="paragraph" style:name="P627" style:display-name="P627">
      <style:paragraph-properties style:page-number="auto"/>
      <style:text-properties fo:font-size="5.pt" style:font-size-asian="5.pt" style:font-size-complex="5.pt"/>
    </style:style>
    <style:style style:family="paragraph" style:name="P628" style:display-name="P628">
      <style:paragraph-properties style:page-number="auto"/>
      <style:text-properties fo:font-size="5.0000000000000003e-002pt" style:font-size-asian="5.0000000000000003e-002pt" style:font-size-complex="5.0000000000000003e-002pt"/>
    </style:style>
    <style:style style:family="paragraph" style:name="P630" style:display-name="P630" style:parent-style-name="Style2" style:master-page-name="PageStyle0">
      <style:paragraph-properties fo:background-color="transparent" fo:margin-top="0.000cm" fo:margin-bottom="0.706cm" fo:line-height="100.%" fo:margin-left="0.000cm" fo:margin-right="0.000cm" fo:text-indent="0.000cm" fo:text-align="center" style:page-number="1"/>
      <style:text-properties/>
    </style:style>
    <style:style style:family="paragraph" style:name="P631" style:display-name="P631" style:parent-style-name="Style11" style:master-page-name="PageStyle1">
      <style:paragraph-properties fo:keep-with-next="always" fo:keep-together="always" fo:background-color="transparent" fo:margin-top="0.000cm" fo:margin-bottom="0.176cm" fo:line-height="100.%" fo:margin-left="0.000cm" fo:margin-right="0.000cm" fo:text-indent="0.000cm" fo:text-align="center" style:page-number="auto"/>
      <style:text-properties/>
    </style:style>
    <style:style style:family="paragraph" style:name="P632" style:display-name="P632" style:parent-style-name="Style13" style:master-page-name="PageStyle2">
      <style:paragraph-properties fo:background-color="transparent" fo:margin-top="0.000cm" fo:margin-bottom="0.000cm" fo:margin-left="0.000cm" fo:margin-right="0.000cm" fo:text-indent="0.000cm" fo:text-align="justify" style:page-number="auto"/>
      <style:text-properties/>
    </style:style>
    <style:style style:family="paragraph" style:name="P633" style:display-name="P633" style:parent-style-name="Style2" style:master-page-name="PageStyle3">
      <style:paragraph-properties fo:background-color="transparent" fo:margin-top="0.000cm" fo:margin-bottom="0.000cm" fo:line-height="191.%" fo:margin-left="0.000cm" fo:margin-right="0.000cm" fo:text-indent="1.023cm" fo:text-align="right" style:page-number="auto"/>
      <style:text-properties/>
    </style:style>
    <style:style style:family="paragraph" style:name="P634" style:display-name="P634" style:parent-style-name="Style19" style:master-page-name="PageStyle4">
      <style:paragraph-properties fo:keep-with-next="always" fo:keep-together="always" fo:background-color="transparent" fo:margin-top="0.000cm" fo:margin-bottom="0.000cm" fo:line-height="164.%" fo:margin-left="0.000cm" fo:margin-right="0.000cm" fo:text-indent="1.023cm" fo:text-align="justify" style:page-number="auto"/>
      <style:text-properties/>
    </style:style>
    <style:style style:family="paragraph" style:name="P635" style:display-name="P635" style:parent-style-name="Style13" style:master-page-name="PageStyle5">
      <style:paragraph-properties fo:background-color="transparent" fo:margin-top="0.000cm" fo:margin-bottom="0.564cm" fo:line-height="161.%" fo:margin-left="0.000cm" fo:margin-right="0.000cm" fo:text-indent="0.000cm" fo:text-align="justify" style:page-number="auto"/>
      <style:text-properties/>
    </style:style>
    <style:style style:family="paragraph" style:name="P636" style:display-name="P636" style:parent-style-name="Style13" style:master-page-name="PageStyle6">
      <style:paragraph-properties fo:background-color="transparent" fo:margin-top="0.000cm" fo:margin-bottom="0.811cm" fo:line-height="161.%" fo:margin-left="0.000cm" fo:margin-right="0.000cm" fo:text-indent="1.023cm" fo:text-align="justify" style:page-number="auto"/>
      <style:text-properties/>
    </style:style>
    <style:style style:family="paragraph" style:name="P637" style:display-name="P637" style:parent-style-name="Style13" style:master-page-name="PageStyle7">
      <style:paragraph-properties fo:background-color="transparent" fo:margin-top="0.000cm" fo:margin-bottom="0.176cm" fo:line-height="100.%" fo:margin-left="0.000cm" fo:margin-right="0.000cm" fo:text-indent="0.000cm" fo:text-align="left" style:page-number="auto"/>
      <style:text-properties/>
    </style:style>
    <style:style style:family="paragraph" style:name="P638" style:display-name="P638" style:parent-style-name="Style30" style:master-page-name="PageStyle9">
      <style:paragraph-properties fo:keep-with-next="always" fo:keep-together="always" fo:background-color="transparent" fo:margin-top="0.000cm" fo:margin-bottom="0.353cm" fo:line-height="100.%" fo:margin-left="0.000cm" fo:margin-right="0.000cm" fo:text-indent="0.000cm" fo:text-align="justify" style:page-number="auto"/>
      <style:text-properties/>
    </style:style>
    <style:style style:family="paragraph" style:name="P639" style:display-name="P639" style:parent-style-name="Style34" style:master-page-name="PageStyle10">
      <style:paragraph-properties fo:keep-with-next="always" fo:keep-together="always" fo:background-color="transparent" fo:margin-top="0.000cm" fo:margin-bottom="0.953cm" fo:line-height="100.%" fo:margin-left="0.000cm" fo:margin-right="0.000cm" fo:text-indent="1.023cm" fo:text-align="justify" style:page-number="auto"/>
      <style:text-properties/>
    </style:style>
    <style:style style:family="paragraph" style:name="P640" style:display-name="P640" style:parent-style-name="Style30" style:master-page-name="PageStyle11">
      <style:paragraph-properties fo:keep-with-next="always" fo:keep-together="always" fo:background-color="transparent" fo:margin-top="0.000cm" fo:margin-bottom="1.482cm" fo:line-height="100.%" fo:margin-left="0.000cm" fo:margin-right="0.000cm" fo:text-indent="1.058cm" fo:text-align="right" style:page-number="auto"/>
      <style:text-properties/>
    </style:style>
    <style:style style:family="paragraph" style:name="P641" style:display-name="P641" style:parent-style-name="Style25" style:master-page-name="PageStyle12">
      <style:paragraph-properties fo:background-color="transparent" fo:margin-top="0.000cm" fo:margin-bottom="2.999cm" fo:margin-left="0.000cm" fo:margin-right="0.000cm" fo:text-indent="0.000cm" fo:text-align="justify" style:page-number="auto"/>
      <style:text-properties/>
    </style:style>
    <style:style style:family="paragraph" style:name="P642" style:display-name="P642" style:parent-style-name="Style13" style:master-page-name="PageStyle13">
      <style:paragraph-properties fo:background-color="transparent" fo:margin-top="0.000cm" fo:margin-bottom="0.000cm" fo:line-height="159.%" fo:margin-left="0.000cm" fo:margin-right="0.000cm" fo:text-indent="0.000cm" fo:text-align="justify" style:page-number="auto"/>
      <style:text-properties/>
    </style:style>
    <style:style style:family="paragraph" style:name="P643" style:display-name="P643" style:parent-style-name="Style40" style:master-page-name="PageStyle14">
      <style:paragraph-properties fo:keep-with-next="always" fo:keep-together="always" fo:background-color="transparent" fo:margin-top="0.000cm" fo:line-height="100.%" fo:margin-left="0.000cm" fo:margin-right="0.000cm" fo:text-indent="1.023cm" fo:text-align="justify" style:page-number="auto"/>
      <style:text-properties/>
    </style:style>
    <style:style style:family="paragraph" style:name="P644" style:display-name="P644" style:parent-style-name="Style2" style:master-page-name="PageStyle16">
      <style:paragraph-properties fo:background-color="transparent" fo:margin-top="0.000cm" fo:margin-bottom="0.000cm" fo:line-height="194.%" fo:margin-left="0.000cm" fo:margin-right="0.000cm" fo:text-indent="1.023cm" fo:text-align="justify" style:page-number="auto"/>
      <style:text-properties/>
    </style:style>
    <style:style style:family="paragraph" style:name="P645" style:display-name="P645" style:parent-style-name="Style34" style:master-page-name="PageStyle17">
      <style:paragraph-properties fo:keep-with-next="always" fo:keep-together="always" fo:background-color="transparent" fo:margin-top="0.000cm" fo:margin-bottom="0.176cm" fo:line-height="100.%" fo:margin-left="0.000cm" fo:margin-right="0.000cm" fo:text-indent="0.000cm" fo:text-align="center" style:page-number="auto"/>
      <style:text-properties/>
    </style:style>
    <style:style style:family="paragraph" style:name="P646" style:display-name="P646" style:parent-style-name="Style46" style:master-page-name="PageStyle18">
      <style:paragraph-properties fo:background-color="transparent" fo:margin-top="0.000cm" fo:margin-bottom="0.000cm" fo:line-height="137.%" fo:margin-left="0.000cm" fo:margin-right="0.000cm" fo:text-indent="1.023cm" fo:text-align="justify" style:page-number="auto"/>
      <style:text-properties/>
    </style:style>
    <style:style style:family="paragraph" style:name="P647" style:display-name="P647" style:parent-style-name="Style46" style:master-page-name="PageStyle19">
      <style:paragraph-properties fo:background-color="transparent" fo:margin-top="0.000cm" fo:margin-bottom="0.318cm" fo:line-height="100.%" fo:margin-left="0.000cm" fo:margin-right="0.000cm" fo:text-indent="1.023cm" fo:text-align="justify" style:page-number="auto"/>
      <style:text-properties/>
    </style:style>
    <style:style style:family="paragraph" style:name="P648" style:display-name="P648" style:parent-style-name="Style13" style:master-page-name="PageStyle20">
      <style:paragraph-properties fo:background-color="transparent" fo:margin-top="0.000cm" fo:margin-bottom="0.000cm" fo:margin-left="0.000cm" fo:margin-right="0.000cm" fo:text-indent="0.000cm" fo:text-align="justify" style:page-number="auto"/>
      <style:text-properties/>
    </style:style>
    <style:style style:family="paragraph" style:name="P649" style:display-name="P649" style:parent-style-name="Style22" style:master-page-name="PageStyle21">
      <style:paragraph-properties fo:background-color="transparent" fo:margin-top="0.000cm" fo:margin-bottom="0.318cm" fo:line-height="100.%" fo:margin-left="0.000cm" fo:margin-right="0.000cm" fo:text-indent="1.023cm" fo:text-align="right" style:page-number="auto"/>
      <style:text-properties/>
    </style:style>
    <style:style style:family="paragraph" style:name="P650" style:display-name="P650" style:parent-style-name="Style19" style:master-page-name="PageStyle23">
      <style:paragraph-properties fo:keep-with-next="always" fo:keep-together="always" fo:background-color="transparent" fo:margin-top="0.000cm" fo:margin-bottom="0.282cm" fo:line-height="100.%" fo:margin-left="0.000cm" fo:margin-right="0.000cm" fo:text-indent="0.000cm" fo:text-align="center" style:page-number="auto"/>
      <style:text-properties/>
    </style:style>
    <style:style style:family="paragraph" style:name="P651" style:display-name="P651" style:parent-style-name="Style19" style:master-page-name="PageStyle25">
      <style:paragraph-properties fo:keep-with-next="always" fo:keep-together="always" fo:background-color="transparent" fo:margin-top="0.000cm" fo:margin-bottom="0.282cm" fo:line-height="100.%" fo:margin-left="0.000cm" fo:margin-right="6.244cm" fo:text-indent="0.000cm" fo:text-align="right" style:page-number="auto"/>
      <style:text-properties/>
    </style:style>
    <style:style style:family="paragraph" style:name="P652" style:display-name="P652" style:parent-style-name="Style34" style:master-page-name="PageStyle26">
      <style:paragraph-properties fo:keep-with-next="always" fo:keep-together="always" fo:background-color="transparent" fo:margin-top="0.000cm" fo:margin-bottom="0.176cm" fo:line-height="100.%" fo:margin-left="0.000cm" fo:margin-right="0.000cm" fo:text-indent="0.000cm" fo:text-align="center" style:page-number="auto"/>
      <style:text-properties/>
    </style:style>
    <style:style style:family="paragraph" style:name="P653" style:display-name="P653" style:parent-style-name="Style22" style:master-page-name="PageStyle27">
      <style:paragraph-properties fo:background-color="transparent" fo:margin-top="0.000cm" fo:margin-bottom="0.000cm" fo:line-height="169.%" fo:margin-left="0.000cm" fo:margin-right="0.000cm" fo:text-indent="1.058cm" fo:text-align="justify" style:page-number="auto"/>
      <style:text-properties/>
    </style:style>
    <style:style style:family="paragraph" style:name="P654" style:display-name="P654" style:parent-style-name="Style7" style:master-page-name="PageStyle28">
      <style:paragraph-properties fo:background-color="transparent" fo:margin-top="0.000cm" fo:margin-bottom="0.000cm" fo:line-height="158.%" fo:margin-left="0.000cm" fo:margin-right="0.000cm" fo:text-indent="1.023cm" fo:text-align="justify" style:page-number="auto"/>
      <style:text-properties/>
    </style:style>
    <style:style style:family="paragraph" style:name="P655" style:display-name="P655" style:parent-style-name="Style11" style:master-page-name="PageStyle29">
      <style:paragraph-properties fo:keep-with-next="always" fo:keep-together="always" fo:background-color="transparent" fo:margin-top="0.000cm" fo:margin-bottom="0.176cm" fo:line-height="100.%" fo:margin-left="0.000cm" fo:margin-right="0.000cm" fo:text-indent="1.023cm" fo:text-align="left" style:page-number="auto"/>
      <style:text-properties/>
    </style:style>
    <style:style style:family="paragraph" style:name="P656" style:display-name="P656" style:parent-style-name="Style13" style:master-page-name="PageStyle30">
      <style:paragraph-properties fo:background-color="transparent" fo:margin-top="0.000cm" fo:margin-bottom="0.000cm" fo:margin-left="0.000cm" fo:margin-right="0.000cm" fo:text-indent="0.000cm" fo:text-align="left" style:page-number="auto"/>
      <style:text-properties/>
    </style:style>
    <style:style style:family="paragraph" style:name="P657" style:display-name="P657" style:parent-style-name="Style19" style:master-page-name="PageStyle31">
      <style:paragraph-properties fo:keep-with-next="always" fo:keep-together="always" fo:background-color="transparent" fo:margin-top="0.000cm" fo:margin-bottom="1.058cm" fo:line-height="100.%" fo:margin-left="0.000cm" fo:margin-right="7.408cm" fo:text-indent="0.000cm" fo:text-align="justify" style:page-number="auto"/>
      <style:text-properties/>
    </style:style>
    <style:style style:family="paragraph" style:name="P658" style:display-name="P658" style:parent-style-name="Style2" style:master-page-name="PageStyle32">
      <style:paragraph-properties fo:background-color="transparent" fo:margin-top="0.000cm" fo:margin-bottom="0.000cm" fo:margin-left="0.000cm" fo:margin-right="0.000cm" fo:text-indent="0.000cm" fo:text-align="justify" style:page-number="auto"/>
      <style:text-properties/>
    </style:style>
    <style:style style:family="paragraph" style:name="P659" style:display-name="P659" style:parent-style-name="Style19" style:master-page-name="PageStyle33">
      <style:paragraph-properties fo:keep-with-next="always" fo:keep-together="always" fo:background-color="transparent" fo:margin-top="0.000cm" fo:margin-bottom="1.058cm" fo:line-height="100.%" fo:margin-left="0.000cm" fo:margin-right="7.408cm" fo:text-indent="0.000cm" fo:text-align="justify" style:page-number="auto"/>
      <style:text-properties/>
    </style:style>
    <style:style style:family="paragraph" style:name="P660" style:display-name="P660" style:parent-style-name="Style11" style:master-page-name="PageStyle34">
      <style:paragraph-properties fo:keep-with-next="always" fo:keep-together="always" fo:background-color="transparent" fo:margin-top="0.494cm" fo:margin-bottom="0.176cm" fo:line-height="100.%" fo:margin-left="0.000cm" fo:margin-right="0.000cm" fo:text-indent="0.000cm" fo:text-align="center" style:page-number="auto"/>
      <style:text-properties/>
    </style:style>
    <style:style style:family="paragraph" style:name="P661" style:display-name="P661" style:parent-style-name="Style13" style:master-page-name="PageStyle35">
      <style:paragraph-properties fo:background-color="transparent" fo:margin-top="0.000cm" fo:margin-bottom="2.963cm" fo:line-height="218.%" fo:margin-left="0.000cm" fo:margin-right="0.000cm" fo:text-indent="0.000cm" fo:text-align="justify" style:page-number="auto"/>
      <style:text-properties/>
    </style:style>
    <style:style style:family="paragraph" style:name="P662" style:display-name="P662" style:parent-style-name="Style2" style:master-page-name="PageStyle36">
      <style:paragraph-properties fo:background-color="transparent" fo:margin-top="0.000cm" fo:margin-bottom="5.574cm" fo:line-height="100.%" fo:margin-left="0.000cm" fo:margin-right="0.000cm" fo:text-indent="1.023cm" fo:text-align="justify" style:page-number="auto"/>
      <style:text-properties/>
    </style:style>
    <style:style style:family="paragraph" style:name="P663" style:display-name="P663" style:parent-style-name="Style13" style:master-page-name="PageStyle37">
      <style:paragraph-properties fo:background-color="transparent" fo:margin-top="0.000cm" fo:margin-bottom="0.282cm" fo:line-height="100.%" fo:margin-left="0.000cm" fo:margin-right="0.000cm" fo:text-indent="0.000cm" fo:text-align="justify" style:page-number="auto"/>
      <style:text-properties/>
    </style:style>
    <style:style style:family="paragraph" style:name="P664" style:display-name="P664" style:parent-style-name="Style40" style:master-page-name="PageStyle38">
      <style:paragraph-properties fo:keep-with-next="always" fo:keep-together="always" fo:background-color="transparent" fo:margin-top="0.000cm" fo:margin-bottom="0.247cm" fo:line-height="100.%" fo:margin-left="0.000cm" fo:margin-right="6.385cm" fo:text-indent="0.000cm" fo:text-align="right" style:page-number="auto"/>
      <style:text-properties/>
    </style:style>
    <style:style style:family="paragraph" style:name="P665" style:display-name="P665" style:parent-style-name="Style11" style:master-page-name="PageStyle39">
      <style:paragraph-properties fo:keep-with-next="always" fo:keep-together="always" fo:background-color="transparent" fo:margin-top="0.000cm" fo:margin-bottom="0.953cm" fo:line-height="100.%" fo:margin-left="0.000cm" fo:margin-right="0.000cm" fo:text-indent="1.023cm" fo:text-align="justify" style:page-number="auto"/>
      <style:text-properties/>
    </style:style>
    <style:style style:family="paragraph" style:name="P666" style:display-name="P666" style:parent-style-name="Style40" style:master-page-name="PageStyle40">
      <style:paragraph-properties fo:keep-with-next="always" fo:keep-together="always" fo:background-color="transparent" fo:margin-top="0.000cm" fo:margin-bottom="0.423cm" fo:line-height="100.%" fo:margin-left="0.000cm" fo:margin-right="0.000cm" fo:text-indent="1.023cm" fo:text-align="right" style:page-number="auto"/>
      <style:text-properties/>
    </style:style>
    <style:style style:family="paragraph" style:name="P667" style:display-name="P667" style:parent-style-name="Style7" style:master-page-name="PageStyle41">
      <style:paragraph-properties fo:background-color="transparent" fo:margin-top="0.000cm" fo:margin-bottom="0.000cm" fo:line-height="217.%" fo:margin-left="0.000cm" fo:margin-right="0.000cm" fo:text-indent="1.023cm" fo:text-align="justify" style:page-number="auto"/>
      <style:text-properties/>
    </style:style>
    <style:style style:family="paragraph" style:name="P668" style:display-name="P668" style:parent-style-name="Style7" style:master-page-name="PageStyle42">
      <style:paragraph-properties fo:background-color="transparent" fo:margin-top="0.000cm" fo:margin-bottom="0.247cm" fo:line-height="100.%" fo:margin-left="0.000cm" fo:margin-right="0.000cm" fo:text-indent="0.000cm" fo:text-align="justify" style:page-number="auto"/>
      <style:text-properties/>
    </style:style>
    <style:style style:family="paragraph" style:name="P669" style:display-name="P669" style:parent-style-name="Style40" style:master-page-name="PageStyle43">
      <style:paragraph-properties fo:keep-with-next="always" fo:keep-together="always" fo:background-color="transparent" fo:margin-top="0.000cm" fo:line-height="100.%" fo:margin-left="0.000cm" fo:margin-right="0.000cm" fo:text-indent="1.023cm" fo:text-align="right" style:page-number="auto"/>
      <style:text-properties/>
    </style:style>
    <text:list-style style:name="L0">
      <text:list-level-style-number text:start-value="1" style:num-format="1" text:level="1" text:style-name="CharStyle42" style:num-suffix=")"/>
    </text:list-style>
    <text:list-style style:name="L2">
      <text:list-level-style-number text:start-value="1" style:num-format="1" text:level="1" text:style-name="CharStyle42" style:num-suffix=")"/>
    </text:list-style>
    <text:list-style style:name="L4">
      <text:list-level-style-bullet text:bullet-char="-" text:level="1" text:style-name="CharStyle3"/>
    </text:list-style>
    <text:list-style style:name="L6">
      <text:list-level-style-number text:start-value="1" style:num-format="1" text:level="1" text:style-name="CharStyle42" style:num-suffix=")"/>
    </text:list-style>
    <text:list-style style:name="L8">
      <text:list-level-style-number text:start-value="1" style:num-format="1" text:level="1" text:style-name="CharStyle17" style:num-suffix=")"/>
    </text:list-style>
    <text:list-style style:name="L10">
      <text:list-level-style-number text:start-value="2" style:num-format="1" text:level="1" text:style-name="CharStyle42" style:num-suffix=")"/>
    </text:list-style>
    <style:style style:name="fr14" style:family="graphic" style:parent-style-name="Frame">
      <style:graphic-properties style:wrap-contour="false" fo:background-color="#ffffff" style:background-transparency="100%" style:flow-with-text="false" fo:margin-left="0.318cm" fo:margin-right="0.318cm" fo:margin-top="0" fo:margin-bottom="0" fo:border="none" style:wrap="right" style:vertical-rel="paragraph-content" style:horizontal-rel="page" style:horizontal-pos="from-left" style:vertical-pos="from-top"/>
    </style:style>
    <style:style style:name="Sect0" style:family="section">
      <style:section-properties fo:margin-left="3.108cm" fo:margin-right="3.141cm" style:writing-mode="rl-tb">
        <style:columns fo:column-count="1" fo:column-gap="1.270cm"/>
      </style:section-properties>
    </style:style>
    <style:style style:name="Sect1" style:family="section">
      <style:section-properties fo:margin-left="3.108cm" fo:margin-right="3.133cm">
        <style:columns fo:column-count="1" fo:column-gap="1.270cm"/>
      </style:section-properties>
    </style:style>
    <style:style style:name="Sect2" style:family="section">
      <style:section-properties fo:margin-left="3.112cm" fo:margin-right="3.136cm" style:writing-mode="rl-tb">
        <style:columns fo:column-count="1" fo:column-gap="1.270cm"/>
      </style:section-properties>
    </style:style>
    <style:style style:name="Sect3" style:family="section">
      <style:section-properties fo:margin-left="3.122cm" fo:margin-right="3.126cm">
        <style:columns fo:column-count="1" fo:column-gap="1.270cm"/>
      </style:section-properties>
    </style:style>
    <style:style style:name="Sect4" style:family="section">
      <style:section-properties fo:margin-left="3.108cm" fo:margin-right="3.117cm">
        <style:columns fo:column-count="1" fo:column-gap="1.270cm"/>
      </style:section-properties>
    </style:style>
    <style:style style:name="Sect5" style:family="section">
      <style:section-properties fo:margin-left="3.108cm" fo:margin-right="3.133cm" style:writing-mode="rl-tb">
        <style:columns fo:column-count="1" fo:column-gap="1.270cm"/>
      </style:section-properties>
    </style:style>
    <style:style style:name="Sect6" style:family="section">
      <style:section-properties fo:margin-left="3.126cm" fo:margin-right="3.108cm">
        <style:columns fo:column-count="1" fo:column-gap="1.270cm"/>
      </style:section-properties>
    </style:style>
    <style:style style:name="Sect7" style:family="section">
      <style:section-properties fo:margin-left="3.193cm" fo:margin-right="3.090cm" style:writing-mode="rl-tb">
        <style:columns fo:column-count="1" fo:column-gap="1.270cm"/>
      </style:section-properties>
    </style:style>
    <style:style style:name="Sect8" style:family="section">
      <style:section-properties fo:margin-left="3.117cm" fo:margin-right="3.117cm" style:writing-mode="rl-tb">
        <style:columns fo:column-count="1" fo:column-gap="1.270cm"/>
      </style:section-properties>
    </style:style>
    <style:style style:name="Sect9" style:family="section">
      <style:section-properties fo:margin-left="3.129cm" fo:margin-right="3.129cm">
        <style:columns fo:column-count="1" fo:column-gap="1.270cm"/>
      </style:section-properties>
    </style:style>
    <style:style style:name="Sect10" style:family="section">
      <style:section-properties fo:margin-left="3.108cm" fo:margin-right="3.117cm">
        <style:columns fo:column-count="1" fo:column-gap="1.270cm"/>
      </style:section-properties>
    </style:style>
    <style:style style:name="Sect11" style:family="section">
      <style:section-properties fo:margin-left="3.099cm" fo:margin-right="3.141cm" style:writing-mode="rl-tb">
        <style:columns fo:column-count="1" fo:column-gap="1.270cm"/>
      </style:section-properties>
    </style:style>
    <style:style style:name="Sect12" style:family="section">
      <style:section-properties fo:margin-left="3.126cm" fo:margin-right="3.126cm">
        <style:columns fo:column-count="1" fo:column-gap="1.270cm"/>
      </style:section-properties>
    </style:style>
    <style:style style:name="Sect13" style:family="section">
      <style:section-properties fo:margin-left="3.235cm" fo:margin-right="3.150cm" style:writing-mode="rl-tb">
        <style:columns fo:column-count="1" fo:column-gap="1.270cm"/>
      </style:section-properties>
    </style:style>
    <style:style style:name="Sect14" style:family="section">
      <style:section-properties fo:margin-left="3.106cm" fo:margin-right="3.136cm" style:writing-mode="rl-tb">
        <style:columns fo:column-count="1" fo:column-gap="1.270cm"/>
      </style:section-properties>
    </style:style>
    <style:style style:name="Sect15" style:family="section">
      <style:section-properties fo:margin-left="3.119cm" fo:margin-right="3.122cm">
        <style:columns fo:column-count="1" fo:column-gap="1.270cm"/>
      </style:section-properties>
    </style:style>
    <style:style style:name="Sect16" style:family="section">
      <style:section-properties fo:margin-left="3.126cm" fo:margin-right="3.134cm">
        <style:columns fo:column-count="1" fo:column-gap="1.270cm"/>
      </style:section-properties>
    </style:style>
    <style:style style:name="Sect17" style:family="section">
      <style:section-properties fo:margin-left="3.108cm" fo:margin-right="3.126cm" style:writing-mode="rl-tb">
        <style:columns fo:column-count="1" fo:column-gap="1.270cm"/>
      </style:section-properties>
    </style:style>
    <style:style style:name="Sect18" style:family="section">
      <style:section-properties fo:margin-left="3.141cm" fo:margin-right="3.133cm">
        <style:columns fo:column-count="1" fo:column-gap="1.270cm"/>
      </style:section-properties>
    </style:style>
    <style:style style:name="Sect19" style:family="section">
      <style:section-properties fo:margin-left="3.140cm" fo:margin-right="3.117cm" style:writing-mode="rl-tb">
        <style:columns fo:column-count="1" fo:column-gap="1.270cm"/>
      </style:section-properties>
    </style:style>
    <style:style style:name="Sect20" style:family="section">
      <style:section-properties fo:margin-left="3.140cm" fo:margin-right="3.117cm">
        <style:columns fo:column-count="1" fo:column-gap="1.270cm"/>
      </style:section-properties>
    </style:style>
    <style:style style:name="Sect21" style:family="section">
      <style:section-properties fo:margin-left="3.126cm" fo:margin-right="3.143cm" style:writing-mode="rl-tb">
        <style:columns fo:column-count="1" fo:column-gap="1.270cm"/>
      </style:section-properties>
    </style:style>
    <style:style style:name="Sect22" style:family="section">
      <style:section-properties fo:margin-left="3.136cm" fo:margin-right="3.133cm">
        <style:columns fo:column-count="1" fo:column-gap="1.270cm"/>
      </style:section-properties>
    </style:style>
    <style:style style:name="Sect23" style:family="section">
      <style:section-properties fo:margin-left="3.108cm" fo:margin-right="3.117cm">
        <style:columns fo:column-count="1" fo:column-gap="1.270cm"/>
      </style:section-properties>
    </style:style>
    <style:style style:name="Sect24" style:family="section">
      <style:section-properties fo:margin-left="3.126cm" fo:margin-right="3.143cm" style:writing-mode="rl-tb">
        <style:columns fo:column-count="1" fo:column-gap="1.270cm"/>
      </style:section-properties>
    </style:style>
    <style:style style:name="Sect25" style:family="section">
      <style:section-properties fo:margin-left="3.126cm" fo:margin-right="3.126cm">
        <style:columns fo:column-count="1" fo:column-gap="1.270cm"/>
      </style:section-properties>
    </style:style>
    <style:style style:name="Sect26" style:family="section">
      <style:section-properties fo:margin-left="3.171cm" fo:margin-right="3.120cm" style:writing-mode="rl-tb">
        <style:columns fo:column-count="1" fo:column-gap="1.270cm"/>
      </style:section-properties>
    </style:style>
    <style:style style:name="Sect27" style:family="section">
      <style:section-properties fo:margin-left="3.126cm" fo:margin-right="3.134cm" style:writing-mode="rl-tb">
        <style:columns fo:column-count="1" fo:column-gap="1.270cm"/>
      </style:section-properties>
    </style:style>
    <style:style style:name="Sect28" style:family="section">
      <style:section-properties fo:margin-left="3.126cm" fo:margin-right="3.143cm" style:writing-mode="rl-tb">
        <style:columns fo:column-count="1" fo:column-gap="1.270cm"/>
      </style:section-properties>
    </style:style>
    <style:style style:name="Sect29" style:family="section">
      <style:section-properties fo:margin-left="3.122cm" fo:margin-right="3.134cm" style:writing-mode="rl-tb">
        <style:columns fo:column-count="1" fo:column-gap="1.270cm"/>
      </style:section-properties>
    </style:style>
    <style:style style:name="Sect30" style:family="section">
      <style:section-properties fo:margin-left="3.108cm" fo:margin-right="3.126cm">
        <style:columns fo:column-count="1" fo:column-gap="1.270cm"/>
      </style:section-properties>
    </style:style>
    <style:style style:name="Sect31" style:family="section">
      <style:section-properties fo:margin-left="3.126cm" fo:margin-right="3.134cm" style:writing-mode="rl-tb">
        <style:columns fo:column-count="1" fo:column-gap="1.270cm"/>
      </style:section-properties>
    </style:style>
    <style:style style:name="Sect32" style:family="section">
      <style:section-properties fo:margin-left="3.141cm" fo:margin-right="3.124cm">
        <style:columns fo:column-count="1" fo:column-gap="1.270cm"/>
      </style:section-properties>
    </style:style>
    <style:style style:name="Sect33" style:family="section">
      <style:section-properties fo:margin-left="3.196cm" fo:margin-right="3.087cm" style:writing-mode="rl-tb">
        <style:columns fo:column-count="1" fo:column-gap="1.270cm"/>
      </style:section-properties>
    </style:style>
    <style:style style:name="Sect34" style:family="section">
      <style:section-properties fo:margin-left="3.119cm" fo:margin-right="3.140cm" style:writing-mode="rl-tb">
        <style:columns fo:column-count="1" fo:column-gap="1.270cm"/>
      </style:section-properties>
    </style:style>
    <style:style style:name="Sect35" style:family="section">
      <style:section-properties fo:margin-left="3.112cm" fo:margin-right="3.129cm">
        <style:columns fo:column-count="1" fo:column-gap="1.270cm"/>
      </style:section-properties>
    </style:style>
    <style:style style:name="Sect36" style:family="section">
      <style:section-properties fo:margin-left="3.126cm" fo:margin-right="3.134cm">
        <style:columns fo:column-count="1" fo:column-gap="1.270cm"/>
      </style:section-properties>
    </style:style>
    <style:style style:name="Sect37" style:family="section">
      <style:section-properties fo:margin-left="3.108cm" fo:margin-right="3.133cm" style:writing-mode="rl-tb">
        <style:columns fo:column-count="1" fo:column-gap="1.270cm"/>
      </style:section-properties>
    </style:style>
    <style:style style:name="Sect38" style:family="section">
      <style:section-properties fo:margin-left="3.141cm" fo:margin-right="3.124cm">
        <style:columns fo:column-count="1" fo:column-gap="1.270cm"/>
      </style:section-properties>
    </style:style>
    <style:style style:name="Sect39" style:family="section">
      <style:section-properties fo:margin-left="3.235cm" fo:margin-right="3.150cm" style:writing-mode="rl-tb">
        <style:columns fo:column-count="1" fo:column-gap="1.270cm"/>
      </style:section-properties>
    </style:style>
  </office:automatic-styles>
  <office:body>
    <office:text>
      <text:section text:style-name="Sect0" text:name="Section0">
        <text:p text:style-name="P630"><text:span text:style-name="CharStyle3">סיפור חסידי מאת הסופר י.ל פרץ.</text:span></text:p>
        <text:p text:style-name="P17"><text:span text:style-name="CharStyle8">בכל ימי הסליחות, נעלם הרבי מנמירוב. כל האנשים קמו מוקדם והתאספו בבית הכנסת. רק הצדיק לא היה שם. איש לא ידע לאן הוא נעלם. הימים היו "ימים נוראים". הולך וקרב יום כיפור, יום הדין.</text:span></text:p>
        <text:p text:style-name="P18"><text:span text:style-name="CharStyle8">אנשים חשבו:" בלי ספק עלה ה״צדיק" לשמיים, עומד לפני הקדוש ברוך הוא, ומתפלל על עם ישראל."</text:span></text:p>
        <text:p text:style-name="P19"><text:span text:style-name="CharStyle8">והנה הגיע לנמירוב "מתנגד" מוילנה. כאשר שמע שאומרים כי הצדיק עלה לשמיים, מילא פיו צחוק ואמר:"אפילו משה רבנו לא עלה לשמיים, אלא רק להר סיני, ואתם אומרים שהצדיק שלכם עלה?"</text:span></text:p>
        <text:p text:style-name="P20"><text:span text:style-name="CharStyle8">״ובכן״ - שאלו - "איפה הוא בשעת הסליחות?"</text:span></text:p>
        <text:p text:style-name="P21"><text:span text:style-name="CharStyle8">באותו רגע החליט הבחור לחקור בדבר. עוד באותו יום התגנב הבחור אל ביתו של הרב והתחבא תחת מיטתו. הוא פחד שיירדם ולכן התחיל לחזור בעל-פה על השיעור בתלמוד, שכב הבחור כל הלילה ולמד בעל פה. לפני שעלה השחר, הרגיש הבחור שהצדיק מתהפך על מיטתו ונאנח. והאנחות מלאות צער וכאב. ושניהם שוכבים: הרבי על המיטה והבחור תחת המיטה... כשקראו לסליחות, שמע הבחור רעש ותנועה בחדרי הבית. בני הבית ירדו ממיטותיהם, הדליקו נרות, התרחצו, התלבשו, פתחו את הדלת ויצאו. השקט חזר לבית. הוא נשאר לבדו עם הרבי.</text:span></text:p>
        <text:p text:style-name="P22"><text:span text:style-name="CharStyle8">באותו רגע נפל עליו פחד גדול. לא דבר פשוט הוא להישאר לבד עם הצדיק בשעת הסליחות! אבל הבחור עקשן היה, רעד בכל גופו והמשיך לשכב... בינתים קם הצדיק ממיטתו, עשה מה שעשה, אחר-כך ניגש לארון הבגדים, הוציא ולבש מכנסי בד לבנים, רחבים וקצרים, מגפיים גדולים, מעיל עבה, כובע וחגורת עור - בגדי איכר! אחר- כך שם בכיסו חבל עבה. הבחור לט האמין למראה עיניו. הוא חשב שהוא חולם חלום.</text:span></text:p>
        <text:p text:style-name="P23"><text:span text:style-name="CharStyle8">הרבי יצא מחדרו והבחור קם בשקט והלך אחריו כמו צל. הרבי נכנס למטבח, הוציא מהמגרה גרזן גדול, שם אותו בתוך החגורה ויצא מן הבית. והבחור אחריו. עלה בילבו כי הרב הוא צדיק ביום ושודד בלילה.</text:span></text:p>
        <text:p text:style-name="P24"><text:span text:style-name="CharStyle3">סיפור חסידי מאת הסופר י.ל פרץ.</text:span></text:p>
        <text:p text:style-name="P25"><text:span text:style-name="CharStyle8">בכל ימי הסליחו־ת, נעלם הרפי מנמירוב. ?ל האנשים קןמר מקךם והתאספו בבית הכנסת. .רק הצדיק לא היה עזם. איש לא ידע לאן הוא נעלם. ה?מים דייו ׳/ימים נוראים". הולך וקרב יום ?:פור. יום הדין.</text:span></text:p>
        <text:p text:style-name="P26"><text:span text:style-name="CharStyle8">אנשים חשבו:" בלי ספק עלה ה״צדיק" לשמים. עומד לפני הקדוש ברוך הוא, ימתפלל על עם ישראל."</text:span></text:p>
        <text:p text:style-name="P27"><text:span text:style-name="CharStyle8">והנה הגיע לנמירוב "מתנגד" מוילנה. כאשר שמע שאומרים ?י הצדיק עלה </text:span><text:span text:style-name="CharStyle9">לש</text:span><text:span text:style-name="CharStyle8">מים. מלא פיו צחוק ואמר:"אפלו משה רבנו לא עלה לשמים. אזלא רק להר סיני. ואתם אומרים שהצדיק שלכם עלה?"</text:span></text:p>
        <text:p text:style-name="P28"><text:span text:style-name="CharStyle8">"ובכן" - שאלו - "איפה הוא בשעת הסליחות?"</text:span></text:p>
        <text:p text:style-name="P29"><text:span text:style-name="CharStyle8">באותו .יגע החליט הבחור לדזקר בדבר. עוד באותו יום התגנב הבחור אל בביתו של הרב והתחבא וזרות מטתו. הוא פחד שירדם ךל?בן התחיל לחזר בעל-פה על השעור בתלמוד. שמב הבחור כל הלילה ולכוד בעל פח. לפני שעלה השדור, הרגיש הבחור שהצדיק מתהפך על מטתו ונאנח. והאנחות מלאות צער וכאב. ושניהם שוכבים: הרבי על המטה והבחור וזרות המיטה... כשקראו לסליחות. שמע הבחור רעש ותנועה בחדרי הבית. בני הבית ירדו ממטותיהם. הדליקו נרות. התרחצו. התלבשו. פתחו זאת הדלת ויצאו. השקט חוזר לבית. הוא נשאר לבדו עם וחרבי.</text:span></text:p>
        <text:p text:style-name="P30"><text:span text:style-name="CharStyle8">באותו .רגע נפל עליו פחד גדול. לא דבר פשוט הוא להשאר לבד עם הצדיק בשעת הסליחות! אבל הבחור עקשן הזיה. ועד בכל גופו והמשיך לשכב... בינתים קם הצדיק ממטתו. עשה מה שעשה. אחר-כך נגש לארון הבגדים. הוציא ולבש מכנסי בד לבנים. רחבים וקןצרים. מגפים גדולים. מעיל עבה. כובע .וחגורת עור - בגדי אכר! אחר- כך עזם בכיסו חבל עבה. הבחור לא האמין למראה עיניו. הוא חשב שהוא חולם חלום.</text:span></text:p>
        <text:p text:style-name="P31"><text:span text:style-name="CharStyle8">חרבי יצא מחדרו והבחור קם בשקט ו*</text:span><text:span text:style-name="CharStyle10">7</text:span><text:span text:style-name="CharStyle8">ילך אחריו כמו צל. חרבי נכנס למטבח. הוציא נמדוכוגרה גרזן גדול. עזם אותו בתוך החגורה ויצא מזן הבית. והבחור חריו. עלה בלבו כי הרב הוא צדיק ביום ושודד בלילה.</text:span></text:p>
      </text:section>
      <text:section text:style-name="Sect1" text:name="Section1">
        <text:h text:outline-level="3" text:style-name="P631"><text:bookmark-start text:name="bookmark0"/><text:bookmark-start text:name="bookmark1"/><text:bookmark-start text:name="bookmark2"/><text:span text:style-name="CharStyle12">Si ce n'est plus haut que cela!</text:span><text:bookmark-end text:name="bookmark0"/><text:bookmark-end text:name="bookmark1"/><text:bookmark-end text:name="bookmark2"/></text:h>
        <text:p text:style-name="P33"><text:span text:style-name="CharStyle14">Pendant toute la période des " Selihot", le Rabbi de Némirov disparaissait; Tous les gens s'étaient levés de bonne heure et s'étaient rassemblés à la synagogue. Seul, le "Tsadik" n'y était pas. Personne ne savait où il avait disparu. C'était "les jours redoutables". Le jour de Kippour, le jour du jugement approchait.</text:span></text:p>
        <text:p text:style-name="P34"><text:span text:style-name="CharStyle14">Les gens pensaient:"Le " Tsadik" est sans aucun doute monté au ciel, se tient devant l'Eternel et prie pour le peuple d'Israël!"</text:span></text:p>
        <text:p text:style-name="P35"><text:span text:style-name="CharStyle14">Et voici qu'arrive à Némirov un "opposant de Vilna". Lorsqu'il entendit les gens raconter que le "Tsadik" montait au ciel, il ricana et dit:" même Moïse, notre Maître, n'est pas monté au ciel, mais seulement au mont Sinaï, et vous dites que votre "Tsadik" est monté?!" A ce moment là, le jeune homme décida d'élucider l'affaire.</text:span></text:p>
        <text:p text:style-name="P36"><text:span text:style-name="CharStyle14">Ce même jour, il se faufila dans la maison du Rav et se cacha sous son lit. Il eut peur de s'endormir, c'est pour cela qu'il commença à répéter une leçon de talmud par coeur. Le jeune homme resta allongé toute la nuit et étudia. Avant l'aube, le jeune homme sentit que le Rav se retournait dans son lit et soupirait. Et les soupirs étaient remplis de peine et de douleur. Et les deux étaient allongés: le Rabbi sur le lit et le jeune homme sous le lit... Lorsqu'on appela pour les "Selihot", le jeune homme entendit du bruit et du mouvement dans les pièces de la maison. Les habitants descendirent de leurs lits, allumèrent des bougies, se lavèrent, s'habillèrent, ouvrirent la porte et sortirent. Le calme revint dans la maison. Il resta seul avec le Rabbi.</text:span></text:p>
        <text:p text:style-name="P37"><text:span text:style-name="CharStyle14">A ce moment il eut une grande frayeur. Ce n'éatit pas chose simple de rester seul avec le "Tsadik" pendant les "Selihot". Mais le jeune homme était têtu. Il tremblait de tout son être mais resta allongé... Entre temps, le "Tsadik" se leva de son lit, fit ce qu'il fit, se dirigea ensuite vers l"armoire aux vêtements,en sortit et mit des pantalons blancs, larges et courts, de grandes bottes, un épais manteau, un chapeau et une ceinture en cuir... "des vêtements de paysan!" Ensuite il mit dans sa poche une corde épaisse. Le</text:span></text:p>
      </text:section>
      <text:section text:style-name="Sect2" text:name="Section2">
        <text:p text:style-name="P632"><text:span text:style-name="CharStyle14">jeune homme n'en croyait pas ses yeux. Il pensait rêver.</text:span></text:p>
        <text:p text:style-name="P39"><text:span text:style-name="CharStyle14">Le Rabbi sortit de sa chambre et le jeune homme se leva en silence et le suivit comme son ombre. Le Rabbi entra dans la cuisine, sortit du tiroir une grande hache, la mit dans sa ceinture et sortit, le jeune homme derrière lui. Celui-ci pensa que le Rav était un "Tsadik" le jour et un bandit la nuit.</text:span></text:p>
        <text:p text:style-name="P40"><text:span text:style-name="CharStyle16">אם לא למעלה מזה</text:span></text:p>
        <text:p text:style-name="P41"><text:span text:style-name="CharStyle3">חלק ב׳</text:span></text:p>
        <text:p text:style-name="P42"><text:span text:style-name="CharStyle3">הלך הרבי בשקט בצידי הרחובות. מץ הבתים נשמעו קולות תפילה ומנגינה של הסליחות. והרבי ממשיך ללכת לאור הירח ביץ בית לבית והבחור אחריו... וליבו דופק כמו הד לכל צד של הצדיק. הרבי יצא מץ העיר ונכנס ליער. הוא ניגש לעץ, הוציא את הגרזץ מץ החגורה והיכה בעץ פעם, פעמיים ושלוש עד שהעץ נפל. הבחור עמד מרחוק והסתכל איך שהצדיק חותך את העצים, עושה מהם חבילה, מחזיר את הגרזץ לחגורה, שם את החבילה על כתפיו ושב העירה. הבחור הלך אחרי הרבי וחשב:" האם יצא הזקץ מדעתו?"</text:span></text:p>
        <text:p text:style-name="P43"><text:span text:style-name="CharStyle3">הצדיק הגיע לסימטה צרה וחשוכה. הוא התקרב לבית קטץ וישץ, ניגש ודפק בחלוץ. הבחור שמע מתוך הבית קול חלש של אישה חולה:" מי שם?"</text:span></text:p>
        <text:p text:style-name="P44"><text:span text:style-name="CharStyle3">והצדיק ענה בשפת האיכרים:" יא!" (אני)</text:span></text:p>
        <text:p text:style-name="P45"><text:span text:style-name="CharStyle3">והאישה שאלה:״קטו יא?" (מי אני?)</text:span></text:p>
        <text:p text:style-name="P46"><text:span text:style-name="CharStyle3">והצדיק ענה :"ואסיל"</text:span></text:p>
        <text:p text:style-name="P47"><text:span text:style-name="CharStyle3">״ואסיל? - איזה ואסיל? - ומה אתה רוצה ואסיל?"</text:span></text:p>
        <text:p text:style-name="P48"><text:span text:style-name="CharStyle3">והצדיק אמר לה בשפת האיכרים שיש לו חבילת עצים למכור בזול. הוא לא חיכה לתשובה, פתח את הדלת ונכנס לבית. הבחור התגנב אחריו וראה לאור הירח חדר קטץ ונמוך, רהיטים שבורים ואישה חולה שוכבת במיטה מכוסה בשמיכה קרועה. היא אמרה באנחה:</text:span></text:p>
        <text:p text:style-name="P49"><text:span text:style-name="CharStyle3">"אני אלמנה ענייה ואיץ לי כסף לקנות את העצים." והצדיק ענה שהוא ייתץ לה את העצים והיא תשלם בפעם אחרת...</text:span></text:p>
        <text:p text:style-name="P50"><text:span text:style-name="CharStyle3">אבל האישה ענתה שאיננה יודעת איך תשיג את הכסף כדי לשלם. בינתיים שם הצדיק את החבילה על הרצפה ואמר בכעס:</text:span></text:p>
        <text:p text:style-name="P51"><text:span text:style-name="CharStyle3">:הוי! יהודייה טפשה! את אישה קטנה וחולה, ואני בוטח בך שתשלמי לי ואלוהים גדול ורחמץ, ואת אינך בוטחת בו?"</text:span></text:p>
        <text:p text:style-name="P52"><text:span text:style-name="CharStyle3">"ומי ידליק את הצנור?" נאנחה האישה.</text:span></text:p>
        <text:p text:style-name="P53"><text:span text:style-name="CharStyle3">והצדיק ענה שהוא ידליק את התנור. אמר ועשה. בשעה שהכניס את העצים לתוך התנור שר בלחש את התפילה הראשונה של הסליחות. כאשר הדליק את העצים, שר את התפילה השנייה וכאשר סגר את התנור שר את התפילה שלישית.</text:span></text:p>
        <text:p text:style-name="P54"><text:span text:style-name="CharStyle3">והבחור המתנגד שינה את דעתו, הפך ממתנגד לחסיד, התחיל להאמין ברבי והיה נוסע אליו פעמיים בשנה. וכשהיה שומע שאנשים מספרים שהצדיק עולה בימי הסליחות לשמיים, לא צחק עוד והיה אומר:״מי יודע אם לא למעלה מזה?"</text:span></text:p>
        <text:p text:style-name="P55"><text:span text:style-name="CharStyle16">אם לא למעלה מזה</text:span></text:p>
        <text:p text:style-name="P56"><text:span text:style-name="CharStyle3">חלק ב׳</text:span></text:p>
        <text:p text:style-name="P57"><text:span text:style-name="CharStyle3">הלך הרבי בשקט בצ.די הרחובות. מן הבתים נשמעו קולות תפלה ומנגינה של הסליחות. וחרבי ממשיך ללכת </text:span><text:span text:style-name="T48">?</text:span><text:span text:style-name="T49">1</text:span><text:span text:style-name="CharStyle3">אור הירח בין בית לבית והבחור אחריו... ך?יבו דופק כמו וזד לכל צד של הצדיק. הרבי יצא </text:span><text:span text:style-name="T51">5</text:span><text:span text:style-name="CharStyle3">מן העיר ונכנס ליער. הוא נגש ליענץ, הוציא את הגרזן מן החגורה והכה בעץ פעם, פעמים ושלוש עד שהעץ נפל. הבחור עמד מרחוק והסתכל איך שהצדיק חותך את העצים, עושה מהם חבילה, מחזיר את הגרזן לחגורה, עזם את החבילה על פנית^יו ושב העירה. הבחור הלך ?אחדי חרבי וחשב:" האם יצא ךזז־?ןן מדעתו?"</text:span></text:p>
        <text:p text:style-name="P58"><text:span text:style-name="CharStyle3">הצדיק הגיע לסמטה צרה וחשוכה. הוא התקרב לבית ?!טזן וישן, נגש ודפק בחלון. הבחור שמע מתוך הבית קול חלש של אשה חולה:" מי עזם?"</text:span></text:p>
        <text:p text:style-name="P59"><text:span text:style-name="CharStyle3">והצדיק ענה בשפת האברים:" יא!" (אני)</text:span></text:p>
        <text:p text:style-name="P60"><text:span text:style-name="CharStyle3">והאשה שאלה:״קטו יא?" (כמי אני?)</text:span></text:p>
        <text:p text:style-name="P61"><text:span text:style-name="CharStyle3">והצדיק ענה :"ואסיל"</text:span></text:p>
        <text:p text:style-name="P62"><text:span text:style-name="CharStyle3">״ואסיל? - איזה ואסיל? - ומה אתה רוצנה ואסיל?"</text:span></text:p>
        <text:p text:style-name="P63"><text:span text:style-name="CharStyle3">והצדיק אמר לה בשפת ךזאאכזו“ים שיש לו חבילת עצים למכר בזול. הוא לא חכה לתשובה, פתח את הדלת ובכנס לבית. הבחור התגנב אאחריו וראה ליאור הירח חדר קטן ונמוך, רהיטים שבורים ואשה חוליה שוכבת במטה מכסה בשמיכה קרועה. היא אזמרה באבחה:</text:span></text:p>
        <text:p text:style-name="P64"><text:span text:style-name="CharStyle3">"א^י אלמנה עניה ואין ליי כסף לקנות את העצים." והצדיק ענה שהוא יתן ליה את העצים והיא תשלם בפעם אדוות...</text:span></text:p>
        <text:p text:style-name="P65"><text:span text:style-name="CharStyle3">אבל האשה ענתה שאיננה יודעת איך תשיג את הכסף כדי לשלם. ^י^רני־ם עזם הצדיק אאת הח בילה על הרצפה ואמר בכעס:</text:span></text:p>
        <text:p text:style-name="P66"><text:span text:style-name="CharStyle3">:הוי! יהודיה טפשה! זזו! אשה קטנה וחוילה, ךא^י בוטח בך שתשלמי ליי ואלהים גדול ורחמןי ראזונ אינך בוטחת בו?"</text:span></text:p>
      </text:section>
      <text:section text:style-name="Sect3" text:name="Section3">
        <text:p text:style-name="P633"><text:span text:style-name="CharStyle3">"ומי ידליק את התנור?" באבחה האשה.</text:span></text:p>
        <text:p text:style-name="P68"><text:span text:style-name="CharStyle3">ךהצהיק ענה שהוא ידליק את התנור. אמר ועשה. בשעה </text:span><text:span text:style-name="CharStyle17">J</text:span><text:span text:style-name="CharStyle3">הכביס את העצים </text:span><text:span text:style-name="T48">?</text:span><text:span text:style-name="T49">1</text:span><text:span text:style-name="CharStyle3">תוך התברר עזר בלחש ?את התפלה הראשונה של הסליחות. כאשר הדליק ?את העצים, עזר ?את התפלה השרה ךכאשר כזגר את דזרנבור שר את התפלה השלישית.</text:span></text:p>
        <text:p text:style-name="P69"><text:span text:style-name="CharStyle3">והבחור המתנגד שבה את דעתו, הפך ממתנגד לחסיד, התחיל להאמין בדני והיה נוסע אליו פעמים בשה. וכשהיה שומע שאנשים מספרים שהצדיק עולה בימי הסליחות לשמים, לא צחק עוד ו־דזיה אומר:״מי יודע אם לא למעלה מזה?"</text:span></text:p>
        <text:h text:outline-level="3" text:style-name="P70"><text:bookmark-start text:name="bookmark3"/><text:bookmark-start text:name="bookmark4"/><text:bookmark-start text:name="bookmark5"/><text:span text:style-name="CharStyle18">Si ce n'est plus haut que cela</text:span><text:bookmark-end text:name="bookmark3"/><text:bookmark-end text:name="bookmark4"/><text:bookmark-end text:name="bookmark5"/></text:h>
        <text:p text:style-name="P71"><text:span text:style-name="CharStyle14">Deuxième partie</text:span></text:p>
        <text:p text:style-name="P72"><text:span text:style-name="CharStyle14">Le Rabbi marchait silencieusement le long des rues. On entendait, des maisons, l'air et les paroles des "Selihot". Et le Rabbi continuait à marcher de maison en maison, à la lumière de la lune, le jeune homme dont le coeur battait en écho à chaque pas du "Tsadik" derrière lui. Le Rabbi sortit de la ville et entra dans le forêt. Il se dirigea vers un arbre, sortit la hache de la ceinture, et frappa l'arbre une fois, deux et trois jusqu'à ce qu'il tombe. Le jeune homme regardait de loin comment le "Tsadik" coupait les branches, en faisait un fagot, rangeait la hache dans la ceinture, mettait le fagot sur ses épaules et retournait en ville. Le jeune homme suivit le Rabbi et se dit:" Le vieil homme est-il devenu fou?"</text:span></text:p>
        <text:p text:style-name="P73"><text:span text:style-name="CharStyle14">Le "Tsadik arriva à une ruelle étroite et sombre. Il s'approcha d'une vieille petite maison, alla à la fenêtre et frappa. Le jeune homme entendit la faible voix d'une femme malade:" Qui est-ce?"</text:span></text:p>
        <text:p text:style-name="P74"><text:span text:style-name="CharStyle14">Le "Tsadik" répondit en langage paysan:" Moi"</text:span></text:p>
        <text:p text:style-name="P75"><text:span text:style-name="CharStyle14">Et la femme demanda:" Qui est-ce, moi?"</text:span></text:p>
        <text:p text:style-name="P76"><text:span text:style-name="CharStyle14">Le "Tsadik" répondit:"Vassil"</text:span></text:p>
        <text:p text:style-name="P77"><text:span text:style-name="CharStyle14">"Vassil? Quel Vassil? Et que veux-tu Vassil?"</text:span></text:p>
        <text:p text:style-name="P78"><text:span text:style-name="CharStyle14">Le "Tsadik" lui dit en langage paysan qu'il avait un fagot de bois à vendre bon marché. Il n'attendit pas la réponse, ouvrit la porte et entra dans la maison. Le jeune homme se faufila derrière lui et vit, à la lueur de la lune, </text:span><text:span text:style-name="CharStyle14">une petite pièce basse, des meubles cassés et une femme malade, allongée sur un lit, une couverture déchirée sur elle. Celle- ci dit en soupirant:</text:span></text:p>
        <text:p text:style-name="P79"><text:span text:style-name="CharStyle14">"Je suis une pauvre veuve et je n'ai pas d'argent pour acheter du bois." Le "Tsadik" lui dit qu'il lui donnerait le bois et qu'elle paierait une autre fois...Mais la femme répondit qu'elle ne savait pas comment elle pourrait obtenir l'argent pour le payer. Entre temps, le "Tsadik" mit le fagot par terre et dit avec énervement:</text:span></text:p>
        <text:p text:style-name="P80"><text:span text:style-name="CharStyle14">"Oh, juive idiote! tu es une femme petite et malade, et je suis sûr que tu me paieras. D... est grand et miséricordieux et tu n'as pas confiance en lui?"</text:span></text:p>
        <text:p text:style-name="P81"><text:span text:style-name="CharStyle14">"Et qui allumera le poêle?" soupira la femme.</text:span></text:p>
        <text:p text:style-name="P82"><text:span text:style-name="CharStyle14">Le "Tsadik" répondit qu'il l'allumera. Il fit ce qu'il dit. Pendant qu'il mit le bois dans le poêle, il murmura la première prière des "Selihot". Quand il alluma le bois, il chanta la deuxième et quand il ferma le four la troisième.</text:span></text:p>
        <text:p text:style-name="P83"><text:span text:style-name="CharStyle14">Le jeune homme changea d'avis. D'opposant il devint "Hassid" et se mit à croire au Rabbi. Il allait chez lui deux fois par an et lorqu'il entendait les gens raconter que le "Tsadik" montait au ciel pendant les "Selihot", il ne riait plus et ajoutait:</text:span></text:p>
        <text:p text:style-name="P84"><text:span text:style-name="CharStyle14">"Qui sait si ce n'est plus haut que cela!"</text:span></text:p>
      </text:section>
      <text:section text:style-name="Sect4" text:name="Section4">
        <text:h text:outline-level="4" text:style-name="P634"><text:bookmark-start text:name="bookmark6"/><text:bookmark-start text:name="bookmark7"/><text:bookmark-start text:name="bookmark8"/><text:span text:style-name="CharStyle21">תולדות חיים</text:span><text:bookmark-end text:name="bookmark6"/><text:bookmark-end text:name="bookmark7"/><text:bookmark-end text:name="bookmark8"/></text:h>
        <text:p text:style-name="P86"><text:span text:style-name="CharStyle23">יצחק ליבוב פדץ נולד בפולין בשנת </text:span><text:span text:style-name="CharStyle24">1581</text:span><text:span text:style-name="T89"><text:s text:c="1"/></text:span><text:span text:style-name="CharStyle23">(אלף שמונה מאות חמשים ואחת) במשפחת חסידים יודעי תורה. בילדותו למד בחדר והיה עלוי. אחר-כך הוא למד בבית-מדרש ואצל מורים פרטיים. אבל יוותר מזה למד לבד. בגיל צעירי קרא ולמד ספת פילוסופיה יהודית ומחוד אהב את ספרי הרמב״ם. הילד פרץ היה מלא מחשבות על מטרת החיים !•סוד המוות וכן על הטוב והרע בעולם. ב־ </text:span><text:span text:style-name="CharStyle24">6781</text:span><text:span text:style-name="T89"><text:s text:c="1"/></text:span><text:span text:style-name="CharStyle23">(אזלף שמתה מאות שבעים ושש) עמד בבחינה כדי להיות עוךך-ךין וקבל את התאר. הוא שיך </text:span><text:span text:style-name="T89">?</text:span><text:span text:style-name="T95">1</text:span><text:span text:style-name="CharStyle23">דור "הספרות ביידיש ובעברית". הוא מספר זאת ספורו של העם הפשוט בלשון קצרהי בלי קשוטים ובצורה פשוטה.</text:span></text:p>
        <text:p text:style-name="P87"><text:span text:style-name="CharStyle26">Isaac Leiboush Peretz est né en Pologne en 1851 dans une famille de hassidim connaissant la thora. Pendant son enfance il a étudié au "Héder" et était excellent. Ensuite il a étudié à la maison d'études et avec des professeurs paticuliers. Mais plus que tout, il étudia seul. Très jeune il lut et étudia des livres de philosophie juive et il aima particulièrement ceux du Rambam. L'enfant Péretz avait plein d'idées concernant le but de la vie et le secret de la mort ainsi que sur le bien et le mal dans le monde. En 1876, il passa un examen pour être avocat et obtint le diplôme. Il appartient à la génération de la littérature en yiddish et en hébreu. Il raconte la vie du peuple dans un langage court, sans ornements et de manière simple.</text:span></text:p>
        <text:h text:outline-level="4" text:style-name="P88"><text:bookmark-start text:name="bookmark10"/><text:bookmark-start text:name="bookmark11"/><text:bookmark-start text:name="bookmark9"/><text:span text:style-name="CharStyle21">סיכום הטקסט</text:span><text:bookmark-end text:name="bookmark10"/><text:bookmark-end text:name="bookmark11"/><text:bookmark-end text:name="bookmark9"/></text:h>
        <text:p text:style-name="P89"><text:span text:style-name="CharStyle8">הטקסט "&gt;גם לא למעלה מזה" הוא סיפור עממי חסידי. הגבוהים שלבד הם מצד■ אחד הרבי ומצד שני ה״מתנגד" מוילנה. העלילה מתרחשת בימי הסליחות. אנשי נמירוב דאגו מאוד לרבי שלהם מפני שהוא לא בא להתפלל אתם ואיש לא ידע לאן הלך. לדעתם הוא עלה לש מים והתפלל לה׳ בשביל עם ישראל. בחור צעירי מתנגד מוילנהי ששמע את דברי אנשי נמירוב החליט לעקב אחרי הרבי על מנת לפענח את החידה. הוא התחבא בביתו ועקב במשך כל הלילה על מעשי הרבי. קרו־ב </text:span><text:span text:style-name="CharStyle9">לש</text:span><text:span text:style-name="CharStyle8">חרי יצא הרבי בלבוש אכרים ליער. הוא חתך עץ ועשה ממבו חבילהי אווזה עזם על כתפיו הביא לאישה עניה !*חולה בעיר. הוא טפל באשה ובזמן שהכניס את העצים לתבור והדליק אותו עזר את הסליחות. הבחור הבין והרגיש את טוב לבו של הרבי והפך גם הוא לחסיד.</text:span></text:p>
        <text:p text:style-name="P90"><text:span text:style-name="CharStyle27">Le texte "Si ce n'est plus haut que cela" est une histoire populaire hassidique. Nos héros sont d'une part le Rabbi et de l'autre l'"opposant" de Vilna. L'action de passe pendant les jours de "Sélihot". Les gens de Némirov s'inquiétaient pour leur rabbi car il n'était pas avec eux pour prier et personne se savait où il était allé. Selon eux, il était monté au ciel et priait D... pour Israël. Un jeune homme, opposant de Vilna, qui avait entendu les propos des gens de Némirov, décida de suivre le rabbi pour élucider la question. Il se cacha dans sa maison et suivit ses gestes pendant toute la nuit. A l'approche de l'aube, le rabbi, habillé en paysan partit pour la forêt. Il coupa un arbre , en fit un fagot qu'il mit sur ses épaules et l'amena à une pauvre femme malade en ville. IL s'occupa de la femme, et pendant qu'il mettait le bois dans le poêle et</text:span></text:p>
      </text:section>
      <text:section text:style-name="Sect5" text:name="Section5">
        <text:p text:style-name="P635"><text:span text:style-name="CharStyle27">l'allumait, il chantait les "Sélihot". Le jeune homme comprit et ressentit la générosité du rabbi et devint lui aussi un hassid.</text:span></text:p>
        <text:h text:outline-level="4" text:style-name="P92"><text:bookmark-start text:name="bookmark12"/><text:bookmark-start text:name="bookmark13"/><text:bookmark-start text:name="bookmark14"/><text:span text:style-name="CharStyle21">ביואר הטקסט</text:span><text:bookmark-end text:name="bookmark12"/><text:bookmark-end text:name="bookmark13"/><text:bookmark-end text:name="bookmark14"/></text:h>
        <text:p text:style-name="P93"><text:span text:style-name="CharStyle8">החסידות היא תנועה עממית דתית שהופיעה במאה ה־</text:span><text:span text:style-name="CharStyle10">81</text:span><text:span text:style-name="T107"><text:s text:c="1"/></text:span><text:span text:style-name="CharStyle8">בפולין. מיסדה הוא הבעל עזם טוב. ישראל בעל עזם טוב נולד למשפחה עניה באוקריינה. כשהיה בן עשרים נשא אשה ועבר לגור בכפור בהרי הכרפתים. בכפר התק.רב אל הטבע ךלמד להשתמש בצמחים שונים לצורכי רפואה. הוא הצליח לרפא אנשים לא רק על-ידי תרופות אלא בעקר על-ידי האמונה. הבטחון והשמחה. הבעש״ט למד כי גם האיש הפשוט, שאיינו מלמד גדול בתורה. יכול להתקרב לה׳ אם הוא מתפלל כונה. בלב שלם ובאמונה. אסור לאדם להיות עצוב ומדכא. העצבות היא שליח השט</text:span><text:span text:style-name="CharStyle10">4</text:span><text:span text:style-name="T107"><text:s text:c="1"/></text:span><text:span text:style-name="CharStyle8">האדם צריך לאהב את הבורא. זאת מעשי הבורא וזאת הבריות ולשמח. השמחה, השירה והרקודים וים הדרך שבה יש לעבד זאת הבורא. האנשים הפשוטים מצאו חתמה בתורתו ךדזלכו אחריו בהתלהבות. כך קמה תנועה עממית זו. אחרי מותו ב </text:span><text:span text:style-name="CharStyle10">0671</text:span><text:span text:style-name="T107">, </text:span><text:span text:style-name="CharStyle8">הפכו תלמידיו להיות צדיקים. הצדיק נקרא גם רבי. בעזרת תלמידיו התפשבזה התנועה לכל חלקי פולין ורוסיה.</text:span></text:p>
        <text:p text:style-name="P94"><text:span text:style-name="CharStyle8">בליטה קמה תנועה שהתנגדה לחסידות בראש התנועה עמד הרב הגדול _רבי אליהו מוילנא. הוא ידע ?את התורה והתלמוד היטב. הוא דרש לקים ?את המצוות בקפדנות והיה לומד תורה יומם ולילה. כאשר הגיעה החסידות לוילנה, נודע לרבי אליהו שדרך ?!יום המצוות של החסידים ?אינה מתאימה לדרישות החמורות של התורה. הוא ראה סכנה בחסידות בעקר מפני שלמוד התורה לא היה במקום הראשון בתורתה יבגלל האמונה העורת שהאמינו ההמונים בצדיקים.</text:span></text:p>
      </text:section>
      <text:section text:style-name="Sect6" text:name="Section6">
        <text:p text:style-name="P636"><text:span text:style-name="CharStyle27">Le hassidisme est un mouvement populaire religieux qui est apparu au 18ème siècle. Son fondateur est le Baal Shem Tov. Israël Baal Shem Tov est né dans une famille pauvre en Ukraine. A vingt ans il se marie et s'en va habiter dans une ferme sur les monts Carpates. Dans cette ferme il se rapprocha de la nature et apprit à utiliser différentes plantes pour les besoins de la médecine. Il réussit à guérir des gens non seulement avec des médicaments mais principalement par la foi, la confiance et la joie. Le "Becht" enseigna aussi que même l'homme simple, ne connaissant pas la thora, peut se rapprocher de D... s'il prie avec ferveur, de tout son coeur et avec la foi. Il est interdit à l'homme d'être triste et déprimé. La trsitesse est l'envoyée de Satan. L'homme doit aimer le Créateur, les actes du Créateur et les créatures et se rejouir. La joie, le chant et les danses sont les moyens de servir le Créateur. Les simples gens trouvèrent une consolation dans sa théorie et le suivirent avec enthousiasme. Ainsi se créa ce mouvement populaire. Après sa mort, en 1760, ses disciples devinrent des tsadikim. Le tsadik est aussi appelé rabbi. Grâce à ses disciples, le mouvement se répandit dans toutes les régions de Pologne et de Russie.</text:span></text:p>
        <text:p text:style-name="P96"><text:span text:style-name="CharStyle27">En lithuanie, se leva un mouvement qui s'opposait au hassidisme. A sa tête se tenait le grand Rav Eliahou de Vilna. Il connaissait parfaitement la thora et le talmud. Il exigeait d'observer les commandements avec rigueur et étudiait la thora jour et nuit. Lorsque le hassidisme atteignit Vilna, il prit connaissance du fait que l'observance des commandements du hassidisme n'était pas conforme aux dures exigences de la thora. Il voyait dans le hassidisme un danger, principalement parce que l'étude de la thora n'était pas au premier plan</text:span></text:p>
      </text:section>
      <text:section text:style-name="Sect7" text:name="Section7">
        <text:p text:style-name="P637"><text:span text:style-name="CharStyle27">chez eux et à cause de la foi aveugle qu'avait le peuple envers les </text:span><text:span text:style-name="CharStyle27">tsadikim.</text:span></text:p>
        <text:h text:outline-level="4" text:style-name="P98"><text:bookmark-start text:name="bookmark15"/><text:bookmark-start text:name="bookmark16"/><text:bookmark-start text:name="bookmark17"/><text:span text:style-name="CharStyle20">שאלון לתלמיד</text:span><text:bookmark-end text:name="bookmark15"/><text:bookmark-end text:name="bookmark16"/><text:bookmark-end text:name="bookmark17"/></text:h>
        <text:p text:style-name="P99"><text:span text:style-name="CharStyle3">מה </text:span><text:span text:style-name="CharStyle17">aat ucan</text:span><text:span text:style-name="T123">,</text:span><text:span text:style-name="T48"><text:s text:c="1"/></text:span><text:span text:style-name="CharStyle3">נמירוב </text:span><text:span text:style-name="CharStyle17">tkaf</text:span><text:span text:style-name="T48"><text:s text:c="1"/></text:span><text:span text:style-name="CharStyle3">ראו את הרבי בבית הכנסת?</text:span></text:p>
        <text:p text:style-name="P100"><text:span text:style-name="CharStyle3">«««««««««««««««««««««««««««««««««««««««««««««««««««««««««««««««««««««««««««««««««««««««««««««««««««««««««««««««««««««««««« מי הגיע לנמירוב?</text:span></text:p>
        <text:p text:style-name="P101"><text:span text:style-name="CharStyle3">«««««««««««««««««««««««««««««««««««««««««««««««««««««««««««««««««««««««««««««««««««««««««««««««««««««««««««««««««««««««««« למה צחק הבחור ומה הוא אמר לאנ</text:span><text:span text:style-name="CharStyle17">a</text:span><text:span text:style-name="CharStyle3">י נמירוב?</text:span></text:p>
        <text:p text:style-name="P102"><text:span text:style-name="CharStyle3">«««««««««««««««««««««««««««««««««««««««««««««««««««««««««««««««««««««««««««««««««««««««««««««««««««««««««««««««««««««««««« מהו ע</text:span><text:span text:style-name="CharStyle17">a</text:span><text:span text:style-name="CharStyle3">ה אחרי </text:span><text:span text:style-name="CharStyle17">t^a</text:span><text:span text:style-name="T48"><text:s text:c="1"/></text:span><text:span text:style-name="CharStyle3">החליט לחקור בדבר?</text:span></text:p>
        <text:p text:style-name="P103"><text:span text:style-name="CharStyle3">«««««««««««««««««««««««««««««««««««««««««««««««««««««««««««««««««««««««««««««««««««««««««««««««««««««««««««««««««««««««««« מה ע</text:span><text:span text:style-name="CharStyle17">a</text:span><text:span text:style-name="CharStyle3">ה הבחור כדי לא להירדם?</text:span></text:p>
        <text:p text:style-name="P104"><text:span text:style-name="CharStyle3">«««««««««««««««««««««««««««««««««««««««««««««««««««««««««««««««««««««««««««««««««««««««««««««««««««««««««««««««««««««««««« מה ע</text:span><text:span text:style-name="CharStyle17">a</text:span><text:span text:style-name="CharStyle3">ה הרבי </text:span><text:span text:style-name="CharStyle17">eaf</text:span><text:span text:style-name="T48">^ </text:span><text:span text:style-name="CharStyle3">לסליחות?</text:span></text:p>
        <text:p text:style-name="P105"><text:span text:style-name="CharStyle3">«««««««««««««««««««««««««««««««««««««««««««««««««««««««««««««««««««««««««««««««««««««««««««««««««««««««««««««««««««««««««« לאן הלך הרבי אחרי </text:span><text:span text:style-name="CharStyle17">a</text:span><text:span text:style-name="CharStyle3">הוא יצא מץ הבית?</text:span></text:p>
        <text:p text:style-name="P106"><text:span text:style-name="CharStyle3">«««««««««««««««««««««««««««««««««««««««««««««««««««««««««««««««««««««««««««««««««««««««««««««««««««««««««««««««««««««««««« איך הוא היה </text:span><text:span text:style-name="T48">^</text:span><text:span text:style-name="CharStyle17">a</text:span><text:span text:style-name="T48">?</text:span></text:p>
        <text:p text:style-name="P107"><text:span text:style-name="CharStyle3">«««««««««««««««««««««««««««««««««««««««««««««««««««««««««««««««««««««««««««««««««««««««««««««««««««««««««««««««««««««««««« מה ח</text:span><text:span text:style-name="CharStyle17">a</text:span><text:span text:style-name="CharStyle3">ב הבחור על הרבי?</text:span></text:p>
        <text:p text:style-name="P108"><text:span text:style-name="CharStyle3">««««««««««««««««««««««««««««««««««««««««««««««««««««««««««««««««««««««««««««««««««««««««««««««««««««««««««««««««««««««««««</text:span></text:p>
        <text:p text:style-name="P109"><text:span text:style-name="CharStyle3">מה הוא ע</text:span><text:span text:style-name="CharStyle17">a</text:span><text:span text:style-name="CharStyle3">ה ביער?</text:span></text:p>
        <text:p text:style-name="P110"><text:span text:style-name="CharStyle3">«««««««««««««««««««««««««««««««««««««««««««««««««««««««««««««««««««««««««««««««««««««««««««««««««««««««««««««««««««««««««« איך היה חדרה </text:span><text:span text:style-name="CharStyle17">a</text:span><text:span text:style-name="CharStyle3">ל האי</text:span><text:span text:style-name="CharStyle17">a</text:span><text:span text:style-name="CharStyle3">ה החולה?</text:span></text:p>
        <text:p text:style-name="P111"><text:span text:style-name="CharStyle3">««««««««««««««««««««««««««««««««««««««««««««««««««««««««««««««««««««««««««««««««««««««««««««««««««««««««««««««««««««««««««</text:span></text:p>
        <text:p text:style-name="P112"><text:span text:style-name="CharStyle3">מה הברי רצה ממנה?</text:span></text:p>
        <text:p text:style-name="P113"><text:span text:style-name="CharStyle29">»»»»»»»»»»»»»»»»»»»»»»»»»»»»»»»»»»»»»»»»»»»»»»»»»»»»»»»»»»»»»»»»»»»»»»»»»»»»»»»»»»»»»»»»»»»»»»»»»»»»»»»»»»»»»»»»»»»»»»»»»»</text:span></text:p>
        <text:p text:style-name="P114"><text:span text:style-name="CharStyle3">מה הוא </text:span><text:span text:style-name="CharStyle17">vag</text:span><text:span text:style-name="T48"><text:s text:c="1"/></text:span><text:span text:style-name="CharStyle3">בביתה?</text:span></text:p>
        <text:p text:style-name="P115"><text:span text:style-name="CharStyle29">»»»»»»»»»»»»»»»»»»»»»»»»»»»»»»»»»»»»»»»»»»»»»»»»»»»»»»»»»»»»»»»»»»»»»»»»»»»»»»»»»»»»»»»»»»»»»»»»»»»»»»»»»»»»»»»»»»»»»»»»»»</text:span></text:p>
        <text:p text:style-name="P116"><text:span text:style-name="CharStyle29">»»»»»»»»»»»»»»»»»»»»»»»»»»»»»»»»»»»»»»»»»»»»»»»»»»»»»»»»»»»»»»»»»»»»»»»»»»»»»»»»»»»»»»»»»»»»»»»»»»»»»»»»»»»»»»»»»»»»»»»»»»»»»»»»»»»</text:span></text:p>
        <text:p text:style-name="P117"><text:span text:style-name="CharStyle3">מה היתה תגובתו </text:span><text:span text:style-name="CharStyle17">ka</text:span><text:span text:style-name="T48"><text:s text:c="1"/></text:span><text:span text:style-name="CharStyle3">הבחור לאחר </text:span><text:span text:style-name="CharStyle17">hagn</text:span><text:span text:style-name="T48"><text:s text:c="1"/></text:span><text:span text:style-name="CharStyle3">הרבי?</text:span></text:p>
        <text:p text:style-name="P118"><text:span text:style-name="CharStyle29">»»»»»»»»»»»»»»»»»»»»»»»»»»»»»»»»»»»»»»»»»»»»»»»»»»»»»»»»»»»»»»»»»»»»»»»»»»»»»»»»»»»»»»»»»»»»»»»»»»»»»»»»»»»»»»»»»»»»»»»»»»</text:span></text:p>
        <text:p text:style-name="P119"><text:span text:style-name="CharStyle3">מה אתה חו</text:span><text:span text:style-name="T185">a</text:span><text:span text:style-name="CharStyle3">ב על הסיפור הזה?</text:span></text:p>
        <text:p text:style-name="P120"><text:span text:style-name="CharStyle29">»»»»»»»»»»»»»»»»»»»»»»»»»»»»»»»»»»»»»»»»»»»»»»»»»»»»»»»»»»»»»»»»»»»»»»»»»»»»»»»»»»»»»»»»»»»»»»»»»»»»»»»»»»»»»»»»»»»»»»»»»»</text:span></text:p>
        <text:p text:style-name="P121"><text:span text:style-name="CharStyle29">»»»»»»»»»»»»»»»»»»»»»»»»»»»»»»»»»»»»»»»»»»»»»»»»»»»»»»»»»»»»»»»»»»»»»»»»»»»»»»»»»»»»»»»»»»»»»»»»»»»»»»»»»»»»»»»»»»»»»»»»»»»»»»»»»»»</text:span></text:p>
      </text:section>
      <text:section text:style-name="Sect8" text:name="Section8">
        <text:h text:outline-level="1" text:style-name="P638"><text:bookmark-start text:name="bookmark18"/><text:bookmark-start text:name="bookmark19"/><text:bookmark-start text:name="bookmark20"/><text:span text:style-name="CharStyle31">אליעזר כן יהודה</text:span><text:bookmark-end text:name="bookmark18"/><text:bookmark-end text:name="bookmark19"/><text:bookmark-end text:name="bookmark20"/></text:h>
        <text:p text:style-name="P124"><text:span text:style-name="CharStyle3">בימים בהם </text:span><text:span text:style-name="T48">’</text:span><text:span text:style-name="CharStyle17">uca</text:span><text:span text:style-name="T48"><text:s text:c="1"/></text:span><text:span text:style-name="CharStyle3">בני </text:span><text:span text:style-name="T48">’</text:span><text:span text:style-name="CharStyle17">kxra</text:span><text:span text:style-name="T48"><text:s text:c="1"/></text:span><text:span text:style-name="CharStyle3">על אדמתם, הייתה העברית </text:span><text:span text:style-name="CharStyle17">voa</text:span><text:span text:style-name="T48"><text:s text:c="1"/></text:span><text:span text:style-name="CharStyle3">חיה, מדוברת בפי העם. אבל </text:span><text:span text:style-name="CharStyle17">ratf</text:span><text:span text:style-name="T48"><text:s text:c="1"/></text:span><text:span text:style-name="CharStyle3">גלה העם מארצו הפכה העברית להיות ״</text:span><text:span text:style-name="CharStyle17">asup </text:span><text:span text:style-name="T213">!</text:span><text:span text:style-name="CharStyle17">uak</text:span><text:span text:style-name="CharStyle3">״. היא הייתה </text:span><text:span text:style-name="CharStyle17">pa</text:span><text:span text:style-name="T48">, </text:span><text:span text:style-name="CharStyle3">התפילות ובה ניהלו את הטקסים הדתיים. במ</text:span><text:span text:style-name="CharStyle17">a</text:span><text:span text:style-name="CharStyle3">ך כל הדורות המ</text:span><text:span text:style-name="CharStyle17">a</text:span><text:span text:style-name="CharStyle3">יכו ללמוד וללמד עברית, אבל לא כ</text:span><text:span text:style-name="CharStyle17">a</text:span><text:span text:style-name="CharStyle3">פה חיה. גם הסופרים הרבים </text:span><text:span text:style-name="CharStyle17">fa</text:span><text:span text:style-name="T48">^ </text:span><text:span text:style-name="CharStyle3">ספרים בעברית התייחסו אליה כאל ״</text:span><text:span text:style-name="CharStyle17">a</text:span><text:span text:style-name="CharStyle3">פת הספר".</text:span></text:p>
        <text:p text:style-name="P125"><text:span text:style-name="CharStyle3">הרא</text:span><text:span text:style-name="CharStyle17">a</text:span><text:span text:style-name="CharStyle3">וץ ^יסה להפוך את העברית ל</text:span><text:span text:style-name="CharStyle17">a</text:span><text:span text:style-name="CharStyle3">פה חיה, ל</text:span><text:span text:style-name="CharStyle17">a</text:span><text:span text:style-name="CharStyle3">פה מדוברת, היה אליעזר בץ יהודה. עוד בהיותו בליטא </text:span><text:span text:style-name="T48">(</text:span><text:span text:style-name="CharStyle17">a</text:span><text:span text:style-name="CharStyle3">ם נולד) כתב על ח</text:span><text:span text:style-name="CharStyle17">a</text:span><text:span text:style-name="CharStyle3">יבותה </text:span><text:span text:style-name="CharStyle17">a</text:span><text:span text:style-name="CharStyle3">ל תחיית הל</text:span><text:span text:style-name="CharStyle17">a</text:span><text:span text:style-name="CharStyle3">וץ ותיכנץ תוכניות לע^ת אותה ל</text:span><text:span text:style-name="CharStyle17">a</text:span><text:span text:style-name="CharStyle3">פה חיה. אבל רק כא</text:span><text:span text:style-name="CharStyle17">a</text:span><text:span text:style-name="CharStyle3">ר עלה לארץ י</text:span><text:span text:style-name="CharStyle17">a</text:span><text:span text:style-name="CharStyle3">ראל, ב</text:span><text:span text:style-name="CharStyle17">a</text:span><text:span text:style-name="CharStyle3">נת </text:span><text:span text:style-name="CharStyle17">1881</text:span><text:span text:style-name="T48">, </text:span><text:span text:style-name="CharStyle3">הג</text:span><text:span text:style-name="CharStyle17">a</text:span><text:span text:style-name="CharStyle3">ים במע</text:span><text:span text:style-name="CharStyle17">a</text:span><text:span text:style-name="CharStyle3">ים את התוכניות </text:span><text:span text:style-name="CharStyle17">a</text:span><text:span text:style-name="T48">^. </text:span><text:span text:style-name="CharStyle3">ברגע </text:span><text:span text:style-name="CharStyle17">a</text:span><text:span text:style-name="CharStyle3">דרכו רגליו ורגלי </text:span><text:span text:style-name="T48">^</text:span><text:span text:style-name="CharStyle17">a</text:span><text:span text:style-name="T48">^ </text:span><text:span text:style-name="CharStyle3">על אדמת הארץ, אמר בץ יהודה:</text:span></text:p>
        <text:p text:style-name="P126"><text:span text:style-name="CharStyle3">-"מרגע זה אנחנו נדבר רק עברית!"</text:span></text:p>
        <text:p text:style-name="P127"><text:span text:style-name="CharStyle3">הוא היה עקעיץ ולא וויתר גם כא</text:span><text:span text:style-name="CharStyle17">a</text:span><text:span text:style-name="CharStyle3">ר </text:span><text:span text:style-name="T48">^</text:span><text:span text:style-name="CharStyle17">a</text:span><text:span text:style-name="T48">^ </text:span><text:span text:style-name="CharStyle3">אמרה ^א לא מבינה את כל מה </text:span><text:span text:style-name="CharStyle17">m^a</text:span><text:span text:style-name="T48"><text:s text:c="1"/></text:span><text:span text:style-name="CharStyle3">לה בעלה. הוא ענה:</text:span></text:p>
        <text:p text:style-name="P128"><text:span text:style-name="CharStyle3">-"אני אלמד אותך!"</text:span></text:p>
        <text:p text:style-name="P129"><text:span text:style-name="CharStyle3">ולא רק את אישתו לימד עברית, אלא גם את כל האנ</text:span><text:span text:style-name="CharStyle17">a</text:span><text:span text:style-name="CharStyle3">ים </text:span><text:span text:style-name="CharStyle17">a</text:span><text:span text:style-name="CharStyle3">פנה אליהם. הוא דיבר עברית בכל מקום, בבית, ברחוב, עם ה</text:span><text:span text:style-name="CharStyle17">a</text:span><text:span text:style-name="CharStyle3">כנים, עם הקרובים ועם החברים.</text:span></text:p>
        <text:p text:style-name="P130"><text:span text:style-name="CharStyle3">היו לו חברים </text:span><text:span text:style-name="CharStyle17">a</text:span><text:span text:style-name="CharStyle3">הסכימו לדעותיו ויחד איתם יסד בץ יהודה את בית-הספר העברי הרא^</text:span><text:span text:style-name="T51">,</text:span><text:span text:style-name="CharStyle3">. הוא הוציא עיתוץ למבוגרים ועיתוץ לקטנים ומעל לדפי העיתונים העבריים המ^ להלחם למעץ העברית החיה.<text:tab/>כך קם דור חד</text:span><text:span text:style-name="CharStyle17">aa<text:tab/>a</text:span><text:span text:style-name="CharStyle3">פת האם<text:tab/></text:span><text:span text:style-name="CharStyle17">a </text:span><text:span text:style-name="T213">,</text:span><text:span text:style-name="CharStyle17">^a</text:span><text:span text:style-name="CharStyle3">פת הדיבור<text:tab/></text:span><text:span text:style-name="CharStyle17">a</text:span><text:span text:style-name="T48">^ </text:span><text:span text:style-name="CharStyle3">היתה</text:span></text:p>
        <text:p text:style-name="P131"><text:span text:style-name="CharStyle3">העברית. כיווץ </text:span><text:span text:style-name="CharStyle17">a</text:span><text:span text:style-name="CharStyle3">חסרו ב</text:span><text:span text:style-name="CharStyle17">a</text:span><text:span text:style-name="CharStyle3">פה<text:tab/>החד</text:span><text:span text:style-name="CharStyle17">a</text:span><text:span text:style-name="CharStyle3">ה מילים רבות, החליט<text:tab/>בץ<text:tab/>יהודה לכתוב מילוץ<text:tab/></text:span><text:span text:style-name="CharStyle17">a</text:span><text:span text:style-name="CharStyle3">ל הל^ק■</text:span></text:p>
        <text:p text:style-name="P132"><text:span text:style-name="CharStyle3">העברית הי</text:span><text:span text:style-name="CharStyle17">a</text:span><text:span text:style-name="CharStyle3">נה-חד</text:span><text:span text:style-name="CharStyle17">a</text:span><text:span text:style-name="CharStyle3">ה. הוא<text:tab/>אסף מילים מכל<text:tab/>המקורות<text:tab/>העתיקים, וכא</text:span><text:span text:style-name="CharStyle17">a</text:span><text:span text:style-name="CharStyle3">ר לא<text:tab/>מצא מילה</text:span></text:p>
        <text:p text:style-name="P133"><text:span text:style-name="CharStyle3">מתאימה, המציא מילה על פי<text:tab/>ה</text:span><text:span text:style-name="CharStyle17">a</text:span><text:span text:style-name="CharStyle3">ור</text:span><text:span text:style-name="CharStyle17">a</text:span><text:span text:style-name="T48"><text:s text:c="1"/></text:span><text:span text:style-name="CharStyle3">המתאים.<text:tab/>כך חיד</text:span><text:span text:style-name="CharStyle17">a</text:span><text:span text:style-name="T48"><text:tab/></text:span><text:span text:style-name="CharStyle3">בץ<text:tab/>יהודה מילים רבות<text:tab/>ויצר מילים</text:span></text:p>
        <text:p text:style-name="P134"><text:span text:style-name="CharStyle3">חד^ת.</text:span></text:p>
        <text:p text:style-name="P135"><text:span text:style-name="CharStyle3">היום ק</text:span><text:span text:style-name="CharStyle17">a</text:span><text:span text:style-name="CharStyle3">ה להאמיץ </text:span><text:span text:style-name="CharStyle17">a</text:span><text:span text:style-name="CharStyle3">מילים אלו היו חד</text:span><text:span text:style-name="CharStyle17">a</text:span><text:span text:style-name="CharStyle3">ות ונולדו רק בימיו </text:span><text:span text:style-name="CharStyle17">a</text:span><text:span text:style-name="CharStyle3">ל בץ יהודה. הוא עבד על מילונו בתנאים ק</text:span><text:span text:style-name="CharStyle17">a</text:span><text:span text:style-name="CharStyle3">ים מאוד, אבל בחריצות, ב^דה ובאהבה ללא גבול. הוא לא הספיק לסיים את המילוץ בחייו, ומלומדים בל^</text:span><text:span text:style-name="T51">,</text:span><text:span text:style-name="CharStyle3"><text:s text:c="1"/>העברית ה^מו את העבודה.</text:span></text:p>
        <text:h text:outline-level="1" text:style-name="P136"><text:bookmark-start text:name="bookmark21"/><text:bookmark-start text:name="bookmark22"/><text:bookmark-start text:name="bookmark23"/><text:span text:style-name="CharStyle31">אליעזר כן יהודה</text:span><text:bookmark-end text:name="bookmark21"/><text:bookmark-end text:name="bookmark22"/><text:bookmark-end text:name="bookmark23"/></text:h>
        <text:p text:style-name="P138"><text:span text:style-name="CharStyle3">בימים בהם ישבו בני ישראל על אדמתם, הי־תה העברית שפה דו«ה, מדברת בפי העם. אבל כאשר גלה העם מארצו הפכה העברי, להיות "לשרץ קדש". היא דזי־רנה שפת התפלרת ובה בהלר את הטקסים הדתיים. במשף כל הדורות המשיכו ללמך וללמד עברית, אבל לא כשפה דרה. גם הסופרים הרבים שכתבו ספרים בעברית התיחסו אליה כ:א</text:span><text:span text:style-name="CharStyle17">5</text:span><text:span text:style-name="CharStyle3">ל "שפת הספר".</text:span></text:p>
        <text:p text:style-name="P139"><text:span text:style-name="CharStyle3">הראשוץ שניסה </text:span><text:span text:style-name="T48">?</text:span><text:span text:style-name="T49">1</text:span><text:span text:style-name="CharStyle3">הפך את העכרית לשפה דרה, לשפה מדברת, רזיה אליעזר בנץ י־הוךה. ערד בהיותו בליטא (עזם נוליד) כתב על חעזיבווזה של תהית הלשוץ דתכנץ תכניות לעשות אווזה לשפה היה. אבל רק כאשר עלה לארץ ישראל, בשנת </text:span><text:span text:style-name="CharStyle17">1881</text:span><text:span text:style-name="T48">, </text:span><text:span text:style-name="CharStyle3">הגשים במעשים את ךזרג^^יות שלו. ברגע שדרכו רגליר ר.רגלי אשתו על אדמת {;ארץ, אמר בנץ יהודה:</text:span></text:p>
        <text:p text:style-name="P140"><text:span text:style-name="CharStyle3">-"מרגע זה אבחנו נדבר רק עברית!"</text:span></text:p>
        <text:p text:style-name="P141"><text:span text:style-name="CharStyle3">הוא היה עקשץ רלא וו־וזר גם כאשר </text:span><text:span text:style-name="T48">&gt;</text:span><text:span text:style-name="CharStyle17">inîjî</text:span><text:span text:style-name="T48"><text:s text:c="1"/></text:span><text:span text:style-name="CharStyle3">אמרה שהיא לא מבינה את כל מה שאומר לה בעלה. הוא ענה:</text:span></text:p>
        <text:p text:style-name="P142"><text:span text:style-name="CharStyle3">-"אני אלמד או^ך!"</text:span></text:p>
        <text:p text:style-name="P143"><text:span text:style-name="CharStyle3">רלא רק את שתו למד עברית, אלא גם את כל האנשים שפנה אליהם. הוא דבר עברית בכל מקום, בבית, ברחוב, עם השכנים, עם הקרובים ועם החברים.</text:span></text:p>
        <text:p text:style-name="P144"><text:span text:style-name="CharStyle3">היו לו חברים שהסכימו לידעו^יר וידד אתם יסד בנץ יהודה את מת-הספר העכרי הראשוץ. הוא הוציא עתוץ למבגרים רעתוץ לקטנים ומעל לדפי העתונים העבריים המשיך להלחם למעץ העברית החיה. כך קם דור ךןז־ש ש-זפת האם שלו, שפת הדבור שלו התזה העברית. כייץ שחסרו ב-זפה החדשה מילים רבות, החליש בץ יהודה לכתב מלוץ של הלשוץ העברית הישנה-חדשה. הוא אסף מילים מכל המקורות העתיקים, רכאשר לא מצא מילה מתאימה, המציא כמילה על פי השרש המתאים. כך חדש בנץ ימודה מילים רבות ריצר מילים חדשות.</text:span></text:p>
        <text:p text:style-name="P145"><text:span text:style-name="CharStyle3">!:;יום קשה להאמיץ שמילים אלו הגיו חדשות רנולדו רק מנזיר של בנץ יחדה. הוא עבד על מלונו בתנאים ?!עזים כזאוד, אבל בחריצות, בשקידה ובאהבה ללא גבול. הוא לא הספיק לסים את המלוץ בחייר, ומלמדים בלשוץ העברית השלימו את העמדה.</text:span></text:p>
      </text:section>
      <text:section text:style-name="Sect9" text:name="Section9">
        <text:h text:outline-level="2" text:style-name="P639"><text:bookmark-start text:name="bookmark24"/><text:bookmark-start text:name="bookmark25"/><text:bookmark-start text:name="bookmark26"/><text:span text:style-name="CharStyle36">Eliézer Ben Yéhouda</text:span><text:bookmark-end text:name="bookmark24"/><text:bookmark-end text:name="bookmark25"/><text:bookmark-end text:name="bookmark26"/></text:h>
        <text:p text:style-name="P147"><text:span text:style-name="CharStyle14">A l'époque où les enfants d'israël étaient installés sur leur terre, l'hébreu était une langue vivante, parlée par le peuple. Mais lorsque le peuple fut exilé, elle est devenue une langue sacrée. C'était la langue des prières et elle servait aux cérémonies religieuses. Pendant toutes les générations on a continué à apprendre et à enseigner l'hébreu, mais non en tant que langue vivante. Même les nombreux écrivains qui écrivaient des livres en hébreu la considéraient comme "la langue du Livre".</text:span></text:p>
        <text:p text:style-name="P148"><text:span text:style-name="CharStyle14">Le premier qui esseya de transformer l'hébreu en langue vivante, en langue parlée, fut Eliézer Ben Yéhouda Alors qu'il se trouvait encore en Lithuanie (où il est né), il rédigea un article sur l'importance de la renaissance de la langue et fit des projets pour la transformer en langue vivante. Mais ce n'est que lorsqu'il monta en Israël, en 1881, qu'il concrétisa par des actes ses projets. A la minute où sa femme et lui ont foulé le sol d'Israël, Ben Yéhouda dit:</text:span></text:p>
        <text:p text:style-name="P149"><text:span text:style-name="CharStyle14">-"Dorénavant nous ne parlerons qu'hébreu".</text:span></text:p>
        <text:p text:style-name="P150"><text:span text:style-name="CharStyle14">Il était obstiné et ne renonça pas même quand sa femme affirmait qu'elle ne comprenait pas tout ce que lui disait son mari. Il répondit:</text:span></text:p>
        <text:p text:style-name="P151"><text:span text:style-name="CharStyle14">-"Je t'enseignerai!".</text:span></text:p>
        <text:p text:style-name="P152"><text:span text:style-name="CharStyle14">Il n'enseigna pas l'hébreu qu'à sa femme, mais à toutes les personnes à qui il s'adressait. Il parlait l'hébreu partout, à la maison, dans la rue, avec les voisins, les proches et avec les amis.</text:span></text:p>
        <text:p text:style-name="P153"><text:span text:style-name="CharStyle14">Il avait des amis qui soutenaient ses idées et avec eux, Ben Yéhouda fonda la première école hébraïque. Il édita des journaux pour grands et petits, et sur les pages de ces journaux hébraïques, il continua sa lutte pour l'hébreu vivant. C'est ainsi que vit le jour une nouvelle génération, dont la langue maternelle, la langue parlée était l'hébreu. Etant donné qu'il manquait de nombreux mots dans la nouvelle langue, Ben Yéhouda décida de rédiger un </text:span><text:span text:style-name="CharStyle14">dictionnaire de la langue hébraïque ancienne- nouvelle. Il rassembla des mots de toutes les sources anciennes, et lorsqu'il ne trouvait pas le mot adapté, il en céait un autre sur la base de la racine appropriée. Ainsi, Ben Yéhouda renouvela de nombreux mots et en créa des nouveaux.</text:span></text:p>
        <text:p text:style-name="P154"><text:span text:style-name="CharStyle14">Aujourd'hui, il est difficile d'admettre que ces mots étaient nouveaux et avaient vu le jour à l'époque de Ben Yéhouda Il travailla sur son dictionnaire dans des conditions difficiles, mais avec zèle, minutie et un amour sans limite. Il n'eut pas le temps de terminer le dictionnaire de son vivant et des spécialistes en langue hébraïque finirent le travail.</text:span></text:p>
        <text:p text:style-name="P155"><text:span text:style-name="CharStyle14">Dans les annales de notre peuple, le nom de Ben Yéhouda restera le nom de celui qui a redonné naissance à la langue hébraïque.</text:span></text:p>
      </text:section>
      <text:section text:style-name="Sect10" text:name="Section10">
        <text:h text:outline-level="1" text:style-name="P640"><text:bookmark-start text:name="bookmark27"/><text:bookmark-start text:name="bookmark28"/><text:bookmark-start text:name="bookmark29"/><text:span text:style-name="CharStyle37">סיכום הטקסט</text:span><text:bookmark-end text:name="bookmark27"/><text:bookmark-end text:name="bookmark28"/><text:bookmark-end text:name="bookmark29"/></text:h>
        <text:p text:style-name="P157"><text:span text:style-name="CharStyle8">לפני גלות עם ישראל מארצו, היתה העברית שפה מדברת בפי כל. לאחר כ</text:span><text:span text:style-name="CharStyle38">2</text:span><text:span text:style-name="T378">^</text:span><text:span text:style-name="CharStyle8">ן, בזמן הגלות היא הפכה ללשון קדש והשתמשו בה .רק לתפלרת ולדברי קדש. מצב זה במשך הךבה זמן.</text:span></text:p>
        <text:p text:style-name="P158"><text:span text:style-name="CharStyle8">במאה התשע-עשרה, בן-אדם בשם אליעזר בן יהודה החליט להפך שפה זו לשפה מדברת, לשפה וויה. עם עלייתו לאו. ישראל הוא התחיל לדבר עברית בכל מקום ועם כל האנשים שפגש. הוא הוציא לאור עתונים רהמשיך על רפיהם להלחם למען עברית חיה. אליעזר כתב מלון עזבו הוא חדש רגם יצר מילים רבות. הוא לא הצליח לסים את עבודתו</text:span></text:p>
        <text:p text:style-name="P159"><text:span text:style-name="CharStyle8">בנדזייר. שמו של אליעזר ישאר לעולם בתולדות עם ישראל.</text:span></text:p>
        <text:p text:style-name="P160"><text:span text:style-name="CharStyle26">Avant l'exil du peuple d'Israël de son pays, l'hébreu était une langue parlée de tous. Ensuite, pendant l'exil, elle est devenue une langue sacrée et on l'utilisait uniquement pour des prières et des choses saintes. Cette situation dura longtemps.</text:span></text:p>
        <text:p text:style-name="P161"><text:span text:style-name="CharStyle26">Au dix-neuvième siècle, un homme du nom de Eliézer Ben Yéhouda décide de la transformer en langue parlée, en langue vivante. Avec sa montée en Israël, il commença à parler l'hébreu partout et avec tous ceux qu'il rencontrait. Il a édité des journaux sur les pages desquels il continuait sa lutte pour un hébreu vivant. Eliézer a rédigé un dictionnaire dans lequel il a renouvelé et inventé de nombreux mots. Il n'a pas</text:span></text:p>
      </text:section>
      <text:section text:style-name="Sect11" text:name="Section11">
        <text:p text:style-name="P641"><text:span text:style-name="CharStyle26">réussi à terminer son travail de son vivant. Son nom restera à jamais dans les annales du peuple d'Israël.</text:span></text:p>
        <text:h text:outline-level="4" text:style-name="P163"><text:bookmark-start text:name="bookmark30"/><text:bookmark-start text:name="bookmark31"/><text:bookmark-start text:name="bookmark32"/><text:span text:style-name="CharStyle39">ביאור הטקסט</text:span><text:bookmark-end text:name="bookmark30"/><text:bookmark-end text:name="bookmark31"/><text:bookmark-end text:name="bookmark32"/></text:h>
        <text:p text:style-name="P164"><text:span text:style-name="CharStyle8">אליעזר בץ יהודה </text:span><text:span text:style-name="T378">(</text:span><text:span text:style-name="CharStyle38">8581</text:span><text:span text:style-name="T378"><text:s text:c="1"/></text:span><text:span text:style-name="CharStyle8">- </text:span><text:span text:style-name="CharStyle38">2291</text:span><text:span text:style-name="T378">) </text:span><text:span text:style-name="CharStyle8">הקדיש למעלה מארבעים שנות </text:span><text:span text:style-name="CharStyle38">rj</text:span><text:span text:style-name="T378">־ </text:span><text:span text:style-name="CharStyle8">למען־ החיאתה של הלשוץ העברית. לדעתו לא תתכץ תחיה לאמית-תרבותית-מודרנית של עם ישראל בלי חרה ללשוץ העתיקה.</text:span></text:p>
        <text:p text:style-name="P165"><text:span text:style-name="CharStyle8">בפריס עשה בז יהודה את נסיונותיו הראשונים לשוחח בעברית. הוא פגש את הבלשץ יוסף לוי ובקר באחד משעוריו בבית המדרש למורים בפריס שלמד בעברית♦ לאחר מכץ החליט שחדוש והתאמת אוצר מלותיה וסגנונה של השפה העברית לתקופה המודרנית יהיה מפעל חייו.</text:span></text:p>
        <text:p text:style-name="P166"><text:span text:style-name="CharStyle8">טרם עלותו ארצה ב־ </text:span><text:span text:style-name="CharStyle38">1881</text:span><text:span text:style-name="T378">, </text:span><text:span text:style-name="CharStyle8">פרסם </text:span><text:span text:style-name="CharStyle38">p</text:span><text:span text:style-name="T378"><text:s text:c="1"/></text:span><text:span text:style-name="CharStyle8">יהודה כמה מאמרים ב״השחר" וב״החבצלת", בהם קרא להשתמש בשפה העברית. עם עליתו לאדץ התחילה פעילותו השקדנית והמעשית להחיאת השפה. </text:span><text:span text:style-name="CharStyle38">p</text:span><text:span text:style-name="T378"><text:s text:c="1"/></text:span><text:span text:style-name="CharStyle8">החלה המלחמה העקשנית עולו בכל אלה ששמו מכשולים להגשמת מטרתו. על מנת להגשים את חלומו הקים ב־ </text:span><text:span text:style-name="CharStyle38">2881</text:span><text:span text:style-name="T378">, </text:span><text:span text:style-name="CharStyle8">.ידוד עם י*דזי?אל מיכל פינס, אגודה בשם "תחית ישראל", שאחד מיעדיה היה לפעל לחדוש הדבור העברי. בביתו עול אליעזר דברו רק עברית ובנו איתמר </text:span><text:span text:style-name="T378">(</text:span><text:span text:style-name="CharStyle38">2881</text:span><text:span text:style-name="T378"><text:s text:c="1"/></text:span><text:span text:style-name="CharStyle8">- </text:span><text:span text:style-name="CharStyle38">3491</text:span><text:span text:style-name="T378">) </text:span><text:span text:style-name="CharStyle8">היה הילד הראשוץ שדבר רק בשפה זו. בשלהי </text:span><text:span text:style-name="CharStyle38">9881</text:span><text:span text:style-name="T378"><text:s text:c="1"/></text:span><text:span text:style-name="CharStyle8">יסד </text:span><text:span text:style-name="CharStyle38">p</text:span><text:span text:style-name="T378"><text:s text:c="1"/></text:span><text:span text:style-name="CharStyle8">יהודה יחד עם דוד יליץ את "ועד הלשוץ" שבראשה עמד עד מותו. משך כל חייו עבד על מלונו. המילה הראשונה שחדש היתה "מלוץ" שבאה במקום "ספר-מילים".</text:span></text:p>
        <text:p text:style-name="P167"><text:span text:style-name="CharStyle14">Eliézer Ben Yéhouda a consacré plus de 40 années de sa vie à la renaissance de la langue hébraïque. A son avis, un renouvellement national, culturel et moderne ne pouvait se réaliser sans un retour à la langue ancestrâle.</text:span></text:p>
        <text:p text:style-name="P168"><text:span text:style-name="CharStyle14">A Paris, il fit ses premiers essais de discussion en hébreu. Il a rencontré le linguiste Joseph Lévi et s'est rendu à l'un des cours qu'il donnait en hébreu</text:span></text:p>
      </text:section>
      <text:section text:style-name="Sect12" text:name="Section12">
        <text:p text:style-name="P642"><text:span text:style-name="CharStyle14">à l'institut de formation des maitres à Paris. Ensuite il décida que le renouvellement de la langue hébraïque et l'adaptation de son style à l'époque moderne serait l'oeuvre de sa vie. Avant sa montée en Israël en 1881, Ben Yéhouda publia quelques articles dans "Ha shahar" et "Hahavatselet" dans lesquels il appelait à utiliser la langue hébraïque. Avec sa montée en Israël commença son action assidue et matérielle pour faire revivre la langue. Il lutta aussi obstinément contre tous ceux qui mettaient des obstacles à la réalisation de son objectif. Pour concrétiser son rêve, il créa en 1882, avec Ihiel Mikhal Pins, une association du nom de "Thiat Israël" dont l'un des objectifs était d'oeuvrer pour le renouvellement du langage hébraïque. Chez Ben Yéhouda on ne parlait qu'hébreu et son fils Itamar fit le premier enfant à ne parler que cette langue. A la fin de l'année 1889, Ben Yéhouda fonda avec David Yalin, le "Comité de la langue", à la tête duquel il resta jusqu'à sa mort. Il travailla toute sa vie sur son dictionnaire. Le premier mot qu'il renouvela fut "milon" qui vint à la place de "Sefer milim".</text:span></text:p>
      </text:section>
      <text:section text:style-name="Sect13" text:name="Section13">
        <text:h text:outline-level="5" text:style-name="P643"><text:bookmark-start text:name="bookmark33"/><text:bookmark-start text:name="bookmark34"/><text:bookmark-start text:name="bookmark35"/><text:span text:style-name="CharStyle41">שאלון לתלמיד</text:span><text:bookmark-end text:name="bookmark33"/><text:bookmark-end text:name="bookmark34"/><text:bookmark-end text:name="bookmark35"/></text:h>
        <text:list text:style-name="L0" xml:id="1">
          <text:list-item>
            <text:p text:style-name="P171"><text:bookmark-start text:name="bookmark36"/><text:bookmark-end text:name="bookmark36"/><text:span text:style-name="CharStyle42">. </text:span><text:span text:style-name="CharStyle3">מתי הפכה הלשון העברית להיות "לשון קודש"?</text:span></text:p>
          </text:list-item>
        </text:list>
        <text:p text:style-name="P172"><text:span text:style-name="T431"><text:tab/></text:span></text:p>
        <text:p text:style-name="P173"><text:span text:style-name="T431"><text:tab/></text:span></text:p>
        <text:list text:style-name="L0" xml:id="1">
          <text:list-item>
            <text:p text:style-name="P174"><text:bookmark-start text:name="bookmark37"/><text:bookmark-end text:name="bookmark37"/><text:span text:style-name="CharStyle42">.</text:span><text:span text:style-name="CharStyle3">איך השתמשו בה?</text:span></text:p>
          </text:list-item>
        </text:list>
        <text:p text:style-name="P175"><text:span text:style-name="T431"><text:tab/></text:span></text:p>
        <text:list text:style-name="L0" xml:id="1">
          <text:list-item>
            <text:p text:style-name="P176"><text:bookmark-start text:name="bookmark38"/><text:bookmark-end text:name="bookmark38"/><text:span text:style-name="CharStyle42">.</text:span><text:span text:style-name="CharStyle3">מי היה אליעזר בן יהודה?</text:span></text:p>
          </text:list-item>
        </text:list>
        <text:p text:style-name="P177"><text:span text:style-name="T431"><text:tab/></text:span></text:p>
        <text:p text:style-name="P178"><text:span text:style-name="T431"><text:tab/></text:span></text:p>
        <text:list text:style-name="L0" xml:id="1">
          <text:list-item>
            <text:p text:style-name="P179"><text:bookmark-start text:name="bookmark39"/><text:bookmark-end text:name="bookmark39"/><text:span text:style-name="CharStyle42">. </text:span><text:span text:style-name="CharStyle3">מה היה חלומו?</text:span></text:p>
          </text:list-item>
        </text:list>
        <text:p text:style-name="P180"><text:span text:style-name="T431"><text:tab/></text:span></text:p>
        <text:list text:style-name="L0" xml:id="1">
          <text:list-item>
            <text:p text:style-name="P181"><text:bookmark-start text:name="bookmark40"/><text:bookmark-end text:name="bookmark40"/><text:span text:style-name="CharStyle42">. </text:span><text:span text:style-name="CharStyle3">איך הוא הגשים אותו?</text:span></text:p>
          </text:list-item>
        </text:list>
        <text:p text:style-name="P182"><text:span text:style-name="T431"><text:tab/></text:span></text:p>
        <text:p text:style-name="P183"><text:span text:style-name="T431"><text:tab/></text:span></text:p>
        <text:list text:style-name="L0" xml:id="1">
          <text:list-item>
            <text:p text:style-name="P184"><text:bookmark-start text:name="bookmark41"/><text:bookmark-end text:name="bookmark41"/><text:span text:style-name="CharStyle42">. </text:span><text:span text:style-name="CharStyle3">מה כתב בן יהודה?</text:span></text:p>
          </text:list-item>
        </text:list>
        <text:p text:style-name="P185"><text:span text:style-name="T431"><text:tab/></text:span></text:p>
        <text:p text:style-name="P186"><text:span text:style-name="T431"><text:tab/></text:span></text:p>
        <text:list text:style-name="L0" xml:id="1">
          <text:list-item>
            <text:p text:style-name="P187"><text:bookmark-start text:name="bookmark42"/><text:bookmark-end text:name="bookmark42"/><text:span text:style-name="CharStyle42">. </text:span><text:span text:style-name="CharStyle3">איך הוא חיבר את המילון שלו?</text:span></text:p>
          </text:list-item>
        </text:list>
        <text:p text:style-name="P188"><text:span text:style-name="T431"><text:tab/></text:span></text:p>
        <text:p text:style-name="P189"><text:span text:style-name="T431"><text:tab/></text:span></text:p>
        <text:list text:style-name="L0" xml:id="1">
          <text:list-item>
            <text:p text:style-name="P190"><text:bookmark-start text:name="bookmark43"/><text:bookmark-end text:name="bookmark43"/><text:span text:style-name="CharStyle42">. </text:span><text:span text:style-name="CharStyle3">איפה בן יהודה עשה את ניסיונותיו הראשונים לשיחה בעברית?</text:span></text:p>
          </text:list-item>
        </text:list>
        <text:p text:style-name="P191"><text:span text:style-name="T431"><text:tab/></text:span></text:p>
        <text:p text:style-name="P192"><text:span text:style-name="T431"><text:tab/></text:span></text:p>
      </text:section>
      <text:section text:style-name="Sect14" text:name="Section14">
        <text:p text:style-name="P644"><text:span text:style-name="CharStyle3">התרגשות יוצאת דופן אחזה בקהל הצופים בחידון התנ״ך העולמי לנוער, בשעה שמנחה הטקס הכריז:" חתן פרס התנ״ך העולמי הוא שי חסן!" ההודעה התקבלה במחיאות כפיים סוערות וחסן, בן </text:span><text:span text:style-name="T428">5,71</text:span><text:span text:style-name="CharStyle42">, </text:span><text:span text:style-name="CharStyle3">הסובל משיתוק-מוחין ונעזר בקביים, עלה לבמה כדי לקבל את הפרס מידי ראש הממשלה, אריאל שרון. שרון חיבק אותו חיבוק אמיץ ולרגע, לא היה ברור מי מבין השניים מתרגש יותר.</text:span></text:p>
        <text:p text:style-name="P196"><text:span text:style-name="CharStyle3">חתן התנ״ך החדש, תלמיד ישיבה של בני - עקיבה, זכה ב־</text:span><text:span text:style-name="T428">99</text:span><text:span text:style-name="CharStyle42"><text:s text:c="1"/></text:span><text:span text:style-name="CharStyle3">נקודות מתוך </text:span><text:span text:style-name="T428">001</text:span><text:span text:style-name="CharStyle42">. </text:span><text:span text:style-name="CharStyle3">"ההרגשה היא כיפית. מאז שאני זוכר את עצמי, אהבתי את התנ״ך, ותמיד רציתי להשתתף בחידון לתנ״ך העולמי לנוער", סיפר חסן. "את האהבה לתנ״ך, ספגתי מסבא יוסף, שהיה רב של היישוב. אין יום שלא קראתי בספר הספרים. התכוננתי לחידון במשך ארבע שנים. שלוש פעמים התמודדתי בחידון הארצי, אבל לא הצלחתי להעפיל לחידון העולמי. לחידון הנוכחי התכוננתי במשך ארבעה חודשים, עשר שעות כל יום, כשברקע מתנגנת מוסיקה תימנית."</text:span></text:p>
        <text:p text:style-name="P197"><text:span text:style-name="CharStyle3">משפחתו של חסן מתגוררת במושב אליקים. הוריו היו נרגשים מאוד. "מגיל צעיר שי לא נתן לנכות שלו להפריע לו בשגרת החיים. לפעמים, כשהיה לנו קשה, היה זה דווקא שי עם חוש ההומור המפותח שלו שעזר לנו להתגבר על הקשיים", סיפר האב.</text:span></text:p>
        <text:p text:style-name="P198"><text:span text:style-name="CharStyle3">ההורים סיפרו עוד, כי עבורם העפלתו של בנם לחידון התנ״ך העולמי היוותה נצחון גדול. מבחינתם עוד לפני החידון הוא כבר היה החתן העולמי. "כשהכריזו על שי כחתן התנ״ך, עברה לי צמרמורת בכל הגוף. זו היתה הגשמת החלום שלו וזה היה גם ניצחון עבורנו, כשראינו איך הבן שלנו לא נותן למוגבלות שלו להפריע לו, מנצח בני-נוער מכל העולם ומצטרף לרשימה ארוכה ומכובדת של חתני תנ״ך עולמיים," הוסיף ואמר אביו.</text:span></text:p>
        <text:p text:style-name="P199"><text:span text:style-name="CharStyle3">חסן, שמסיים השנה את למודיו בישיבה, לא יוכל להתגייס לצבא בשל נכותו. אבל הוא לא רואה את עצמו כנכה. "זו שגרת חיים עבורי. ההבדל היחיד ביני לבין אנשים אחרים הוא שבעוד הם הולכים על שתי גליים, אני הולך על ארבע," אמר.</text:span></text:p>
        <text:p text:style-name="P200"><text:span text:style-name="CharStyle3">כעת מתכוון חסן להמשיך ללמוד, כשהשאיפה שלו היא להפוך למרצה לתנ״ך באוניברסיטה. הוא יוכל אולי להגשים את שאיפתו באמצעות הפרס שקיבל: מלגה ללמודי תואר ראשון באוניברסיטת תל-אביב.</text:span></text:p>
        <text:p text:style-name="P201"><text:span text:style-name="CharStyle3">התרגשות יוצאת הכין אחזה בקהל הצופים בחידרץ התנ״ך העולמי לנער, בשעה שמנחה הטקס הכריז:" חוזן<text:tab/>פרס<text:tab/>התנ״ך<text:tab/>הערלמי<text:tab/>הוא<text:tab/>עזי<text:tab/>חסן!"<text:tab/>ההודעה<text:tab/>התקבלה<text:tab/>במחיאות<text:tab/>כפים סוערות וחסן,<text:tab/>בץ</text:span></text:p>
        <text:p text:style-name="P204"><text:span text:style-name="T428">5,71</text:span><text:span text:style-name="CharStyle42">, </text:span><text:span text:style-name="CharStyle3">הסדבל משתוק-מחין ונעזר פ:קן^י־ם, עלה לבמה כדי לקן נבל זזת הפרס מידי ראש הממשלה, אריאל שרון. עזרון חבק אותו חבוק אמיץ ולו־גע, לא היה ברור מי מ בין הש נים מתרגש יותר.</text:span></text:p>
        <text:p text:style-name="P205"><text:span text:style-name="CharStyle3">חרזן התנ״ך החדש, תלמיד ישיבה של בני - עקיבה, זכה ב־</text:span><text:span text:style-name="T428">99</text:span><text:span text:style-name="CharStyle42"><text:s text:c="1"/></text:span><text:span text:style-name="CharStyle3">נקודות מתוך </text:span><text:span text:style-name="T428">001</text:span><text:span text:style-name="CharStyle42">. </text:span><text:span text:style-name="CharStyle3">"ההרגשה היא כיפית. מאז שאני זוכר זאת עצמי, אהבתי זאת התנ״ך, ו־^כןיד רציתי להשתתף פזדזידון לתנ״ך העולמי לנער", ספר חסן. "זאת האהבה לתנ״ך, ספגתי מסבא יו?סף, שהיה רב של הישוב. ?זין יום שלא קראתי בספר הספרים. התכדננתי לחידון במשך ארבע שנים. שלוש פעמים התמודדתי בחידון הארצי, אבל לא הצלחתי להעפיל לחידון העולמי. לחידון הנוכחי התכדננתי במשך ארבעה חדשים, עשר שעות כל יום, ^ברקע מתנגנת מוסיקה תימנית."</text:span></text:p>
        <text:p text:style-name="P206"><text:span text:style-name="CharStyle3">משפחתו של חסן מתגוררת במושב אליקים. הוריו ד!יו נרגשים מאוד. "מגיל צעיר שי לא נותן לנכות שלו להפריע לו בשגרת החיים. לפעמים, כשהיה לנו קשה, חזייה זה דוקא שי עם חוש ההומור המפתח שלו שעזר לנו להתגבר על הקשיים", ספר האב.</text:span></text:p>
        <text:p text:style-name="P207"><text:span text:style-name="CharStyle3">ההורים ספרו עוד, כי עבוךם העפלתו של בנם לחידון התנ״ך העולמי הותה נצחון גדול. מבחינתם עוד לפני החידון הוא ?בר רזיה החתן העולמי. "?שהכריזו על שי כחתן התנ״ך, עברה לי צמרמ.רת בכל הגוף. זו היתה הגשמת החלום שלו ויזה רזיה גם נצחון עבורנו, כשראינו איך הזבזן שלנו לא נורתן למגבלות שלו להפו“יע לו, מנצח בני-נער מ</text:span><text:span text:style-name="T51">כ</text:span><text:span text:style-name="CharStyle3">'ל העולם ומצטרף לרשימה ארכה ומכבדת של חתני תנ״ך עולמיים," הדסי; ואמר אביו.</text:span></text:p>
        <text:p text:style-name="P208"><text:span text:style-name="CharStyle3">חסן, שמסים יזעזנה את למוחו בישיבה, לא יוכל להתגיס לצבא בשל נכותו. אבל הוא לא רואה את עצמו נננננה. "זו שגרת-חיים עבורי. רזרזבדל היחיד ביני לבין אנשים אחרים הוא ש בעוד הזם הולכים על שתי רגלים, אני הולך על ארבע," אמר.</text:span></text:p>
        <text:p text:style-name="P209"><text:span text:style-name="CharStyle3">כעת מתכון חסן להמשיך ללמד, בשהשאיפה לזלו היא להפך למרצה לתנ״ך באוניברסיטה. הוא יוכל אולי להגשים את שאיפתו באמצעות ייפרס שקבל: מלגה ללמודי תאר .ראשון באוניברסיטת תל-אביב.</text:span></text:p>
      </text:section>
      <text:section text:style-name="Sect15" text:name="Section15">
        <text:h text:outline-level="2" text:style-name="P645"><text:bookmark-start text:name="bookmark44"/><text:bookmark-start text:name="bookmark45"/><text:bookmark-start text:name="bookmark46"/><text:span text:style-name="CharStyle35">J'ai réalisé un rêve...</text:span><text:bookmark-end text:name="bookmark44"/><text:bookmark-end text:name="bookmark45"/><text:bookmark-end text:name="bookmark46"/></text:h>
        <text:p text:style-name="P211"><text:span text:style-name="CharStyle14">Lors du concours biblique mondial pour la jeunesse, une émotion exceptionnelle s'est emparée du public lorsque le maitre de cérémonie annonça: "Le gagnant du concours biblique mondial est Shaï Hassan!" L'annonce fut accueillie par un tonnerre d'applaudissements. Hassan, âgé de 17 ans et demi, handicapé moteur et s'aidant de béquilles, monta sur l'estrade afin de recevoir son prix des mains du chef du gouvernement, Ariel Sharon. Sharon l'enlaça fortement et pendant un moment on ne savait plus lequel des deux était le plus ému.</text:span></text:p>
        <text:p text:style-name="P212"><text:span text:style-name="CharStyle14">Le nouveau gagnant, élève de la yeshiva de Bné-Akiba, a obtenu 99 points sur 100. "La sensation est super. D'aussi loin que je remonte dans mes souvenirs, j'ai toujours aimé la Bible et j'ai toujours voulu participer au concours mondial pour la jeunesse," raconta Hassan. "L'amour de la Bible, je l'ai puisé chez grand-père Joseph qui était le rav de la colonie. Il ne se passait pas de jour sans que je ne lise le livre des livres. Je me suis préparé au concours pendant quatre ans. Trois fois j'ai participé au concours national, mais je n'ai pas réussi à me qualifier pour le concours mondial. Pour celui-ci, je me suis préparé pendant quatre mois, dix heures par jours, avec en fond sonore une musique yéménite.</text:span></text:p>
        <text:p text:style-name="P213"><text:span text:style-name="CharStyle14">La famille de Hassan habite au moshav Eliakim. Ses parents étaient très émus. "Depuis son plus jeune âge, Shaï n'a pas permis à son infirmité de le gêner dans la vie. Quelquefois, lorsque que cela nous semblait difficile, c'était justement Shaï, avec son sens développé de l'humour, qui nous aidait à surmonter les difficultés," raconta le père.</text:span></text:p>
        <text:p text:style-name="P214"><text:span text:style-name="CharStyle14">Les parents racontèrent encore que pour eux, la réussite de leur fils au concours mondial de la Bible représentait une grande victoire. De leur point de vue, bien avant le concours, il était déjà le lauréat mondial. "Lorsqu'on annonça que Shaï avait gagné, un frisson a parcouru tout mon corps. C'était la réalisation de son rêve et une victoire pour nous quand nous avons vu que notre fils n'a pas laissé don handicap le gêner, a vaincu des jeunes du monde </text:span><text:span text:style-name="CharStyle14">entier et a rejoint la longue et honorable liste des gagnants mondiaux du concours biblique," ajouta le père.</text:span></text:p>
        <text:p text:style-name="P215"><text:span text:style-name="CharStyle14">Hassan, qui termine ses études à la yeshiva, ne pourra pas s'enrôler dans l'armée à cause de son infirmité. Mais il ne se considère pas comme un infirme. "C'est de la routine pour moi. La seule différence entre moi et les autres personnes, c'est qu'elles marchent sur deux jambes et moi sur quatre," dit-il. Actuellement, Hassan projette de continuer ses études avec le désir de devenir Conférencier en Bible à l'université. Il pourra peut-être réaliser son rêve grâce au prix qu'il a gagné: une bourse pour des études de premier cycle à l'université de Tel-Aviv.</text:span></text:p>
      </text:section>
      <text:section text:style-name="Sect16" text:name="Section16">
        <text:p text:style-name="P646"><text:span text:style-name="CharStyle47">סיכום</text:span></text:p>
        <text:p text:style-name="P217"><text:span text:style-name="CharStyle8">כמו בכ'ל שנה, נערך גם הפעם חידון התנ״ך העולמי לנער, עזבו מעזתתפים נערים ונערות מכל הארצות. השנה, ההתרגשות הי,ה גידולה יוותר כי חותן פרס התנ״ך הוא נער בן שבע-עשרה<text:tab/>וחצי,<text:tab/>הסוכל<text:tab/>ממגבלות פיזית.<text:tab/>עזי<text:tab/>חסן,<text:tab/>שזכה בציון<text:tab/>מעלה,<text:tab/>קבל<text:tab/>את</text:span></text:p>
        <text:p text:style-name="P218"><text:span text:style-name="CharStyle8">הפרס מידי ראש הממשלה. הוריו התרגשו מאוד וספרו לכתב על ,רצונו העז של בנם להעפיל בחידון הזה. חסן אהב את התנ״ך מילדותו ולאחר בצחון כה גדול הוא שואף </text:span><text:span text:style-name="T378">?</text:span><text:span text:style-name="T517">1</text:span><text:span text:style-name="CharStyle8">הזיות מרצה לתנ״ך באוניברסיטה. היות והוא לא ישרת בצה״ל, הוא החליט להמשיך ללמד על מנת להגשים את חלומו. המלגה שקבל תאפשר לו ללמד באוניברסיטת ותל-אביב ואולי להיות סוף סוף מרצה לתנ״ך.</text:span></text:p>
        <text:p text:style-name="P219"><text:span text:style-name="CharStyle14">Comme chaque année, cette fois aussi a eu lieu le concours biblique mondial pour la jeunesse auquel ont participé des adolescents et des adolescentes de tous les pays. Cette année l'émotion était plus intense car le gagnant du concours était un jeune homme de dix-sept ans et demi, souffrant d'un handicap physique. Shaï Hassan, qui a obtenu une note excellente, a reçu son prix des mains du chef du gouvernement. Ses parents étaient très émus et ont parlé au journaliste de la volonté féroce de leur fils de réussir à ce concours. Hassan aimait la Bible depuis son enfance et après une telle victoire, il désire devenir conférencier en Bible à l'université. Etant donné qu'il ne servira pas dans l'armée, il a décidé de continuer ses études afin de réaliser son rêve. La bourse qu'il a reçu lui permettra d'étudier à l'université de Tel-Aviv et de devenir enfin conférencier en Bible.</text:span></text:p>
      </text:section>
      <text:section text:style-name="Sect17" text:name="Section17">
        <text:p text:style-name="P647"><text:span text:style-name="CharStyle47">ביאור הטקסט</text:span></text:p>
        <text:p text:style-name="P221"><text:span text:style-name="CharStyle3">הספרר עזלפנינר בא להראות לבר ולהוכיח לכל אלה </text:span><text:span text:style-name="T522">JJ</text:span><text:span text:style-name="CharStyle3"><text:s text:c="1"/>לזהם ספקרת בך בר שהנכים דתם בני אךם .רגילים בךיוק כנמונו. החיים שלהם שונים במקצת כני עליזים להסתגל למגבלות שלהם. אנעזים אלה הזם רגישים מאוך ואינם מקבלים ברצון את והעזרה שרוצים לתת להם. עברך□ עזךה זו ?אינה נובעת מחבה או יךיךות ?אקיא רק מרחמים. צריך מאוך להזז-רזר בהתנהגותנו כלפיהם. ?אסור להתיחס אליהם בתשומת לב מיתרת ומיתרת. אדרבה, עלינו להתנהג ?אונם פנמו עם כל בן אךם אחר, לא לותר להם ?אם הם לא צוךקים ובודאי לא להקל להם כל ךבר. עלינו לתת לזהם את האפשרות להוכיח שהם מסגלים להשגיח על עצמם ולהיו־ת עצמאיים. בודאי שהאנשים הנכים סובלים ממצבם אך השאלה הנשאלת היא מי סובל יותר או למי זה מפריע יוותר. האנשים המג בלים בחיים מפריעים והךרך הטובה ביותר לפתר ?את הבעיה וזזו היא לעזר להם וכך נךמה לנו שעשינו מצוה. אך הדבר לא פשוט נכי אנחנו חיבים להתיחס אליהם כמו ?אל כל בן אךם אחר ולכן עלינו להזיות סבלניים וסובלניים. בטקסט שלבו, עזי אומר בעצמו שאין כל הבדל בינו לנתין האחרים חו. מז-ה שהוא נעזר בקבים.</text:span></text:p>
        <text:p text:style-name="P222"><text:span text:style-name="CharStyle3">היום האנשים הנכים משתתפים בצל תחומי החיים ומוכיחים שאפשר לסמך עליהם . הנכים הם חלק מהאכלוסיה העירונית והעו־למית שלגו ואסור לנו להתעלם מנוכחותם.</text:span></text:p>
        <text:p text:style-name="P223"><text:span text:style-name="CharStyle14">Notre histoire vient nous montrer et prouver à tous ceux qui auraient des doutes que les handicapés sont des gens normaux exactement comme nous. Leur vie est légèrement différente car ils doivent s'habituer à leur handicap.Ces personnes sont très sensibles et n'acceptent pas volontiers l'aide qu'on voudrait leur apporter. Pour eux cette aide n'est pas due à l'affection ou à l'amitié mais seulement à la pitié. Il faut faire très attention à notre attitude envers eux. Il ne faut pas leur apporter une attention particulière et superflue. Au contraire, nous devons nous comporter avec eux comme avec les autres, ne pas céder si elles n'ont pas raison et certainement pas tout leur faciliter. Il faut leur donner la possibilité de prouver qu'ils sont capables de se prendre encharge et d'être autonomes. Il est certain que les handicapés souffrent de leur situation, mais la question qui se pose est qui souffre le plus et qui est le plus gêné?</text:span></text:p>
        <text:p text:style-name="P224"><text:span text:style-name="CharStyle14">Les personnes handicapées gênent et le meilleur moyen de résoudre le problème est de leur venir en aide. Ainsi nous avons l'impression d'avoir</text:span></text:p>
      </text:section>
      <text:section text:style-name="Sect18" text:name="Section18">
        <text:p text:style-name="P648"><text:span text:style-name="CharStyle14">accompli une bonne action. Mais ce n'est pas si simple, car nous devons nous comporter avec eux comme avec toute autre personne. Nous devons être patients et tolérants. Dans le texte Shaï lui-même dit que la seule différence entre lui et les autres est qu'il s'aide de béquilles.</text:span></text:p>
        <text:p text:style-name="P226"><text:span text:style-name="CharStyle14">Aujourd'hui beaucoup d'handicapés sont présents dans tous les domaines de la vie et prouvent qu'on peut compter sur eux. Ils font partie de la population de notre ville et de notre monde et il est interdit de les ignorer.</text:span></text:p>
      </text:section>
      <text:section text:style-name="Sect19" text:name="Section19">
        <text:p text:style-name="P649"><text:span text:style-name="CharStyle49">שאלון לתלמיד</text:span></text:p>
        <text:list text:style-name="L2" xml:id="3">
          <text:list-item>
            <text:p text:style-name="P228"><text:bookmark-start text:name="bookmark47"/><text:bookmark-end text:name="bookmark47"/><text:span text:style-name="CharStyle42">.</text:span><text:span text:style-name="CharStyle3">מי היה שי חסן?</text:span></text:p>
          </text:list-item>
        </text:list>
        <text:p text:style-name="P229"><text:span text:style-name="T431"><text:tab/></text:span></text:p>
        <text:p text:style-name="P230"><text:span text:style-name="T431"><text:tab/></text:span></text:p>
        <text:list text:style-name="L2" xml:id="3">
          <text:list-item>
            <text:p text:style-name="P231"><text:bookmark-start text:name="bookmark48"/><text:bookmark-end text:name="bookmark48"/><text:span text:style-name="CharStyle42">. </text:span><text:span text:style-name="CharStyle3">ממה סבל חסן?</text:span></text:p>
          </text:list-item>
        </text:list>
        <text:p text:style-name="P232"><text:span text:style-name="T431"><text:tab/></text:span></text:p>
        <text:p text:style-name="P233"><text:span text:style-name="T431"><text:tab/></text:span></text:p>
        <text:list text:style-name="L2" xml:id="3">
          <text:list-item>
            <text:p text:style-name="P234"><text:bookmark-start text:name="bookmark49"/><text:bookmark-end text:name="bookmark49"/><text:span text:style-name="CharStyle42">. </text:span><text:span text:style-name="CharStyle3">ממי שי למד תנ״ך?</text:span></text:p>
          </text:list-item>
        </text:list>
        <text:p text:style-name="P235"><text:span text:style-name="T431"><text:tab/></text:span></text:p>
        <text:list text:style-name="L2" xml:id="3">
          <text:list-item>
            <text:p text:style-name="P236"><text:bookmark-start text:name="bookmark50"/><text:bookmark-end text:name="bookmark50"/><text:span text:style-name="CharStyle42">.</text:span><text:span text:style-name="CharStyle3">ממי שי למד תנ״ך?</text:span></text:p>
          </text:list-item>
        </text:list>
        <text:p text:style-name="P237"><text:span text:style-name="T431"><text:tab/></text:span></text:p>
        <text:p text:style-name="P238"><text:span text:style-name="T431"><text:tab/></text:span></text:p>
        <text:list text:style-name="L2" xml:id="3">
          <text:list-item>
            <text:p text:style-name="P239"><text:bookmark-start text:name="bookmark51"/><text:bookmark-end text:name="bookmark51"/><text:span text:style-name="CharStyle42">. </text:span><text:span text:style-name="CharStyle3">איך שי התכוננן לחידון?</text:span></text:p>
          </text:list-item>
        </text:list>
        <text:p text:style-name="P240"><text:span text:style-name="T431"><text:tab/></text:span></text:p>
        <text:p text:style-name="P241"><text:span text:style-name="T431"><text:tab/></text:span></text:p>
        <text:list text:style-name="L2" xml:id="3">
          <text:list-item>
            <text:p text:style-name="P242"><text:bookmark-start text:name="bookmark52"/><text:bookmark-end text:name="bookmark52"/><text:span text:style-name="CharStyle42">. </text:span><text:span text:style-name="CharStyle3">מה הוריו חשבו על שי?</text:span></text:p>
          </text:list-item>
        </text:list>
        <text:p text:style-name="P243"><text:span text:style-name="T431"><text:tab/></text:span></text:p>
        <text:p text:style-name="P244"><text:span text:style-name="T431"><text:tab/></text:span></text:p>
        <text:list text:style-name="L2" xml:id="3">
          <text:list-item>
            <text:p text:style-name="P245"><text:bookmark-start text:name="bookmark53"/><text:bookmark-end text:name="bookmark53"/><text:span text:style-name="CharStyle42">. </text:span><text:span text:style-name="CharStyle3">מה שי חשב על עצמו?</text:span></text:p>
          </text:list-item>
        </text:list>
        <text:p text:style-name="P246"><text:span text:style-name="T431"><text:tab/></text:span></text:p>
        <text:p text:style-name="P247"><text:span text:style-name="T431"><text:tab/></text:span></text:p>
        <text:list text:style-name="L2" xml:id="3">
          <text:list-item>
            <text:p text:style-name="P248"><text:bookmark-start text:name="bookmark54"/><text:bookmark-end text:name="bookmark54"/><text:span text:style-name="CharStyle42">.</text:span><text:span text:style-name="CharStyle3">איפה לומד שי?</text:span></text:p>
          </text:list-item>
        </text:list>
        <text:p text:style-name="P249"><text:span text:style-name="T431"><text:tab/></text:span></text:p>
        <text:list text:style-name="L2" xml:id="3">
          <text:list-item>
            <text:p text:style-name="P250"><text:bookmark-start text:name="bookmark55"/><text:bookmark-end text:name="bookmark55"/><text:span text:style-name="CharStyle42">. </text:span><text:span text:style-name="CharStyle3">מה תוכיותיו לעתיד?</text:span></text:p>
          </text:list-item>
        </text:list>
        <text:p text:style-name="P251"><text:span text:style-name="T431"><text:tab/></text:span></text:p>
        <text:p text:style-name="P252"><text:span text:style-name="T431"><text:tab/></text:span></text:p>
        <text:p text:style-name="P253"><text:span text:style-name="T428">01</text:span><text:span text:style-name="CharStyle42">). </text:span><text:span text:style-name="CharStyle3">מהו הפרס שקיבל?</text:span></text:p>
        <text:p text:style-name="P254"><text:span text:style-name="T431"><text:tab/></text:span></text:p>
      </text:section>
      <text:section text:style-name="Sect20" text:name="Section20">
        <text:h text:outline-level="4" text:style-name="P650"><text:bookmark-start text:name="bookmark56"/><text:bookmark-start text:name="bookmark57"/><text:bookmark-start text:name="bookmark58"/><text:span text:style-name="CharStyle20">תרנגול כפרות</text:span><text:bookmark-end text:name="bookmark56"/><text:bookmark-end text:name="bookmark57"/><text:bookmark-end text:name="bookmark58"/></text:h>
        <text:p text:style-name="P257"><text:span text:style-name="CharStyle3">מאת אלי עמיר</text:span></text:p>
        <text:p text:style-name="P258"><text:span text:style-name="CharStyle3">(על-פי ״תרנגול כפרות״ רומן - עם עובד, תל-אביב </text:span><text:span text:style-name="T428">3891</text:span><text:span text:style-name="CharStyle42">)</text:span></text:p>
        <text:p text:style-name="P259"><text:span text:style-name="CharStyle3">האוהלים האלה כל כך אחרים מהאוהלים שלנו בקיבוץ. כל כך הרבה אוהלים ודומים זה לזה. היכן האוהל של משפחתי?</text:span></text:p>
        <text:p text:style-name="P260"><text:span text:style-name="CharStyle3">ערוגת ירק בין שורות האוהלים. עלי פטרוסיליה, נענע וכרפס, פה ושם עגבניות וקישואים. לעולם לא יעלה בידם להחיות את שוקי בגדד!</text:span></text:p>
        <text:p text:style-name="P261"><text:span text:style-name="CharStyle3">נביל ואני היינו משחקים ורצים שם. ופה, העירקים שלי מגדלים ירקות! ליד האוהלים ישבו אנשים על שרפרפים שנעשו מארגזים. אחרים שכבו על מיטה תקועה בפתח האוהל. הגברים לבשו חליפות חומות, כחולות או שחורות שצבען דהה. פה ושם נראו בגדי החקי. עיניים רבות הסתכלו עלי כשעברתי בין האוהלים. אישה אחת אמרה:</text:span></text:p>
        <text:p text:style-name="P262"><text:span text:style-name="CharStyle3">-יא! איזה יופי של בגדים! אתה מהקיבוץ?</text:span></text:p>
        <text:p text:style-name="P263"><text:span text:style-name="CharStyle3">-כן, עניתי בחיוך מבוייש.</text:span></text:p>
        <text:p text:style-name="P264"><text:span text:style-name="CharStyle3">-אז מה אתה עושה כאן?</text:span></text:p>
        <text:p text:style-name="P265"><text:span text:style-name="CharStyle3">-אני מן המעברה.</text:span></text:p>
        <text:p text:style-name="P266"><text:span text:style-name="CharStyle3">-ואיך החיים שם? טובים?</text:span></text:p>
        <text:p text:style-name="P267"><text:span text:style-name="CharStyle3">-טובים, אמרתי והמשכתי ללכת.</text:span></text:p>
        <text:p text:style-name="P268"><text:span text:style-name="CharStyle3">-נבון שבקיבוץ גרים בנים ובנות יחד? שאל נער.</text:span></text:p>
        <text:p text:style-name="P269"><text:span text:style-name="CharStyle3">-נכון.</text:span></text:p>
        <text:p text:style-name="P270"><text:span text:style-name="CharStyle3">-סוף העולם, צעקה אישה.</text:span></text:p>
        <text:p text:style-name="P271"><text:span text:style-name="CharStyle3">-מחרתיים יום כיפור! צריך להתפלל בשביל הנשמה שלהם.</text:span></text:p>
        <text:p text:style-name="P272"><text:span text:style-name="CharStyle3">אימא בכתה, אבא חיבק אותי בחום. אחי ואחיותי הסתדרו בתור כדי להתנשק איתי.</text:span></text:p>
        <text:p text:style-name="P273"><text:span text:style-name="CharStyle3">- מחרתיים יום כיפור, בני. מאין אביא תרנגול כפרות? אמרה אמי.</text:span></text:p>
        <text:p text:style-name="P274"><text:span text:style-name="CharStyle3">-אמא, הבאתי תרנגול מהקיבוץ! אמרתי בקול חנוק. הוצאתי את התרנגול, אמא בדקה את התרנגול ואמרה:</text:span></text:p>
        <text:p text:style-name="P275"><text:span text:style-name="CharStyle3">-נורי, מי שחט את התרנגול?</text:span></text:p>
        <text:p text:style-name="P276"><text:span text:style-name="CharStyle3">-השוחט, עניתי.</text:span></text:p>
        <text:p text:style-name="P277"><text:span text:style-name="CharStyle3">-השוחט! אל תספר לי סיפורים! סבא שלך רב ושוחט ואני יודעת מה זה תרנגול שחוט כדת </text:span><text:span text:style-name="CharStyle3">וכדין.</text:span></text:p>
        <text:p text:style-name="P279"><text:span text:style-name="CharStyle3">-באמת! שיקרתי.</text:span></text:p>
        <text:p text:style-name="P280"><text:span text:style-name="CharStyle3">-זאת טרפה, אמרה, החוצה!</text:span></text:p>
        <text:p text:style-name="P281"><text:span text:style-name="CharStyle3">-אולי מישהו ירצה אותו מהשכנים?,אמרתי.</text:span></text:p>
        <text:p text:style-name="P282"><text:span text:style-name="CharStyle3">-הוא טרף, צעקה אמא.</text:span></text:p>
        <text:p text:style-name="P283"><text:span text:style-name="CharStyle3">-מי זורק תרנגול בימים אלה!? אפילו בקיבוץ לא אוכלים תרנגול כל יום.</text:span></text:p>
        <text:p text:style-name="P284"><text:span text:style-name="CharStyle3">-החוצה, חזרה אמא.</text:span></text:p>
        <text:p text:style-name="P285"><text:span text:style-name="CharStyle3">-אבל, אמא, גם הם יהודים, אמרתי.</text:span></text:p>
        <text:p text:style-name="P286"><text:span text:style-name="CharStyle3">-בקיבוץ שלך אין יהודים, פסקה אמא. אבא לקח את התרנגול ויצא מהאוהל.</text:span></text:p>
        <text:p text:style-name="P287"><text:span text:style-name="CharStyle3">-התקלקלת בקיבוץ, נורי, זרקה לי אמא.</text:span></text:p>
        <text:p text:style-name="P288"><text:span text:style-name="CharStyle3">-יותר לא אביא לכם שום דבר! נעלבתי-לא ביקשנו, ענתה אמא.</text:span></text:p>
        <text:p text:style-name="P289"><text:span text:style-name="CharStyle3">לאחר ששתינו תה כמו בבגדד, שכבתי על המיטה. בדקות מעטות נרדמתי. אבל, בשנתי, הסתובב מעל ראשי תרנגול שחוט, כרות ראש.</text:span></text:p>
      </text:section>
      <text:section text:style-name="Sect21" text:name="Section21">
        <text:h text:outline-level="4" text:style-name="P651"><text:bookmark-start text:name="bookmark59"/><text:bookmark-start text:name="bookmark60"/><text:bookmark-start text:name="bookmark61"/><text:span text:style-name="CharStyle20">תרנגול כפרות</text:span><text:bookmark-end text:name="bookmark59"/><text:bookmark-end text:name="bookmark60"/><text:bookmark-end text:name="bookmark61"/></text:h>
        <text:p text:style-name="P292"><text:span text:style-name="CharStyle3">מאת אלי עמיר</text:span></text:p>
        <text:p text:style-name="P293"><text:span text:style-name="CharStyle3">(על-פי ״תרנגול כפרות״ רומן - עם עובד, תל-אביב </text:span><text:span text:style-name="T428">3891</text:span><text:span text:style-name="CharStyle42">)</text:span></text:p>
        <text:p text:style-name="P294"><text:span text:style-name="CharStyle3">האדזלים האלה כל כך אחרים כןדזאדזלים עזלנר בקבוץ. כל כך הרבה אהלים ודומים זה לזה. היכז דזאד!ל של משפחתי?</text:span></text:p>
        <text:p text:style-name="P295"><text:span text:style-name="CharStyle3">ערוגת ירק בבין שורות האהלים. עלי פטרוסיליה, נענע וכרפס, פה ושם עגבניות וקשואים. לעולם לא יעלה בידם להחיות את שוקי בגךד!</text:span></text:p>
        <text:p text:style-name="P296"><text:span text:style-name="CharStyle3">נביל ראני היינו משחקים גרזנים עזם. ופה, העירקים שלי מגךלים י־דקו־ת! ליד האהלים יעזבו אנשים על שרפרפים שעשו מארגזים. אחרים שכבו על מטה תקועה בפתח האהל. הגברים לבשו חליפות חומות, כחלות או שחרות שצבען זירזה. פה ושם !;ראו בגדי דזד»?ןי. עיניים רבות הסתכלו עלי ?שעברתי ?זיז האהלים. אשה אחת אמרה:</text:span></text:p>
        <text:p text:style-name="P297"><text:span text:style-name="CharStyle3">-יא! איזה יפי של בגדים! אתה מהקבוץ?</text:span></text:p>
        <text:p text:style-name="P298"><text:span text:style-name="CharStyle3">-כן, עניתי בחיוך מביש.</text:span></text:p>
        <text:p text:style-name="P299"><text:span text:style-name="CharStyle3">-אז כזה אתה עושה כאז?</text:span></text:p>
        <text:p text:style-name="P300"><text:span text:style-name="CharStyle3">-אני מן המעברה.</text:span></text:p>
        <text:p text:style-name="P301"><text:span text:style-name="CharStyle3">-ואיך החיים שם? טובים?</text:span></text:p>
        <text:p text:style-name="P302"><text:span text:style-name="CharStyle3">-טובים, אמרתי והמשכתי ללכת.</text:span></text:p>
        <text:p text:style-name="P303"><text:span text:style-name="CharStyle3">-נכון ש בקבוץ גרים בנים ובנות יחד? שאל נער.</text:span></text:p>
        <text:p text:style-name="P304"><text:span text:style-name="T51">-</text:span><text:span text:style-name="CharStyle3">נ</text:span><text:span text:style-name="T51">כו</text:span><text:span text:style-name="CharStyle3">ן.</text:span></text:p>
        <text:p text:style-name="P305"><text:span text:style-name="CharStyle3">-סו; העולם, צעקה אשה.</text:span></text:p>
        <text:p text:style-name="P306"><text:span text:style-name="CharStyle3">-מחרתים יום נכפור! צריך להתפלל בשביל הנשמה שלהם.</text:span></text:p>
        <text:p text:style-name="P307"><text:span text:style-name="CharStyle3">אמא בכתה, אבא חבק אווזי בחם. אחי ואחיותי הסתירו בתור כדי להתנשק אתי.</text:span></text:p>
        <text:p text:style-name="P308"><text:span text:style-name="CharStyle3">- מחרתי־ם יום כפור, בני. מאין אביא תרנגול כפרות? אמרה אמי.</text:span></text:p>
        <text:p text:style-name="P309"><text:span text:style-name="CharStyle3">-אמא, הבאתי תרנגול מהקבוץ! אמרתי בקול חנוק. הוצאתי זזת התרנגול, אמא בדקה זזת התרנגול ואמרה:</text:span></text:p>
        <text:p text:style-name="P310"><text:span text:style-name="CharStyle3">-נורי, כמי שחט זזת התרנגול?</text:span></text:p>
        <text:p text:style-name="P311"><text:span text:style-name="CharStyle3">-השוחט, עניתי.</text:span></text:p>
        <text:p text:style-name="P312"><text:span text:style-name="CharStyle3">-בקבוץ.</text:span></text:p>
        <text:p text:style-name="P313"><text:span text:style-name="CharStyle3">-השוחט! אל תספר לי ספורים! סבא שלך _רב ושוחט ואני יודעת מה זה תרנגרל שחוט כדת</text:span></text:p>
        <text:p text:style-name="P314"><text:span text:style-name="CharStyle3">וכדין.</text:span></text:p>
        <text:p text:style-name="P315"><text:span text:style-name="CharStyle3">-באמת! שקרתי.</text:span></text:p>
        <text:p text:style-name="P316"><text:span text:style-name="CharStyle3">-זאת טרפה, אמרה, החוצה!</text:span></text:p>
        <text:p text:style-name="P317"><text:span text:style-name="CharStyle3">-אולי מישהו ירצה אותו מהש כנים?,אמרתי.</text:span></text:p>
        <text:p text:style-name="P318"><text:span text:style-name="CharStyle3">-הוא טרף, צעקה אמא.</text:span></text:p>
        <text:p text:style-name="P319"><text:span text:style-name="CharStyle3">-מי זורק תרנגול בימים אלה!? אפלו ב:?ןבוץ לא אוכלים תרנגול כל יום.</text:span></text:p>
        <text:p text:style-name="P320"><text:span text:style-name="CharStyle3">-החוצה, וזזךה אמא.</text:span></text:p>
        <text:p text:style-name="P321"><text:span text:style-name="CharStyle3">-אבל, אמאי גם הם יהודים, אמרתי.</text:span></text:p>
        <text:p text:style-name="P322"><text:span text:style-name="CharStyle3">-בקבוץ שלך אין יהודים, פסקה אמא. אבא לקח זזת התרנגול ויצא מהאדיל.</text:span></text:p>
        <text:p text:style-name="P323"><text:span text:style-name="CharStyle3">-התקלקלת בקבוץ, נורי, זרקה לי אמא.</text:span></text:p>
        <text:p text:style-name="P324"><text:span text:style-name="CharStyle3">-יותר ל׳א אביא לכם שום דבר! נעלבתי</text:span></text:p>
        <text:p text:style-name="P325"><text:span text:style-name="CharStyle3">-לא בקשנו, ענתה אמא.</text:span></text:p>
        <text:p text:style-name="P326"><text:span text:style-name="CharStyle3">לאחר </text:span><text:span text:style-name="CharStyle48">שש</text:span><text:span text:style-name="CharStyle3"><text:s text:c="1"/>תינו וזה כמו בבגדד, שכבתי על המטה. בדקות מעטות נרדמתי. אבל, בשנתי, הסתובב מעל ריאעזי תרנגול שחוט, כרות ראש.</text:span></text:p>
      </text:section>
      <text:section text:style-name="Sect22" text:name="Section22">
        <text:h text:outline-level="2" text:style-name="P652"><text:bookmark-start text:name="bookmark62"/><text:bookmark-start text:name="bookmark63"/><text:bookmark-start text:name="bookmark64"/><text:span text:style-name="CharStyle35">Poulet d'expiation</text:span><text:bookmark-end text:name="bookmark62"/><text:bookmark-end text:name="bookmark63"/><text:bookmark-end text:name="bookmark64"/></text:h>
        <text:p text:style-name="P328"><text:span text:style-name="CharStyle14">Ces tentes sont tellement différentes des nôtres au kibboutz. Tellement de tentes et toutes semblables. Où est celle de ma famille?</text:span></text:p>
        <text:p text:style-name="P329"><text:span text:style-name="CharStyle14">Des parterres de verdure entres les rangées de tentes. Des feuilles de persil, de menthe et de céleri, ici et là des tomates et des concombres. Ils ne pourront jamais faire revivre les marchés de Bagdad!</text:span></text:p>
        <text:p text:style-name="P330"><text:span text:style-name="CharStyle14">Nabil et moi avions l'habitude de jouer et de courir là-bas. Et ici, mes irakiens font pousser des légumes. Près des tentes, des personnes étaient assises sur des tabourets faits avec des cageots. D'autres étaient allongés sur un lit, planté à l'entrée de la tente. Les hommes portaient des costumes marrons, bleus ou noirs dont la couleur était ternie. On voyait ici et là des soldats. De nombreux regards se posèrent sur moi lorsque je passai entre les tentes. Une femme dit:</text:span></text:p>
        <text:list text:style-name="L4" xml:id="5">
          <text:list-item>
            <text:p text:style-name="P331"><text:bookmark-start text:name="bookmark65"/><text:bookmark-end text:name="bookmark65"/><text:span text:style-name="CharStyle14"><text:tab/>Yah! Quels beaux habits! es-tu de kibboutz?</text:span></text:p>
          </text:list-item>
          <text:list-item>
            <text:p text:style-name="P332"><text:bookmark-start text:name="bookmark66"/><text:bookmark-end text:name="bookmark66"/><text:span text:style-name="CharStyle14"><text:tab/>Oui, répondis-je timidement.</text:span></text:p>
          </text:list-item>
          <text:list-item>
            <text:p text:style-name="P333"><text:bookmark-start text:name="bookmark67"/><text:bookmark-end text:name="bookmark67"/><text:span text:style-name="CharStyle14"><text:tab/>Alors, que fais-tu ici?</text:span></text:p>
          </text:list-item>
          <text:list-item>
            <text:p text:style-name="P334"><text:bookmark-start text:name="bookmark68"/><text:bookmark-end text:name="bookmark68"/><text:span text:style-name="CharStyle14"><text:tab/>Je suis du camp.</text:span></text:p>
          </text:list-item>
        </text:list>
        <text:p text:style-name="P335"><text:span text:style-name="CharStyle14">-Et comment est la vie là-bas? bien?</text:span></text:p>
        <text:list text:style-name="L4" xml:id="5">
          <text:list-item>
            <text:p text:style-name="P336"><text:bookmark-start text:name="bookmark69"/><text:bookmark-end text:name="bookmark69"/><text:span text:style-name="CharStyle14"><text:tab/>Bien, dis-je en continuant à marcher;</text:span></text:p>
          </text:list-item>
          <text:list-item>
            <text:p text:style-name="P337"><text:bookmark-start text:name="bookmark70"/><text:bookmark-end text:name="bookmark70"/><text:span text:style-name="CharStyle14"><text:tab/>Est-il vrai qu'au kibboutz les garçons et les filles habitent ensemble? demanda un jeune garçon.</text:span></text:p>
          </text:list-item>
          <text:list-item>
            <text:p text:style-name="P338"><text:bookmark-start text:name="bookmark71"/><text:bookmark-end text:name="bookmark71"/><text:span text:style-name="CharStyle14"><text:tab/>C'est vrai.</text:span></text:p>
          </text:list-item>
          <text:list-item>
            <text:p text:style-name="P339"><text:bookmark-start text:name="bookmark72"/><text:bookmark-end text:name="bookmark72"/><text:span text:style-name="CharStyle14"><text:tab/>C'est la fin du monde! cria une femme.</text:span></text:p>
          </text:list-item>
          <text:list-item>
            <text:p text:style-name="P340"><text:bookmark-start text:name="bookmark73"/><text:bookmark-end text:name="bookmark73"/><text:span text:style-name="CharStyle14"><text:tab/>Après-demain c'est le jour de Kippour! Il faut prier pour leurs âmes.</text:span></text:p>
          </text:list-item>
        </text:list>
        <text:p text:style-name="P341"><text:span text:style-name="CharStyle14">Maman pleura, papa m'enlaça chaleureusement. Mon frère et mes soeurs firent la queue pour m'embrasser.</text:span></text:p>
        <text:list text:style-name="L4" xml:id="5">
          <text:list-item>
            <text:p text:style-name="P342"><text:bookmark-start text:name="bookmark74"/><text:bookmark-end text:name="bookmark74"/><text:span text:style-name="CharStyle14"><text:tab/>Après-demain c'est Kippour, mon fils. D'où vais-je apporter un poulet d'expiation? dit ma mère.</text:span></text:p>
          </text:list-item>
          <text:list-item>
            <text:p text:style-name="P343"><text:bookmark-start text:name="bookmark75"/><text:bookmark-end text:name="bookmark75"/><text:span text:style-name="CharStyle14"><text:tab/>Maman, j'ai apporté un poulet du kibboutz! dis-je d'une voix étranglée.</text:span></text:p>
          </text:list-item>
        </text:list>
        <text:p text:style-name="P344"><text:span text:style-name="CharStyle14">Je sortis le poulet, maman le vérifia et dit:</text:span></text:p>
        <text:list text:style-name="L4" xml:id="5">
          <text:list-item>
            <text:p text:style-name="P345"><text:bookmark-start text:name="bookmark76"/><text:bookmark-end text:name="bookmark76"/><text:span text:style-name="CharStyle14"><text:tab/>Nouri, qui a égorgé le poulet?</text:span></text:p>
          </text:list-item>
          <text:list-item>
            <text:p text:style-name="P346"><text:bookmark-start text:name="bookmark77"/><text:bookmark-end text:name="bookmark77"/><text:span text:style-name="CharStyle14"><text:tab/>L'abatteur, répondis-je.</text:span></text:p>
          </text:list-item>
          <text:list-item>
            <text:p text:style-name="P347"><text:bookmark-start text:name="bookmark78"/><text:bookmark-end text:name="bookmark78"/><text:span text:style-name="CharStyle14"><text:tab/>Où? demanda-t-elle.</text:span></text:p>
          </text:list-item>
          <text:list-item>
            <text:p text:style-name="P348"><text:bookmark-start text:name="bookmark79"/><text:bookmark-end text:name="bookmark79"/><text:span text:style-name="CharStyle14"><text:tab/>Au kibboutz.</text:span></text:p>
          </text:list-item>
          <text:list-item>
            <text:p text:style-name="P349"><text:bookmark-start text:name="bookmark80"/><text:bookmark-end text:name="bookmark80"/><text:span text:style-name="CharStyle14"><text:tab/>L'abatteur! Ne me raconte pas d'histoires! ton grand-père est rabbin et abatteur, et je sais ce qu'est un poulet égorgé selon la "halakha".</text:span></text:p>
          </text:list-item>
          <text:list-item>
            <text:p text:style-name="P350"><text:bookmark-start text:name="bookmark81"/><text:bookmark-end text:name="bookmark81"/><text:span text:style-name="CharStyle14"><text:tab/>C'est la vérité! mentis-je.</text:span></text:p>
          </text:list-item>
          <text:list-item>
            <text:p text:style-name="P351"><text:bookmark-start text:name="bookmark82"/><text:bookmark-end text:name="bookmark82"/><text:span text:style-name="CharStyle14"><text:tab/>il est "taref", dit-elle, dehors!</text:span></text:p>
          </text:list-item>
          <text:list-item>
            <text:p text:style-name="P352"><text:bookmark-start text:name="bookmark83"/><text:bookmark-end text:name="bookmark83"/><text:span text:style-name="CharStyle14"><text:tab/>Peut-être qu'un des voisins le voudrait, dis-je.</text:span></text:p>
          </text:list-item>
          <text:list-item>
            <text:p text:style-name="P353"><text:bookmark-start text:name="bookmark84"/><text:bookmark-end text:name="bookmark84"/><text:span text:style-name="CharStyle14"><text:tab/>Il est "taref", cria maman.</text:span></text:p>
          </text:list-item>
          <text:list-item>
            <text:p text:style-name="P354"><text:bookmark-start text:name="bookmark85"/><text:bookmark-end text:name="bookmark85"/><text:span text:style-name="CharStyle14"><text:tab/>Qui jette un poulet de nos jours?!, Même au kibboutz on n'en mange pas tous les jours.</text:span></text:p>
          </text:list-item>
          <text:list-item>
            <text:p text:style-name="P355"><text:bookmark-start text:name="bookmark86"/><text:bookmark-end text:name="bookmark86"/><text:span text:style-name="CharStyle14"><text:tab/>Dehors, répéta maman.</text:span></text:p>
          </text:list-item>
          <text:list-item>
            <text:p text:style-name="P356"><text:bookmark-start text:name="bookmark87"/><text:bookmark-end text:name="bookmark87"/><text:span text:style-name="CharStyle14"><text:tab/>Mais, maman, eux aussi sont juifs, dis-je.</text:span></text:p>
          </text:list-item>
          <text:list-item>
            <text:p text:style-name="P357"><text:bookmark-start text:name="bookmark88"/><text:bookmark-end text:name="bookmark88"/><text:span text:style-name="CharStyle14"><text:tab/>Dans ton kibboutz il n'y a pas de juifs, décréta maman. Papa prit le poulet et sortit de la tente..</text:span></text:p>
          </text:list-item>
          <text:list-item>
            <text:p text:style-name="P358"><text:bookmark-start text:name="bookmark89"/><text:bookmark-end text:name="bookmark89"/><text:span text:style-name="CharStyle14"><text:tab/>Tu t'es dévergondé au kibboutz, Nouri, me jeta maman.</text:span></text:p>
          </text:list-item>
          <text:list-item>
            <text:p text:style-name="P359"><text:bookmark-start text:name="bookmark90"/><text:bookmark-end text:name="bookmark90"/><text:span text:style-name="CharStyle14"><text:tab/>Je ne vous apporterai plus jamais rien, dis-je vexé.</text:span></text:p>
          </text:list-item>
          <text:list-item>
            <text:p text:style-name="P360"><text:bookmark-start text:name="bookmark91"/><text:bookmark-end text:name="bookmark91"/><text:span text:style-name="CharStyle14"><text:tab/>Nous n'avons rien demandé, répondit maman.</text:span></text:p>
          </text:list-item>
        </text:list>
        <text:p text:style-name="P361"><text:span text:style-name="CharStyle14">Après avoir bu du thé comme à Bagdad, je me suis allongé sur le lit. En quelques minutes je me suis endormi. Mais, dans mon sommeil, un poulet égorgé et sans tête tournoyait au dessus de ma tête.</text:span></text:p>
      </text:section>
      <text:section text:style-name="Sect23" text:name="Section23">
        <text:p text:style-name="P653"><text:span text:style-name="CharStyle23">נורי, ילד שעלה מעיראק עם משפחתו, חי בקבוץ. לקראת יום כפור הוא בא למעברה בדי לבקר את הוריו. בזמן שהוא חפש את דיאדיל של משפחתו, נזכר נורי בשוקי ב,כךד, וצחק על ^קזיונורתידגם של הוריו לגדל פה ירקות. אנשי המעברה התפלאו לראות אותו </text:span><text:span text:style-name="T89">?</text:span><text:span text:style-name="T95">1</text:span><text:span text:style-name="CharStyle23">בוש בל בך יפה.</text:span></text:p>
        <text:p text:style-name="P364"><text:span text:style-name="CharStyle23">נורי הביא »גתו תרנגול מהקבוץ </text:span><text:span text:style-name="T89">?</text:span><text:span text:style-name="T95">1</text:span><text:span text:style-name="CharStyle23">יום כפור. ?אך אגמו לא קבלה אותו בטענה שהוא טרף. הוא ניסה לשכנע ?את אמו לקחת ?את התרנגול ?אך לשא♦</text:span></text:p>
        <text:p text:style-name="P365"><text:span text:style-name="CharStyle23">לאחר כל הובוח הזה על תרנגול הכפרות, יעזבו בלם ושתו וזה. ונורי נרדם מהר בי הוא בסך הכל ילד.</text:span></text:p>
        <text:p text:style-name="P366"><text:span text:style-name="CharStyle14">Nouri, un enfant venu d'Irak avec sa famille, vit au kibboutz. Pour kippour, il vient au camp de transit rendre visite à se parents. Alors qu'il cherche la tente de sa famille, Nouri se rappelle des marchés de Bagdad, et sourit des tentatives de ses parents à faire pousser des légumes. Les gens du camp étaient étonnés de le voir si bien habillé.</text:span></text:p>
        <text:p text:style-name="P367"><text:span text:style-name="CharStyle14">Nouri a amené à ses parents un poulet du kibboutz pour kippour. Mais sa mère le refuse sous prétexte qu'il est "taref". Il essaie de convaincre sa mère de le prendre mais en vain.</text:span></text:p>
        <text:p text:style-name="P368"><text:span text:style-name="CharStyle14">Après toute la discussion au sujet du poulet d'expiation, ils s'asseoient tous et boivent du thé. Et Nouri de s'endormir rapidement car il n'est, en fin de compte, qu'un enfant.</text:span></text:p>
      </text:section>
      <text:section text:style-name="Sect24" text:name="Section24">
        <text:p text:style-name="P654"><text:span text:style-name="CharStyle8">רקע היסטו־ךי:</text:span></text:p>
        <text:p text:style-name="P371"><text:span text:style-name="CharStyle8">העז נים הם .ראשית שנות החמשים. לארץ ישראל החלי להגיע קבוצות עולים גדולות בעקר מארצות ערב. עולים אלה שכנו במעברות ובאהלים. הסיכנרת היהודית היא שגרמה לעקאה ארצה.</text:span></text:p>
        <text:p text:style-name="P372"><text:span text:style-name="CharStyle8">קימים הבדלים גדולים בבין עיראק לישראל: בשפה, בתרבית, בלבוש, וברמת החיים. זהו מפגש בין שתי תרביות שונות. החיים בעיראק דזיו ברמה גבוהה. היהודים בעיראק נשאו בתפקידים הבכירים: סוחרים, עורכי-דין, רופאים וכו׳... הם דייו עשירים מאוד !־זו היא הסבה לשנאת הערבים אליהם. כאשר עלו היהודים מעיראק, נאלצו להשאיר זאת כל רכושם ובארץ תנאי המחיה שלהם רויו שונים לחלוטין: הם נתקלו בעני, ברעב, במחלות וברמת חיים נמוכה.</text:span></text:p>
        <text:p text:style-name="P373"><text:span text:style-name="CharStyle8">במעברה, העולים נאלצו לחיות באהלים , בצפיפות וברעב. הם דזיו חשופים לפגעי מזג האויר. בקבוץ רמת החיים הןי׳^ה גבוהה יותר יחסית. הם חיו במבנים, היה להם מרחבי מחיה, כןז!ן בשפע, ^?ויון ־והגנה נגד מזג האויר. במעברה, למרות הצפיפות, כל משפחה דויה בעצמאות ללא התערבות ארורים. לעמת זאת בקבוץ החיים הייו משתפים וכל אחד קבל לפי צורכו ועבד לפי יכלתו. הקבוץ הוה משפחה אחת גדולה ומשג המשפחה המצמצמת אבד.</text:span></text:p>
        <text:p text:style-name="P374"><text:span text:style-name="CharStyle8">"תרנגול כפרות" הוא שמו של הספר !־גם שמו של הפרק האחרון. בפרק זה נורי מביא תרנגול כרות ראש כמתנה למשפחתו. המתנה נדחית בשל השחיטה הלא כשרה. בפרק זה התרנגול כן?ןב:ל משמעיות שונות:</text:span></text:p>
        <text:list text:style-name="L4" xml:id="5">
          <text:list-item>
            <text:p text:style-name="P375"><text:bookmark-start text:name="bookmark92"/><text:bookmark-end text:name="bookmark92"/><text:span text:style-name="CharStyle8"><text:tab/>דחית התרנגול, מתנה מהקבוץ, מסמלת זאת דחית עולמו החדש של נורי - הקיבוץ בו אבדו ערכי הדת והבית.</text:span></text:p>
          </text:list-item>
          <text:list-item>
            <text:p text:style-name="P376"><text:bookmark-start text:name="bookmark93"/><text:bookmark-end text:name="bookmark93"/><text:span text:style-name="CharStyle8"><text:tab/>התרנגול כרות ראש מסמל זאת אטימות הקבוץ (כרות ראש = לא שומע, לא רואה, ליא חושב ולא מתחשב).</text:span></text:p>
          </text:list-item>
        </text:list>
      </text:section>
      <text:section text:style-name="Sect25" text:name="Section25">
        <text:h text:outline-level="3" text:style-name="P655"><text:bookmark-start text:name="bookmark94"/><text:bookmark-start text:name="bookmark95"/><text:bookmark-start text:name="bookmark96"/><text:span text:style-name="CharStyle54">Commentaire du texte</text:span><text:bookmark-end text:name="bookmark94"/><text:bookmark-end text:name="bookmark95"/><text:bookmark-end text:name="bookmark96"/></text:h>
        <text:p text:style-name="P378"><text:span text:style-name="CharStyle14">Fond historique: C'est le début des années cinquante. En Israël , de grands groupes d'immigrants, pricipalement des pays arabes, commencèrent à arriver. Ces immigrants furent logés dans des camps de transit et dans des tentes. C'est l'Agence Juive qui a provoqué cette alyah.</text:span></text:p>
        <text:p text:style-name="P379"><text:span text:style-name="CharStyle14">Il existe de grandes différences entre l'Irak et Israël: dans la langue, la culture, l'habillement et le niveau de vie. C'est une rencontre entre deux civilisations différentes. La vie en Irak était d'un niveau élevé. Les juifs avaient les rôles plus importants: commerçants, avocats, médecins etc.... Ils étaient très riches et c'était la raison pour laquelle les arabes les haïssaient. Lorsqu'ils montèrent en Israël, les juifs durent laisser tous leurs biens et en Israël, leurs conditions de vie furent totalement différentes. Ils durent affronter la misère, la faim, les maladies et le faible niveau de vie.</text:span></text:p>
        <text:p text:style-name="P380"><text:span text:style-name="CharStyle14">Dans les camps, les immigrants durent vivre dans des tentes, à l'étroit et affamés. Ils étaient à la merci des conditions climatiques. En comparaison, au kibboutz, le niveau de vie était plus élevé. Ils vivaient dans des bâtiments, ils avaient de l'espace, de la nourriture en abondance, de la propreté et étaient à l'abri des caprices du temps. Dans le camp, malgré la promiscuité, chaque famille vivait indépendante, sans aucune ingérence des autres. Par contre, au kibboutz, on vivait en communauté, et chacun recevait selon ses besoins et travaillait selon sa capacité. Le kibboutz représentait une grande famille et la notion de "famille réduite" fut perdue.</text:span></text:p>
        <text:p text:style-name="P381"><text:span text:style-name="CharStyle14">"Tarnégol Kaparot" est le nom du livre et aussi celui du dernier chapitre. Dans celui-ci, Nouri apporte un poulet étété, en cadeau à sa famille. Le cadeau est refusé à cause de l'abattage non rituel. Dans ce chapitre, le poulet à plusieurs significations:</text:span></text:p>
        <text:p text:style-name="P382"><text:span text:style-name="CharStyle14">- le refus du poulet, cadeau du kibboutz, symbolise le refus du nouveau monde de Nouri - le kibboutz - dans lequel ont été perdues les valeurs de</text:span></text:p>
      </text:section>
      <text:section text:style-name="Sect26" text:name="Section26">
        <text:p text:style-name="P656"><text:span text:style-name="CharStyle14">religion et de famille.</text:span></text:p>
        <text:p text:style-name="P384"><text:span text:style-name="CharStyle14">- Le poulet étété symbolise la fermeture d'esprit du kibboutz. (étété = n'entend pas, ne voit pas, ne pense pas et ne considère pas.)</text:span></text:p>
        <text:h text:outline-level="5" text:style-name="P385"><text:bookmark-start text:name="bookmark97"/><text:bookmark-start text:name="bookmark98"/><text:bookmark-start text:name="bookmark99"/><text:span text:style-name="CharStyle41">שאלון לתלמיד</text:span><text:bookmark-end text:name="bookmark97"/><text:bookmark-end text:name="bookmark98"/><text:bookmark-end text:name="bookmark99"/></text:h>
        <text:list text:style-name="L6" xml:id="7">
          <text:list-item>
            <text:p text:style-name="P386"><text:bookmark-start text:name="bookmark100"/><text:bookmark-end text:name="bookmark100"/><text:span text:style-name="CharStyle42">.</text:span><text:span text:style-name="CharStyle3">מדוע בא נורי למעברה?</text:span></text:p>
          </text:list-item>
        </text:list>
        <text:p text:style-name="P387"><text:span text:style-name="T431"><text:tab/></text:span></text:p>
        <text:p text:style-name="P388"><text:span text:style-name="T431"><text:tab/></text:span></text:p>
        <text:list text:style-name="L6" xml:id="7">
          <text:list-item>
            <text:p text:style-name="P389"><text:bookmark-start text:name="bookmark101"/><text:bookmark-end text:name="bookmark101"/><text:span text:style-name="CharStyle42">.</text:span><text:span text:style-name="CharStyle3">תאר מה רואה נורי.</text:span></text:p>
          </text:list-item>
        </text:list>
        <text:p text:style-name="P390"><text:span text:style-name="T431"><text:tab/></text:span></text:p>
        <text:p text:style-name="P391"><text:span text:style-name="T431"><text:tab/></text:span></text:p>
        <text:p text:style-name="P392"><text:span text:style-name="T431"><text:tab/></text:span></text:p>
        <text:list text:style-name="L6" xml:id="7">
          <text:list-item>
            <text:p text:style-name="P393"><text:bookmark-start text:name="bookmark102"/><text:bookmark-end text:name="bookmark102"/><text:span text:style-name="CharStyle42">.</text:span><text:span text:style-name="CharStyle3">מה לבשו הגברים מבעברה?</text:span></text:p>
          </text:list-item>
        </text:list>
        <text:p text:style-name="P394"><text:span text:style-name="T431"><text:tab/></text:span></text:p>
        <text:p text:style-name="P395"><text:span text:style-name="T431"><text:tab/></text:span></text:p>
        <text:list text:style-name="L6" xml:id="7">
          <text:list-item>
            <text:p text:style-name="P396"><text:bookmark-start text:name="bookmark103"/><text:bookmark-end text:name="bookmark103"/><text:span text:style-name="CharStyle42">. </text:span><text:span text:style-name="CharStyle3">מדוע אמו של נורי לא רצתה את התרנגול?</text:span></text:p>
          </text:list-item>
        </text:list>
        <text:p text:style-name="P397"><text:span text:style-name="T431"><text:tab/></text:span></text:p>
        <text:p text:style-name="P398"><text:span text:style-name="T431"><text:tab/></text:span></text:p>
        <text:list text:style-name="L6" xml:id="7">
          <text:list-item>
            <text:p text:style-name="P399"><text:bookmark-start text:name="bookmark104"/><text:bookmark-end text:name="bookmark104"/><text:span text:style-name="CharStyle42">.</text:span><text:span text:style-name="CharStyle3">מדוע אומרת לו אמו שהוא "התקלקל" בקיבוץ?</text:span></text:p>
          </text:list-item>
        </text:list>
        <text:p text:style-name="P400"><text:span text:style-name="T431"><text:tab/></text:span></text:p>
        <text:p text:style-name="P401"><text:span text:style-name="T431"><text:tab/></text:span></text:p>
        <text:list text:style-name="L6" xml:id="7">
          <text:list-item>
            <text:p text:style-name="P402"><text:bookmark-start text:name="bookmark105"/><text:bookmark-end text:name="bookmark105"/><text:span text:style-name="CharStyle42">.</text:span><text:span text:style-name="CharStyle3">מדוע נעלב נורי?</text:span></text:p>
          </text:list-item>
        </text:list>
        <text:p text:style-name="P403"><text:span text:style-name="T431"><text:tab/></text:span></text:p>
        <text:p text:style-name="P404"><text:span text:style-name="T431"><text:tab/></text:span></text:p>
        <text:list text:style-name="L6" xml:id="7">
          <text:list-item>
            <text:p text:style-name="P405"><text:bookmark-start text:name="bookmark106"/><text:bookmark-end text:name="bookmark106"/><text:span text:style-name="CharStyle42">. </text:span><text:span text:style-name="CharStyle3">מהם ההבדלים בין המעברה לקיבוץ?</text:span></text:p>
          </text:list-item>
        </text:list>
        <text:p text:style-name="P406"><text:span text:style-name="T431"><text:tab/></text:span></text:p>
        <text:p text:style-name="P407"><text:span text:style-name="T431"><text:tab/></text:span></text:p>
        <text:p text:style-name="P408"><text:span text:style-name="T431"><text:tab/></text:span></text:p>
        <text:list text:style-name="L6" xml:id="7">
          <text:list-item>
            <text:p text:style-name="P409"><text:bookmark-start text:name="bookmark107"/><text:bookmark-end text:name="bookmark107"/><text:span text:style-name="CharStyle42">. </text:span><text:span text:style-name="CharStyle3">מהיה מצבם של היהודים בעיראק?</text:span></text:p>
          </text:list-item>
        </text:list>
        <text:p text:style-name="P410"><text:span text:style-name="CharStyle29">.....................................................................................................................................</text:span></text:p>
        <text:p text:style-name="P411"><text:span text:style-name="CharStyle29">...............................................................................................................................................</text:span></text:p>
        <text:list text:style-name="L6" xml:id="7">
          <text:list-item>
            <text:p text:style-name="P412"><text:bookmark-start text:name="bookmark108"/><text:bookmark-end text:name="bookmark108"/><text:span text:style-name="CharStyle42">.</text:span><text:span text:style-name="CharStyle3">מה פירוש "ערכי הדת והבית"?</text:span></text:p>
          </text:list-item>
        </text:list>
        <text:p text:style-name="P413"><text:span text:style-name="T431"><text:tab/></text:span></text:p>
        <text:p text:style-name="P414"><text:span text:style-name="T431"><text:tab/></text:span></text:p>
        <text:p text:style-name="P415"><text:span text:style-name="T431"><text:tab/></text:span></text:p>
        <text:p text:style-name="P416"><text:span text:style-name="T428">01</text:span><text:span text:style-name="CharStyle42">). </text:span><text:span text:style-name="CharStyle3">מדוע, לדעתך, עזבו היהודים את עיראק?</text:span></text:p>
        <text:p text:style-name="P417"><text:span text:style-name="T431"><text:tab/></text:span></text:p>
        <text:p text:style-name="P418"><text:span text:style-name="T431"><text:tab/></text:span></text:p>
        <text:p text:style-name="P419"><text:span text:style-name="T431"><text:tab/></text:span></text:p>
      </text:section>
      <text:section text:style-name="Sect27" text:name="Section27">
        <text:h text:outline-level="4" text:style-name="P657"><text:bookmark-start text:name="bookmark109"/><text:bookmark-start text:name="bookmark110"/><text:bookmark-start text:name="bookmark111"/><text:span text:style-name="CharStyle20">וצ׳ק</text:span><text:bookmark-end text:name="bookmark109"/><text:bookmark-end text:name="bookmark110"/><text:bookmark-end text:name="bookmark111"/></text:h>
        <text:p text:style-name="P421"><text:span text:style-name="CharStyle3">בוקר אחד, כא</text:span><text:span text:style-name="T185">a</text:span><text:span text:style-name="CharStyle3">ר הלכתי אל בית-הספר,רציתי פתאום להיכנס אל הגץ הציבורי. בגץ זה, הייתי מרגיש כמו בגץ-עדץ. לפעמים הייתי בורח לשם במקום ללכת לבית-הספר. תלמידים רבים היו בורחים לפעמים אל הגץ הזה. היו שוכבים תחת העצים, מקשיבים לציפורים וחולמים חלומות.</text:span></text:p>
        <text:p text:style-name="P422"><text:span text:style-name="CharStyle3">רק נכנסתי בבוקר אל הגץ, מיד הרגשתי בלבי שימחה על המחכה לי. והנה, כשחיפשתי לי מקום שקט לשכב בו ולחלום, ראיתי נער שוכב על העשב ופניו בתוך שתי כפות ידיו. נגשתי אליו. הוא הרגיש בי, הוריד את ידיו מפניו והביט בי. ראיתי מיד שלפניי נער פולני-נוצרי. גוי! הוא היה בערך בץ גילי. עיניו היו כחולות ושערו בלונדיני. פניו נראו לי מורכות ונעימות מאוד והרגשתי שהוא ילד טוב.</text:span></text:p>
        <text:p text:style-name="P423"><text:span text:style-name="CharStyle3">הבטנו שנינו זה בזה ושתקנו. אחר-כך שאלתי:</text:span></text:p>
        <text:list text:style-name="L4" xml:id="5">
          <text:list-item>
            <text:p text:style-name="P424"><text:bookmark-start text:name="bookmark112"/><text:bookmark-end text:name="bookmark112"/><text:span text:style-name="CharStyle3"><text:tab/>מה שמך?</text:span></text:p>
          </text:list-item>
        </text:list>
        <text:p text:style-name="P425"><text:span text:style-name="CharStyle3">הוא ענה:</text:span></text:p>
        <text:list text:style-name="L4" xml:id="5">
          <text:list-item>
            <text:p text:style-name="P426"><text:bookmark-start text:name="bookmark113"/><text:bookmark-end text:name="bookmark113"/><text:span text:style-name="CharStyle3"><text:tab/>וצ׳ק.</text:span></text:p>
          </text:list-item>
        </text:list>
        <text:p text:style-name="P427"><text:span text:style-name="CharStyle3">נתתי לו את ידי ואמרתי לו:</text:span></text:p>
        <text:list text:style-name="L4" xml:id="5">
          <text:list-item>
            <text:p text:style-name="P428"><text:bookmark-start text:name="bookmark114"/><text:bookmark-end text:name="bookmark114"/><text:span text:style-name="CharStyle3"><text:tab/>שמי בני...ואיפה אתה לומד?</text:span></text:p>
          </text:list-item>
          <text:list-item>
            <text:p text:style-name="P429"><text:bookmark-start text:name="bookmark115"/><text:bookmark-end text:name="bookmark115"/><text:span text:style-name="CharStyle3"><text:tab/>בבית-ספר "שוויט", אמר לי.</text:span></text:p>
          </text:list-item>
        </text:list>
        <text:p text:style-name="P430"><text:span text:style-name="CharStyle3">עכשיו הבנתי מאיץ הכרתי את פניו. בית-ספר "שוויט" (השחר) היה בית-ספר פולני ליד בית-הספר שלנו.</text:span></text:p>
        <text:p text:style-name="P431"><text:span text:style-name="CharStyle3">כל יום, כשנגמרו אצלנו הלימודים, ראינו קבוצות ילדים מבית-ספר "שוויט" חוזרות הביתה. לעתים קרובות, היו ילד הגוים האלה מתנפלים עלינו ומכים אותנו. עכשיו, כשישבתי מול וצ׳ק, היה ברור לי שבוודאי ראיתי אותו הרבה פעמים כשעבר מולי, אלא שלא ידעתי מי הוא. ובכלל, מי חלם שאשב יום אחד בגץ ציבורי ואדבר עם ילד גוי פולני. אנחנו, ילדי היהודים, לא דברנו אף פעם עם ילדים גויים ולא הכרנו אותם. ילדי הגויים היו עושים כולם צרות ליהודים : מתנפלים עליהם, מכים אותם, ומאיימים עליהם. אם ראו אותנו משחקים, מיד היו מתנפלים עלינו, מכים אותנו וזורקים עלינו אבנים.</text:span></text:p>
        <text:p text:style-name="P432"><text:span text:style-name="CharStyle3">לא הבנתי למה היו תלמידי "שוויט" תמיד מתנפלים עלינו. גם הם וגם אנחנו היינו תלמידים, היינו באותו גיל, למדנו אותם מקצועות, קראנו אותם ספרים וגם הם וגם אנחנו שנאנו</text:span></text:p>
      </text:section>
      <text:section text:style-name="Sect28" text:name="Section28">
        <text:p text:style-name="P658"><text:span text:style-name="CharStyle3">את המורים ואת השיעורים.</text:span></text:p>
        <text:p text:style-name="P435"><text:span text:style-name="CharStyle3">אבל הם היו גויים ואנחנו היינו יהודים, ופולין, שנולדנו בה וחיינו בה, הייתה רק ארצם ולא ארצנו. אנו היינו בגלות. בני פולין שנאו את היהודים שחיו בתוכם והילדים למדו שנאה מילדותם.</text:span></text:p>
        <text:p text:style-name="P436"><text:span text:style-name="CharStyle3">ברגע שהכרתי את וצ׳ק, ידעתי שזהו רגע גדול בחיי. הנה אני מדבר עם ילד גוי פולני ושנינו חברים. אף פעם לא היה לי חבר גוי. וצ׳ק קם פתאום ושאל:</text:span></text:p>
        <text:p text:style-name="P437"><text:span text:style-name="CharStyle3">-אתה יהודון?</text:span></text:p>
        <text:p text:style-name="P438"><text:span text:style-name="CharStyle3">נעלבתי. פניי נעשו אדומים. כעסתי. מה עשיתי לילד הזה שהוא מעליב אותי? קמתי ורציתי ללכת, אבל וצ׳ק אמר לי:</text:span></text:p>
        <text:p text:style-name="P439"><text:span text:style-name="CharStyle3">-שב, בני. סלח לי! לא רציתי להעליב אותך! המילים פשוט יצאו מהפה. הרי אתה יודע שאנחנו קוראים לכם "יהודונים".</text:span></text:p>
        <text:p text:style-name="P440"><text:span text:style-name="CharStyle3">כל אותו בוקר נשארתי עם וצ׳ק. שיחקנו, דברנו וספרנו זה לזה על עצמנו. כאשר הגיע הזמן לחזור הביתה, הרגשתי עצוב. בשער של הגן שאל אותי וצ׳ק:</text:span></text:p>
        <text:list text:style-name="L4" xml:id="5">
          <text:list-item>
            <text:p text:style-name="P441"><text:bookmark-start text:name="bookmark116"/><text:bookmark-end text:name="bookmark116"/><text:span text:style-name="CharStyle3"><text:tab/>לאן אתה הולך?</text:span></text:p>
          </text:list-item>
          <text:list-item>
            <text:p text:style-name="P442"><text:bookmark-start text:name="bookmark117"/><text:bookmark-end text:name="bookmark117"/><text:span text:style-name="CharStyle3"><text:tab/>ימינה , ואתה?</text:span></text:p>
          </text:list-item>
          <text:list-item>
            <text:p text:style-name="P443"><text:bookmark-start text:name="bookmark118"/><text:bookmark-end text:name="bookmark118"/><text:span text:style-name="CharStyle3"><text:tab/>שמאלה, אמר וצ׳ק. הוא נתן לי את ידו ואמר:</text:span></text:p>
          </text:list-item>
          <text:list-item>
            <text:p text:style-name="P444"><text:bookmark-start text:name="bookmark119"/><text:bookmark-end text:name="bookmark119"/><text:span text:style-name="CharStyle3"><text:tab/>שלום, בני. שמחתי מאוד להכיר אותך. אני בטוח שנהיה חברים?</text:span></text:p>
          </text:list-item>
        </text:list>
        <text:p text:style-name="P445"><text:span text:style-name="CharStyle3">באותו רגע חשבתי בלבי על חבריו של וצ׳ק מבית-ספר "שוויט", שתמיד היו מכים אותנו ומתעללים בנו. פתאום עלה על דעתי רעיון ואמרתי לו:</text:span></text:p>
        <text:p text:style-name="P446"><text:span text:style-name="CharStyle3">-שמע, וצ׳ק, מחר אחרי הלימודים, חכה עד שיתפזרו כל התלמידים, שלנו ושלכם. תיגש לשער בית-המשפט. אפגוש אותך שם ונדבר.</text:span></text:p>
      </text:section>
      <text:section text:style-name="Sect29" text:name="Section29">
        <text:h text:outline-level="4" text:style-name="P659"><text:bookmark-start text:name="bookmark120"/><text:bookmark-start text:name="bookmark121"/><text:bookmark-start text:name="bookmark122"/><text:span text:style-name="CharStyle20">וצ׳ק</text:span><text:bookmark-end text:name="bookmark120"/><text:bookmark-end text:name="bookmark121"/><text:bookmark-end text:name="bookmark122"/></text:h>
        <text:p text:style-name="P448"><text:span text:style-name="CharStyle3">בוקר אחד, כאשר הלכתי אל בית-הספר,</text:span><text:span text:style-name="T809">ז</text:span><text:span text:style-name="CharStyle3">רציתי פתאום להכנס אל הגץ הצבוו־י. בגץ זה, דזץ־ירגי מרגיש כמו בגץ-עדץ. לפעמים הייתי בורח </text:span><text:span text:style-name="T48">?</text:span><text:span text:style-name="T49">1</text:span><text:span text:style-name="CharStyle3">עזם במקום ללכת לבית-הספר. תלמיךים רבים ד</text:span><text:span text:style-name="CharStyle17">5</text:span><text:span text:style-name="CharStyle3">יר בורחים לפעמים אל הגץ וזזה. ד</text:span><text:span text:style-name="CharStyle17">5</text:span><text:span text:style-name="CharStyle3">יר שוכבים תחת העצים, מקשיבים לצפורים וחולמים חלומות.</text:span></text:p>
        <text:p text:style-name="P449"><text:span text:style-name="CharStyle3">רק נכנסתי בבוקר </text:span><text:span text:style-name="CharStyle48">אל הגץ, מיד</text:span><text:span text:style-name="CharStyle3"><text:s text:c="1"/>הרגשתי בלבי שמחה על המחכה לי. והכה, כשחפשתי ליי מקום שקט לשכב בו דלדולם, ראיתי נער שוכב </text:span><text:span text:style-name="T123">ע</text:span><text:span text:style-name="CharStyle3">ל העשב רפניי בתוך שתי כפות ידיו. נגשתי ?אזייר. היא הרגיש בי, הוריד את ידיו מפניו והביט בי. ז“אגירגי </text:span><text:span text:style-name="CharStyle48">מיד</text:span><text:span text:style-name="CharStyle3"><text:s text:c="1"/>שלפני נער פולני-נוצרי. גוי! היא רזיה בערך בבן גילי. עיניו ד</text:span><text:span text:style-name="CharStyle17">5</text:span><text:span text:style-name="CharStyle3">יר כחלות ישערו בלונדיני. פרו* נראו ליי מירכות ונעימות מאוד </text:span><text:span text:style-name="CharStyle48">והרגשתי שהוא ילד</text:span><text:span text:style-name="CharStyle3"><text:s text:c="1"/>טוב.</text:span></text:p>
        <text:p text:style-name="P450"><text:span text:style-name="CharStyle3">הבטנו שנינו זה בזה </text:span><text:span text:style-name="CharStyle17">rj</text:span><text:span text:style-name="T48">^. </text:span><text:span text:style-name="CharStyle3">אחר-כך </text:span><text:span text:style-name="CharStyle48">שאלתי­­</text:span></text:p>
        <text:list text:style-name="L4" xml:id="5">
          <text:list-item>
            <text:p text:style-name="P451"><text:bookmark-start text:name="bookmark123"/><text:bookmark-end text:name="bookmark123"/><text:span text:style-name="CharStyle3"><text:tab/>מה שמך?</text:span></text:p>
          </text:list-item>
        </text:list>
        <text:p text:style-name="P452"><text:span text:style-name="CharStyle3">הוא ענה­</text:span></text:p>
        <text:list text:style-name="L4" xml:id="5">
          <text:list-item>
            <text:p text:style-name="P453"><text:bookmark-start text:name="bookmark124"/><text:bookmark-end text:name="bookmark124"/><text:span text:style-name="CharStyle3"><text:tab/>ו־צ׳ק.</text:span></text:p>
          </text:list-item>
        </text:list>
        <text:p text:style-name="P454"><text:span text:style-name="CharStyle3">נתתי לו את ידי ואמרתי לו­</text:span></text:p>
        <text:list text:style-name="L4" xml:id="5">
          <text:list-item>
            <text:p text:style-name="P455"><text:bookmark-start text:name="bookmark125"/><text:bookmark-end text:name="bookmark125"/><text:span text:style-name="CharStyle3"><text:tab/>שמי בני...ואיפה אתה לומד?</text:span></text:p>
          </text:list-item>
          <text:list-item>
            <text:p text:style-name="P456"><text:bookmark-start text:name="bookmark126"/><text:bookmark-end text:name="bookmark126"/><text:span text:style-name="CharStyle3"><text:tab/>בבית-ספר "שו־ו־יט", אמר לי.</text:span></text:p>
          </text:list-item>
        </text:list>
        <text:p text:style-name="P457"><text:span text:style-name="CharStyle3">עבשו דז^^דגי מאיץ הכרתי את פרו. בית-ספר "שו־ו־יט" (השוזר) היה בית-ספר פולני לד בית-הספר שלבו.</text:span></text:p>
        <text:p text:style-name="P458"><text:span text:style-name="CharStyle3">כל יום, כשנגמרו אצלנו הלמודים, ראינו קבוצות ילדים מבית-ספר "שו־ו־יט" חוזרות דג^י־^ה. לעתים קרובות, היו ילדי הגויים האלה מתנפלים עלינו ומכים אותנו. עכשו, כשישבתי מול ו־צ׳ק, היה ברור ליי שבודאי ראיתי אותו הרבה פעמים כשעבר של, אלא שלא ידעתי מי הוא. ו^^ליל, מי חלם שאשב יום ח בגץ צבורי ואדבר עם .יליד גוי פולי&lt;ני. אנחנו, ילדי היהודים, לא דברנו אף פעם עם ילדים גויים ולא הכרנו אותם. ילדי הגויים היו עושים כבלים צרות להודים - מתנפלים עליהם, מכים אותם, ומאימים עליהם. אם ראו אורגנו משחקים, מיד היו מתנפלים עלינו, מכים אותנו וזורקים עלינו אבנים.</text:span></text:p>
        <text:p text:style-name="P459"><text:span text:style-name="CharStyle3">לא הבנתי למה ד</text:span><text:span text:style-name="CharStyle17">5</text:span><text:span text:style-name="CharStyle3">יו תלמידי "שוויט" תמיד מתנפלים עלינו. גם הם תם אנחנו היינו תלמידים, היינו באותו גיל, למדנו אותם מקצועות, קו־אנו אותם ספרים וגם הם וגם אנחנו שנאנו </text:span><text:span text:style-name="CharStyle3">את המוךים ואת השעוךים.</text:span></text:p>
        <text:p text:style-name="P460"><text:span text:style-name="CharStyle3">אבל הם ד&gt;יר גויים ואנחנו דזי־יבר יהוךים, ופוליץ, שנולדנו בה וחיינו בה, ד;?־רגה רק או־צם ולא אךצנו. אבו דיינו בגלות. בבי פוליץ שנאו את היהוךים שחיו בתוכם והילדים שלהם למדו שנאה כ^׳ילךורנם.</text:span></text:p>
        <text:p text:style-name="P461"><text:span text:style-name="CharStyle3">ברגע שהכךתי את וצ׳ק, ידעתי שזהו רגע גדול בחיי. וזנה אני מךבך עם ילך גוי פולני ושנינו חבךים. אף פעם לא הזיה לי חבך גוי. וצ׳ק &lt;©ןם פתאום ושאל:</text:span></text:p>
        <text:p text:style-name="P462"><text:span text:style-name="CharStyle3">-אתה יהודוץ?</text:span></text:p>
        <text:p text:style-name="P463"><text:span text:style-name="CharStyle3">נעלבתי. פני נעשו אדמים. כעסתי. מה עשיתי לילד וזזה שהוא מעליב אותי? קמתי וחציתי ללכת, אבל וצ׳ק אמך לי:</text:span></text:p>
        <text:p text:style-name="P464"><text:span text:style-name="CharStyle3">-עזב, בני. סלח </text:span><text:span text:style-name="T48">?</text:span><text:span text:style-name="T49">1</text:span><text:span text:style-name="CharStyle3">י! לא ךציתי להעליב אותך! המילים פשוט יצאו מהפה. הךי אתה יודע שאנחנו קוךאים לכם "יהודונים".</text:span></text:p>
        <text:p text:style-name="P465"><text:span text:style-name="CharStyle3">כל אותו בו?ןד נשאךתי עם וצ׳ק. שחקנו, דבךנו וספךנו זה לזה על עצמנו. כאשך הגיע הזמץ לחזך הביתה, הךגשתי עצוב. בשעך של הגץ שאל אווזי וצ׳ק:</text:span></text:p>
        <text:list text:style-name="L4" xml:id="5">
          <text:list-item>
            <text:p text:style-name="P466"><text:bookmark-start text:name="bookmark127"/><text:bookmark-end text:name="bookmark127"/><text:span text:style-name="CharStyle3"><text:tab/>לאץ אתה הולך?</text:span></text:p>
          </text:list-item>
          <text:list-item>
            <text:p text:style-name="P467"><text:bookmark-start text:name="bookmark128"/><text:bookmark-end text:name="bookmark128"/><text:span text:style-name="CharStyle3"><text:tab/>ימינה , ואתה?</text:span></text:p>
          </text:list-item>
          <text:list-item>
            <text:p text:style-name="P468"><text:bookmark-start text:name="bookmark129"/><text:bookmark-end text:name="bookmark129"/><text:span text:style-name="CharStyle3"><text:tab/>שמאלה, אמך וצ׳ק. הוא נתץ ליי את ידו ואמך:</text:span></text:p>
          </text:list-item>
          <text:list-item>
            <text:p text:style-name="P469"><text:bookmark-start text:name="bookmark130"/><text:bookmark-end text:name="bookmark130"/><text:span text:style-name="CharStyle3"><text:tab/>שלום, בני. שמחתי מאוד להכיך אותך. אני בטוח שנהיה חבךים?</text:span></text:p>
          </text:list-item>
        </text:list>
        <text:p text:style-name="P470"><text:span text:style-name="CharStyle3">באותו רגע חשבתי בלבי על חבךיו של וצ׳ק מבית-ספך "שוויט״י שתמיד הזיו מכים אותנו ומתעללים בגו. פתאום עלה על דעתי העיון ואמךתי לו:</text:span></text:p>
        <text:p text:style-name="P471"><text:span text:style-name="CharStyle3">-שמע, וצ׳קי מחך אחךי הלמוךים, חכה עד שיתפז-ךו כל התלמידים, שלנו ושלכם. תגש לשעך בית-המשפט. אפגש אותך שם ונדבך.</text:span></text:p>
        <text:p text:style-name="P472"><text:span text:style-name="CharStyle3">(על-פי "קוךות קתה אחת", ב. טנא)</text:span></text:p>
      </text:section>
      <text:section text:style-name="Sect30" text:name="Section30">
        <text:h text:outline-level="3" text:style-name="P660"><text:bookmark-start text:name="bookmark131"/><text:bookmark-start text:name="bookmark132"/><text:bookmark-start text:name="bookmark133"/><text:span text:style-name="CharStyle54">Waczek</text:span><text:bookmark-end text:name="bookmark131"/><text:bookmark-end text:name="bookmark132"/><text:bookmark-end text:name="bookmark133"/></text:h>
        <text:p text:style-name="P474"><text:span text:style-name="CharStyle14">Un matin, alors que j'allais à l'école, j'eus soudain envie d'entrer au jardin public. Dans ce jardin, je me sentais comme au paradis. Quelquefois, je me réfugiais là-bas au lieu d'aller à l'école. De nombreux élèves se réfugiaient quelquefois dans ce jardin. Ils s'allongeaient sous les arbres, écoutaient les oiseaux et rêvaient.</text:span></text:p>
        <text:p text:style-name="P475"><text:span text:style-name="CharStyle14">A peine entré dans le jardin, je ressentis une joie profonde en pensant à ce qui m'y attendait. Et voici, alors que je me cherchais un endroit calme pour m'allonger et rêver, que je vis un adolescent allongé sur l'herbe, sa tête entre les paumes de ses mains. Je m'approchai de lui. Il sentit ma présence, enleva ses mains de son visage et me regarda. J'ai tout de suite vu que se tenait devant moi un adolescent polonais chrétien. un goy! Il avait à peu près mon âge. Ses yeux étaient bleus et ses cheveux blonds. Son visage me semblait connu et agréable et j'ai senti que c'était un enfant bien. Nous nous regardâmes et nous nous tûmes. Ensuite je demandai:</text:span></text:p>
        <text:list text:style-name="L4" xml:id="5">
          <text:list-item>
            <text:p text:style-name="P476"><text:bookmark-start text:name="bookmark134"/><text:bookmark-end text:name="bookmark134"/><text:span text:style-name="CharStyle14"><text:tab/>Comment t'appelle-tu?</text:span></text:p>
          </text:list-item>
        </text:list>
        <text:p text:style-name="P477"><text:span text:style-name="CharStyle14">Il répondit:</text:span></text:p>
        <text:list text:style-name="L4" xml:id="5">
          <text:list-item>
            <text:p text:style-name="P478"><text:bookmark-start text:name="bookmark135"/><text:bookmark-end text:name="bookmark135"/><text:span text:style-name="CharStyle14"><text:tab/>Waczek.</text:span></text:p>
          </text:list-item>
        </text:list>
        <text:p text:style-name="P479"><text:span text:style-name="CharStyle14">Je lui tendis la main et dis:</text:span></text:p>
        <text:list text:style-name="L4" xml:id="5">
          <text:list-item>
            <text:p text:style-name="P480"><text:bookmark-start text:name="bookmark136"/><text:bookmark-end text:name="bookmark136"/><text:span text:style-name="CharStyle14"><text:tab/>Mon nom est Benny...et où étudies-tu?</text:span></text:p>
          </text:list-item>
          <text:list-item>
            <text:p text:style-name="P481"><text:bookmark-start text:name="bookmark137"/><text:bookmark-end text:name="bookmark137"/><text:span text:style-name="CharStyle14"><text:tab/>A l'école "Chvit", dit-il.</text:span></text:p>
          </text:list-item>
        </text:list>
        <text:p text:style-name="P482"><text:span text:style-name="CharStyle14">Maintenant je comprenais d'où je le connaissais. L'école "Chvit" était une école polonaise près de la nôtre. Chaque jour, après la fin des cours, nous voyions des groupes d'élèves de l'école "Chvit" renter chez eux. Souvent, ces enfants de "goyim" nous tombaient dessus et nous frappaient. Maintenant, alors que j'étais assis face à Waczek, il était clair que je l'avais certainement vu de nombreuses fois lorqu'il passait devant moi, mais je ne savais pas qui c'était. Et en fait, qui aurait pensé qu'un jour je me serai assis dans un jardin public et que je parlerai avec un enfant goy polonais. Nous, les enfants des juifs, nous ne parlions jamais aux enfants des goyim et nous ne les </text:span><text:span text:style-name="CharStyle14">connaissions pas; Les enfants des goyim faisaient toujours des histoires aux juifs: ils leurs tombaient dessus, les frappaient et les menaçaient. S'ils nous voyaient en train de jouer, ils nous tombaient dessus immédiatement, nous frappaient et nous jetaient des pierres. Je ne comprenais pas pourquoi les élèves de "Chvit" s'en prenaient toujours à nous. Eux et nous étions des élèves, nous avions le même âge, étudions les mêmes matières, lisions les mêmes livres et haïssions les profs et les cours. Mais ils étaient goyim et nous étions juifs. La Pologne dans laquelle nous sommes nés et dans laquelle nous vivions, était leur pays et pas le nôtre. Nous étions en exil. Les polonais haïssaient les juifs qui vivaient parmi eux et leurs enfants ont appris la haine depuis l'enfance.</text:span></text:p>
        <text:p text:style-name="P483"><text:span text:style-name="CharStyle14">A l'instant où j'ai connu Waczek, je sus que c'était un grand moment dans ma vie. Voici que je parle avec un enfant polonais et nous sommes amis. Je n'ai jamais eu d'ami goy. Waczek se leva soudain et dit:</text:span></text:p>
        <text:list text:style-name="L4" xml:id="5">
          <text:list-item>
            <text:p text:style-name="P484"><text:bookmark-start text:name="bookmark138"/><text:bookmark-end text:name="bookmark138"/><text:span text:style-name="CharStyle14"><text:tab/>Es-tu un youpin?</text:span></text:p>
          </text:list-item>
        </text:list>
        <text:p text:style-name="P485"><text:span text:style-name="CharStyle14">Je me suis vexé. Mon visage devint rouge et je m'énervai. Qu'ai-je donc fait à cet enfant pour qu'il me vexe? Je me levai et voulus partir. Mais il me dit:</text:span></text:p>
        <text:list text:style-name="L4" xml:id="5">
          <text:list-item>
            <text:p text:style-name="P486"><text:bookmark-start text:name="bookmark139"/><text:bookmark-end text:name="bookmark139"/><text:span text:style-name="CharStyle14"><text:tab/>Assied-toi Benny! Pardonne moi! Je n'ai pas voulu te vexer. Les mots sont tout simplement sortis de ma bouche. En fait, tu sais que nous vous appelons "youpins".</text:span></text:p>
          </text:list-item>
        </text:list>
        <text:p text:style-name="P487"><text:span text:style-name="CharStyle14">Je suis resté toute cette matinée avec Waczek. Nous avons joué, parlé et nous nous sommes racontés. Lorsque le moment de rentrer à la maison fut venu, je me sentis triste. Au portail du jardin Waczek me demanda:</text:span></text:p>
        <text:list text:style-name="L4" xml:id="5">
          <text:list-item>
            <text:p text:style-name="P488"><text:bookmark-start text:name="bookmark140"/><text:bookmark-end text:name="bookmark140"/><text:span text:style-name="CharStyle14"><text:tab/>Où vas-tu?</text:span></text:p>
          </text:list-item>
          <text:list-item>
            <text:p text:style-name="P489"><text:bookmark-start text:name="bookmark141"/><text:bookmark-end text:name="bookmark141"/><text:span text:style-name="CharStyle14"><text:tab/>A droite, dis-je, et toi?</text:span></text:p>
          </text:list-item>
          <text:list-item>
            <text:p text:style-name="P490"><text:bookmark-start text:name="bookmark142"/><text:bookmark-end text:name="bookmark142"/><text:span text:style-name="CharStyle14"><text:tab/>A gauche, dit Waczek. Il me tendit la main et dit:</text:span></text:p>
          </text:list-item>
          <text:list-item>
            <text:p text:style-name="P491"><text:bookmark-start text:name="bookmark143"/><text:bookmark-end text:name="bookmark143"/><text:span text:style-name="CharStyle14"><text:tab/>Salut Benny, j'ai été très heureux de te connaître. Je suis sûr que nous deviendrons des amis.</text:span></text:p>
          </text:list-item>
        </text:list>
        <text:p text:style-name="P492"><text:span text:style-name="CharStyle14">Au même moment, je réfléchissait aux amis de Waczek de l'école "Chvit" qui nous frappaient toujours et nous maltraitaient. J'eus soudain une idée et je lui dis:</text:span></text:p>
        <text:p text:style-name="P493"><text:span text:style-name="CharStyle14">- Ecoute Waczek, demain après les cours, attend que tous les élèves se dispersent, les vôtres et les nôtres. Va au portail du tribunal. Je te rencontrerai là-bas et nous parlerons.</text:span></text:p>
        <text:h text:outline-level="5" text:style-name="P494"><text:bookmark-start text:name="bookmark144"/><text:bookmark-start text:name="bookmark145"/><text:bookmark-start text:name="bookmark146"/><text:span text:style-name="CharStyle55">סיכום הטקסט</text:span><text:bookmark-end text:name="bookmark144"/><text:bookmark-end text:name="bookmark145"/><text:bookmark-end text:name="bookmark146"/></text:h>
        <text:p text:style-name="P495"><text:span text:style-name="CharStyle8">הקטע שלמדנו מדבר על זיכרונותיו של המשורר כאשר הוא היה ערד חי בפולין■. הוא מתאר ?את היחסים בין היהודים לפולנים ואפשר להבין שהם לא היו טובים. למעשה ד&gt;?ןכזע משחזר ?את פגישתו עם .ילד גוי ושמו וצ׳ק. המשורר פגש אותו בגן הצבורי. הם נשארו יחד במשך כל היום ובני שמח מאוד לשוחח אתו. הוא לא ראה בינו לבין וצ׳ק שום הכך־ל חוץ מהעכךה שהוא היה יהודי ווצ׳ק נוצרי. הוא מספר על אלימותם של תלמידי בית-הספר "שוויט" כלפי היהודים. הפולנים קראו ליהודים "יהודו־נים" ונזילה זו העליבה ?את בני. למרות זאת, בני הרגיש שוצ׳ק הוא .ילד טוב והפך לחברו. ?את הידידות החדשה שלו הוא רצה להסתיר מפני חבריו של וצ׳ק ולנין נפגש אתו אחרי הלמודים.</text:span></text:p>
        <text:p text:style-name="P496"><text:span text:style-name="CharStyle14">Le passage que nous avons étudié parle des souvenirs de l'auteur lorsqu'il vivait encore en Pologne. Il décrit les relations entre les juifs et les polonais et on peut comprendre qu'elles n'étaient pas bonnes. En fait, le passage retrace sa rencontre avec un enfant goy qui se nomme Waczek. L'auteur l'a rencontré dans un jardin public. Ils sont restés ensemble toute la journée et Benny était très heureux de discuter avec lui. Il ne voyait aucune différence entre lui et Waczek si ce n'est le fait que lui était juif et Waczek chrétien. Il raconte la violence des élèves de "Chvit" envers les juifs. Les</text:span></text:p>
      </text:section>
      <text:section text:style-name="Sect31" text:name="Section31">
        <text:p text:style-name="P661"><text:span text:style-name="CharStyle14">polonais surnommaient les juifs "youpins" et ce mot a vexé Benny. Malgré tout, Benny sentit que Waczek était un enfant bien et devint son ami. Il voulut cacher sa nouvelle amitié aux copains de Waczek, c'est pour cela qu'il le rencontra après les cours.</text:span></text:p>
        <text:h text:outline-level="5" text:style-name="P498"><text:bookmark-start text:name="bookmark147"/><text:bookmark-start text:name="bookmark148"/><text:bookmark-start text:name="bookmark149"/><text:span text:style-name="CharStyle56">ביאור הטקסט</text:span><text:bookmark-end text:name="bookmark147"/><text:bookmark-end text:name="bookmark148"/><text:bookmark-end text:name="bookmark149"/></text:h>
        <text:p text:style-name="P499"><text:span text:style-name="CharStyle3">לפביבר קטע מהםפדר האוטוביוגרפי "קורות כתה אחת" מאת בנימין טנא, סופר בן ץמבנר. בספרר הזה, המחבר מעלה ץכרונות ילדרתו בורשה, עיר הבירה של פולין. העלילה מתרחשת ממים האחררבים שלפני מלחמת העולם השניה. הרא מותאר את הקהלה היהרדית עם הקשיים שלה. קהלה זו השמדה על-ידי הנאצים בימי השואה. בנימין טנא מקךיש את הספרר וזזה לץכר דובריו שלמדר אתו בבית-הספר היהרדי "דוויר".</text:span></text:p>
        <text:p text:style-name="P500"><text:span text:style-name="CharStyle3">הבושא העקרי בחלק הראשון הרא הגן הצבררי, רבמיחד הקשר של הילדים לגן ץה. פרטים רבים מראים לבר שהמקום הזה משמש כןקןק</text:span><text:span text:style-name="T51">ז</text:span><text:span text:style-name="CharStyle3">ט לכל הילדים. הרא נראה בעיניהם כמקום אל-מציארתי. המחבר עצמו מדמה אותו לגן-עדן.</text:span></text:p>
        <text:p text:style-name="P501"><text:span text:style-name="CharStyle3">בחלק השני מתארים היחסים בין היהרדים לגויים. יחסים אלה מתרחים רמרגישים בהם אנטישמירת. בני לא מבין את התנהגרותם של ילדי הגויים, כי </text:span><text:span text:style-name="T48">?</text:span><text:span text:style-name="T49">1</text:span><text:span text:style-name="CharStyle3">רעותו אזין ך;בךל ביניהם לבין ילדי היהרדים. רבכל זאת הרא מסביר את התופעה באדמרו שזפוליין היא לא הארץ של היהרדים אלא של הבוצרים. .יתר על כן הרא מבין שהאנטישמירת של הילדים היא בעצם שיכת לחברכם.</text:span></text:p>
        <text:p text:style-name="P502"><text:span text:style-name="CharStyle3">השאלה של וצ׳ק: "אתה יהרדון?", מראה לנר את שרשי האנטישמירת. בבתיהם הביצרים קוראים ליהרדים "יהרדונים" וטבעי הךבר שהילדים יעשר כך. המחבר מגלה בגן הצבררי עולים חדש, עולים של שקט ושלוה עזבו הכל אפשרי: אפלר להתחבר עם .י־קיד פולני נוצרי - גוי!</text:span></text:p>
      </text:section>
      <text:section text:style-name="Sect32" text:name="Section32">
        <text:p text:style-name="P662"><text:span text:style-name="CharStyle3">הספור כלו מראה לנו שהיחסים ביץ בני אדם מבססים לעתים קרובות על דעות ?!דומות.</text:span></text:p>
        <text:p text:style-name="P504"><text:span text:style-name="CharStyle14">Devant nous un passage de l'histoire autobiographique "Annales d'une classe", de Benjamin Tana, auteur contemporain. Dans le récit, l'auteur rapporte des souvenirs de son enfance a Varsovie, capitale de la Pologne. L'action se déroule durant les derniers jours qui précèdent la seconde guerre mondiale. Il décrit la vie de la communauté juive avec ses difficultés. Cette communauté sera anéantie par les nazis pendant la Shoah. Benjamin Tana dédie cette histoire à ses amis qui ont étudié avec lui à l'école juive "Devir".</text:span></text:p>
        <text:p text:style-name="P505"><text:span text:style-name="CharStyle14">Le sujet principal de la première partie est le jardin public, et plus spécialement le lien des enfants avec lui. De nombreux détails nous montrent que cet endroit servait de refuge à tous les enfants. Il leur semblait être un endroit surnaturel. L'auteur lui même le compare au paradis.</text:span></text:p>
        <text:p text:style-name="P506"><text:span text:style-name="CharStyle14">Dans la deuxième partie sont décrites les relations entre les juifs et les goyim. Ces relations sont tendues et on y ressent de l'antisémitisme. Benny ne comprend pas l'attiyude des enfants goy car, à son avis, il n'y a pas de différence entre eux et les enfants juifs. Et malgré cela, il explique le phénomène en disant que la Pologne n'est pas le pays des juifs mais celui des chrétiens. De plus, B.Tana comprend que l'antisémitisme des enfants fait partie de leur éducation.</text:span></text:p>
        <text:p text:style-name="P507"><text:span text:style-name="CharStyle14">La question de Waczek :"es-tu youpin?" nous montre les racines de l'antisémitisme. Chez eux, les polonais chrétiens surnomment les juifs "youpins" et il est naturel que les enfants fassent de même. L'auteur découvre dans le jardin un monde nouveau, un monde de calme et de sérénité où tout est possible: même de se lier d'amitié avec un enfant polonais chrétien - un</text:span></text:p>
      </text:section>
      <text:section text:style-name="Sect33" text:name="Section33">
        <text:p text:style-name="P663"><text:span text:style-name="CharStyle14">goy!</text:span></text:p>
        <text:p text:style-name="P509"><text:span text:style-name="CharStyle14">Tout le récit nous montre que les relations entre individus sont souvent basées sur des préjugés.</text:span></text:p>
        <text:p text:style-name="P510"><text:span text:style-name="CharStyle49">שאלון לתלמיד</text:span></text:p>
        <text:list text:style-name="L8" xml:id="9">
          <text:list-item>
            <text:p text:style-name="P511"><text:bookmark-start text:name="bookmark150"/><text:bookmark-end text:name="bookmark150"/><text:span text:style-name="T48">.</text:span><text:span text:style-name="CharStyle3">איפה ברח בני כשלא רצה ללכת לבית-הספר?</text:span></text:p>
          </text:list-item>
        </text:list>
        <text:p text:style-name="P512"><text:span text:style-name="T431">..........................................................................................................................</text:span></text:p>
        <text:p text:style-name="P513"><text:span text:style-name="T431">...................................................................................................................................</text:span></text:p>
        <text:list text:style-name="L8" xml:id="9">
          <text:list-item>
            <text:p text:style-name="P514"><text:bookmark-start text:name="bookmark151"/><text:bookmark-end text:name="bookmark151"/><text:span text:style-name="T48">.</text:span><text:span text:style-name="CharStyle3">מה הוא חיפש במקום הזה?</text:span></text:p>
          </text:list-item>
        </text:list>
        <text:p text:style-name="P515"><text:span text:style-name="T431">..........................................................................................................................</text:span></text:p>
        <text:p text:style-name="P516"><text:span text:style-name="T431">...................................................................................................................................</text:span></text:p>
        <text:list text:style-name="L8" xml:id="9">
          <text:list-item>
            <text:p text:style-name="P517"><text:bookmark-start text:name="bookmark152"/><text:bookmark-end text:name="bookmark152"/><text:span text:style-name="T48">.</text:span><text:span text:style-name="CharStyle3">תאר את וצ׳ק.</text:span></text:p>
          </text:list-item>
        </text:list>
        <text:p text:style-name="P518"><text:span text:style-name="T431">..........................................................................................................................</text:span></text:p>
        <text:p text:style-name="P519"><text:span text:style-name="T431">...................................................................................................................................</text:span></text:p>
        <text:list text:style-name="L8" xml:id="9">
          <text:list-item>
            <text:p text:style-name="P520"><text:bookmark-start text:name="bookmark153"/><text:bookmark-end text:name="bookmark153"/><text:span text:style-name="T48">.</text:span><text:span text:style-name="CharStyle3">מאין הוא הכיר את וצ׳ק?</text:span></text:p>
          </text:list-item>
        </text:list>
        <text:p text:style-name="P521"><text:span text:style-name="T431">..........................................................................................................................</text:span></text:p>
        <text:p text:style-name="P522"><text:span text:style-name="T431">...................................................................................................................................</text:span></text:p>
        <text:list text:style-name="L8" xml:id="9">
          <text:list-item>
            <text:p text:style-name="P523"><text:bookmark-start text:name="bookmark154"/><text:bookmark-end text:name="bookmark154"/><text:span text:style-name="T48">. </text:span><text:span text:style-name="CharStyle3">מה היו היחסים בין תלמידי "שוויט" לתלמידי "דוויר"?</text:span></text:p>
          </text:list-item>
        </text:list>
        <text:p text:style-name="P524"><text:span text:style-name="T431"><text:tab/></text:span></text:p>
        <text:p text:style-name="P525"><text:span text:style-name="T431"><text:tab/></text:span></text:p>
        <text:p text:style-name="P526"><text:span text:style-name="CharStyle3"><text:tab/></text:span></text:p>
        <text:list text:style-name="L8" xml:id="9">
          <text:list-item>
            <text:p text:style-name="P527"><text:bookmark-start text:name="bookmark155"/><text:bookmark-end text:name="bookmark155"/><text:span text:style-name="T48">. </text:span><text:span text:style-name="CharStyle3">מדוע הילדים הפולניים שנאו את היהודים?</text:span></text:p>
          </text:list-item>
        </text:list>
        <text:p text:style-name="P528"><text:span text:style-name="T431"><text:tab/></text:span></text:p>
        <text:p text:style-name="P529"><text:span text:style-name="T431"><text:tab/></text:span></text:p>
        <text:list text:style-name="L8" xml:id="9">
          <text:list-item>
            <text:p text:style-name="P530"><text:bookmark-start text:name="bookmark156"/><text:bookmark-end text:name="bookmark156"/><text:span text:style-name="T48">.</text:span><text:span text:style-name="CharStyle3">מה עשו בני ווצ׳ק בגן?</text:span></text:p>
          </text:list-item>
        </text:list>
        <text:p text:style-name="P531"><text:span text:style-name="CharStyle29">..........................................................................................................................</text:span></text:p>
        <text:p text:style-name="P532"><text:span text:style-name="CharStyle29">...................................................................................................................................</text:span></text:p>
        <text:list text:style-name="L8" xml:id="9">
          <text:list-item>
            <text:p text:style-name="P533"><text:bookmark-start text:name="bookmark157"/><text:bookmark-end text:name="bookmark157"/><text:span text:style-name="T48">. </text:span><text:span text:style-name="CharStyle3">מה אמר וצ׳ק לבני שהעליב אותו?</text:span></text:p>
          </text:list-item>
        </text:list>
        <text:p text:style-name="P534"><text:span text:style-name="T431"><text:tab/></text:span></text:p>
        <text:list text:style-name="L8" xml:id="9">
          <text:list-item>
            <text:p text:style-name="P535"><text:bookmark-start text:name="bookmark158"/><text:bookmark-end text:name="bookmark158"/><text:span text:style-name="T48">. </text:span><text:span text:style-name="CharStyle3">מדוע אמר את זה?</text:span></text:p>
          </text:list-item>
        </text:list>
        <text:p text:style-name="P536"><text:span text:style-name="T431"><text:tab/></text:span></text:p>
        <text:p text:style-name="P537"><text:span text:style-name="T431"><text:tab/></text:span></text:p>
        <text:p text:style-name="P538"><text:span text:style-name="T185">01</text:span><text:span text:style-name="T48">). </text:span><text:span text:style-name="CharStyle3">מה חושב בני על פולין׳</text:span></text:p>
        <text:p text:style-name="P539"><text:span text:style-name="T431"><text:tab/></text:span></text:p>
        <text:p text:style-name="P540"><text:span text:style-name="T431"><text:tab/></text:span></text:p>
        <text:p text:style-name="P541"><text:span text:style-name="T185">11</text:span><text:span text:style-name="T48">).</text:span><text:span text:style-name="CharStyle3">איך הרגיש בני כשהוא נפרד מוצ׳ק?</text:span></text:p>
        <text:p text:style-name="P542"><text:span text:style-name="T431"><text:tab/></text:span></text:p>
        <text:p text:style-name="P543"><text:span text:style-name="T431"><text:tab/></text:span></text:p>
        <text:p text:style-name="P544"><text:span text:style-name="T185">21</text:span><text:span text:style-name="T48">). </text:span><text:span text:style-name="CharStyle3">מה הוא עשה?</text:span></text:p>
        <text:p text:style-name="P545"><text:span text:style-name="T431"><text:tab/></text:span></text:p>
        <text:p text:style-name="P546"><text:span text:style-name="T431"><text:tab/></text:span></text:p>
      </text:section>
      <text:section text:style-name="Sect34" text:name="Section34">
        <text:h text:outline-level="5" text:style-name="P664"><text:bookmark-start text:name="bookmark159"/><text:bookmark-start text:name="bookmark160"/><text:bookmark-start text:name="bookmark161"/><text:span text:style-name="CharStyle60">הנשק הסודי</text:span><text:bookmark-end text:name="bookmark159"/><text:bookmark-end text:name="bookmark160"/><text:bookmark-end text:name="bookmark161"/></text:h>
        <text:p text:style-name="P549"><text:span text:style-name="CharStyle3">המבשרים הראשונים היו הילדים השכם בבוקר:</text:span></text:p>
        <text:list text:style-name="L4" xml:id="5">
          <text:list-item>
            <text:p text:style-name="P550"><text:bookmark-start text:name="bookmark162"/><text:bookmark-end text:name="bookmark162"/><text:span text:style-name="CharStyle3"><text:tab/>"אמא! אי-אפשר בכלל לטייל על הכביש. כל הזמץ נוסעות מכוניות!"</text:span></text:p>
          </text:list-item>
        </text:list>
        <text:p text:style-name="P551"><text:span text:style-name="CharStyle3">ביום כיפור מכוניות!? משהו קורה. מבתי הכנסת נזעקים האנשים, לבושי חג.</text:span></text:p>
        <text:list text:style-name="L4" xml:id="5">
          <text:list-item>
            <text:p text:style-name="P552"><text:bookmark-start text:name="bookmark163"/><text:bookmark-end text:name="bookmark163"/><text:span text:style-name="CharStyle3"><text:tab/>"רוץ מהר הביתה! אולי מחפשים גם אותך מהיחידה!"</text:span></text:p>
          </text:list-item>
        </text:list>
        <text:p text:style-name="P553"><text:span text:style-name="CharStyle3">בתי הכנסת החלו מתרוקנים. באחדים מהם נותרו מלאות עזרות-הנשים בלבד. חיילים שרק לפני כמה דקות היו אזרחים בצום, נחפזים לכבישים עם תרמיליהם. יותר ויותר מכוניות, עם אורות דלוקים, נוסעות במהירות מטורפת. משהו קורה!</text:span></text:p>
        <text:p text:style-name="P554"><text:span text:style-name="CharStyle3">מדינת ישראל בלי רדיו ובלי טלוויזיה היא בכל זאת מדינה בעלת התקשורת המהירה ביותר. לאלחוט הזה איץ מנורות וחוטים והוא מורכב מתחושה שבלב, מההרגשה המוקדמת שאתה שוב נדרש ללכת לחזית משום שבצד השני יש אנשים לא רציונליים.</text:span></text:p>
        <text:p text:style-name="P555"><text:span text:style-name="CharStyle3">מהמרפסות מתכופפים אנשים כשהם מתבוננים סביבם. אולי יקלטו משהו באוויר. יותר ויותר מקלטי רדיו נפתחים כשהחוגה מרקדת ביץ התחנות. אך מי צריך רדיו? לוקחים את הקיטבג, את הדיסקית. פרדות חטופות, מבטים מודאגים. "זה רק תרגיל", מרגיעים הבעלים חסרי סבלנות ורצים. אך התחושה לא מטעה. השמועות רצות. כל כמה דקות יוצא בחטף הגבאי של בית הכנסת, עטוף טלית והוא מבשר: -"הפלנו כך וכך מטוסים למצרים!"</text:span></text:p>
        <text:p text:style-name="P556"><text:span text:style-name="CharStyle3">אינפורמציה טרייה זו כמובץ עוד לפני שפרצו הקרבות. בתי הכנסת מתרוקנים. האנשים נשפכים לרחוב, מי בנעלי בית, מי בטלית ומי לבוש גופייה.</text:span></text:p>
        <text:p text:style-name="P557"><text:span text:style-name="CharStyle3">לפתע הזעקה! "זה ניסוי" אומר הפרשץ של השכונה. "מה פתאום!? - זה מקוטע!" הרבה שאלות. תסמכו על הפרשץ הכל יודע. יורדים למקלט בשקט. "בדיוק כמו החמישי ביוני" אומר אחד ויורד עם תרמוס, כיסא מתקפל ורדיו גדול. הרבה אנשים נשארים ברחוב. יהודי לבוש ירמולקה חולף בריצה ואומר: "תעבירו לכל ישראל". "סוף סוף גמר חתימה טובה!", אומר בקרייץ. הכל מקשיבים בדממה. ברור שזה רציני. האמהות מושכות אינסטינקטיבית את ילדיהץ אליהץ. הפרשץ של השכונה שותק אומנם, אך מחייך בפה קמוץ וקורץ.</text:span></text:p>
        <text:p text:style-name="P558"><text:span text:style-name="CharStyle3">צריך להביץ מסימנים אלה שאיץ מקום לדאגה. תסמכו על צה״ל. בלי שהרגשת, הפך הבית המשותף למשפחה אחת גדולה. הבית הזה עם המריבות הקטנוניות על מקום חנייה, על עציצים נוזלים ועל מכונת כביסה מטפטפת, חזר שוב לחיות יחד. פתאום אתה מוצא את עצמך עוצר את ומכוניתך ומציע הסעה. פתאום אתה מתחיל לשוחח עם זרים, וזרים דואגים לך. פתאום יש אנשים שנהרגים ברגעים אלה בשבילך ואתה דואג ומוכץ להיהרג למענם.</text:span></text:p>
        <text:p text:style-name="P559"><text:span text:style-name="CharStyle3">מה חבל שמצרים וסוריה שפתחו בהתקפה אתמול, לא ידעו כי זהו בעצם הנשק הסודי</text:span></text:p>
        <text:p text:style-name="P560"><draw:frame draw:style-name="fr14" svg:x="12.160cm" svg:y="0.071cm" svg:width="3.438cm" text:anchor-type="paragraph"><draw:text-box fo:min-height="0.448cm"><text:p text:style-name="P547"><text:span text:style-name="CharStyle58">(״הארץ״ </text:span><text:span text:style-name="CharStyle59">7</text:span><text:span text:style-name="T969"><text:s text:c="1"/></text:span><text:span text:style-name="CharStyle58">באוקטובר </text:span><text:span text:style-name="CharStyle59">3791</text:span><text:span text:style-name="T969">)</text:span></text:p></draw:text-box></draw:frame><text:span text:style-name="CharStyle3">האמיתי של ישראל.</text:span></text:p>
        <text:h text:outline-level="5" text:style-name="P561"><text:bookmark-start text:name="bookmark164"/><text:bookmark-start text:name="bookmark165"/><text:bookmark-start text:name="bookmark166"/><text:span text:style-name="CharStyle60">הנשק הסודי</text:span><text:bookmark-end text:name="bookmark164"/><text:bookmark-end text:name="bookmark165"/><text:bookmark-end text:name="bookmark166"/></text:h>
        <text:p text:style-name="P562"><text:span text:style-name="CharStyle3">המבשרים הראשונים דזיר הילדים השכם בברקר:</text:span></text:p>
        <text:list text:style-name="L4" xml:id="5">
          <text:list-item>
            <text:p text:style-name="P563"><text:bookmark-start text:name="bookmark167"/><text:bookmark-end text:name="bookmark167"/><text:span text:style-name="CharStyle3"><text:tab/>"אמא! אי-אפשר בכלל </text:span><text:span text:style-name="T48">?</text:span><text:span text:style-name="T49">1</text:span><text:span text:style-name="T48">?</text:span><text:span text:style-name="CharStyle3">זיל על הכביש כל ה־דמן נוסעות מכוניות!"</text:span></text:p>
          </text:list-item>
        </text:list>
        <text:p text:style-name="P564"><text:span text:style-name="CharStyle3">ביום כפרר מכוניות!? מ׳עזהר קורה. מבתי הכנסת נזעקים האנשים, לברשי חג.</text:span></text:p>
        <text:list text:style-name="L4" xml:id="5">
          <text:list-item>
            <text:p text:style-name="P565"><text:bookmark-start text:name="bookmark168"/><text:bookmark-end text:name="bookmark168"/><text:span text:style-name="CharStyle3"><text:tab/>״ררץ מהר המתה! ארלי מחפשים גם אורגך מהיחיד״ה!״</text:span></text:p>
          </text:list-item>
        </text:list>
        <text:p text:style-name="P566"><text:span text:style-name="CharStyle3">בתי הכנסת החלר כןךגרוקן^ים. באחדים מהם נותרר מלאות עזרות-הנשים בלבד. חילים שרק לפני כמה זיקות חזיר אזרחים בצום, נדז^־וים לכבישים עם תךמיליהם. יוותר ויותר כןכווניות, עם אורות ךלרקים, נוסעות במהיררת מטורפת. משהר קורה!</text:span></text:p>
        <text:p text:style-name="P567"><text:span text:style-name="CharStyle3">מדינת ישראל בלי רדיו רבלי ?ולו־יץ־^־ה היא בכל זאת מדינה ?:עלית ךזךגהןשו״ת המהירה ביותר. לאלחר? הזה ?זין מנורות וחרטים והיא מרכב מתחרשה שבלב, מההרגשה המקךמת שאתה שרב נדרש ללכת לחץית משרם שבצד הש ני יש אנשים לא רציונליים.</text:span></text:p>
        <text:p text:style-name="P568"><text:span text:style-name="CharStyle3">מהמרפסות מתכופפים אנשים כשהם מתבוננים סביבם. ארלי י־קןליטר משהר באויר. יוותר ויותר כן?ןלכזי רדיו בפתחים כשהחרגה מרקדת בין התחנות. ?אך מי צריך רדיו? לוקחים את הקיטבג, את הךסקית. פרדות חטרפות, מבטים מדאגים. "ץה _רק תרגיל", מרגיעים הבעלים חסרי סבלנרת ורצים. ?זך התחרשה לא מטעה. השמרעות רצות. כל כמה זיקות יוצא בחט; הגבאי של בית הכנסת, עטרף טלית ו־הרא מבשר: -"הפלנר כך וכך מטוסים למצרים!"</text:span></text:p>
        <text:p text:style-name="P569"><text:span text:style-name="CharStyle3">אינפורמציה טריה זו כמרבן עוד לפני שפרצר הקןבות. בתי הכנסת מתרוקנים. האנשים נשפכים לרחוב, מי בנעלי בית, מי בטלית רמי לברש גרפיה.</text:span></text:p>
        <text:p text:style-name="P570"><text:span text:style-name="CharStyle3">לפתע הזעקה! ״ץה נסרי" אומר הפרש של השכרנה. ״מה פתאום!? - ץה מקטע!" הרבה שאלות. תסמכר על הפרשן הכל יודע. יורדים למקלט בשקט. "בדירק במו החמישי בירני" אומר אחד ויורד עם תרמוס, כסא מתקפל ורדיו גדול. הרבה אנשים נשארים ברחוב. יהרדי לברש ירמרלקה חולף בריצה ואומר: "תעבירר מהר לקול ישראל". "סוף סוף גמר חתימה טובה!", אומר הקרין. הכל מקשיבים בדממה. בררר שזה רציני. האמהות מושכות אינסטינקטיבית את ילדיהן אליהן♦ הפרש של השכר™ שוותק אמנם, אאך מחיך בפה קמרץ וקורץ.</text:span></text:p>
        <text:p text:style-name="P571"><text:span text:style-name="CharStyle3">צריך להבין מסימנים אלה שאין מקום לדאגה. תסמכר על צה״ל. בלי שהרגשת, הפך הבית המשתף למשפחה אחת גדולה. הבית הזה עם המריבות הקטנרניות על מקום חניה, על עציצים נוץלים ועל מכונת כביסה מטפטפת, חזר שרב לחיות יחד. פתאום ?זרזה מוצא את עצמך עוצר את מכדניתך רמציע הסעה. פתאום ?זיזה מתחיל לשוחח עם ץרים, ו־ץרים יואגים לך. פתאום יש אנשים עזנהר^ים ברגעים אלה בשבילך ואתה יואג ומוכן לההרג למענם.</text:span></text:p>
        <text:p text:style-name="P572"><text:span text:style-name="CharStyle3">מה חבל שמצרים ו־סרריה שפתחר בהתקפה אתמול, לא ידער כי זהר בעצם הנשק הסודי האמתי של ישו״אל.<text:tab/></text:span><text:span text:style-name="CharStyle61">(״הארץ״ </text:span><text:span text:style-name="CharStyle62">7</text:span><text:span text:style-name="T1004"><text:s text:c="1"/></text:span><text:span text:style-name="CharStyle61">באוקטובר </text:span><text:span text:style-name="CharStyle62">3791</text:span><text:span text:style-name="T1004">)</text:span></text:p>
      </text:section>
      <text:section text:style-name="Sect35" text:name="Section35">
        <text:h text:outline-level="3" text:style-name="P665"><text:bookmark-start text:name="bookmark169"/><text:bookmark-start text:name="bookmark170"/><text:bookmark-start text:name="bookmark171"/><text:span text:style-name="CharStyle63">L'arme secrète</text:span><text:bookmark-end text:name="bookmark169"/><text:bookmark-end text:name="bookmark170"/><text:bookmark-end text:name="bookmark171"/></text:h>
        <text:p text:style-name="P574"><text:span text:style-name="CharStyle14">Les premiers à annoncer la nouvelle furent les enfants, très tôt le matin.</text:span></text:p>
        <text:p text:style-name="P575"><text:span text:style-name="CharStyle14">-Maman! on ne peut plus aller sur la route! Il y a tout le temps des voitures qui roulent!</text:span></text:p>
        <text:p text:style-name="P576"><text:span text:style-name="CharStyle14">Des voitures le jour de Kippour!? Il se passe quelque chose. Les gens, en habits de fête, sont alertés dans les synagogues.</text:span></text:p>
        <text:p text:style-name="P577"><text:span text:style-name="CharStyle14">-Cours vite à la maison! Peut-être que ton unité te cherche aussi!</text:span></text:p>
        <text:p text:style-name="P578"><text:span text:style-name="CharStyle14">Les synagogues commencèrent à se vider. Dans certaines d'entre elles, seules les parties consacrées aux femmes restèrent pleines. Des soldats, qui, il y a quelques instants étaient des citoyens en train de jeûner, se précipitaient sur les routes avec leurs sacs à dos. De plus en plus de voitures, phares allumés, roulaient à une vitesse folle. Quelque chose se passait.</text:span></text:p>
        <text:p text:style-name="P579"><text:span text:style-name="CharStyle14">L'état d'Israël, sans radio et sans télévision est de toute façon un état aux moyens de communications les plus rapides. Cette radio n'a ni ampoule ni fil et elle se compose uniquement d'un sentiment profond, d'un pressentiment qu'on doit retourner au front car de l'autre côté se trouvent des gens irrationnels.</text:span></text:p>
        <text:p text:style-name="P580"><text:span text:style-name="CharStyle14">Les gens se penchent par les balcons en regardant autour d'eux. Peut-être arriveront-ils à capter quelque chose. De plus en plus de radios fonctionnent avec l'aiguille qui danse de station en station. Mais qui a besoin d'une radio? On prend son sac, sa disquette. Des séparations furtives et des regards inquiets. "Ce n'est qu'un exercice" rassurent les maris impatients et courent. Mais le sentiment ne trompe pas. Les rumeurs courent. Toutes les quelques minutes, le trésorier de la synagogue sort hartivement, vêtu d'un châle de prières et annonce: "Nous avons abattu tant et tant d'avions égyptiens!" Cette information fraiche arrive bien entendu avant qu'aient commencé les combats. Les synagogues se vident. Les gens se déversent dans la rue, en chaussons, en châle de prières ou en tricot.</text:span></text:p>
        <text:p text:style-name="P581"><text:span text:style-name="CharStyle14">Soudain, une sirène! "C'est un essai" dit le commentateur du quartier. "Qu'est ce tu raconte!? - c'est intermittent" Beaucoup de questions. Faites </text:span><text:span text:style-name="CharStyle14">confiance au commentateur qui sait tout. On descend aux abris en silence. "C'est comme le 5 juin" dit quelqu'un et descend avec un thermos, une chaise pliante et une grande radio. Beaucoup de personnes restent dans la rue. Un juif, vêtu d'une calotte, passe en courant et dit : "passez sur Kol Israël"! Enfin "gmar hatima tova" annonce le speaker. Tout le monde écoute. Il est clair que c'est sérieux. Les mères serrent instinctivement leurs enfants contre elles. Le commentateur du quartier se tait, il est vrai, mais a un sourire crispé et cligne de l'oeil.</text:span></text:p>
        <text:p text:style-name="P582"><text:span text:style-name="CharStyle14">Il faut comprendre, à travers ces signes, qu'il n'y a pas lieu de s'inquiéter. Faites confiance à Tsahal. Sans que tu t'en rendes compte, ce bâtiment d'habitation est devenu une grande famille. Cette maison, avec ses disputes mesquines pour une place de parking, pour des pots de fleur qui ruissellent et pour une machine à laver qui fuit, revit ensemble. Soudain tu te trouves en train d'arrêter ta voiture et de proposer un tremp. Soudain tu commences à parler à des étrangers, et des étrangers s'inquiètent pour toi. Soudain il ya des gens qui, en ce moment là, se font tuer pour toi et toi, tu t'inquiètes et tu es prêt à te faire tuer pour eux.</text:span></text:p>
        <text:p text:style-name="P583"><text:span text:style-name="CharStyle14">Il est bien regrettable que l'Egypte et la Syrie qui ont lancé l'attaque hier, n'aient pas su que c'était ça , en fait, la véritable arme secrète d'Israël.</text:span></text:p>
      </text:section>
      <text:section text:style-name="Sect36" text:name="Section36">
        <text:h text:outline-level="5" text:style-name="P666"><text:bookmark-start text:name="bookmark172"/><text:bookmark-start text:name="bookmark173"/><text:bookmark-start text:name="bookmark174"/><text:span text:style-name="CharStyle56">סיכום הטקסט</text:span><text:bookmark-end text:name="bookmark172"/><text:bookmark-end text:name="bookmark173"/><text:bookmark-end text:name="bookmark174"/></text:h>
        <text:p text:style-name="P585"><text:span text:style-name="CharStyle8">הספור מתרחש בשנת </text:span><text:span text:style-name="T1022">3791</text:span><text:span text:style-name="T107"><text:s text:c="1"/></text:span><text:span text:style-name="CharStyle8">פנז־כןן מלחמת יום כפור• המספר מתאר את החיים במדינת ישראל ביום זה• כלם או כמעט נמצאים בבית-הכנסת ומתפללים• אין שום עבודה ביום זה ואין מכוניות על הכבישים• כאשר הילדים דאו הרפנה מכוניות נוסעות מהר, האנשים הבינו שקרה משהו• החילים ה־דךרזו לחזר ליחידות שלהם וכלם הרגישו את המתח• כאשר הרדיו הודיע על גמר החג, ברור היה לכלם שדבר רציני מאוד קרה• האנשים ירדו למקלטים והתחילו להקשיב לרדיו על מנת לדעת כל מה שקורה• הרבה אנשים נשארו ברחוב למרות הפכנה• והמספר מסביר לנו איך אכלוסית מדינת ישראל הופכת למשפחה אחת גדולה בזמן מלחמה !־עוזרים אחד </text:span><text:span text:style-name="CharStyle9">לש</text:span><text:span text:style-name="CharStyle8"><text:s text:c="1"/>ני בלי להתחשב במה שהיה ביניהם לפני כן•</text:span></text:p>
        <text:p text:style-name="P586"><text:span text:style-name="CharStyle14">L'histoire se passe en 1973, au moment de la guerre de kippour. L'auteur nous décrit la vie dans l'état d'Israël pendant ce jour; Tous ou presque se trouvent à la synagogue et prient. Il n'y a aucun travai ce jour là l et aucune voiture sur les routes. Lorsque les enfants ont vu beaucoup de voitures rouler vite, les gens comprirent qu'il se passait quelque chose. Les soldats se pressèren de retourner à leurs unités et tout le monde a ressenti la tension. Lorsque la radio a annoncé la fin de la fête il était clair pour tous que quelque chose de sérieux était arrivé. Les gens sont descendus dans les abris et ont commencé à écouter la radio pour savoir ce qui se passait. Beaucoup de personnes sont restées dans la rue malgré le danger. Le narrateur nous explique comment la population de l'état d'Israël devient une grande famille où chacun aide son prochain sans tenir compte de ce qui il avait entre eux auparavant.</text:span></text:p>
      </text:section>
      <text:section text:style-name="Sect37" text:name="Section37">
        <text:p text:style-name="P667"><text:span text:style-name="CharStyle8">הרקע ה״הזיסןטורי הוא מלחמת יום הכפירים. כידוע יום זה הוא החשוב ביותר ליהודים. אפשר לומר שבל י*היזדי העולם הולכים ביום זה לבתי-הכנסת כדי להתפלל ולכפר על עוונותיהם. ביום זה אסור לעבד או לנסע במכונית ובכלל הכל אסור. הוא רק מיעד לתפלות ולחשבון נפש על מנת עזה׳ ישפט אורגנו ברחמים רבים !•;רשם אודגנו בספר החיים.</text:span></text:p>
        <text:p text:style-name="P589"><text:span text:style-name="CharStyle8">בקטע שלבו« הספור מתרחש בשנת </text:span><text:span text:style-name="T1022">3791</text:span><text:span text:style-name="T107">, </text:span><text:span text:style-name="CharStyle8">ביום הכפורים עצמו. הערבים התקיפו ?את ישראל כי ידעו שביום זה כלם מתפללים •■?אינם פגרים למלחמה. אבל לפי ההלכה, כשקים סכנת בזות לישראל, הכל נדחה, אפלו יום כפור. בזכת החק הדתי ריז־ה, הישראלים יכלו לבטל ?את החג וכל הקשור בו וללכת לחזיית על מנת להלחם באויב המתקיף. ישראל הוא עם אחד ויחיד !־הוא מוכיח ?את זה ביחוד בזמן מלחמה. במצב כזה, כל ישראלי היפר לאח בשביל רעהו וכל העם היהודי הופך להזיות משפחה<text:tab/>?ארזת<text:tab/>גידולה<text:tab/>שבח<text:tab/>כל<text:tab/>אחד תומך<text:tab/></text:span><text:span text:style-name="T1034">XÇ</text:span><text:span text:style-name="CharStyle8">כ.<text:tab/>כפי שנאמר<text:tab/>קודם,<text:tab/>ביום</text:span></text:p>
        <text:p text:style-name="P590"><text:span text:style-name="CharStyle8">כפור אסור לנסע. כך שהכבישים רזיו .ריקים מרכב. דבר שהקל על פקוד צה׳׳ל ?את גיוסם הכללי של החילים. תוך זמן קצר חילי צה׳׳ל הגיעו ?’חזיית המלחמה ומנעו אסון גדול.</text:span></text:p>
        <text:p text:style-name="P591"><text:span text:style-name="CharStyle8">כותרת הקטע היא באמת משמעותית בכך שבשעת סכנה, כל אחד שוכח ?את הטינות שלו ומוכן ומזמן לעזר לזולתו. הנשק הסורי של ישראל הוא היכלת להזיות מאחדים !•להפך לגוש אחד ורדוזק שיכול להתנגד לאויב.</text:span></text:p>
        <text:p text:style-name="P592"><text:span text:style-name="CharStyle8">הרבה חילים נהרגו במלחמה הזאת וישראל כמעט נצחה. ?אך הישראלים הצליחו להפך ?את המצב לטובתם ובכך להכריח ?את האויב להפסיק ?את התקפותיו. המלחמה ההיא היתה ?אחזת המלחמות הקשות ביותר בשל מספר ההרוגים בח ובשל</text:span></text:p>
      </text:section>
      <text:section text:style-name="Sect38" text:name="Section38">
        <text:p text:style-name="P668"><text:span text:style-name="CharStyle8">הפחד שהיא גרפה בקרב העם היהודי בארץ ובתפוצות.</text:span></text:p>
        <text:p text:style-name="P594"><text:span text:style-name="CharStyle14">Le fond historique est la guerre de kippour. Comme on le sait, ce jour est le plus important pour les juifs. On peut dire que tous les juifs du monde vont ce jour là à la synagogue pour prier et expier leurs péchés. Ce jour là, il est interdit de travailler ou de rouler en voiture et en fait tout est interdit. Il n'est destiné qu'aux prières et à la remise en question personnelle afin que D... nous juge avec miséricorde et nous inscrive dans le livre de la vie. Dans notre passage, l'histoire se passe en 1973, le jour même de kippour. Les arabes ont attaqué Israël car ils savaient qu'à kippour tous prient et ne sont pas disponibles pour la guerre.</text:span></text:p>
        <text:p text:style-name="P595"><text:span text:style-name="CharStyle14">Mais, selon la loi, lorsqu'il y a danger de mort pour Israël, tout est repoussé, même kippour. Grâce à cette loi religieuse, les israéliens ont pu annuler la fête et tout ce qui s'y rapportait, et rejoindre le front pour combattre l'ennemi qui attaquait. Israël est un peuple unique en son genre, et il le prouve spécialement en temps de guerre. Dans cette situation, chaque israélien devient un frère pour l'autre et tout le peuple juif devient une grande famille dans laquelle chacun soutient l'autre. Comme on l'a dit précédemment, à kippour il est interdit de rouler. Ainsi les routes étaient vides, ce qui a facilité au commandement de "Tsahal" la mobilisation générale des soldats. En peu de temps, les militaires sont arrivés au front et ont empêché une grande catastrophe.</text:span></text:p>
        <text:p text:style-name="P596"><text:span text:style-name="CharStyle14">Le titre du passage est vraiment significatif en cela qu'à l'heure du danger, chacun oublie ses griefs et est prêt à aider son prochain. L'arme secrète d'Israël est la faculté d'être unis et de former un bloc solide capable de s'opposer à l'ennemi.</text:span></text:p>
        <text:p text:style-name="P597"><text:span text:style-name="CharStyle14">Beaucoup de soldats ont été tués pendant cette guerre et Israël fut presque vaincue. Cependant, les israéliens réussirent à retourner la situation en leur faveur et ont obligé l'ennemi à cesser ses attaques. Cette guerre fut l'une des plus dures à cause du nombre de tués et de la frayeur qu'elle a suscité au sein du peuple juif en Israël et dans la diaspora.</text:span></text:p>
      </text:section>
      <text:section text:style-name="Sect39" text:name="Section39">
        <text:h text:outline-level="5" text:style-name="P669"><text:bookmark-start text:name="bookmark175"/><text:bookmark-start text:name="bookmark176"/><text:bookmark-start text:name="bookmark177"/><text:span text:style-name="CharStyle56">שאלון לתלמיד</text:span><text:bookmark-end text:name="bookmark175"/><text:bookmark-end text:name="bookmark176"/><text:bookmark-end text:name="bookmark177"/></text:h>
        <text:p text:style-name="P599"><text:span text:style-name="CharStyle3">!).מה ראו הילדים השכם בבוקר?</text:span></text:p>
        <text:p text:style-name="P600"><text:span text:style-name="T431"><text:tab/></text:span></text:p>
        <text:p text:style-name="P601"><text:span text:style-name="T431"><text:tab/></text:span></text:p>
        <text:list text:style-name="L10" xml:id="11">
          <text:list-item>
            <text:p text:style-name="P602"><text:bookmark-start text:name="bookmark178"/><text:bookmark-end text:name="bookmark178"/><text:span text:style-name="CharStyle42">.</text:span><text:span text:style-name="CharStyle3">איפה היו החיילים?</text:span></text:p>
          </text:list-item>
        </text:list>
        <text:p text:style-name="P603"><text:span text:style-name="T431"><text:tab/></text:span></text:p>
        <text:p text:style-name="P604"><text:span text:style-name="T431"><text:tab/></text:span></text:p>
        <text:list text:style-name="L10" xml:id="11">
          <text:list-item>
            <text:p text:style-name="P605"><text:bookmark-start text:name="bookmark179"/><text:bookmark-end text:name="bookmark179"/><text:span text:style-name="CharStyle42">.</text:span><text:span text:style-name="CharStyle3">איך הגיבו האנשים?</text:span></text:p>
          </text:list-item>
        </text:list>
        <text:p text:style-name="P606"><text:span text:style-name="T431"><text:tab/></text:span></text:p>
        <text:p text:style-name="P607"><text:span text:style-name="T431"><text:tab/></text:span></text:p>
        <text:list text:style-name="L10" xml:id="11">
          <text:list-item>
            <text:p text:style-name="P608"><text:bookmark-start text:name="bookmark180"/><text:bookmark-end text:name="bookmark180"/><text:span text:style-name="CharStyle42">.</text:span><text:span text:style-name="CharStyle3">תאר את התנהגות החיילים כשידעו מה קרה?</text:span></text:p>
          </text:list-item>
        </text:list>
        <text:p text:style-name="P609"><text:span text:style-name="T431"><text:tab/></text:span></text:p>
        <text:p text:style-name="P610"><text:span text:style-name="T431"><text:tab/></text:span></text:p>
        <text:list text:style-name="L10" xml:id="11">
          <text:list-item>
            <text:p text:style-name="P611"><text:bookmark-start text:name="bookmark181"/><text:bookmark-end text:name="bookmark181"/><text:span text:style-name="CharStyle42">.</text:span><text:span text:style-name="CharStyle3">מה אמר הקריין של "קול ישראל"?</text:span></text:p>
          </text:list-item>
        </text:list>
        <text:p text:style-name="P612"><text:span text:style-name="T431"><text:tab/></text:span></text:p>
        <text:list text:style-name="L10" xml:id="11">
          <text:list-item>
            <text:p text:style-name="P613"><text:bookmark-start text:name="bookmark182"/><text:bookmark-end text:name="bookmark182"/><text:span text:style-name="CharStyle42">. </text:span><text:span text:style-name="CharStyle3">מדוע אמר את זה?</text:span></text:p>
          </text:list-item>
        </text:list>
        <text:p text:style-name="P614"><text:span text:style-name="T431"><text:tab/></text:span></text:p>
        <text:p text:style-name="P615"><text:span text:style-name="T431"><text:tab/></text:span></text:p>
        <text:list text:style-name="L10" xml:id="11">
          <text:list-item>
            <text:p text:style-name="P616"><text:bookmark-start text:name="bookmark183"/><text:bookmark-end text:name="bookmark183"/><text:span text:style-name="CharStyle42">. </text:span><text:span text:style-name="CharStyle3">מה השינוי שחל בעם ישראל בשעת מלחמה?</text:span></text:p>
          </text:list-item>
        </text:list>
        <text:p text:style-name="P617"><text:span text:style-name="T431"><text:tab/></text:span></text:p>
        <text:p text:style-name="P618"><text:span text:style-name="T431"><text:tab/></text:span></text:p>
        <text:p text:style-name="P619"><text:span text:style-name="T431"><text:tab/></text:span></text:p>
        <text:list text:style-name="L10" xml:id="11">
          <text:list-item>
            <text:p text:style-name="P620"><text:bookmark-start text:name="bookmark184"/><text:bookmark-end text:name="bookmark184"/><text:span text:style-name="CharStyle42">. </text:span><text:span text:style-name="CharStyle3">מהו הנשק הסודי של ישראל?</text:span></text:p>
          </text:list-item>
        </text:list>
        <text:p text:style-name="P621"><text:span text:style-name="T431"><text:tab/></text:span></text:p>
        <text:p text:style-name="P622"><text:span text:style-name="T431"><text:tab/></text:span></text:p>
        <text:p text:style-name="P623"><text:span text:style-name="T431"><text:tab/></text:span></text:p>
        <text:list text:style-name="L10" xml:id="11">
          <text:list-item>
            <text:p text:style-name="P624"><text:bookmark-start text:name="bookmark185"/><text:bookmark-end text:name="bookmark185"/><text:span text:style-name="CharStyle42">. </text:span><text:span text:style-name="CharStyle3">למה משמשת ההזעקה?</text:span></text:p>
          </text:list-item>
        </text:list>
        <text:p text:style-name="P625"><text:span text:style-name="T431"><text:tab/></text:span></text:p>
        <text:p text:style-name="P626"><text:span text:style-name="T431"><text:tab/></text:span></text:p>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xmlns:xlink="http://www.w3.org/1999/xlink">
  <office:font-face-decls>
    <style:font-face style:name="Microsoft Sans Serif" svg:font-family="'Microsoft Sans Serif'"/>
    <style:font-face style:name="Sylfaen" svg:font-family="'Sylfaen'"/>
    <style:font-face style:name="Arial" svg:font-family="'Arial'"/>
    <style:font-face style:name="Times New Roman" svg:font-family="'Times New Roman'"/>
  </office:font-face-decls>
  <office:styles>
    <style:style style:family="text" style:name="DefaultFontStyle">
      <style:text-properties fo:language="he" style:language-asian="he" style:language-complex="he" fo:country="IL" style:country-asian="IL" style:country-complex="IL" fo:font-size="12.pt" style:font-size-asian="12.pt" style:font-size-complex="12.pt" style:font-name="Microsoft Sans Serif" style:font-name-asian="Microsoft Sans Serif" style:font-name-complex="Microsoft Sans Serif" style:text-scale="100.%" fo:letter-spacing="0.000cm" fo:color="#000000" style:text-position="0.%"/>
    </style:style>
    <style:style style:family="text" style:name="CharStyle3" style:display-name="CharStyle3"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text" style:name="CharStyle5" style:display-name="CharStyle5"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text" style:name="CharStyle6" style:display-name="CharStyle6" style:parent-style-name="CharStyle5">
      <style:text-properties fo:language="he" style:language-asian="he" style:language-complex="he" fo:country="IL" style:country-asian="IL" style:country-complex="IL" fo:font-weight="bold" style:font-weight-asian="bold" style:font-weight-complex="bold" style:text-underline-style="solid" fo:font-size="20.pt" style:font-size-asian="20.pt" style:font-size-complex="20.pt" style:font-name="Arial" style:font-name-asian="Arial" style:font-name-complex="Arial" style:text-scale="100.%" fo:letter-spacing="0.000cm" fo:color="#FF0000" style:text-position="0.%"/>
    </style:style>
    <style:style style:family="text" style:name="CharStyle8" style:display-name="CharStyle8" style:parent-style-name="DefaultFontStyle">
      <style:text-properties fo:font-weight="normal" style:font-weight-asian="normal" style:font-weight-complex="normal" fo:font-style="normal" style:font-style-asian="normal" style:font-style-complex="normal" style:text-underline-style="none" style:text-line-through-style="none" style:font-name="Arial" style:font-name-asian="Arial" style:font-name-complex="Arial" fo:background-color="transparent"/>
    </style:style>
    <style:style style:family="text" style:name="CharStyle9" style:display-name="CharStyle9" style:parent-style-name="CharStyle8">
      <style:text-properties fo:language="he" style:language-asian="he" style:language-complex="he" fo:country="IL" style:country-asian="IL" style:country-complex="IL" fo:font-style="italic" style:font-style-asian="italic" style:font-style-complex="italic" fo:font-size="12.pt" style:font-size-asian="12.pt" style:font-size-complex="12.pt" style:text-scale="100.%" fo:letter-spacing="0.000cm" fo:color="#000000" style:text-position="0.%"/>
    </style:style>
    <style:style style:family="text" style:name="CharStyle10" style:display-name="CharStyle10" style:parent-style-name="CharStyle8">
      <style:text-properties fo:language="en" style:language-asian="en" style:language-complex="en" fo:country="US" style:country-asian="US" style:country-complex="US" fo:font-size="13.pt" style:font-size-asian="13.pt" style:font-size-complex="13.pt" style:font-name="Times New Roman" style:font-name-asian="Times New Roman" style:font-name-complex="Times New Roman" style:text-scale="100.%" fo:letter-spacing="0.000cm" fo:color="#000000" style:text-position="0.%"/>
    </style:style>
    <style:style style:family="text" style:name="CharStyle12" style:display-name="CharStyle12" style:parent-style-name="DefaultFontStyle">
      <style:text-properties fo:language="fr" style:language-asian="fr" style:language-complex="fr" fo:country="FR" style:country-asian="FR" style:country-complex="FR" fo:font-weight="normal" style:font-weight-asian="normal" style:font-weight-complex="normal" fo:font-style="normal" style:font-style-asian="normal" style:font-style-complex="normal" style:text-underline-style="solid" style:text-line-through-style="none" fo:font-size="20.pt" style:font-size-asian="20.pt" style:font-size-complex="20.pt" style:font-name="Arial" style:font-name-asian="Arial" style:font-name-complex="Arial" fo:color="#FF00FF" fo:background-color="transparent"/>
    </style:style>
    <style:style style:family="text" style:name="CharStyle14" style:display-name="CharStyle14" style:parent-style-name="DefaultFontStyle">
      <style:text-properties fo:language="fr" style:language-asian="fr" style:language-complex="fr" fo:country="FR" style:country-asian="FR" style:country-complex="FR" fo:font-weight="normal" style:font-weight-asian="normal" style:font-weight-complex="normal" fo:font-style="normal" style:font-style-asian="normal" style:font-style-complex="normal" style:text-underline-style="none" style:text-line-through-style="none" style:font-name="Arial" style:font-name-asian="Arial" style:font-name-complex="Arial" fo:background-color="transparent"/>
    </style:style>
    <style:style style:family="text" style:name="CharStyle16" style:display-name="CharStyle16" style:parent-style-name="DefaultFontStyle">
      <style:text-properties fo:font-weight="normal" style:font-weight-asian="normal" style:font-weight-complex="normal" fo:font-style="normal" style:font-style-asian="normal" style:font-style-complex="normal" style:text-underline-style="solid" style:text-line-through-style="none" fo:font-size="24.pt" style:font-size-asian="24.pt" style:font-size-complex="24.pt" style:font-name="Arial" style:font-name-asian="Arial" style:font-name-complex="Arial" fo:color="#FF0000" fo:background-color="transparent"/>
    </style:style>
    <style:style style:family="text" style:name="CharStyle17" style:display-name="CharStyle17" style:parent-style-name="CharStyle3">
      <style:text-properties fo:language="fr" style:language-asian="fr" style:language-complex="fr" fo:country="FR" style:country-asian="FR" style:country-complex="FR" fo:font-size="11.pt" style:font-size-asian="11.pt" style:font-size-complex="11.pt" style:text-scale="100.%" fo:letter-spacing="0.000cm" fo:color="#000000" style:text-position="0.%"/>
    </style:style>
    <style:style style:family="text" style:name="CharStyle18" style:display-name="CharStyle18" style:parent-style-name="CharStyle12">
      <style:text-properties style:text-scale="100.%" fo:letter-spacing="0.000cm" fo:background-color="#FFFFFF" style:text-position="0.%"/>
    </style:style>
    <style:style style:family="text" style:name="CharStyle20" style:display-name="CharStyle20" style:parent-style-name="DefaultFontStyle">
      <style:text-properties fo:font-weight="bold" style:font-weight-asian="bold" style:font-weight-complex="bold" fo:font-style="normal" style:font-style-asian="normal" style:font-style-complex="normal" style:text-underline-style="solid" style:text-line-through-style="none" fo:font-size="16.pt" style:font-size-asian="16.pt" style:font-size-complex="16.pt" style:font-name="Arial" style:font-name-asian="Arial" style:font-name-complex="Arial" fo:color="#800000" fo:background-color="transparent"/>
    </style:style>
    <style:style style:family="text" style:name="CharStyle21" style:display-name="CharStyle21" style:parent-style-name="CharStyle20">
      <style:text-properties fo:language="he" style:language-asian="he" style:language-complex="he" fo:country="IL" style:country-asian="IL" style:country-complex="IL" style:text-scale="100.%" fo:letter-spacing="0.000cm" fo:color="#FF00FF" style:text-position="0.%"/>
    </style:style>
    <style:style style:family="text" style:name="CharStyle23" style:display-name="CharStyle23" style:parent-style-name="DefaultFontStyle">
      <style:text-properties fo:font-weight="normal" style:font-weight-asian="normal" style:font-weight-complex="normal" fo:font-style="normal" style:font-style-asian="normal" style:font-style-complex="normal" style:text-underline-style="none" style:text-line-through-style="none" fo:font-size="16.pt" style:font-size-asian="16.pt" style:font-size-complex="16.pt" style:font-name="Arial" style:font-name-asian="Arial" style:font-name-complex="Arial" fo:background-color="transparent"/>
    </style:style>
    <style:style style:family="text" style:name="CharStyle24" style:display-name="CharStyle24" style:parent-style-name="CharStyle23">
      <style:text-properties fo:language="fr" style:language-asian="fr" style:language-complex="fr" fo:country="FR" style:country-asian="FR" style:country-complex="FR" fo:font-size="14.pt" style:font-size-asian="14.pt" style:font-size-complex="14.pt" style:font-name="Sylfaen" style:font-name-asian="Sylfaen" style:font-name-complex="Sylfaen" style:text-scale="100.%" fo:letter-spacing="0.000cm" fo:color="#000000" style:text-position="0.%"/>
    </style:style>
    <style:style style:family="text" style:name="CharStyle26" style:display-name="CharStyle26" style:parent-style-name="DefaultFontStyle">
      <style:text-properties fo:language="fr" style:language-asian="fr" style:language-complex="fr" fo:country="FR" style:country-asian="FR" style:country-complex="FR" fo:font-weight="normal" style:font-weight-asian="normal" style:font-weight-complex="normal" fo:font-style="normal" style:font-style-asian="normal" style:font-style-complex="normal" style:text-underline-style="none" style:text-line-through-style="none" fo:font-size="15.pt" style:font-size-asian="15.pt" style:font-size-complex="15.pt" style:font-name="Arial" style:font-name-asian="Arial" style:font-name-complex="Arial" fo:background-color="transparent"/>
    </style:style>
    <style:style style:family="text" style:name="CharStyle27" style:display-name="CharStyle27" style:parent-style-name="CharStyle14">
      <style:text-properties fo:font-size="13.pt" style:font-size-asian="13.pt" style:font-size-complex="13.pt" style:text-scale="100.%" fo:letter-spacing="0.000cm" fo:color="#000000" style:text-position="0.%"/>
    </style:style>
    <style:style style:family="text" style:name="CharStyle29" style:display-name="CharStyle29" style:parent-style-name="DefaultFontStyle">
      <style:text-properties fo:language="fr" style:language-asian="fr" style:language-complex="fr" fo:country="FR" style:country-asian="FR" style:country-complex="FR"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text" style:name="CharStyle31" style:display-name="CharStyle31" style:parent-style-name="DefaultFontStyle">
      <style:text-properties fo:font-weight="bold" style:font-weight-asian="bold" style:font-weight-complex="bold" fo:font-style="normal" style:font-style-asian="normal" style:font-style-complex="normal" style:text-underline-style="solid" style:text-line-through-style="none" fo:font-size="20.pt" style:font-size-asian="20.pt" style:font-size-complex="20.pt" style:font-name="Arial" style:font-name-asian="Arial" style:font-name-complex="Arial" fo:color="#FF0000" fo:background-color="transparent"/>
    </style:style>
    <style:style style:family="text" style:name="CharStyle32" style:display-name="CharStyle32" style:parent-style-name="CharStyle5">
      <style:text-properties fo:language="he" style:language-asian="he" style:language-complex="he" fo:country="IL" style:country-asian="IL" style:country-complex="IL" style:font-name="Arial" style:font-name-asian="Arial" style:font-name-complex="Arial" style:text-scale="100.%" fo:letter-spacing="0.000cm" fo:color="#000000" style:text-position="0.%"/>
    </style:style>
    <style:style style:family="text" style:name="CharStyle33" style:display-name="CharStyle33" style:parent-style-name="CharStyle5">
      <style:text-properties fo:language="fr" style:language-asian="fr" style:language-complex="fr" fo:country="FR" style:country-asian="FR" style:country-complex="FR" fo:font-size="11.pt" style:font-size-asian="11.pt" style:font-size-complex="11.pt" style:font-name="Arial" style:font-name-asian="Arial" style:font-name-complex="Arial" style:text-scale="100.%" fo:letter-spacing="0.000cm" fo:color="#000000" style:text-position="0.%"/>
    </style:style>
    <style:style style:family="text" style:name="CharStyle35" style:display-name="CharStyle35" style:parent-style-name="DefaultFontStyle">
      <style:text-properties fo:language="fr" style:language-asian="fr" style:language-complex="fr" fo:country="FR" style:country-asian="FR" style:country-complex="FR" fo:font-weight="bold" style:font-weight-asian="bold" style:font-weight-complex="bold" fo:font-style="normal" style:font-style-asian="normal" style:font-style-complex="normal" style:text-underline-style="solid" style:text-line-through-style="none" fo:font-size="20.pt" style:font-size-asian="20.pt" style:font-size-complex="20.pt" style:font-name="Arial" style:font-name-asian="Arial" style:font-name-complex="Arial" fo:color="#0000FF" fo:background-color="transparent"/>
    </style:style>
    <style:style style:family="text" style:name="CharStyle36" style:display-name="CharStyle36" style:parent-style-name="CharStyle35">
      <style:text-properties style:text-scale="100.%" fo:letter-spacing="0.000cm" fo:color="#FF00FF" style:text-position="0.%"/>
    </style:style>
    <style:style style:family="text" style:name="CharStyle37" style:display-name="CharStyle37" style:parent-style-name="CharStyle31">
      <style:text-properties fo:language="he" style:language-asian="he" style:language-complex="he" fo:country="IL" style:country-asian="IL" style:country-complex="IL" style:text-scale="100.%" fo:letter-spacing="0.000cm" fo:color="#FF00FF" style:text-position="0.%"/>
    </style:style>
    <style:style style:family="text" style:name="CharStyle38" style:display-name="CharStyle38" style:parent-style-name="CharStyle8">
      <style:text-properties fo:language="fr" style:language-asian="fr" style:language-complex="fr" fo:country="FR" style:country-asian="FR" style:country-complex="FR" fo:font-size="12.pt" style:font-size-asian="12.pt" style:font-size-complex="12.pt" style:font-name="Times New Roman" style:font-name-asian="Times New Roman" style:font-name-complex="Times New Roman" style:text-scale="100.%" fo:letter-spacing="0.000cm" fo:color="#000000" style:text-position="0.%"/>
    </style:style>
    <style:style style:family="text" style:name="CharStyle39" style:display-name="CharStyle39" style:parent-style-name="CharStyle20">
      <style:text-properties fo:language="he" style:language-asian="he" style:language-complex="he" fo:country="IL" style:country-asian="IL" style:country-complex="IL" style:text-scale="100.%" fo:letter-spacing="0.000cm" fo:color="#FF0000" style:text-position="0.%"/>
    </style:style>
    <style:style style:family="text" style:name="CharStyle41" style:display-name="CharStyle41" style:parent-style-name="DefaultFontStyle">
      <style:text-properties fo:font-weight="normal" style:font-weight-asian="normal" style:font-weight-complex="normal" fo:font-style="normal" style:font-style-asian="normal" style:font-style-complex="normal" style:text-underline-style="solid" style:text-line-through-style="none" fo:font-size="17.pt" style:font-size-asian="17.pt" style:font-size-complex="17.pt" style:font-name="Arial" style:font-name-asian="Arial" style:font-name-complex="Arial" fo:color="#800000" fo:background-color="transparent"/>
    </style:style>
    <style:style style:family="text" style:name="CharStyle42" style:display-name="CharStyle42" style:parent-style-name="CharStyle3">
      <style:text-properties fo:language="he" style:language-asian="he" style:language-complex="he" fo:country="IL" style:country-asian="IL" style:country-complex="IL" fo:font-size="9.5pt" style:font-size-asian="9.5pt" style:font-size-complex="9.5pt" style:text-scale="100.%" fo:letter-spacing="0.000cm" fo:color="#000000" style:text-position="0.%"/>
    </style:style>
    <style:style style:family="text" style:name="CharStyle43" style:display-name="CharStyle43" style:parent-style-name="CharStyle5">
      <style:text-properties fo:language="he" style:language-asian="he" style:language-complex="he" fo:country="IL" style:country-asian="IL" style:country-complex="IL" fo:font-weight="bold" style:font-weight-asian="bold" style:font-weight-complex="bold" fo:font-size="16.pt" style:font-size-asian="16.pt" style:font-size-complex="16.pt" style:font-name="Arial" style:font-name-asian="Arial" style:font-name-complex="Arial" style:text-scale="100.%" fo:letter-spacing="0.000cm" fo:color="#800000" style:text-position="0.%"/>
    </style:style>
    <style:style style:family="text" style:name="CharStyle44" style:display-name="CharStyle44" style:parent-style-name="CharStyle5">
      <style:text-properties fo:language="he" style:language-asian="he" style:language-complex="he" fo:country="IL" style:country-asian="IL" style:country-complex="IL" fo:font-weight="bold" style:font-weight-asian="bold" style:font-weight-complex="bold" style:text-underline-style="solid" fo:font-size="16.pt" style:font-size-asian="16.pt" style:font-size-complex="16.pt" style:font-name="Arial" style:font-name-asian="Arial" style:font-name-complex="Arial" style:text-scale="100.%" fo:letter-spacing="0.000cm" fo:color="#800000" style:text-position="0.%"/>
    </style:style>
    <style:style style:family="text" style:name="CharStyle45" style:display-name="CharStyle45" style:parent-style-name="CharStyle5">
      <style:text-properties fo:language="he" style:language-asian="he" style:language-complex="he" fo:country="IL" style:country-asian="IL" style:country-complex="IL" fo:font-size="9.pt" style:font-size-asian="9.pt" style:font-size-complex="9.pt" style:font-name="Arial" style:font-name-asian="Arial" style:font-name-complex="Arial" style:text-scale="100.%" fo:letter-spacing="0.000cm" fo:color="#000000" style:text-position="0.%"/>
    </style:style>
    <style:style style:family="text" style:name="CharStyle47" style:display-name="CharStyle47" style:parent-style-name="DefaultFontStyle">
      <style:text-properties fo:font-weight="normal" style:font-weight-asian="normal" style:font-weight-complex="normal" fo:font-style="normal" style:font-style-asian="normal" style:font-style-complex="normal" style:text-underline-style="solid" style:text-line-through-style="none" fo:font-size="14.pt" style:font-size-asian="14.pt" style:font-size-complex="14.pt" style:font-name="Arial" style:font-name-asian="Arial" style:font-name-complex="Arial" fo:color="#FF00FF" fo:background-color="transparent"/>
    </style:style>
    <style:style style:family="text" style:name="CharStyle48" style:display-name="CharStyle48" style:parent-style-name="CharStyle3">
      <style:text-properties fo:language="he" style:language-asian="he" style:language-complex="he" fo:country="IL" style:country-asian="IL" style:country-complex="IL" fo:font-style="italic" style:font-style-asian="italic" style:font-style-complex="italic" style:text-scale="100.%" fo:letter-spacing="0.000cm" fo:color="#000000" style:text-position="0.%"/>
    </style:style>
    <style:style style:family="text" style:name="CharStyle49" style:display-name="CharStyle49" style:parent-style-name="CharStyle23">
      <style:text-properties fo:language="he" style:language-asian="he" style:language-complex="he" fo:country="IL" style:country-asian="IL" style:country-complex="IL" style:text-underline-style="solid" style:text-scale="100.%" fo:letter-spacing="0.000cm" fo:color="#800000" style:text-position="0.%"/>
    </style:style>
    <style:style style:family="text" style:name="CharStyle51" style:display-name="CharStyle51"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text" style:name="CharStyle52" style:display-name="CharStyle52" style:parent-style-name="CharStyle51">
      <style:text-properties fo:language="he" style:language-asian="he" style:language-complex="he" fo:country="IL" style:country-asian="IL" style:country-complex="IL" style:text-underline-style="solid" fo:font-size="17.pt" style:font-size-asian="17.pt" style:font-size-complex="17.pt" style:text-scale="100.%" fo:letter-spacing="0.000cm" fo:color="#800000" style:text-position="0.%"/>
    </style:style>
    <style:style style:family="text" style:name="CharStyle53" style:display-name="CharStyle53" style:parent-style-name="CharStyle51">
      <style:text-properties fo:language="he" style:language-asian="he" style:language-complex="he" fo:country="IL" style:country-asian="IL" style:country-complex="IL" style:text-underline-style="solid" fo:font-size="17.pt" style:font-size-asian="17.pt" style:font-size-complex="17.pt" style:text-scale="100.%" fo:letter-spacing="0.000cm" fo:color="#0000FF" style:text-position="0.%"/>
    </style:style>
    <style:style style:family="text" style:name="CharStyle54" style:display-name="CharStyle54" style:parent-style-name="CharStyle12">
      <style:text-properties style:text-underline-style="none" style:text-scale="100.%" fo:letter-spacing="0.000cm" fo:color="#000000" style:text-position="0.%"/>
    </style:style>
    <style:style style:family="text" style:name="CharStyle55" style:display-name="CharStyle55" style:parent-style-name="CharStyle41">
      <style:text-properties fo:language="he" style:language-asian="he" style:language-complex="he" fo:country="IL" style:country-asian="IL" style:country-complex="IL" style:text-scale="100.%" fo:letter-spacing="0.000cm" fo:color="#FF00FF" style:text-position="0.%"/>
    </style:style>
    <style:style style:family="text" style:name="CharStyle56" style:display-name="CharStyle56" style:parent-style-name="CharStyle41">
      <style:text-properties fo:language="he" style:language-asian="he" style:language-complex="he" fo:country="IL" style:country-asian="IL" style:country-complex="IL" style:text-scale="100.%" fo:letter-spacing="0.000cm" fo:color="#0000FF" style:text-position="0.%"/>
    </style:style>
    <style:style style:family="text" style:name="CharStyle58" style:display-name="CharStyle58" style:parent-style-name="DefaultFontStyle">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Arial" style:font-name-asian="Arial" style:font-name-complex="Arial" fo:background-color="transparent"/>
    </style:style>
    <style:style style:family="text" style:name="CharStyle59" style:display-name="CharStyle59" style:parent-style-name="CharStyle58">
      <style:text-properties fo:language="en" style:language-asian="en" style:language-complex="en" fo:country="US" style:country-asian="US" style:country-complex="US" fo:font-size="7.5pt" style:font-size-asian="7.5pt" style:font-size-complex="7.5pt" style:font-name="Sylfaen" style:font-name-asian="Sylfaen" style:font-name-complex="Sylfaen" style:text-scale="100.%" fo:letter-spacing="0.000cm" fo:color="#000000" style:text-position="0.%"/>
    </style:style>
    <style:style style:family="text" style:name="CharStyle60" style:display-name="CharStyle60" style:parent-style-name="CharStyle41">
      <style:text-properties fo:language="he" style:language-asian="he" style:language-complex="he" fo:country="IL" style:country-asian="IL" style:country-complex="IL" style:text-scale="100.%" fo:letter-spacing="0.000cm" fo:color="#FF0000" style:text-position="0.%"/>
    </style:style>
    <style:style style:family="text" style:name="CharStyle61" style:display-name="CharStyle61" style:parent-style-name="CharStyle3">
      <style:text-properties fo:language="he" style:language-asian="he" style:language-complex="he" fo:country="IL" style:country-asian="IL" style:country-complex="IL" fo:font-size="9.pt" style:font-size-asian="9.pt" style:font-size-complex="9.pt" style:text-scale="100.%" fo:letter-spacing="0.000cm" fo:color="#000000" style:text-position="0.%"/>
    </style:style>
    <style:style style:family="text" style:name="CharStyle62" style:display-name="CharStyle62" style:parent-style-name="CharStyle3">
      <style:text-properties fo:language="en" style:language-asian="en" style:language-complex="en" fo:country="US" style:country-asian="US" style:country-complex="US" fo:font-size="7.5pt" style:font-size-asian="7.5pt" style:font-size-complex="7.5pt" style:font-name="Sylfaen" style:font-name-asian="Sylfaen" style:font-name-complex="Sylfaen" style:text-scale="100.%" fo:letter-spacing="0.000cm" fo:color="#000000" style:text-position="0.%"/>
    </style:style>
    <style:style style:family="text" style:name="CharStyle63" style:display-name="CharStyle63" style:parent-style-name="CharStyle12">
      <style:text-properties style:text-scale="100.%" fo:letter-spacing="0.000cm" fo:color="#0000FF" style:text-position="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he" style:language-asian="he" style:language-complex="he" fo:country="IL" style:country-asian="IL" style:country-complex="IL" fo:font-size="12.pt" style:font-size-asian="12.pt" style:font-size-complex="12.pt" style:font-name="Microsoft Sans Serif" style:font-name-asian="Microsoft Sans Serif" style:font-name-complex="Microsoft Sans Serif" style:text-scale="100.%" fo:letter-spacing="0.000cm" fo:color="#000000" style:text-position="0.%"/>
    </style:default-style>
    <style:style style:family="paragraph" style:name="Style2" style:display-name="Body text (2)">
      <style:paragraph-properties fo:background-color="transparent" style:writing-mode="rl-tb" fo:line-height="192.%" fo:text-indent="1.023cm" fo:text-align="righ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paragraph" style:name="Style4" style:display-name="Header or footer (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paragraph" style:name="Style7" style:display-name="Body text (3)">
      <style:paragraph-properties fo:background-color="transparent" style:writing-mode="rl-tb" fo:line-height="160.%" fo:text-indent="1.023cm" fo:text-align="right" style:page-number="auto"/>
      <style:text-properties fo:font-weight="normal" style:font-weight-asian="normal" style:font-weight-complex="normal" fo:font-style="normal" style:font-style-asian="normal" style:font-style-complex="normal" style:text-underline-style="none" style:text-line-through-style="none" style:font-name="Arial" style:font-name-asian="Arial" style:font-name-complex="Arial" fo:background-color="transparent"/>
    </style:style>
    <style:style style:family="paragraph" style:name="Style11" style:display-name="Heading #3">
      <style:paragraph-properties fo:background-color="transparent" fo:margin-bottom="0.088cm" fo:line-height="109.%" fo:text-align="center" style:page-number="auto"/>
      <style:text-properties fo:language="fr" style:language-asian="fr" style:language-complex="fr" fo:country="FR" style:country-asian="FR" style:country-complex="FR" fo:font-weight="normal" style:font-weight-asian="normal" style:font-weight-complex="normal" fo:font-style="normal" style:font-style-asian="normal" style:font-style-complex="normal" style:text-underline-style="solid" style:text-line-through-style="none" fo:font-size="20.pt" style:font-size-asian="20.pt" style:font-size-complex="20.pt" style:font-name="Arial" style:font-name-asian="Arial" style:font-name-complex="Arial" fo:color="#FF00FF" fo:background-color="transparent"/>
    </style:style>
    <style:style style:family="paragraph" style:name="Style13" style:display-name="Body text">
      <style:paragraph-properties fo:background-color="transparent" fo:line-height="160.%" fo:text-indent="0.706cm" style:page-number="auto"/>
      <style:text-properties fo:language="fr" style:language-asian="fr" style:language-complex="fr" fo:country="FR" style:country-asian="FR" style:country-complex="FR" fo:font-weight="normal" style:font-weight-asian="normal" style:font-weight-complex="normal" fo:font-style="normal" style:font-style-asian="normal" style:font-style-complex="normal" style:text-underline-style="none" style:text-line-through-style="none" style:font-name="Arial" style:font-name-asian="Arial" style:font-name-complex="Arial" fo:background-color="transparent"/>
    </style:style>
    <style:style style:family="paragraph" style:name="Style15" style:display-name="Body text (7)">
      <style:paragraph-properties fo:background-color="transparent" style:writing-mode="rl-tb" fo:margin-bottom="0.212cm" fo:text-align="center" style:page-number="auto"/>
      <style:text-properties fo:font-weight="normal" style:font-weight-asian="normal" style:font-weight-complex="normal" fo:font-style="normal" style:font-style-asian="normal" style:font-style-complex="normal" style:text-underline-style="solid" style:text-line-through-style="none" fo:font-size="24.pt" style:font-size-asian="24.pt" style:font-size-complex="24.pt" style:font-name="Arial" style:font-name-asian="Arial" style:font-name-complex="Arial" fo:color="#FF0000" fo:background-color="transparent"/>
    </style:style>
    <style:style style:family="paragraph" style:name="Style19" style:display-name="Heading #4">
      <style:paragraph-properties fo:background-color="transparent" style:writing-mode="rl-tb" fo:margin-bottom="0.723cm" fo:text-indent="1.023cm" fo:text-align="right" style:page-number="auto"/>
      <style:text-properties fo:font-weight="bold" style:font-weight-asian="bold" style:font-weight-complex="bold" fo:font-style="normal" style:font-style-asian="normal" style:font-style-complex="normal" style:text-underline-style="solid" style:text-line-through-style="none" fo:font-size="16.pt" style:font-size-asian="16.pt" style:font-size-complex="16.pt" style:font-name="Arial" style:font-name-asian="Arial" style:font-name-complex="Arial" fo:color="#800000" fo:background-color="transparent"/>
    </style:style>
    <style:style style:family="paragraph" style:name="Style22" style:display-name="Body text (6)">
      <style:paragraph-properties fo:background-color="transparent" style:writing-mode="rl-tb" fo:margin-bottom="1.270cm" fo:line-height="164.%" fo:text-indent="1.023cm" fo:text-align="right" style:page-number="auto"/>
      <style:text-properties fo:font-weight="normal" style:font-weight-asian="normal" style:font-weight-complex="normal" fo:font-style="normal" style:font-style-asian="normal" style:font-style-complex="normal" style:text-underline-style="none" style:text-line-through-style="none" fo:font-size="16.pt" style:font-size-asian="16.pt" style:font-size-complex="16.pt" style:font-name="Arial" style:font-name-asian="Arial" style:font-name-complex="Arial" fo:background-color="transparent"/>
    </style:style>
    <style:style style:family="paragraph" style:name="Style25" style:display-name="Body text (4)">
      <style:paragraph-properties fo:background-color="transparent" fo:line-height="128.%" fo:text-indent="1.023cm" style:page-number="auto"/>
      <style:text-properties fo:language="fr" style:language-asian="fr" style:language-complex="fr" fo:country="FR" style:country-asian="FR" style:country-complex="FR" fo:font-weight="normal" style:font-weight-asian="normal" style:font-weight-complex="normal" fo:font-style="normal" style:font-style-asian="normal" style:font-style-complex="normal" style:text-underline-style="none" style:text-line-through-style="none" fo:font-size="15.pt" style:font-size-asian="15.pt" style:font-size-complex="15.pt" style:font-name="Arial" style:font-name-asian="Arial" style:font-name-complex="Arial" fo:background-color="transparent"/>
    </style:style>
    <style:style style:family="paragraph" style:name="Style28" style:display-name="Body text (5)">
      <style:paragraph-properties fo:background-color="transparent" fo:margin-bottom="0.423cm" style:page-number="auto"/>
      <style:text-properties fo:language="fr" style:language-asian="fr" style:language-complex="fr" fo:country="FR" style:country-asian="FR" style:country-complex="FR"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paragraph" style:name="Style30" style:display-name="Heading #1">
      <style:paragraph-properties fo:background-color="transparent" style:writing-mode="rl-tb" fo:margin-bottom="0.917cm" fo:text-indent="0.529cm" fo:text-align="right" style:page-number="auto"/>
      <style:text-properties fo:font-weight="bold" style:font-weight-asian="bold" style:font-weight-complex="bold" fo:font-style="normal" style:font-style-asian="normal" style:font-style-complex="normal" style:text-underline-style="solid" style:text-line-through-style="none" fo:font-size="20.pt" style:font-size-asian="20.pt" style:font-size-complex="20.pt" style:font-name="Arial" style:font-name-asian="Arial" style:font-name-complex="Arial" fo:color="#FF0000" fo:background-color="transparent"/>
    </style:style>
    <style:style style:family="paragraph" style:name="Style34" style:display-name="Heading #2">
      <style:paragraph-properties fo:background-color="transparent" fo:margin-bottom="0.564cm" fo:text-indent="0.512cm" style:page-number="auto"/>
      <style:text-properties fo:language="fr" style:language-asian="fr" style:language-complex="fr" fo:country="FR" style:country-asian="FR" style:country-complex="FR" fo:font-weight="bold" style:font-weight-asian="bold" style:font-weight-complex="bold" fo:font-style="normal" style:font-style-asian="normal" style:font-style-complex="normal" style:text-underline-style="solid" style:text-line-through-style="none" fo:font-size="20.pt" style:font-size-asian="20.pt" style:font-size-complex="20.pt" style:font-name="Arial" style:font-name-asian="Arial" style:font-name-complex="Arial" fo:color="#0000FF" fo:background-color="transparent"/>
    </style:style>
    <style:style style:family="paragraph" style:name="Style40" style:display-name="Heading #5">
      <style:paragraph-properties fo:background-color="transparent" style:writing-mode="rl-tb" fo:margin-bottom="1.058cm" fo:text-indent="1.023cm" fo:text-align="right" style:page-number="auto"/>
      <style:text-properties fo:font-weight="normal" style:font-weight-asian="normal" style:font-weight-complex="normal" fo:font-style="normal" style:font-style-asian="normal" style:font-style-complex="normal" style:text-underline-style="solid" style:text-line-through-style="none" fo:font-size="17.pt" style:font-size-asian="17.pt" style:font-size-complex="17.pt" style:font-name="Arial" style:font-name-asian="Arial" style:font-name-complex="Arial" fo:color="#800000" fo:background-color="transparent"/>
    </style:style>
    <style:style style:family="paragraph" style:name="Style46" style:display-name="Body text (8)">
      <style:paragraph-properties fo:background-color="transparent" style:writing-mode="rl-tb" fo:margin-bottom="0.159cm" fo:line-height="118.%" fo:text-indent="1.023cm" fo:text-align="right" style:page-number="auto"/>
      <style:text-properties fo:font-weight="normal" style:font-weight-asian="normal" style:font-weight-complex="normal" fo:font-style="normal" style:font-style-asian="normal" style:font-style-complex="normal" style:text-underline-style="solid" style:text-line-through-style="none" fo:font-size="14.pt" style:font-size-asian="14.pt" style:font-size-complex="14.pt" style:font-name="Arial" style:font-name-asian="Arial" style:font-name-complex="Arial" fo:color="#FF00FF" fo:background-color="transparent"/>
    </style:style>
    <style:style style:family="paragraph" style:name="Style50" style:display-name="Header or footer">
      <style:paragraph-properties fo:background-color="transparent" style:writing-mode="rl-tb" fo:text-align="righ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paragraph" style:name="Style57" style:display-name="Other">
      <style:paragraph-properties fo:background-color="transparent" style:writing-mode="rl-tb" fo:text-align="right" style:page-number="auto"/>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Arial" style:font-name-asian="Arial" style:font-name-complex="Arial" fo:background-color="transparent"/>
    </style:style>
    <style:style style:name="Frame" style:family="graphic">
      <style:graphic-properties/>
    </style:style>
    <text:notes-configuration text:note-class="footnote" text:start-numbering-at="document" style:num-format="1" text:start-value="0"/>
  </office:styles>
  <office:automatic-styles>
    <style:style style:family="text" style:name="T2" style:display-name="T2" style:parent-style-name="CharStyle6">
      <style:text-properties fo:color="#FF0000"/>
    </style:style>
    <style:style style:family="text" style:name="T190" style:display-name="T190" style:parent-style-name="CharStyle32">
      <style:text-properties fo:color="#000000"/>
    </style:style>
    <style:style style:family="text" style:name="T191" style:display-name="T191" style:parent-style-name="CharStyle33">
      <style:text-properties fo:color="#000000"/>
    </style:style>
    <style:style style:family="text" style:name="T192" style:display-name="T192" style:parent-style-name="CharStyle32">
      <style:text-properties fo:color="#000000"/>
    </style:style>
    <style:style style:family="text" style:name="T193" style:display-name="T193" style:parent-style-name="CharStyle33">
      <style:text-properties fo:color="#000000"/>
    </style:style>
    <style:style style:family="text" style:name="T194" style:display-name="T194" style:parent-style-name="CharStyle32">
      <style:text-properties fo:color="#000000"/>
    </style:style>
    <style:style style:family="text" style:name="T195" style:display-name="T195" style:parent-style-name="CharStyle32">
      <style:text-properties style:text-position="25%" fo:color="#000000"/>
    </style:style>
    <style:style style:family="text" style:name="T196" style:display-name="T196" style:parent-style-name="CharStyle32">
      <style:text-properties fo:color="#000000"/>
    </style:style>
    <style:style style:family="text" style:name="T343" style:display-name="T343" style:parent-style-name="CharStyle32">
      <style:text-properties fo:color="#000000"/>
    </style:style>
    <style:style style:family="text" style:name="T470" style:display-name="T470" style:parent-style-name="CharStyle43">
      <style:text-properties fo:color="#800000"/>
    </style:style>
    <style:style style:family="text" style:name="T471" style:display-name="T471" style:parent-style-name="CharStyle44">
      <style:text-properties fo:color="#800000"/>
    </style:style>
    <style:style style:family="text" style:name="T472" style:display-name="T472" style:parent-style-name="CharStyle43">
      <style:text-properties fo:color="#800000"/>
    </style:style>
    <style:style style:family="text" style:name="T473" style:display-name="T473" style:parent-style-name="CharStyle45">
      <style:text-properties fo:color="#000000"/>
    </style:style>
    <style:style style:family="text" style:name="T486" style:display-name="T486" style:parent-style-name="CharStyle43">
      <style:text-properties fo:color="#800000"/>
    </style:style>
    <style:style style:family="text" style:name="T487" style:display-name="T487" style:parent-style-name="CharStyle44">
      <style:text-properties fo:color="#800000"/>
    </style:style>
    <style:style style:family="text" style:name="T488" style:display-name="T488" style:parent-style-name="CharStyle43">
      <style:text-properties fo:color="#800000"/>
    </style:style>
    <style:style style:family="text" style:name="T489" style:display-name="T489" style:parent-style-name="CharStyle45">
      <style:text-properties fo:color="#000000"/>
    </style:style>
    <style:style style:family="text" style:name="T578" style:display-name="T578" style:parent-style-name="CharStyle32">
      <style:text-properties fo:color="#000000"/>
    </style:style>
    <style:style style:family="text" style:name="T603" style:display-name="T603" style:parent-style-name="CharStyle32">
      <style:text-properties fo:color="#000000"/>
    </style:style>
    <style:style style:family="text" style:name="T616" style:display-name="T616" style:parent-style-name="CharStyle32">
      <style:text-properties fo:color="#000000"/>
    </style:style>
    <style:style style:family="text" style:name="T698" style:display-name="T698" style:parent-style-name="CharStyle52">
      <style:text-properties fo:color="#800000"/>
    </style:style>
    <style:style style:family="text" style:name="T708" style:display-name="T708" style:parent-style-name="CharStyle53">
      <style:text-properties fo:color="#0000FF"/>
    </style:style>
    <style:style style:family="text" style:name="T794" style:display-name="T794" style:parent-style-name="CharStyle51">
      <style:text-properties fo:color="#000000"/>
    </style:style>
    <style:style style:family="text" style:name="T1029" style:display-name="T1029" style:parent-style-name="CharStyle53">
      <style:text-properties fo:color="#0000FF"/>
    </style:style>
    <style:style style:family="paragraph" style:name="P1" style:display-name="P1">
      <style:paragraph-properties fo:line-height="0.002cm" style:page-number="auto"/>
      <style:text-properties/>
    </style:style>
    <style:style style:family="paragraph" style:name="P2" style:display-name="P2">
      <style:paragraph-properties fo:line-height="0.002cm" style:page-number="auto"/>
      <style:text-properties/>
    </style:style>
    <style:style style:family="paragraph" style:name="P3" style:display-name="P3">
      <style:paragraph-properties fo:line-height="0.002cm" style:page-number="auto"/>
      <style:text-properties/>
    </style:style>
    <style:style style:family="paragraph" style:name="P4" style:display-name="P4">
      <style:paragraph-properties fo:line-height="0.002cm" style:page-number="auto"/>
      <style:text-properties/>
    </style:style>
    <style:style style:family="paragraph" style:name="P5" style:display-name="P5">
      <style:paragraph-properties fo:line-height="0.002cm" style:page-number="auto"/>
      <style:text-properties/>
    </style:style>
    <style:style style:family="paragraph" style:name="P6" style:display-name="P6">
      <style:paragraph-properties fo:line-height="0.002cm" style:page-number="auto"/>
      <style:text-properties/>
    </style:style>
    <style:style style:family="paragraph" style:name="P7" style:display-name="P7">
      <style:paragraph-properties fo:line-height="0.002cm" style:page-number="auto"/>
      <style:text-properties/>
    </style:style>
    <style:style style:family="paragraph" style:name="P8" style:display-name="P8">
      <style:paragraph-properties fo:line-height="0.002cm" style:page-number="auto"/>
      <style:text-properties/>
    </style:style>
    <style:style style:family="paragraph" style:name="P9" style:display-name="P9">
      <style:paragraph-properties fo:line-height="0.002cm" style:page-number="auto"/>
      <style:text-properties/>
    </style:style>
    <style:style style:family="paragraph" style:name="P10" style:display-name="P10">
      <style:paragraph-properties fo:line-height="0.002cm" style:page-number="auto"/>
      <style:text-properties/>
    </style:style>
    <style:style style:family="paragraph" style:name="P11" style:display-name="P11">
      <style:paragraph-properties fo:line-height="0.002cm" style:page-number="auto"/>
      <style:text-properties/>
    </style:style>
    <style:style style:family="paragraph" style:name="P12" style:display-name="P12">
      <style:paragraph-properties fo:line-height="0.002cm" style:page-number="auto"/>
      <style:text-properties/>
    </style:style>
    <style:style style:family="paragraph" style:name="P13" style:display-name="P13">
      <style:paragraph-properties fo:line-height="0.002cm" style:page-number="auto"/>
      <style:text-properties/>
    </style:style>
    <style:style style:family="paragraph" style:name="P14" style:display-name="P14">
      <style:paragraph-properties fo:line-height="0.002cm" style:page-number="auto"/>
      <style:text-properties/>
    </style:style>
    <style:style style:family="paragraph" style:name="P16" style:display-name="P16"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23" style:display-name="P123"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37" style:display-name="P137"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94" style:display-name="P194"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95" style:display-name="P195"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202" style:display-name="P202"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203" style:display-name="P203"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256" style:display-name="P256"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278" style:display-name="P278"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291" style:display-name="P29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363" style:display-name="P363"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370" style:display-name="P370"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434" style:display-name="P434"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588" style:display-name="P588"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629" style:display-name="P629">
      <style:paragraph-properties style:page-number="auto"/>
      <style:text-properties fo:font-size="5.0000000000000003e-002pt" style:font-size-asian="5.0000000000000003e-002pt" style:font-size-complex="5.0000000000000003e-002pt"/>
    </style:style>
    <style:style style:name="Mfr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page-layout style:name="Mpm0">
      <style:page-layout-properties fo:page-width="20.990cm" fo:page-height="29.704cm" style:print-orientation="portrait" style:num-format="1" fo:margin-left="0.000cm" fo:margin-right="0.000cm" fo:margin-top="0cm" fo:margin-bottom="0cm"/>
      <style:header-style>
        <style:header-footer-properties fo:min-height="4.844cm"/>
      </style:header-style>
      <style:footer-style>
        <style:header-footer-properties fo:min-height="3.380cm" fo:margin-top="3.380cm"/>
      </style:footer-style>
    </style:page-layout>
    <style:page-layout style:name="Mpm1">
      <style:page-layout-properties fo:page-width="20.990cm" fo:page-height="29.704cm" style:print-orientation="portrait" style:num-format="1" fo:margin-left="0.000cm" fo:margin-right="0.000cm" fo:margin-top="0cm" fo:margin-bottom="0cm"/>
      <style:header-style>
        <style:header-footer-properties fo:min-height="3.193cm"/>
      </style:header-style>
      <style:footer-style>
        <style:header-footer-properties fo:min-height="2.526cm" fo:margin-top="2.526cm"/>
      </style:footer-style>
    </style:page-layout>
    <style:page-layout style:name="Mpm2">
      <style:page-layout-properties fo:page-width="20.990cm" fo:page-height="29.704cm" style:print-orientation="portrait" style:num-format="1" fo:margin-left="0.000cm" fo:margin-right="0.000cm" fo:margin-top="0cm" fo:margin-bottom="0cm"/>
      <style:header-style>
        <style:header-footer-properties fo:min-height="2.702cm"/>
      </style:header-style>
      <style:footer-style>
        <style:header-footer-properties fo:min-height="2.459cm" fo:margin-top="2.459cm"/>
      </style:footer-style>
    </style:page-layout>
    <style:page-layout style:name="Mpm3">
      <style:page-layout-properties fo:page-width="20.990cm" fo:page-height="29.704cm" style:print-orientation="portrait" style:num-format="1" fo:margin-left="0.000cm" fo:margin-right="0.000cm" fo:margin-top="0cm" fo:margin-bottom="0cm"/>
      <style:header-style>
        <style:header-footer-properties fo:min-height="2.715cm"/>
      </style:header-style>
      <style:footer-style>
        <style:header-footer-properties fo:min-height="2.549cm" fo:margin-top="2.549cm"/>
      </style:footer-style>
    </style:page-layout>
    <style:page-layout style:name="Mpm4">
      <style:page-layout-properties fo:page-width="20.990cm" fo:page-height="29.704cm" style:print-orientation="portrait" style:num-format="1" fo:margin-left="0.000cm" fo:margin-right="0.000cm" fo:margin-top="0cm" fo:margin-bottom="0cm"/>
      <style:header-style>
        <style:header-footer-properties fo:min-height="3.461cm"/>
      </style:header-style>
      <style:footer-style>
        <style:header-footer-properties fo:min-height="2.787cm" fo:margin-top="2.787cm"/>
      </style:footer-style>
    </style:page-layout>
    <style:page-layout style:name="Mpm5">
      <style:page-layout-properties fo:page-width="20.990cm" fo:page-height="29.704cm" style:print-orientation="portrait" style:num-format="1" fo:margin-left="0.000cm" fo:margin-right="0.000cm" fo:margin-top="0cm" fo:margin-bottom="0cm"/>
      <style:header-style>
        <style:header-footer-properties fo:min-height="2.711cm"/>
      </style:header-style>
      <style:footer-style>
        <style:header-footer-properties fo:min-height="2.711cm" fo:margin-top="2.711cm"/>
      </style:footer-style>
    </style:page-layout>
    <style:page-layout style:name="Mpm6">
      <style:page-layout-properties fo:page-width="20.990cm" fo:page-height="29.704cm" style:print-orientation="portrait" style:num-format="1" fo:margin-left="0.000cm" fo:margin-right="0.000cm" fo:margin-top="0cm" fo:margin-bottom="0cm"/>
      <style:header-style>
        <style:header-footer-properties fo:min-height="4.404cm"/>
      </style:header-style>
      <style:footer-style>
        <style:header-footer-properties fo:min-height="2.020cm" fo:margin-top="2.020cm"/>
      </style:footer-style>
    </style:page-layout>
    <style:page-layout style:name="Mpm7">
      <style:page-layout-properties fo:page-width="20.990cm" fo:page-height="29.704cm" style:print-orientation="portrait" style:num-format="1" fo:margin-left="0.000cm" fo:margin-right="0.000cm" fo:margin-top="0cm" fo:margin-bottom="0cm"/>
      <style:header-style>
        <style:header-footer-properties fo:min-height="2.711cm"/>
      </style:header-style>
      <style:footer-style>
        <style:header-footer-properties fo:min-height="3.053cm" fo:margin-top="3.053cm"/>
      </style:footer-style>
    </style:page-layout>
    <style:page-layout style:name="Mpm8">
      <style:page-layout-properties fo:page-width="20.990cm" fo:page-height="29.704cm" style:print-orientation="portrait" style:num-format="1" fo:margin-left="0.000cm" fo:margin-right="0.000cm" fo:margin-top="0cm" fo:margin-bottom="0cm"/>
      <style:header-style>
        <style:header-footer-properties fo:min-height="3.166cm"/>
      </style:header-style>
      <style:footer-style>
        <style:header-footer-properties fo:min-height="4.740cm" fo:margin-top="4.740cm"/>
      </style:footer-style>
    </style:page-layout>
    <style:page-layout style:name="Mpm9">
      <style:page-layout-properties fo:page-width="20.990cm" fo:page-height="29.704cm" style:print-orientation="portrait" style:num-format="1" fo:margin-left="0.000cm" fo:margin-right="0.000cm" fo:margin-top="0cm" fo:margin-bottom="0cm"/>
      <style:header-style>
        <style:header-footer-properties fo:min-height="3.166cm"/>
      </style:header-style>
      <style:footer-style>
        <style:header-footer-properties fo:min-height="4.740cm" fo:margin-top="4.740cm"/>
      </style:footer-style>
    </style:page-layout>
    <style:page-layout style:name="Mpm10">
      <style:page-layout-properties fo:page-width="20.990cm" fo:page-height="29.704cm" style:print-orientation="portrait" style:num-format="1" fo:margin-left="0.000cm" fo:margin-right="0.000cm" fo:margin-top="0cm" fo:margin-bottom="0cm"/>
      <style:header-style>
        <style:header-footer-properties fo:min-height="2.939cm"/>
      </style:header-style>
      <style:footer-style>
        <style:header-footer-properties fo:min-height="2.773cm" fo:margin-top="2.773cm"/>
      </style:footer-style>
    </style:page-layout>
    <style:page-layout style:name="Mpm11">
      <style:page-layout-properties fo:page-width="20.990cm" fo:page-height="29.704cm" style:print-orientation="portrait" style:num-format="1" fo:margin-left="0.000cm" fo:margin-right="0.000cm" fo:margin-top="0cm" fo:margin-bottom="0cm"/>
      <style:header-style>
        <style:header-footer-properties fo:min-height="5.514cm"/>
      </style:header-style>
      <style:footer-style>
        <style:header-footer-properties fo:min-height="2.418cm" fo:margin-top="2.418cm"/>
      </style:footer-style>
    </style:page-layout>
    <style:page-layout style:name="Mpm12">
      <style:page-layout-properties fo:page-width="20.990cm" fo:page-height="29.704cm" style:print-orientation="portrait" style:num-format="1" fo:margin-left="0.000cm" fo:margin-right="0.000cm" fo:margin-top="0cm" fo:margin-bottom="0cm"/>
      <style:header-style>
        <style:header-footer-properties fo:min-height="2.593cm"/>
      </style:header-style>
      <style:footer-style>
        <style:header-footer-properties fo:min-height="2.528cm" fo:margin-top="2.528cm"/>
      </style:footer-style>
    </style:page-layout>
    <style:page-layout style:name="Mpm13">
      <style:page-layout-properties fo:page-width="20.990cm" fo:page-height="29.704cm" style:print-orientation="portrait" style:num-format="1" fo:margin-left="0.000cm" fo:margin-right="0.000cm" fo:margin-top="0cm" fo:margin-bottom="0cm"/>
      <style:header-style>
        <style:header-footer-properties fo:min-height="2.693cm"/>
      </style:header-style>
      <style:footer-style>
        <style:header-footer-properties fo:min-height="2.693cm" fo:margin-top="2.693cm"/>
      </style:footer-style>
    </style:page-layout>
    <style:page-layout style:name="Mpm14">
      <style:page-layout-properties fo:page-width="20.990cm" fo:page-height="29.704cm" style:print-orientation="portrait" style:num-format="1" fo:margin-left="0.000cm" fo:margin-right="0.000cm" fo:margin-top="0cm" fo:margin-bottom="0cm"/>
      <style:header-style>
        <style:header-footer-properties fo:min-height="3.320cm"/>
      </style:header-style>
      <style:footer-style>
        <style:header-footer-properties fo:min-height="3.320cm" fo:margin-top="3.320cm"/>
      </style:footer-style>
    </style:page-layout>
    <style:page-layout style:name="Mpm15">
      <style:page-layout-properties fo:page-width="20.990cm" fo:page-height="29.704cm" style:print-orientation="portrait" style:num-format="1" fo:margin-left="0.000cm" fo:margin-right="0.000cm" fo:margin-top="0cm" fo:margin-bottom="0cm"/>
      <style:header-style>
        <style:header-footer-properties fo:min-height="5.091cm"/>
      </style:header-style>
      <style:footer-style>
        <style:header-footer-properties fo:min-height="5.886cm" fo:margin-top="5.886cm"/>
      </style:footer-style>
    </style:page-layout>
    <style:page-layout style:name="Mpm16">
      <style:page-layout-properties fo:page-width="20.990cm" fo:page-height="29.704cm" style:print-orientation="portrait" style:num-format="1" fo:margin-left="0.000cm" fo:margin-right="0.000cm" fo:margin-top="0cm" fo:margin-bottom="0cm"/>
      <style:header-style>
        <style:header-footer-properties fo:min-height="5.091cm"/>
      </style:header-style>
      <style:footer-style>
        <style:header-footer-properties fo:min-height="5.886cm" fo:margin-top="5.886cm"/>
      </style:footer-style>
    </style:page-layout>
    <style:page-layout style:name="Mpm17">
      <style:page-layout-properties fo:page-width="20.990cm" fo:page-height="29.704cm" style:print-orientation="portrait" style:num-format="1" fo:margin-left="0.000cm" fo:margin-right="0.000cm" fo:margin-top="0cm" fo:margin-bottom="0cm"/>
      <style:header-style>
        <style:header-footer-properties fo:min-height="2.939cm"/>
      </style:header-style>
      <style:footer-style>
        <style:header-footer-properties fo:min-height="2.773cm" fo:margin-top="2.773cm"/>
      </style:footer-style>
    </style:page-layout>
    <style:page-layout style:name="Mpm18">
      <style:page-layout-properties fo:page-width="20.990cm" fo:page-height="29.704cm" style:print-orientation="portrait" style:num-format="1" fo:margin-left="0.000cm" fo:margin-right="0.000cm" fo:margin-top="0cm" fo:margin-bottom="0cm"/>
      <style:header-style>
        <style:header-footer-properties fo:min-height="3.440cm"/>
      </style:header-style>
      <style:footer-style>
        <style:header-footer-properties fo:min-height="3.440cm" fo:margin-top="3.440cm"/>
      </style:footer-style>
    </style:page-layout>
    <style:page-layout style:name="Mpm19">
      <style:page-layout-properties fo:page-width="20.990cm" fo:page-height="29.704cm" style:print-orientation="portrait" style:num-format="1" fo:margin-left="0.000cm" fo:margin-right="0.000cm" fo:margin-top="0cm" fo:margin-bottom="0cm"/>
      <style:header-style>
        <style:header-footer-properties fo:min-height="3.431cm"/>
      </style:header-style>
      <style:footer-style>
        <style:header-footer-properties fo:min-height="2.528cm" fo:margin-top="2.528cm"/>
      </style:footer-style>
    </style:page-layout>
    <style:page-layout style:name="Mpm20">
      <style:page-layout-properties fo:page-width="20.990cm" fo:page-height="29.704cm" style:print-orientation="portrait" style:num-format="1" fo:margin-left="0.000cm" fo:margin-right="0.000cm" fo:margin-top="0cm" fo:margin-bottom="0cm"/>
      <style:header-style>
        <style:header-footer-properties fo:min-height="2.693cm"/>
      </style:header-style>
      <style:footer-style>
        <style:header-footer-properties fo:min-height="2.693cm" fo:margin-top="2.693cm"/>
      </style:footer-style>
    </style:page-layout>
    <style:page-layout style:name="Mpm21">
      <style:page-layout-properties fo:page-width="20.990cm" fo:page-height="29.704cm" style:print-orientation="portrait" style:num-format="1" fo:margin-left="0.000cm" fo:margin-right="0.000cm" fo:margin-top="0cm" fo:margin-bottom="0cm"/>
      <style:header-style>
        <style:header-footer-properties fo:min-height="3.353cm"/>
      </style:header-style>
      <style:footer-style>
        <style:header-footer-properties fo:min-height="3.565cm" fo:margin-top="3.565cm"/>
      </style:footer-style>
    </style:page-layout>
    <style:page-layout style:name="Mpm22">
      <style:page-layout-properties fo:page-width="20.990cm" fo:page-height="29.704cm" style:print-orientation="portrait" style:num-format="1" fo:margin-left="0.000cm" fo:margin-right="0.000cm" fo:margin-top="0cm" fo:margin-bottom="0cm"/>
      <style:header-style>
        <style:header-footer-properties fo:min-height="3.353cm"/>
      </style:header-style>
      <style:footer-style>
        <style:header-footer-properties fo:min-height="3.565cm" fo:margin-top="3.565cm"/>
      </style:footer-style>
    </style:page-layout>
    <style:page-layout style:name="Mpm23">
      <style:page-layout-properties fo:page-width="20.990cm" fo:page-height="29.704cm" style:print-orientation="portrait" style:num-format="1" fo:margin-left="0.000cm" fo:margin-right="0.000cm" fo:margin-top="0cm" fo:margin-bottom="0cm"/>
      <style:header-style>
        <style:header-footer-properties fo:min-height="3.353cm"/>
      </style:header-style>
      <style:footer-style>
        <style:header-footer-properties fo:min-height="3.565cm" fo:margin-top="3.565cm"/>
      </style:footer-style>
    </style:page-layout>
    <style:page-layout style:name="Mpm24">
      <style:page-layout-properties fo:page-width="20.990cm" fo:page-height="29.704cm" style:print-orientation="portrait" style:num-format="1" fo:margin-left="0.000cm" fo:margin-right="0.000cm" fo:margin-top="0cm" fo:margin-bottom="0cm"/>
      <style:header-style>
        <style:header-footer-properties fo:min-height="3.053cm"/>
      </style:header-style>
      <style:footer-style>
        <style:header-footer-properties fo:min-height="3.928cm" fo:margin-top="3.928cm"/>
      </style:footer-style>
    </style:page-layout>
    <style:page-layout style:name="Mpm25">
      <style:page-layout-properties fo:page-width="20.990cm" fo:page-height="29.704cm" style:print-orientation="portrait" style:num-format="1" fo:margin-left="0.000cm" fo:margin-right="0.000cm" fo:margin-top="0cm" fo:margin-bottom="0cm"/>
      <style:header-style>
        <style:header-footer-properties fo:min-height="3.053cm"/>
      </style:header-style>
      <style:footer-style>
        <style:header-footer-properties fo:min-height="3.928cm" fo:margin-top="3.928cm"/>
      </style:footer-style>
    </style:page-layout>
    <style:page-layout style:name="Mpm26">
      <style:page-layout-properties fo:page-width="20.990cm" fo:page-height="29.704cm" style:print-orientation="portrait" style:num-format="1" fo:margin-left="0.000cm" fo:margin-right="0.000cm" fo:margin-top="0cm" fo:margin-bottom="0cm"/>
      <style:header-style>
        <style:header-footer-properties fo:min-height="2.939cm"/>
      </style:header-style>
      <style:footer-style>
        <style:header-footer-properties fo:min-height="2.773cm" fo:margin-top="2.773cm"/>
      </style:footer-style>
    </style:page-layout>
    <style:page-layout style:name="Mpm27">
      <style:page-layout-properties fo:page-width="20.990cm" fo:page-height="29.704cm" style:print-orientation="portrait" style:num-format="1" fo:margin-left="0.000cm" fo:margin-right="0.000cm" fo:margin-top="0cm" fo:margin-bottom="0cm"/>
      <style:header-style>
        <style:header-footer-properties fo:min-height="5.166cm"/>
      </style:header-style>
      <style:footer-style>
        <style:header-footer-properties fo:min-height="4.362cm" fo:margin-top="4.362cm"/>
      </style:footer-style>
    </style:page-layout>
    <style:page-layout style:name="Mpm28">
      <style:page-layout-properties fo:page-width="20.990cm" fo:page-height="29.704cm" style:print-orientation="portrait" style:num-format="1" fo:margin-left="0.000cm" fo:margin-right="0.000cm" fo:margin-top="0cm" fo:margin-bottom="0cm"/>
      <style:header-style>
        <style:header-footer-properties fo:min-height="5.944cm"/>
      </style:header-style>
      <style:footer-style>
        <style:header-footer-properties fo:min-height="4.396cm" fo:margin-top="4.396cm"/>
      </style:footer-style>
    </style:page-layout>
    <style:page-layout style:name="Mpm29">
      <style:page-layout-properties fo:page-width="20.990cm" fo:page-height="29.704cm" style:print-orientation="portrait" style:num-format="1" fo:margin-left="0.000cm" fo:margin-right="0.000cm" fo:margin-top="0cm" fo:margin-bottom="0cm"/>
      <style:header-style>
        <style:header-footer-properties fo:min-height="3.963cm"/>
      </style:header-style>
      <style:footer-style>
        <style:header-footer-properties fo:min-height="2.528cm" fo:margin-top="2.528cm"/>
      </style:footer-style>
    </style:page-layout>
    <style:page-layout style:name="Mpm30">
      <style:page-layout-properties fo:page-width="20.990cm" fo:page-height="29.704cm" style:print-orientation="portrait" style:num-format="1" fo:margin-left="0.000cm" fo:margin-right="0.000cm" fo:margin-top="0cm" fo:margin-bottom="0cm"/>
      <style:header-style>
        <style:header-footer-properties fo:min-height="2.693cm"/>
      </style:header-style>
      <style:footer-style>
        <style:header-footer-properties fo:min-height="2.764cm" fo:margin-top="2.764cm"/>
      </style:footer-style>
    </style:page-layout>
    <style:page-layout style:name="Mpm31">
      <style:page-layout-properties fo:page-width="20.990cm" fo:page-height="29.704cm" style:print-orientation="portrait" style:num-format="1" fo:margin-left="0.000cm" fo:margin-right="0.000cm" fo:margin-top="0cm" fo:margin-bottom="0cm"/>
      <style:header-style>
        <style:header-footer-properties fo:min-height="3.328cm"/>
      </style:header-style>
      <style:footer-style>
        <style:header-footer-properties fo:min-height="2.459cm" fo:margin-top="2.459cm"/>
      </style:footer-style>
    </style:page-layout>
    <style:page-layout style:name="Mpm32">
      <style:page-layout-properties fo:page-width="20.990cm" fo:page-height="29.704cm" style:print-orientation="portrait" style:num-format="1" fo:margin-left="0.000cm" fo:margin-right="0.000cm" fo:margin-top="0cm" fo:margin-bottom="0cm"/>
      <style:header-style>
        <style:header-footer-properties fo:min-height="2.753cm"/>
      </style:header-style>
      <style:footer-style>
        <style:header-footer-properties fo:min-height="9.848cm" fo:margin-top="9.848cm"/>
      </style:footer-style>
    </style:page-layout>
    <style:page-layout style:name="Mpm33">
      <style:page-layout-properties fo:page-width="20.990cm" fo:page-height="29.704cm" style:print-orientation="portrait" style:num-format="1" fo:margin-left="0.000cm" fo:margin-right="0.000cm" fo:margin-top="0cm" fo:margin-bottom="0cm"/>
      <style:header-style>
        <style:header-footer-properties fo:min-height="3.041cm"/>
      </style:header-style>
      <style:footer-style>
        <style:header-footer-properties fo:min-height="2.731cm" fo:margin-top="2.731cm"/>
      </style:footer-style>
    </style:page-layout>
    <style:page-layout style:name="Mpm34">
      <style:page-layout-properties fo:page-width="20.990cm" fo:page-height="29.704cm" style:print-orientation="portrait" style:num-format="1" fo:margin-left="0.000cm" fo:margin-right="0.000cm" fo:margin-top="0cm" fo:margin-bottom="0cm"/>
      <style:header-style>
        <style:header-footer-properties fo:min-height="2.693cm"/>
      </style:header-style>
      <style:footer-style>
        <style:header-footer-properties fo:min-height="2.485cm" fo:margin-top="2.485cm"/>
      </style:footer-style>
    </style:page-layout>
    <style:page-layout style:name="Mpm35">
      <style:page-layout-properties fo:page-width="20.990cm" fo:page-height="29.704cm" style:print-orientation="portrait" style:num-format="1" fo:margin-left="0.000cm" fo:margin-right="0.000cm" fo:margin-top="0cm" fo:margin-bottom="0cm"/>
      <style:header-style>
        <style:header-footer-properties fo:min-height="2.905cm"/>
      </style:header-style>
      <style:footer-style>
        <style:header-footer-properties fo:min-height="2.011cm" fo:margin-top="2.011cm"/>
      </style:footer-style>
    </style:page-layout>
    <style:page-layout style:name="Mpm36">
      <style:page-layout-properties fo:page-width="20.990cm" fo:page-height="29.704cm" style:print-orientation="portrait" style:num-format="1" fo:margin-left="0.000cm" fo:margin-right="0.000cm" fo:margin-top="0cm" fo:margin-bottom="0cm"/>
      <style:header-style>
        <style:header-footer-properties fo:min-height="2.947cm"/>
      </style:header-style>
      <style:footer-style>
        <style:header-footer-properties fo:min-height="2.401cm" fo:margin-top="2.401cm"/>
      </style:footer-style>
    </style:page-layout>
    <style:page-layout style:name="Mpm37">
      <style:page-layout-properties fo:page-width="20.990cm" fo:page-height="29.704cm" style:print-orientation="portrait" style:num-format="1" fo:margin-left="0.000cm" fo:margin-right="0.000cm" fo:margin-top="0cm" fo:margin-bottom="0cm"/>
      <style:header-style>
        <style:header-footer-properties fo:min-height="2.693cm"/>
      </style:header-style>
      <style:footer-style>
        <style:header-footer-properties fo:min-height="2.401cm" fo:margin-top="2.401cm"/>
      </style:footer-style>
    </style:page-layout>
    <style:page-layout style:name="Mpm38">
      <style:page-layout-properties fo:page-width="20.990cm" fo:page-height="29.704cm" style:print-orientation="portrait" style:num-format="1" fo:margin-left="0.000cm" fo:margin-right="0.000cm" fo:margin-top="0cm" fo:margin-bottom="0cm"/>
      <style:header-style>
        <style:header-footer-properties fo:min-height="2.551cm"/>
      </style:header-style>
      <style:footer-style>
        <style:header-footer-properties fo:min-height="2.452cm" fo:margin-top="2.452cm"/>
      </style:footer-style>
    </style:page-layout>
    <style:page-layout style:name="Mpm39">
      <style:page-layout-properties fo:page-width="20.990cm" fo:page-height="29.704cm" style:print-orientation="portrait" style:num-format="1" fo:margin-left="0.000cm" fo:margin-right="0.000cm" fo:margin-top="0cm" fo:margin-bottom="0cm"/>
      <style:header-style>
        <style:header-footer-properties fo:min-height="2.415cm"/>
      </style:header-style>
      <style:footer-style>
        <style:header-footer-properties fo:min-height="2.528cm" fo:margin-top="2.528cm"/>
      </style:footer-style>
    </style:page-layout>
    <style:page-layout style:name="Mpm40">
      <style:page-layout-properties fo:page-width="20.990cm" fo:page-height="29.704cm" style:print-orientation="portrait" style:num-format="1" fo:margin-left="0.000cm" fo:margin-right="0.000cm" fo:margin-top="0cm" fo:margin-bottom="0cm"/>
      <style:header-style>
        <style:header-footer-properties fo:min-height="3.328cm"/>
      </style:header-style>
      <style:footer-style>
        <style:header-footer-properties fo:min-height="3.328cm" fo:margin-top="3.328cm"/>
      </style:footer-style>
    </style:page-layout>
    <style:page-layout style:name="Mpm41">
      <style:page-layout-properties fo:page-width="20.990cm" fo:page-height="29.704cm" style:print-orientation="portrait" style:num-format="1" fo:margin-left="0.000cm" fo:margin-right="0.000cm" fo:margin-top="0cm" fo:margin-bottom="0cm"/>
      <style:header-style>
        <style:header-footer-properties fo:min-height="5.276cm"/>
      </style:header-style>
      <style:footer-style>
        <style:header-footer-properties fo:min-height="2.134cm" fo:margin-top="2.134cm"/>
      </style:footer-style>
    </style:page-layout>
    <style:page-layout style:name="Mpm42">
      <style:page-layout-properties fo:page-width="20.990cm" fo:page-height="29.704cm" style:print-orientation="portrait" style:num-format="1" fo:margin-left="0.000cm" fo:margin-right="0.000cm" fo:margin-top="0cm" fo:margin-bottom="0cm"/>
      <style:header-style>
        <style:header-footer-properties fo:min-height="2.905cm"/>
      </style:header-style>
      <style:footer-style>
        <style:header-footer-properties fo:min-height="2.905cm" fo:margin-top="2.905cm"/>
      </style:footer-style>
    </style:page-layout>
    <style:page-layout style:name="Mpm43">
      <style:page-layout-properties fo:page-width="20.990cm" fo:page-height="29.704cm" style:print-orientation="portrait" style:num-format="1" fo:margin-left="0.000cm" fo:margin-right="0.000cm" fo:margin-top="0cm" fo:margin-bottom="0cm"/>
      <style:header-style>
        <style:header-footer-properties fo:min-height="3.320cm"/>
      </style:header-style>
      <style:footer-style>
        <style:header-footer-properties fo:min-height="2.764cm" fo:margin-top="2.764cm"/>
      </style:footer-style>
    </style:page-layout>
  </office:automatic-styles>
  <office:master-styles>
    <style:master-page style:name="PageStyle0" style:page-layout-name="Mpm0">
      <style:header>
        <text:p text:style-name="P1"><draw:frame draw:style-name="Mfr1" svg:x="7.883cm" svg:y="2.990cm" text:anchor-type="paragraph"><draw:text-box fo:min-width="5.182cm" fo:min-height="0.780cm"><text:p text:style-name="P16"><text:span text:style-name="CharStyle6">אם לא למעלה מזה</text:span></text:p></draw:text-box></draw:frame></text:p>
      </style:header>
      <style:footer>
        <text:p text:style-name="P629"/>
      </style:footer>
    </style:master-page>
    <style:master-page style:name="PageStyle1" style:page-layout-name="Mpm1">
      <style:header>
        <text:p text:style-name="P629"/>
      </style:header>
      <style:footer>
        <text:p text:style-name="P629"/>
      </style:footer>
    </style:master-page>
    <style:master-page style:name="PageStyle2" style:page-layout-name="Mpm2">
      <style:header>
        <text:p text:style-name="P629"/>
      </style:header>
      <style:footer>
        <text:p text:style-name="P629"/>
      </style:footer>
    </style:master-page>
    <style:master-page style:name="PageStyle3" style:page-layout-name="Mpm3">
      <style:header>
        <text:p text:style-name="P629"/>
      </style:header>
      <style:footer>
        <text:p text:style-name="P629"/>
      </style:footer>
    </style:master-page>
    <style:master-page style:name="PageStyle4" style:page-layout-name="Mpm4">
      <style:header>
        <text:p text:style-name="P629"/>
      </style:header>
      <style:footer>
        <text:p text:style-name="P629"/>
      </style:footer>
    </style:master-page>
    <style:master-page style:name="PageStyle5" style:page-layout-name="Mpm5">
      <style:header>
        <text:p text:style-name="P629"/>
      </style:header>
      <style:footer>
        <text:p text:style-name="P629"/>
      </style:footer>
    </style:master-page>
    <style:master-page style:name="PageStyle6" style:page-layout-name="Mpm6">
      <style:header>
        <text:p text:style-name="P629"/>
      </style:header>
      <style:footer>
        <text:p text:style-name="P629"/>
      </style:footer>
    </style:master-page>
    <style:master-page style:name="PageStyle7" style:page-layout-name="Mpm7">
      <style:header>
        <text:p text:style-name="P629"/>
      </style:header>
      <style:footer>
        <text:p text:style-name="P629"/>
      </style:footer>
    </style:master-page>
    <style:master-page style:name="PageStyle8" style:page-layout-name="Mpm8">
      <style:header>
        <text:p text:style-name="P629"/>
      </style:header>
      <style:footer>
        <text:p text:style-name="P3"><draw:frame draw:style-name="Mfr3" svg:x="6.927cm" svg:y="25.141cm" text:anchor-type="paragraph"><draw:text-box fo:min-width="9.846cm" fo:min-height="0.466cm"><text:p text:style-name="P137"><text:span text:style-name="CharStyle32">בתולדות עמנו יש אזר שמו של בנץ יחדה כמחייה הלשוץ העברית.</text:span></text:p></draw:text-box></draw:frame></text:p>
      </style:footer>
    </style:master-page>
    <style:master-page style:name="PageStyle9" style:page-layout-name="Mpm9" style:next-style-name="PageStyle8">
      <style:header>
        <text:p text:style-name="P629"/>
      </style:header>
      <style:footer>
        <text:p text:style-name="P2"><draw:frame draw:style-name="Mfr2" svg:x="6.791cm" svg:y="25.374cm" text:anchor-type="paragraph"><draw:text-box fo:min-width="9.966cm" fo:min-height="0.457cm"><text:p text:style-name="P123"><text:span text:style-name="CharStyle32">בתולדות עמנו יי</text:span><text:span text:style-name="CharStyle33">a</text:span><text:span text:style-name="CharStyle32">אר </text:span><text:span text:style-name="CharStyle33">a ^a</text:span><text:span text:style-name="CharStyle32">ל בץ יהודה כמחייה הל^</text:span><text:span text:style-name="T195">,</text:span><text:span text:style-name="CharStyle32"><text:s text:c="1"/>העברית.</text:span></text:p></draw:text-box></draw:frame></text:p>
      </style:footer>
    </style:master-page>
    <style:master-page style:name="PageStyle10" style:page-layout-name="Mpm10">
      <style:header>
        <text:p text:style-name="P629"/>
      </style:header>
      <style:footer>
        <text:p text:style-name="P629"/>
      </style:footer>
    </style:master-page>
    <style:master-page style:name="PageStyle11" style:page-layout-name="Mpm11">
      <style:header>
        <text:p text:style-name="P629"/>
      </style:header>
      <style:footer>
        <text:p text:style-name="P629"/>
      </style:footer>
    </style:master-page>
    <style:master-page style:name="PageStyle12" style:page-layout-name="Mpm12">
      <style:header>
        <text:p text:style-name="P629"/>
      </style:header>
      <style:footer>
        <text:p text:style-name="P629"/>
      </style:footer>
    </style:master-page>
    <style:master-page style:name="PageStyle13" style:page-layout-name="Mpm13">
      <style:header>
        <text:p text:style-name="P629"/>
      </style:header>
      <style:footer>
        <text:p text:style-name="P629"/>
      </style:footer>
    </style:master-page>
    <style:master-page style:name="PageStyle14" style:page-layout-name="Mpm14">
      <style:header>
        <text:p text:style-name="P629"/>
      </style:header>
      <style:footer>
        <text:p text:style-name="P629"/>
      </style:footer>
    </style:master-page>
    <style:master-page style:name="PageStyle15" style:page-layout-name="Mpm15">
      <style:header>
        <text:p text:style-name="P6"><draw:frame draw:style-name="Mfr6" svg:x="8.470cm" svg:y="3.388cm" text:anchor-type="paragraph"><draw:text-box fo:min-width="3.014cm" fo:min-height="0.526cm"><text:p text:style-name="P202"><text:span text:style-name="CharStyle43">הגשמתי</text:span><text:span text:style-name="CharStyle44"><text:s text:c="1"/></text:span><text:span text:style-name="CharStyle43">חלום</text:span></text:p></draw:text-box></draw:frame></text:p>
      </style:header>
      <style:footer>
        <text:p text:style-name="P7"><draw:frame draw:style-name="Mfr7" svg:x="4.634cm" svg:y="24.656cm" text:anchor-type="paragraph"><draw:text-box fo:min-width="6.332cm" fo:min-height="0.229cm"><text:p text:style-name="P203"><text:span text:style-name="CharStyle45">מאת רמי חזות, כתב "ידיעות אחרונות", אייר תשס״א</text:span></text:p></draw:text-box></draw:frame></text:p>
      </style:footer>
    </style:master-page>
    <style:master-page style:name="PageStyle16" style:page-layout-name="Mpm16" style:next-style-name="PageStyle15">
      <style:header>
        <text:p text:style-name="P4"><draw:frame draw:style-name="Mfr4" svg:x="13.757cm" svg:y="3.388cm" text:anchor-type="paragraph"><draw:text-box fo:min-width="3.014cm" fo:min-height="0.526cm"><text:p text:style-name="P194"><text:span text:style-name="CharStyle43">הגשמתי</text:span><text:span text:style-name="CharStyle44"><text:s text:c="1"/></text:span><text:span text:style-name="CharStyle43">חלום</text:span></text:p></draw:text-box></draw:frame></text:p>
      </style:header>
      <style:footer>
        <text:p text:style-name="P5"><draw:frame draw:style-name="Mfr5" svg:x="4.630cm" svg:y="24.656cm" text:anchor-type="paragraph"><draw:text-box fo:min-width="6.332cm" fo:min-height="0.229cm"><text:p text:style-name="P195"><text:span text:style-name="CharStyle45">מאת רמי חזות, כתב "ידיעות אחרונות", אייר תשס״א</text:span></text:p></draw:text-box></draw:frame></text:p>
      </style:footer>
    </style:master-page>
    <style:master-page style:name="PageStyle17" style:page-layout-name="Mpm17">
      <style:header>
        <text:p text:style-name="P629"/>
      </style:header>
      <style:footer>
        <text:p text:style-name="P629"/>
      </style:footer>
    </style:master-page>
    <style:master-page style:name="PageStyle18" style:page-layout-name="Mpm18">
      <style:header>
        <text:p text:style-name="P629"/>
      </style:header>
      <style:footer>
        <text:p text:style-name="P629"/>
      </style:footer>
    </style:master-page>
    <style:master-page style:name="PageStyle19" style:page-layout-name="Mpm19">
      <style:header>
        <text:p text:style-name="P629"/>
      </style:header>
      <style:footer>
        <text:p text:style-name="P629"/>
      </style:footer>
    </style:master-page>
    <style:master-page style:name="PageStyle20" style:page-layout-name="Mpm20">
      <style:header>
        <text:p text:style-name="P629"/>
      </style:header>
      <style:footer>
        <text:p text:style-name="P629"/>
      </style:footer>
    </style:master-page>
    <style:master-page style:name="PageStyle21" style:page-layout-name="Mpm21">
      <style:header>
        <text:p text:style-name="P629"/>
      </style:header>
      <style:footer>
        <text:p text:style-name="P629"/>
      </style:footer>
    </style:master-page>
    <style:master-page style:name="PageStyle22" style:page-layout-name="Mpm22">
      <style:header>
        <text:p text:style-name="P9"><draw:frame draw:style-name="Mfr9" svg:x="15.459cm" svg:y="2.856cm" text:anchor-type="paragraph"><draw:text-box fo:min-width="1.346cm" fo:min-height="0.321cm"><text:p text:style-name="P278"><text:span text:style-name="CharStyle32">-בקיבוץ.</text:span></text:p></draw:text-box></draw:frame></text:p>
      </style:header>
      <style:footer>
        <text:p text:style-name="P629"/>
      </style:footer>
    </style:master-page>
    <style:master-page style:name="PageStyle23" style:page-layout-name="Mpm23" style:next-style-name="PageStyle22">
      <style:header>
        <text:p text:style-name="P629"/>
      </style:header>
      <style:footer>
        <text:p text:style-name="P8"><draw:frame draw:style-name="Mfr8" svg:x="14.757cm" svg:y="26.213cm" text:anchor-type="paragraph"><draw:text-box fo:min-width="2.050cm" fo:min-height="0.321cm"><text:p text:style-name="P256"><text:span text:style-name="CharStyle32">-איפה? חקרה.</text:span></text:p></draw:text-box></draw:frame></text:p>
      </style:footer>
    </style:master-page>
    <style:master-page style:name="PageStyle24" style:page-layout-name="Mpm24">
      <style:header>
        <text:p text:style-name="P629"/>
      </style:header>
      <style:footer>
        <text:p text:style-name="P629"/>
      </style:footer>
    </style:master-page>
    <style:master-page style:name="PageStyle25" style:page-layout-name="Mpm25" style:next-style-name="PageStyle24">
      <style:header>
        <text:p text:style-name="P629"/>
      </style:header>
      <style:footer>
        <text:p text:style-name="P10"><draw:frame draw:style-name="Mfr10" svg:x="14.741cm" svg:y="25.913cm" text:anchor-type="paragraph"><draw:text-box fo:min-width="2.050cm" fo:min-height="0.330cm"><text:p text:style-name="P291"><text:span text:style-name="CharStyle32">-איפה? וזקרה.</text:span></text:p></draw:text-box></draw:frame></text:p>
      </style:footer>
    </style:master-page>
    <style:master-page style:name="PageStyle26" style:page-layout-name="Mpm26">
      <style:header>
        <text:p text:style-name="P629"/>
      </style:header>
      <style:footer>
        <text:p text:style-name="P629"/>
      </style:footer>
    </style:master-page>
    <style:master-page style:name="PageStyle27" style:page-layout-name="Mpm27">
      <style:header>
        <text:p text:style-name="P11"><draw:frame draw:style-name="Mfr11" svg:x="13.513cm" svg:y="3.524cm" text:anchor-type="paragraph"><draw:text-box fo:min-width="3.260cm" fo:min-height="0.499cm"><text:p text:style-name="P363"><text:span text:style-name="CharStyle52">סיכום הטקסט</text:span></text:p></draw:text-box></draw:frame></text:p>
      </style:header>
      <style:footer>
        <text:p text:style-name="P629"/>
      </style:footer>
    </style:master-page>
    <style:master-page style:name="PageStyle28" style:page-layout-name="Mpm28">
      <style:header>
        <text:p text:style-name="P12"><draw:frame draw:style-name="Mfr12" svg:x="13.497cm" svg:y="4.311cm" text:anchor-type="paragraph"><draw:text-box fo:min-width="3.242cm" fo:min-height="0.483cm"><text:p text:style-name="P370"><text:span text:style-name="CharStyle53">ביאור הטקסט</text:span></text:p></draw:text-box></draw:frame></text:p>
      </style:header>
      <style:footer>
        <text:p text:style-name="P629"/>
      </style:footer>
    </style:master-page>
    <style:master-page style:name="PageStyle29" style:page-layout-name="Mpm29">
      <style:header>
        <text:p text:style-name="P629"/>
      </style:header>
      <style:footer>
        <text:p text:style-name="P629"/>
      </style:footer>
    </style:master-page>
    <style:master-page style:name="PageStyle30" style:page-layout-name="Mpm30">
      <style:header>
        <text:p text:style-name="P629"/>
      </style:header>
      <style:footer>
        <text:p text:style-name="P629"/>
      </style:footer>
    </style:master-page>
    <style:master-page style:name="PageStyle31" style:page-layout-name="Mpm31">
      <style:header>
        <text:p text:style-name="P629"/>
      </style:header>
      <style:footer>
        <text:p text:style-name="P629"/>
      </style:footer>
    </style:master-page>
    <style:master-page style:name="PageStyle32" style:page-layout-name="Mpm32">
      <style:header>
        <text:p text:style-name="P629"/>
      </style:header>
      <style:footer>
        <text:p text:style-name="P13"><draw:frame draw:style-name="Mfr13" svg:x="4.099cm" svg:y="19.856cm" text:anchor-type="paragraph"><draw:text-box fo:min-width="5.570cm" fo:min-height="0.448cm"><text:p text:style-name="P434"><text:span text:style-name="CharStyle51">(על-פי "קורות כיתה אחת", ב. טנא)</text:span></text:p></draw:text-box></draw:frame></text:p>
      </style:footer>
    </style:master-page>
    <style:master-page style:name="PageStyle33" style:page-layout-name="Mpm33">
      <style:header>
        <text:p text:style-name="P629"/>
      </style:header>
      <style:footer>
        <text:p text:style-name="P629"/>
      </style:footer>
    </style:master-page>
    <style:master-page style:name="PageStyle34" style:page-layout-name="Mpm34">
      <style:header>
        <text:p text:style-name="P629"/>
      </style:header>
      <style:footer>
        <text:p text:style-name="P629"/>
      </style:footer>
    </style:master-page>
    <style:master-page style:name="PageStyle35" style:page-layout-name="Mpm35">
      <style:header>
        <text:p text:style-name="P629"/>
      </style:header>
      <style:footer>
        <text:p text:style-name="P629"/>
      </style:footer>
    </style:master-page>
    <style:master-page style:name="PageStyle36" style:page-layout-name="Mpm36">
      <style:header>
        <text:p text:style-name="P629"/>
      </style:header>
      <style:footer>
        <text:p text:style-name="P629"/>
      </style:footer>
    </style:master-page>
    <style:master-page style:name="PageStyle37" style:page-layout-name="Mpm37">
      <style:header>
        <text:p text:style-name="P629"/>
      </style:header>
      <style:footer>
        <text:p text:style-name="P629"/>
      </style:footer>
    </style:master-page>
    <style:master-page style:name="PageStyle38" style:page-layout-name="Mpm38">
      <style:header>
        <text:p text:style-name="P629"/>
      </style:header>
      <style:footer>
        <text:p text:style-name="P629"/>
      </style:footer>
    </style:master-page>
    <style:master-page style:name="PageStyle39" style:page-layout-name="Mpm39">
      <style:header>
        <text:p text:style-name="P629"/>
      </style:header>
      <style:footer>
        <text:p text:style-name="P629"/>
      </style:footer>
    </style:master-page>
    <style:master-page style:name="PageStyle40" style:page-layout-name="Mpm40">
      <style:header>
        <text:p text:style-name="P629"/>
      </style:header>
      <style:footer>
        <text:p text:style-name="P629"/>
      </style:footer>
    </style:master-page>
    <style:master-page style:name="PageStyle41" style:page-layout-name="Mpm41">
      <style:header>
        <text:p text:style-name="P14"><draw:frame draw:style-name="Mfr15" svg:x="13.497cm" svg:y="4.311cm" text:anchor-type="paragraph"><draw:text-box fo:min-width="3.242cm" fo:min-height="0.483cm"><text:p text:style-name="P588"><text:span text:style-name="CharStyle53">ביאור הטקסט</text:span></text:p></draw:text-box></draw:frame></text:p>
      </style:header>
      <style:footer>
        <text:p text:style-name="P629"/>
      </style:footer>
    </style:master-page>
    <style:master-page style:name="PageStyle42" style:page-layout-name="Mpm42">
      <style:header>
        <text:p text:style-name="P629"/>
      </style:header>
      <style:footer>
        <text:p text:style-name="P629"/>
      </style:footer>
    </style:master-page>
    <style:master-page style:name="PageStyle43" style:page-layout-name="Mpm43">
      <style:header>
        <text:p text:style-name="P629"/>
      </style:header>
      <style:footer>
        <text:p text:style-name="P62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Untitled 1</dc:title>
    <dc:subject/>
    <meta:initial-creator>Serge</meta:initial-creator>
    <meta:keyword/>
  </office:meta>
</office:document-meta>
</file>